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adornments="Norma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3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wrap-option="wrap"/>
      <style:text-properties fo:hyphenate="true"/>
    </style:style>
    <style:style style:name="ce7" style:family="table-cell" style:parent-style-name="Default" style:data-style-name="N37"/>
    <style:style style:name="ce10" style:family="table-cell" style:parent-style-name="Default">
      <style:text-properties style:font-name="Segoe UI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Hoja10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4">
          <table:table-cell office:value-type="float" office:value="40137">
            <text:p>40137</text:p>
          </table:table-cell>
          <table:table-cell table:style-name="ce1" table:number-columns-repeated="3"/>
          <table:table-cell table:style-name="ce1" office:value-type="string">
            <text:p>PRACTICA 1</text:p>
          </table:table-cell>
          <table:table-cell table:style-name="ce1" office:value-type="string">
            <text:p>CONSUMO DE TONELADAS DE CEMENTO 1992-2002</text:p>
          </table:table-cell>
          <table:table-cell table:style-name="ce1" table:number-columns-repeated="3"/>
          <table:table-cell/>
          <table:table-cell table:style-name="ce1" table:number-columns-repeated="2"/>
          <table:table-cell table:style-name="ce1" office:value-type="string">
            <text:p>Frecuencia absoluta acumulada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5">
          <table:table-cell office:value-type="float" office:value="78282">
            <text:p>78282</text:p>
          </table:table-cell>
          <table:table-cell table:style-name="ce1" table:number-columns-repeated="8"/>
          <table:table-cell/>
          <table:table-cell table:style-name="ce1" table:number-columns-repeated="2"/>
          <table:table-cell table:style-name="ce1" table:formula="of:=[.A1]+[.A2]+[.A3]+[.A4]+[.A5]+[.A6]+[.A7]+[.A8]+[.A9]+[.A10]" office:value-type="float" office:value="2117895">
            <text:p>2117895</text:p>
          </table:table-cell>
          <table:table-cell table:number-columns-repeated="4"/>
          <table:table-cell table:style-name="Default"/>
          <table:table-cell/>
          <table:table-cell office:value-type="string">
            <text:p>Xi</text:p>
          </table:table-cell>
          <table:table-cell office:value-type="string">
            <text:p>m<text:span text:style-name="T1">i</text:span></text:p>
          </table:table-cell>
          <table:table-cell office:value-type="string">
            <text:p>n<text:span text:style-name="T1">i</text:span></text:p>
          </table:table-cell>
          <table:table-cell office:value-type="string">
            <text:p>N<text:span text:style-name="T1">i</text:span></text:p>
          </table:table-cell>
          <table:table-cell office:value-type="string">
            <text:p>f<text:span text:style-name="T1">i</text:span></text:p>
          </table:table-cell>
          <table:table-cell office:value-type="string">
            <text:p>F<text:span text:style-name="T2">I</text:span></text:p>
          </table:table-cell>
          <table:table-cell office:value-type="string">
            <text:p>p<text:span text:style-name="T1">i</text:span></text:p>
          </table:table-cell>
          <table:table-cell office:value-type="string">
            <text:p>P<text:span text:style-name="T2">i</text:span></text:p>
          </table:table-cell>
          <table:table-cell table:number-columns-repeated="3"/>
        </table:table-row>
        <table:table-row table:style-name="ro3">
          <table:table-cell office:value-type="float" office:value="116427">
            <text:p>116427</text:p>
          </table:table-cell>
          <table:table-cell table:style-name="ce1" table:number-columns-repeated="8"/>
          <table:table-cell/>
          <table:table-cell table:style-name="ce1" table:number-columns-repeated="2"/>
          <table:table-cell table:style-name="ce1" table:formula="of:=[.A11]+[.A12]+[.A13]+[.A14]+[.A15]+[.A16]+[.A17]+[.A18]+[.A19]+[.A20]" office:value-type="float" office:value="2232647">
            <text:p>2232647</text:p>
          </table:table-cell>
          <table:table-cell table:number-columns-repeated="17"/>
        </table:table-row>
        <table:table-row table:style-name="ro3">
          <table:table-cell office:value-type="float" office:value="154572">
            <text:p>154572</text:p>
          </table:table-cell>
          <table:table-cell table:style-name="ce1"/>
          <table:table-cell table:style-name="ce1" table:number-columns-repeated="4"/>
          <table:table-cell table:style-name="ce1"/>
          <table:table-cell table:style-name="ce1" table:number-columns-repeated="2"/>
          <table:table-cell/>
          <table:table-cell table:style-name="ce1" table:number-columns-repeated="2"/>
          <table:table-cell table:style-name="ce1" table:formula="of:=[.A21]+[.A22]+[.A23]+[.A24]+[.A25]+[.A26]+[.A27]+[.A28]+[.A29]+[.A30]" office:value-type="float" office:value="2314963">
            <text:p>2314963</text:p>
          </table:table-cell>
          <table:table-cell table:number-columns-repeated="6"/>
          <table:table-cell office:value-type="string">
            <text:p>37293-79853</text:p>
          </table:table-cell>
          <table:table-cell office:value-type="float" office:value="58573">
            <text:p>58573</text:p>
          </table:table-cell>
          <table:table-cell table:formula="of:=[.R10]+[.R11]+[.R12]+[.R13]+[.R14]+[.R15]+[.R16]+[.R17]+[.R18]+[.R19]+[.R20]+[.R21]+[.R22]" office:value-type="float" office:value="771800">
            <text:p>771800</text:p>
          </table:table-cell>
          <table:table-cell office:value-type="float" office:value="771800">
            <text:p>771800</text:p>
          </table:table-cell>
          <table:table-cell table:formula="of:=[.V4]/[.W13]" office:value-type="float" office:value="0.016159544239715">
            <text:p>0,02</text:p>
          </table:table-cell>
          <table:table-cell table:formula="of:=[.W4]/[.W13]" office:value-type="float" office:value="0.016159544239715">
            <text:p>0,0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ODA</text:p>
          </table:table-cell>
          <table:table-cell office:value-type="float" office:value="861437">
            <text:p>861437</text:p>
          </table:table-cell>
        </table:table-row>
        <table:table-row table:style-name="ro3">
          <table:table-cell office:value-type="float" office:value="192717">
            <text:p>192717</text:p>
          </table:table-cell>
          <table:table-cell table:style-name="ce1" table:number-columns-repeated="8"/>
          <table:table-cell/>
          <table:table-cell table:style-name="ce1" table:number-columns-repeated="2"/>
          <table:table-cell table:style-name="ce1" table:formula="of:=[.A31]+[.A32]+[.A33]+[.A34]+[.A35]+[.A36]+[.A37]+[.A38]+[.A39]+[.A40]" office:value-type="float" office:value="2472727">
            <text:p>2472727</text:p>
          </table:table-cell>
          <table:table-cell table:number-columns-repeated="6"/>
          <table:table-cell office:value-type="string">
            <text:p>89520-149969</text:p>
          </table:table-cell>
          <table:table-cell office:value-type="float" office:value="119744.5">
            <text:p>119744,5</text:p>
          </table:table-cell>
          <table:table-cell table:formula="of:=[.R23]+[.R24]+[.R25]+[.R26]+[.R27]+[.R28]+[.R29]+[.R30]+[.R31]+[.R32]+[.R33]+[.R34]+[.R35]" office:value-type="float" office:value="1532354">
            <text:p>1532354</text:p>
          </table:table-cell>
          <table:table-cell table:formula="of:=[.V4]+[.V5]" office:value-type="float" office:value="2304154">
            <text:p>2304154</text:p>
          </table:table-cell>
          <table:table-cell table:formula="of:=[.V5]/[.W13]" office:value-type="float" office:value="0.032083625620503">
            <text:p>0,03</text:p>
          </table:table-cell>
          <table:table-cell table:formula="of:=[.W5]/[.W13]" office:value-type="float" office:value="0.0482431698602181">
            <text:p>0,0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DIA</text:p>
          </table:table-cell>
          <table:table-cell table:formula="of:=([.U4]*[.V4]+[.U5]*[.V5]+[.U6]*[.V6]+[.U7]*[.V7]+[.U8]*[.V8]+[.U9]*[.V9]+[.U10]*[.V10]+[.U11]*[.V11]+[.U12]*[.V12]+[.U13]*[.V13])/[.W13]" office:value-type="float" office:value="514593.847706314">
            <text:p>514593,85</text:p>
          </table:table-cell>
        </table:table-row>
        <table:table-row table:style-name="ro3">
          <table:table-cell office:value-type="float" office:value="230862">
            <text:p>230862</text:p>
          </table:table-cell>
          <table:table-cell table:style-name="ce1" table:number-columns-repeated="8"/>
          <table:table-cell/>
          <table:table-cell table:style-name="ce1" table:number-columns-repeated="2"/>
          <table:table-cell table:style-name="ce1" table:formula="of:=[.A41]+[.A42]+[.A43]+[.A44]+[.A45]+[.A46]+[.A47]+[.A48]+[.A49]+[.A50]" office:value-type="float" office:value="3166765">
            <text:p>3166765</text:p>
          </table:table-cell>
          <table:table-cell table:number-columns-repeated="6"/>
          <table:table-cell office:value-type="string">
            <text:p>151777-205877</text:p>
          </table:table-cell>
          <table:table-cell office:value-type="float" office:value="178827">
            <text:p>178827</text:p>
          </table:table-cell>
          <table:table-cell table:formula="of:=[.R36]+[.R37]+[.R38]+[.R39]+[.R40]+[.R41]+[.R42]+[.R43]+[.R44]+[.R45]+[.R46]+[.R47]+[.R48]" office:value-type="float" office:value="2304517">
            <text:p>2304517</text:p>
          </table:table-cell>
          <table:table-cell table:formula="of:=[.V4]+[.V5]+[.V6]" office:value-type="float" office:value="4608671">
            <text:p>4608671</text:p>
          </table:table-cell>
          <table:table-cell table:formula="of:=[.V5]/[.W13]" office:value-type="float" office:value="0.032083625620503">
            <text:p>0,03</text:p>
          </table:table-cell>
          <table:table-cell table:formula="of:=[.W6]/[.W13]" office:value-type="float" office:value="0.0964939400243478">
            <text:p>0,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DIANA</text:p>
          </table:table-cell>
          <table:table-cell office:value-type="float" office:value="481210.94">
            <text:p>481210,94</text:p>
          </table:table-cell>
        </table:table-row>
        <table:table-row table:style-name="ro3">
          <table:table-cell office:value-type="float" office:value="269007">
            <text:p>269007</text:p>
          </table:table-cell>
          <table:table-cell table:style-name="ce1" table:number-columns-repeated="8"/>
          <table:table-cell/>
          <table:table-cell table:style-name="ce1" table:number-columns-repeated="2"/>
          <table:table-cell table:style-name="ce1" table:formula="of:=[.A51]+[.A52]+[.A53]+[.A54]+[.A55]+[.A56]+[.A57]+[.A58]+[.A59]+[.A60]" office:value-type="float" office:value="3764485">
            <text:p>3764485</text:p>
          </table:table-cell>
          <table:table-cell table:number-columns-repeated="6"/>
          <table:table-cell office:value-type="string">
            <text:p>213788-266439</text:p>
          </table:table-cell>
          <table:table-cell office:value-type="float" office:value="240113.5">
            <text:p>240113,5</text:p>
          </table:table-cell>
          <table:table-cell table:formula="of:=[.R49]+[.R50]+[.R51]+[.R52]+[.R53]+[.R54]+[.R55]+[.R56]+[.R57]+[.R58]+[.R59]+[.R60]+[.R61]" office:value-type="float" office:value="3109707">
            <text:p>3109707</text:p>
          </table:table-cell>
          <table:table-cell table:formula="of:=[.V4]+[.V5]+[.V6]+[.V7]" office:value-type="float" office:value="7718378">
            <text:p>7718378</text:p>
          </table:table-cell>
          <table:table-cell table:formula="of:=[.V7]/[.W13]" office:value-type="float" office:value="0.0651094167388591">
            <text:p>0,07</text:p>
          </table:table-cell>
          <table:table-cell table:formula="of:=[.W7]/[.W13]" office:value-type="float" office:value="0.161603356763207">
            <text:p>0,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Q1</text:p>
          </table:table-cell>
          <table:table-cell office:value-type="float" office:value="339195.19">
            <text:p>339195,19</text:p>
          </table:table-cell>
        </table:table-row>
        <table:table-row table:style-name="ro6">
          <table:table-cell office:value-type="float" office:value="307152">
            <text:p>307152</text:p>
          </table:table-cell>
          <table:table-cell table:style-name="ce1" table:number-columns-repeated="8"/>
          <table:table-cell table:style-name="Default" office:value-type="float" office:value="37293">
            <text:p>37293</text:p>
          </table:table-cell>
          <table:table-cell table:style-name="ce1" table:number-columns-repeated="2"/>
          <table:table-cell table:style-name="ce1" table:formula="of:=[.A61]+[.A62]+[.A63]+[.A64]+[.A65]+[.A66]+[.A67]+[.A68]+[.A69]+[.A70]" office:value-type="float" office:value="3138360">
            <text:p>3138360</text:p>
          </table:table-cell>
          <table:table-cell table:number-columns-repeated="6"/>
          <table:table-cell office:value-type="string">
            <text:p>269007-323868</text:p>
          </table:table-cell>
          <table:table-cell office:value-type="float" office:value="296437.5">
            <text:p>296437,5</text:p>
          </table:table-cell>
          <table:table-cell table:formula="of:=[.R62]+[.R63]+[.R64]+[.R65]+[.R66]+[.R67]+[.R68]+[.R69]+[.R70]+[.R71]+[.R72]+[.R73]+[.R74]" office:value-type="float" office:value="3863003">
            <text:p>3863003</text:p>
          </table:table-cell>
          <table:table-cell table:formula="of:=[.V4]+[.V5]+[.V6]+[.V7]+[.V8]" office:value-type="float" office:value="11581381">
            <text:p>11581381</text:p>
          </table:table-cell>
          <table:table-cell table:formula="of:=[.V8]/[.W13]" office:value-type="float" office:value="0.0808815339163667">
            <text:p>0,08</text:p>
          </table:table-cell>
          <table:table-cell table:formula="of:=[.W8]/[.W13]" office:value-type="float" office:value="0.242484890679574">
            <text:p>0,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Q3</text:p>
          </table:table-cell>
          <table:table-cell office:value-type="float" office:value="646473.32">
            <text:p>646473,32</text:p>
          </table:table-cell>
        </table:table-row>
        <table:table-row table:style-name="ro3">
          <table:table-cell office:value-type="float" office:value="345297">
            <text:p>345297</text:p>
          </table:table-cell>
          <table:table-cell table:style-name="ce1" table:number-columns-repeated="8"/>
          <table:table-cell table:style-name="Default" office:value-type="float" office:value="38987">
            <text:p>38987</text:p>
          </table:table-cell>
          <table:table-cell table:style-name="ce1" table:number-columns-repeated="2"/>
          <table:table-cell table:style-name="ce1" table:formula="of:=[.A71]+[.A72]+[.A73]+[.A74]+[.A75]+[.A76]+[.A77]+[.A78]+[.A79]+[.A80]" office:value-type="float" office:value="3255252">
            <text:p>3255252</text:p>
          </table:table-cell>
          <table:table-cell table:number-columns-repeated="6"/>
          <table:table-cell office:value-type="string">
            <text:p>334939-390283</text:p>
          </table:table-cell>
          <table:table-cell office:value-type="float" office:value="362611">
            <text:p>362611</text:p>
          </table:table-cell>
          <table:table-cell table:formula="of:=[.R75]+[.R76]+[.R77]+[.R78]+[.R79]+[.R80]+[.R81]+[.R82]+[.R83]+[.R84]+[.R85]+[.R86]+[.R87]" office:value-type="float" office:value="4667238">
            <text:p>4667238</text:p>
          </table:table-cell>
          <table:table-cell table:formula="of:=[.V4]+[.V5]+[.V6]+[.V7]+[.V8]+[.V9]" office:value-type="float" office:value="16248619">
            <text:p>16248619</text:p>
          </table:table-cell>
          <table:table-cell table:formula="of:=[.V9]/[.W13]" office:value-type="float" office:value="0.0977201852011907">
            <text:p>0,1</text:p>
          </table:table-cell>
          <table:table-cell table:formula="of:=[.W9]/[.W13]" office:value-type="float" office:value="0.340205075880764">
            <text:p>0,3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Percentil 90</text:p>
          </table:table-cell>
          <table:table-cell office:value-type="float" office:value="900312.06">
            <text:p>900312,06</text:p>
          </table:table-cell>
        </table:table-row>
        <table:table-row table:style-name="ro3">
          <table:table-cell office:value-type="float" office:value="383442">
            <text:p>383442</text:p>
          </table:table-cell>
          <table:table-cell table:style-name="ce1" table:number-columns-repeated="8"/>
          <table:table-cell office:value-type="float" office:value="40137">
            <text:p>40137</text:p>
          </table:table-cell>
          <table:table-cell table:style-name="ce1" table:number-columns-repeated="2"/>
          <table:table-cell table:style-name="ce1" table:formula="of:=[.A81]+[.A82]+[.A83]+[.A84]+[.A85]+[.A86]+[.A87]+[.A88]+[.A89]+[.A90]" office:value-type="float" office:value="3549603">
            <text:p>3549603</text:p>
          </table:table-cell>
          <table:table-cell table:number-columns-repeated="4"/>
          <table:table-cell table:style-name="Default" office:value-type="float" office:value="37293">
            <text:p>37293</text:p>
          </table:table-cell>
          <table:table-cell/>
          <table:table-cell office:value-type="string">
            <text:p>391261-445921</text:p>
          </table:table-cell>
          <table:table-cell office:value-type="float" office:value="418591">
            <text:p>418591</text:p>
          </table:table-cell>
          <table:table-cell table:formula="of:=[.R88]+[.R89]+[.R90]+[.R91]+[.R92]+[.R93]+[.R94]+[.R95]+[.R96]+[.R97]+[.R98]+[.R99]+[.R100]" office:value-type="float" office:value="5442981">
            <text:p>5442981</text:p>
          </table:table-cell>
          <table:table-cell table:formula="of:=[.V4]+[.V5]+[.V6]+[.V7]+[.V8]+[.V9]+[.V10]" office:value-type="float" office:value="21691600">
            <text:p>21691600</text:p>
          </table:table-cell>
          <table:table-cell table:formula="of:=[.V10]/[.W13]" office:value-type="float" office:value="0.113962285910117">
            <text:p>0,11</text:p>
          </table:table-cell>
          <table:table-cell table:formula="of:=[.W10]/[.W13]" office:value-type="float" office:value="0.454167361790881">
            <text:p>0,4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RV</text:p>
          </table:table-cell>
          <table:table-cell office:value-type="string">
            <text:p>0.98</text:p>
          </table:table-cell>
        </table:table-row>
        <table:table-row table:style-name="ro3">
          <table:table-cell office:value-type="float" office:value="421587">
            <text:p>421587</text:p>
          </table:table-cell>
          <table:table-cell table:style-name="ce1" table:number-columns-repeated="8"/>
          <table:table-cell office:value-type="float" office:value="46069">
            <text:p>46069</text:p>
          </table:table-cell>
          <table:table-cell table:style-name="ce1" table:number-columns-repeated="2"/>
          <table:table-cell table:style-name="ce1" table:formula="of:=[.A91]+[.A92]+[.A93]+[.A94]+[.A95]+[.A96]+[.A97]+[.A98]+[.A99]+[.A100]" office:value-type="float" office:value="4164443">
            <text:p>4164443</text:p>
          </table:table-cell>
          <table:table-cell table:number-columns-repeated="4"/>
          <table:table-cell table:style-name="Default" office:value-type="float" office:value="38987">
            <text:p>38987</text:p>
          </table:table-cell>
          <table:table-cell/>
          <table:table-cell office:value-type="string">
            <text:p>451339-538448</text:p>
          </table:table-cell>
          <table:table-cell office:value-type="float" office:value="494893.5">
            <text:p>494893,5</text:p>
          </table:table-cell>
          <table:table-cell table:formula="of:=[.R101]+[.R102]+[.R103]+[.R104]+[.R105]+[.R106]+[.R107]+[.R108]+[.R109]+[.R110]+[.R111]+[.R112]+[.R113]" office:value-type="float" office:value="6383371">
            <text:p>6383371</text:p>
          </table:table-cell>
          <table:table-cell table:formula="of:=[.V4]+[.V5]+[.V6]+[.V7]+[.V8]+[.V9]+[.V10]+[.V11]" office:value-type="float" office:value="28074971">
            <text:p>28074971</text:p>
          </table:table-cell>
          <table:table-cell table:formula="of:=[.V11]/[.W13]" office:value-type="float" office:value="0.133651679286102">
            <text:p>0,13</text:p>
          </table:table-cell>
          <table:table-cell table:formula="of:=[.W11]/[.W13]" office:value-type="float" office:value="0.587819041076984">
            <text:p>0,59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RIC</text:p>
          </table:table-cell>
          <table:table-cell table:formula="of:=[.AD8]-[.AD7]" office:value-type="float" office:value="307278.13">
            <text:p>307278,13</text:p>
          </table:table-cell>
        </table:table-row>
        <table:table-row table:style-name="ro3">
          <table:table-cell table:style-name="Default" office:value-type="float" office:value="459732">
            <text:p>459732</text:p>
          </table:table-cell>
          <table:table-cell table:number-columns-repeated="8"/>
          <table:table-cell office:value-type="float" office:value="51923">
            <text:p>51923</text:p>
          </table:table-cell>
          <table:table-cell table:number-columns-repeated="2"/>
          <table:table-cell table:formula="of:=[.A101]+[.A102]+[.A103]+[.A104]+[.A105]+[.A106]+[.A107]+[.A108]+[.A109]+[.A110]" office:value-type="float" office:value="4874770">
            <text:p>4874770</text:p>
          </table:table-cell>
          <table:table-cell table:number-columns-repeated="4"/>
          <table:table-cell office:value-type="float" office:value="40137">
            <text:p>40137</text:p>
          </table:table-cell>
          <table:table-cell/>
          <table:table-cell office:value-type="string">
            <text:p>545672-645738</text:p>
          </table:table-cell>
          <table:table-cell office:value-type="float" office:value="595705">
            <text:p>595705</text:p>
          </table:table-cell>
          <table:table-cell table:formula="of:=[.R114]+[.R115]+[.R116]+[.R117]+[.R118]+[.R119]+[.R120]+[.R121]+[.R122]+[.R123]+[.R124]+[.R125]+[.R126]" office:value-type="float" office:value="7689460">
            <text:p>7689460</text:p>
          </table:table-cell>
          <table:table-cell table:formula="of:=[.V4]+[.V5]+[.V6]+[.V7]+[.V8]+[.V9]+[.V10]+[.V11]+[.V12]" office:value-type="float" office:value="35764431">
            <text:p>35764431</text:p>
          </table:table-cell>
          <table:table-cell table:formula="of:=[.V12]/[.W13]" office:value-type="float" office:value="0.160997886822388">
            <text:p>0,16</text:p>
          </table:table-cell>
          <table:table-cell table:formula="of:=[.W12]/[.W13]" office:value-type="float" office:value="0.748816927899371">
            <text:p>0,75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VAR</text:p>
          </table:table-cell>
          <table:table-cell office:value-type="float" office:value="408350.7">
            <text:p>408350,7</text:p>
          </table:table-cell>
        </table:table-row>
        <table:table-row table:style-name="ro3">
          <table:table-cell table:style-name="Default" office:value-type="float" office:value="38987">
            <text:p>38987</text:p>
          </table:table-cell>
          <table:table-cell table:number-columns-repeated="8"/>
          <table:table-cell office:value-type="float" office:value="55643">
            <text:p>55643</text:p>
          </table:table-cell>
          <table:table-cell table:number-columns-repeated="2"/>
          <table:table-cell table:formula="of:=[.A111]+[.A112]+[.A113]+[.A114]+[.A115]+[.A116]+[.A117]+[.A118]+[.A119]+[.A120]" office:value-type="float" office:value="5858910">
            <text:p>5858910</text:p>
          </table:table-cell>
          <table:table-cell table:number-columns-repeated="4"/>
          <table:table-cell office:value-type="float" office:value="46069">
            <text:p>46069</text:p>
          </table:table-cell>
          <table:table-cell/>
          <table:table-cell office:value-type="string">
            <text:p>670656-1052218</text:p>
          </table:table-cell>
          <table:table-cell office:value-type="float" office:value="861437">
            <text:p>861437</text:p>
          </table:table-cell>
          <table:table-cell table:formula="of:=[.R127]+[.R128]+[.R129]+[.R130]+[.R131]+[.R132]+[.R133]+[.R134]+[.R135]+[.R136]+[.R137]+[.R138]+[.R139]+[.R140]+[.R141]" office:value-type="float" office:value="11996817">
            <text:p>11996817</text:p>
          </table:table-cell>
          <table:table-cell table:formula="of:=[.V4]+[.V5]+[.V6]+[.V7]+[.V8]+[.V9]+[.V10]+[.V11]+[.V12]+[.V13]" office:value-type="float" office:value="47761248">
            <text:p>47761248</text:p>
          </table:table-cell>
          <table:table-cell table:formula="of:=[.V13]/[.W13]" office:value-type="float" office:value="0.251183072100629">
            <text:p>0,25</text:p>
          </table:table-cell>
          <table:table-cell table:formula="of:=[.W13]/[.W13]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DES. T</text:p>
          </table:table-cell>
          <table:table-cell office:value-type="float" office:value="639.02">
            <text:p>639,02</text:p>
          </table:table-cell>
        </table:table-row>
        <table:table-row table:style-name="ro3">
          <table:table-cell table:style-name="Default" office:value-type="float" office:value="79581">
            <text:p>79581</text:p>
          </table:table-cell>
          <table:table-cell table:number-columns-repeated="8"/>
          <table:table-cell office:value-type="float" office:value="58695">
            <text:p>58695</text:p>
          </table:table-cell>
          <table:table-cell table:number-columns-repeated="2"/>
          <table:table-cell table:formula="of:=[.A121]+[.A122]+[.A123]+[.A124]+[.A125]+[.A126]+[.A127]+[.A128]+[.A129]+[.A130]" office:value-type="float" office:value="4833510">
            <text:p>4833510</text:p>
          </table:table-cell>
          <table:table-cell table:number-columns-repeated="4"/>
          <table:table-cell office:value-type="float" office:value="51923">
            <text:p>51923</text:p>
          </table:table-cell>
          <table:table-cell table:number-columns-repeated="12"/>
        </table:table-row>
        <table:table-row table:style-name="ro3">
          <table:table-cell table:style-name="Default" office:value-type="float" office:value="112975">
            <text:p>112975</text:p>
          </table:table-cell>
          <table:table-cell/>
          <table:table-cell office:value-type="string">
            <text:p>Moda</text:p>
          </table:table-cell>
          <table:table-cell table:formula="of:='Moda' ([.A1]: [.A132])" office:value-type="string" office:string-value="#REF!">
            <text:p>#REF!</text:p>
          </table:table-cell>
          <table:table-cell table:number-columns-repeated="5"/>
          <table:table-cell office:value-type="float" office:value="62786">
            <text:p>62786</text:p>
          </table:table-cell>
          <table:table-cell table:number-columns-repeated="2"/>
          <table:table-cell table:formula="of:=[.A131]+[.A132]" office:value-type="float" office:value="2016918">
            <text:p>2016918</text:p>
          </table:table-cell>
          <table:table-cell table:number-columns-repeated="4"/>
          <table:table-cell office:value-type="float" office:value="55643">
            <text:p>55643</text:p>
          </table:table-cell>
          <table:table-cell table:number-columns-repeated="12"/>
        </table:table-row>
        <table:table-row table:style-name="ro3">
          <table:table-cell table:style-name="Default" office:value-type="float" office:value="149969">
            <text:p>149969</text:p>
          </table:table-cell>
          <table:table-cell/>
          <table:table-cell office:value-type="string">
            <text:p>Media</text:p>
          </table:table-cell>
          <table:table-cell table:formula="of:= AVERAGE([.A1:.A132])" office:value-type="float" office:value="361827.636363636">
            <text:p>361827,64</text:p>
          </table:table-cell>
          <table:table-cell table:number-columns-repeated="5"/>
          <table:table-cell office:value-type="float" office:value="69959">
            <text:p>69959</text:p>
          </table:table-cell>
          <table:table-cell table:number-columns-repeated="7"/>
          <table:table-cell office:value-type="float" office:value="58695">
            <text:p>58695</text:p>
          </table:table-cell>
          <table:table-cell table:number-columns-repeated="12"/>
        </table:table-row>
        <table:table-row table:style-name="ro3">
          <table:table-cell table:style-name="Default" office:value-type="float" office:value="186963">
            <text:p>186963</text:p>
          </table:table-cell>
          <table:table-cell/>
          <table:table-cell office:value-type="string">
            <text:p>Mediana</text:p>
          </table:table-cell>
          <table:table-cell table:formula="of:=MEDIAN([.A1:.A132])" office:value-type="float" office:value="338367">
            <text:p>338367</text:p>
          </table:table-cell>
          <table:table-cell table:number-columns-repeated="5"/>
          <table:table-cell table:style-name="Default" office:value-type="float" office:value="72592">
            <text:p>72592</text:p>
          </table:table-cell>
          <table:table-cell table:number-columns-repeated="7"/>
          <table:table-cell office:value-type="float" office:value="62786">
            <text:p>62786</text:p>
          </table:table-cell>
          <table:table-cell table:number-columns-repeated="5"/>
          <table:table-cell>
            <draw:frame table:end-cell-address="Hoja10.AB32" table:end-x="0.123cm" table:end-y="0.247cm" draw:z-index="1" draw:style-name="gr1" svg:width="7.999cm" svg:height="6.96cm" svg:x="1.156cm" svg:y="0.061cm">
              <draw:object draw:notify-on-update-of-ranges="Hoja10.T5:Hoja10.T13 Hoja10.AA4:Hoja10.AA4 Hoja10.AA5:Hoja10.AA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3">
          <table:table-cell table:style-name="Default" office:value-type="float" office:value="223957">
            <text:p>223957</text:p>
          </table:table-cell>
          <table:table-cell/>
          <table:table-cell office:value-type="string">
            <text:p>1er cuartil</text:p>
          </table:table-cell>
          <table:table-cell table:formula="of:=QUARTILE([.A1:.A132];1)" office:value-type="float" office:value="178439.5">
            <text:p>178439,5</text:p>
          </table:table-cell>
          <table:table-cell table:style-name="ce1"/>
          <table:table-cell table:number-columns-repeated="4"/>
          <table:table-cell office:value-type="float" office:value="78282">
            <text:p>78282</text:p>
          </table:table-cell>
          <table:table-cell table:number-columns-repeated="7"/>
          <table:table-cell office:value-type="float" office:value="69959">
            <text:p>69959</text:p>
          </table:table-cell>
          <table:table-cell/>
          <table:table-cell>
            <draw:frame table:end-cell-address="Hoja10.W33" table:end-x="0.986cm" table:end-y="0.169cm" draw:z-index="0" draw:style-name="gr1" svg:width="7.986cm" svg:height="6.829cm" svg:x="0.307cm" svg:y="0.115cm">
              <draw:object draw:notify-on-update-of-ranges="Hoja10.T5:Hoja10.T13 Hoja10.V4:Hoja10.V4 Hoja10.V5:Hoja10.V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3">
          <table:table-cell table:style-name="Default" office:value-type="float" office:value="260951">
            <text:p>260951</text:p>
          </table:table-cell>
          <table:table-cell/>
          <table:table-cell office:value-type="string">
            <text:p>3er cuartil</text:p>
          </table:table-cell>
          <table:table-cell table:formula="of:=QUARTILE([.A1:.A132];3)" office:value-type="float" office:value="491537.75">
            <text:p>491537,75</text:p>
          </table:table-cell>
          <table:table-cell table:style-name="ce1"/>
          <table:table-cell table:number-columns-repeated="4"/>
          <table:table-cell table:style-name="Default" office:value-type="float" office:value="79581">
            <text:p>79581</text:p>
          </table:table-cell>
          <table:table-cell table:number-columns-repeated="7"/>
          <table:table-cell table:style-name="Default" office:value-type="float" office:value="72592">
            <text:p>72592</text:p>
          </table:table-cell>
          <table:table-cell table:number-columns-repeated="12"/>
        </table:table-row>
        <table:table-row table:style-name="ro3">
          <table:table-cell table:style-name="Default" office:value-type="float" office:value="297945">
            <text:p>297945</text:p>
          </table:table-cell>
          <table:table-cell/>
          <table:table-cell office:value-type="string">
            <text:p>RIC</text:p>
          </table:table-cell>
          <table:table-cell office:value-type="float" office:value="313098.25">
            <text:p>313098,25</text:p>
          </table:table-cell>
          <table:table-cell table:number-columns-repeated="5"/>
          <table:table-cell office:value-type="float" office:value="79853">
            <text:p>79853</text:p>
          </table:table-cell>
          <table:table-cell table:number-columns-repeated="7"/>
          <table:table-cell office:value-type="float" office:value="78282">
            <text:p>78282</text:p>
          </table:table-cell>
          <table:table-cell table:number-columns-repeated="12"/>
        </table:table-row>
        <table:table-row table:style-name="ro3">
          <table:table-cell table:style-name="Default" office:value-type="float" office:value="334939">
            <text:p>334939</text:p>
          </table:table-cell>
          <table:table-cell/>
          <table:table-cell office:value-type="string">
            <text:p>Mínimo</text:p>
          </table:table-cell>
          <table:table-cell table:formula="of:=MIN([.A1:.A132])" office:value-type="float" office:value="37293">
            <text:p>37293</text:p>
          </table:table-cell>
          <table:table-cell table:number-columns-repeated="5"/>
          <table:table-cell office:value-type="float" office:value="89520">
            <text:p>89520</text:p>
          </table:table-cell>
          <table:table-cell table:number-columns-repeated="7"/>
          <table:table-cell table:style-name="Default" office:value-type="float" office:value="79581">
            <text:p>79581</text:p>
          </table:table-cell>
          <table:table-cell table:number-columns-repeated="12"/>
        </table:table-row>
        <table:table-row table:style-name="ro3">
          <table:table-cell table:style-name="Default" office:value-type="float" office:value="371933">
            <text:p>371933</text:p>
          </table:table-cell>
          <table:table-cell/>
          <table:table-cell office:value-type="string">
            <text:p>Máximo</text:p>
          </table:table-cell>
          <table:table-cell table:formula="of:=MAX([.A1:.A132])" office:value-type="float" office:value="1052218">
            <text:p>1052218</text:p>
          </table:table-cell>
          <table:table-cell table:number-columns-repeated="5"/>
          <table:table-cell office:value-type="float" office:value="90143">
            <text:p>90143</text:p>
          </table:table-cell>
          <table:table-cell table:number-columns-repeated="7"/>
          <table:table-cell office:value-type="float" office:value="79853">
            <text:p>79853</text:p>
          </table:table-cell>
          <table:table-cell table:number-columns-repeated="12"/>
        </table:table-row>
        <table:table-row table:style-name="ro3">
          <table:table-cell table:style-name="Default" office:value-type="float" office:value="408927">
            <text:p>408927</text:p>
          </table:table-cell>
          <table:table-cell/>
          <table:table-cell office:value-type="string">
            <text:p>Recorrido</text:p>
          </table:table-cell>
          <table:table-cell table:formula="of:=[.D22]-[.D21]" office:value-type="float" office:value="1014925">
            <text:p>1014925</text:p>
          </table:table-cell>
          <table:table-cell table:number-columns-repeated="5"/>
          <table:table-cell office:value-type="float" office:value="101850">
            <text:p>101850</text:p>
          </table:table-cell>
          <table:table-cell table:number-columns-repeated="7"/>
          <table:table-cell office:value-type="float" office:value="89520">
            <text:p>89520</text:p>
          </table:table-cell>
          <table:table-cell table:number-columns-repeated="12"/>
        </table:table-row>
        <table:table-row table:style-name="ro3">
          <table:table-cell table:style-name="Default" office:value-type="float" office:value="445921">
            <text:p>445921</text:p>
          </table:table-cell>
          <table:table-cell table:number-columns-repeated="8"/>
          <table:table-cell table:style-name="Default" office:value-type="float" office:value="107891">
            <text:p>107891</text:p>
          </table:table-cell>
          <table:table-cell table:number-columns-repeated="7"/>
          <table:table-cell office:value-type="float" office:value="90143">
            <text:p>90143</text:p>
          </table:table-cell>
          <table:table-cell table:number-columns-repeated="12"/>
        </table:table-row>
        <table:table-row table:style-name="ro3">
          <table:table-cell table:style-name="Default" office:value-type="float" office:value="37293">
            <text:p>37293</text:p>
          </table:table-cell>
          <table:table-cell table:number-columns-repeated="8"/>
          <table:table-cell office:value-type="float" office:value="109288">
            <text:p>109288</text:p>
          </table:table-cell>
          <table:table-cell/>
          <table:table-cell office:value-type="string">
            <text:p>DIAGRAMA DE CAJA</text:p>
          </table:table-cell>
          <table:table-cell table:number-columns-repeated="5"/>
          <table:table-cell office:value-type="float" office:value="101850">
            <text:p>101850</text:p>
          </table:table-cell>
          <table:table-cell table:number-columns-repeated="12"/>
        </table:table-row>
        <table:table-row table:style-name="ro3">
          <table:table-cell table:style-name="Default" office:value-type="float" office:value="72592">
            <text:p>72592</text:p>
          </table:table-cell>
          <table:table-cell table:number-columns-repeated="8"/>
          <table:table-cell table:style-name="Default" office:value-type="float" office:value="112975">
            <text:p>112975</text:p>
          </table:table-cell>
          <table:table-cell table:number-columns-repeated="7"/>
          <table:table-cell table:style-name="Default" office:value-type="float" office:value="107891">
            <text:p>107891</text:p>
          </table:table-cell>
          <table:table-cell table:number-columns-repeated="12"/>
        </table:table-row>
        <table:table-row table:style-name="ro3">
          <table:table-cell table:style-name="Default" office:value-type="float" office:value="107891">
            <text:p>107891</text:p>
          </table:table-cell>
          <table:table-cell table:number-columns-repeated="8"/>
          <table:table-cell office:value-type="float" office:value="115393">
            <text:p>115393</text:p>
          </table:table-cell>
          <table:table-cell/>
          <table:table-cell office:value-type="string">
            <text:p>Q3</text:p>
          </table:table-cell>
          <table:table-cell table:number-columns-repeated="2"/>
          <table:table-cell office:value-type="float" office:value="491537.75">
            <text:p>491537,75</text:p>
          </table:table-cell>
          <table:table-cell table:number-columns-repeated="2"/>
          <table:table-cell office:value-type="float" office:value="109288">
            <text:p>109288</text:p>
          </table:table-cell>
          <table:table-cell table:number-columns-repeated="12"/>
        </table:table-row>
        <table:table-row table:style-name="ro3">
          <table:table-cell table:style-name="Default" office:value-type="float" office:value="143190">
            <text:p>143190</text:p>
          </table:table-cell>
          <table:table-cell table:number-columns-repeated="8"/>
          <table:table-cell office:value-type="float" office:value="116427">
            <text:p>116427</text:p>
          </table:table-cell>
          <table:table-cell/>
          <table:table-cell office:value-type="string">
            <text:p>Q1</text:p>
          </table:table-cell>
          <table:table-cell table:number-columns-repeated="2"/>
          <table:table-cell office:value-type="float" office:value="178439.5">
            <text:p>178439,5</text:p>
          </table:table-cell>
          <table:table-cell table:number-columns-repeated="2"/>
          <table:table-cell table:style-name="Default" office:value-type="float" office:value="112975">
            <text:p>112975</text:p>
          </table:table-cell>
          <table:table-cell table:number-columns-repeated="12"/>
        </table:table-row>
        <table:table-row table:style-name="ro3">
          <table:table-cell table:style-name="Default" office:value-type="float" office:value="178489">
            <text:p>178489</text:p>
          </table:table-cell>
          <table:table-cell table:number-columns-repeated="8"/>
          <table:table-cell office:value-type="float" office:value="123573">
            <text:p>123573</text:p>
          </table:table-cell>
          <table:table-cell/>
          <table:table-cell office:value-type="string">
            <text:p>RIC</text:p>
          </table:table-cell>
          <table:table-cell table:number-columns-repeated="2"/>
          <table:table-cell office:value-type="float" office:value="313098.25">
            <text:p>313098,25</text:p>
          </table:table-cell>
          <table:table-cell table:number-columns-repeated="2"/>
          <table:table-cell office:value-type="float" office:value="115393">
            <text:p>115393</text:p>
          </table:table-cell>
          <table:table-cell table:number-columns-repeated="12"/>
        </table:table-row>
        <table:table-row table:style-name="ro3">
          <table:table-cell table:style-name="Default" office:value-type="float" office:value="213788">
            <text:p>213788</text:p>
          </table:table-cell>
          <table:table-cell table:number-columns-repeated="8"/>
          <table:table-cell office:value-type="float" office:value="134217">
            <text:p>134217</text:p>
          </table:table-cell>
          <table:table-cell/>
          <table:table-cell office:value-type="string">
            <text:p>Valor máximo no atípico inferior</text:p>
          </table:table-cell>
          <table:table-cell table:number-columns-repeated="2"/>
          <table:table-cell table:formula="of:=[.J8]" office:value-type="float" office:value="37293">
            <text:p>37293</text:p>
          </table:table-cell>
          <table:table-cell table:number-columns-repeated="2"/>
          <table:table-cell office:value-type="float" office:value="116427">
            <text:p>116427</text:p>
          </table:table-cell>
          <table:table-cell table:number-columns-repeated="12"/>
        </table:table-row>
        <table:table-row table:style-name="ro3">
          <table:table-cell table:style-name="Default" office:value-type="float" office:value="249087">
            <text:p>249087</text:p>
          </table:table-cell>
          <table:table-cell table:number-columns-repeated="8"/>
          <table:table-cell office:value-type="float" office:value="137918">
            <text:p>137918</text:p>
          </table:table-cell>
          <table:table-cell/>
          <table:table-cell office:value-type="string">
            <text:p>Valor máximo no atípico superior</text:p>
          </table:table-cell>
          <table:table-cell table:number-columns-repeated="2"/>
          <table:table-cell table:formula="of:=[.J138]" office:value-type="float" office:value="964700">
            <text:p>964700</text:p>
          </table:table-cell>
          <table:table-cell table:number-columns-repeated="2"/>
          <table:table-cell office:value-type="float" office:value="123573">
            <text:p>123573</text:p>
          </table:table-cell>
          <table:table-cell table:number-columns-repeated="12"/>
        </table:table-row>
        <table:table-row table:style-name="ro3">
          <table:table-cell table:style-name="Default" office:value-type="float" office:value="284386">
            <text:p>284386</text:p>
          </table:table-cell>
          <table:table-cell table:number-columns-repeated="8"/>
          <table:table-cell table:style-name="Default" office:value-type="float" office:value="143190">
            <text:p>143190</text:p>
          </table:table-cell>
          <table:table-cell/>
          <table:table-cell office:value-type="string">
            <text:p>LAS</text:p>
          </table:table-cell>
          <table:table-cell table:number-columns-repeated="2"/>
          <table:table-cell office:value-type="float" office:value="985431.5">
            <text:p>985431,5</text:p>
          </table:table-cell>
          <table:table-cell table:number-columns-repeated="2"/>
          <table:table-cell office:value-type="float" office:value="134217">
            <text:p>134217</text:p>
          </table:table-cell>
          <table:table-cell table:number-columns-repeated="12"/>
        </table:table-row>
        <table:table-row table:style-name="ro3">
          <table:table-cell table:style-name="Default" office:value-type="float" office:value="319685">
            <text:p>319685</text:p>
          </table:table-cell>
          <table:table-cell table:number-columns-repeated="8"/>
          <table:table-cell table:style-name="Default" office:value-type="float" office:value="149969">
            <text:p>149969</text:p>
          </table:table-cell>
          <table:table-cell/>
          <table:table-cell office:value-type="string">
            <text:p>LAI</text:p>
          </table:table-cell>
          <table:table-cell table:number-columns-repeated="2"/>
          <table:table-cell office:value-type="float" office:value="-305676.5">
            <text:p>-305676,5</text:p>
          </table:table-cell>
          <table:table-cell table:number-columns-repeated="2"/>
          <table:table-cell office:value-type="float" office:value="137918">
            <text:p>137918</text:p>
          </table:table-cell>
          <table:table-cell table:number-columns-repeated="12"/>
        </table:table-row>
        <table:table-row table:style-name="ro3">
          <table:table-cell office:value-type="float" office:value="354984">
            <text:p>354984</text:p>
          </table:table-cell>
          <table:table-cell table:number-columns-repeated="8"/>
          <table:table-cell office:value-type="float" office:value="151777">
            <text:p>151777</text:p>
          </table:table-cell>
          <table:table-cell/>
          <table:table-cell office:value-type="string">
            <text:p>LES</text:p>
          </table:table-cell>
          <table:table-cell table:number-columns-repeated="2"/>
          <table:table-cell office:value-type="float" office:value="1469597">
            <text:p>1469597</text:p>
          </table:table-cell>
          <table:table-cell table:number-columns-repeated="2"/>
          <table:table-cell table:style-name="Default" office:value-type="float" office:value="143190">
            <text:p>143190</text:p>
          </table:table-cell>
          <table:table-cell table:number-columns-repeated="12"/>
        </table:table-row>
        <table:table-row table:style-name="ro3">
          <table:table-cell office:value-type="float" office:value="390283">
            <text:p>390283</text:p>
          </table:table-cell>
          <table:table-cell table:number-columns-repeated="8"/>
          <table:table-cell office:value-type="float" office:value="154572">
            <text:p>154572</text:p>
          </table:table-cell>
          <table:table-cell/>
          <table:table-cell office:value-type="string">
            <text:p>LEI</text:p>
          </table:table-cell>
          <table:table-cell table:number-columns-repeated="2"/>
          <table:table-cell office:value-type="float" office:value="-789842">
            <text:p>-789842</text:p>
          </table:table-cell>
          <table:table-cell table:number-columns-repeated="2"/>
          <table:table-cell table:style-name="Default" office:value-type="float" office:value="149969">
            <text:p>149969</text:p>
          </table:table-cell>
          <table:table-cell table:number-columns-repeated="12"/>
        </table:table-row>
        <table:table-row table:style-name="ro3">
          <table:table-cell office:value-type="float" office:value="425582">
            <text:p>425582</text:p>
          </table:table-cell>
          <table:table-cell table:number-columns-repeated="8"/>
          <table:table-cell office:value-type="float" office:value="157705">
            <text:p>157705</text:p>
          </table:table-cell>
          <table:table-cell/>
          <table:table-cell office:value-type="string">
            <text:p>Valores atípicos superiores</text:p>
          </table:table-cell>
          <table:table-cell table:number-columns-repeated="5"/>
          <table:table-cell office:value-type="float" office:value="151777">
            <text:p>151777</text:p>
          </table:table-cell>
          <table:table-cell table:number-columns-repeated="12"/>
        </table:table-row>
        <table:table-row table:style-name="ro3">
          <table:table-cell office:value-type="float" office:value="46069">
            <text:p>46069</text:p>
          </table:table-cell>
          <table:table-cell table:number-columns-repeated="8"/>
          <table:table-cell office:value-type="float" office:value="162933">
            <text:p>162933</text:p>
          </table:table-cell>
          <table:table-cell/>
          <table:table-cell office:value-type="string">
            <text:p>Valores atípicos inferiores</text:p>
          </table:table-cell>
          <table:table-cell table:number-columns-repeated="5"/>
          <table:table-cell office:value-type="float" office:value="154572">
            <text:p>154572</text:p>
          </table:table-cell>
          <table:table-cell table:number-columns-repeated="12"/>
        </table:table-row>
        <table:table-row table:style-name="ro3">
          <table:table-cell office:value-type="float" office:value="90143">
            <text:p>90143</text:p>
          </table:table-cell>
          <table:table-cell table:number-columns-repeated="8"/>
          <table:table-cell office:value-type="float" office:value="172091">
            <text:p>172091</text:p>
          </table:table-cell>
          <table:table-cell/>
          <table:table-cell office:value-type="string">
            <text:p>Valores exremos superiores</text:p>
          </table:table-cell>
          <table:table-cell table:number-columns-repeated="5"/>
          <table:table-cell office:value-type="float" office:value="157705">
            <text:p>157705</text:p>
          </table:table-cell>
          <table:table-cell table:number-columns-repeated="12"/>
        </table:table-row>
        <table:table-row table:style-name="ro3">
          <table:table-cell office:value-type="float" office:value="134217">
            <text:p>134217</text:p>
          </table:table-cell>
          <table:table-cell table:number-columns-repeated="8"/>
          <table:table-cell office:value-type="float" office:value="177038">
            <text:p>177038</text:p>
          </table:table-cell>
          <table:table-cell/>
          <table:table-cell office:value-type="string">
            <text:p>Valores extremos inferiores</text:p>
          </table:table-cell>
          <table:table-cell table:number-columns-repeated="5"/>
          <table:table-cell office:value-type="float" office:value="162933">
            <text:p>162933</text:p>
          </table:table-cell>
          <table:table-cell table:number-columns-repeated="12"/>
        </table:table-row>
        <table:table-row table:style-name="ro3">
          <table:table-cell office:value-type="float" office:value="178291">
            <text:p>178291</text:p>
          </table:table-cell>
          <table:table-cell table:number-columns-repeated="8"/>
          <table:table-cell office:value-type="float" office:value="178291">
            <text:p>178291</text:p>
          </table:table-cell>
          <table:table-cell/>
          <table:table-cell office:value-type="string">
            <text:p>Mediana</text:p>
          </table:table-cell>
          <table:table-cell table:number-columns-repeated="2"/>
          <table:table-cell table:formula="of:=[.D17]" office:value-type="float" office:value="338367">
            <text:p>338367</text:p>
          </table:table-cell>
          <table:table-cell table:number-columns-repeated="2"/>
          <table:table-cell office:value-type="float" office:value="172091">
            <text:p>172091</text:p>
          </table:table-cell>
          <table:table-cell table:number-columns-repeated="12"/>
        </table:table-row>
        <table:table-row table:style-name="ro3">
          <table:table-cell office:value-type="float" office:value="222365">
            <text:p>222365</text:p>
          </table:table-cell>
          <table:table-cell table:number-columns-repeated="8"/>
          <table:table-cell table:style-name="Default" office:value-type="float" office:value="178489">
            <text:p>178489</text:p>
          </table:table-cell>
          <table:table-cell table:number-columns-repeated="7"/>
          <table:table-cell office:value-type="float" office:value="177038">
            <text:p>177038</text:p>
          </table:table-cell>
          <table:table-cell table:number-columns-repeated="12"/>
        </table:table-row>
        <table:table-row table:style-name="ro3">
          <table:table-cell office:value-type="float" office:value="266439">
            <text:p>266439</text:p>
          </table:table-cell>
          <table:table-cell table:number-columns-repeated="8"/>
          <table:table-cell office:value-type="float" office:value="184360">
            <text:p>184360</text:p>
          </table:table-cell>
          <table:table-cell table:number-columns-repeated="7"/>
          <table:table-cell office:value-type="float" office:value="178291">
            <text:p>178291</text:p>
          </table:table-cell>
          <table:table-cell table:number-columns-repeated="12"/>
        </table:table-row>
        <table:table-row table:style-name="ro3">
          <table:table-cell office:value-type="float" office:value="310513">
            <text:p>310513</text:p>
          </table:table-cell>
          <table:table-cell table:number-columns-repeated="8"/>
          <table:table-cell table:style-name="Default" office:value-type="float" office:value="186963">
            <text:p>186963</text:p>
          </table:table-cell>
          <table:table-cell table:number-columns-repeated="7"/>
          <table:table-cell table:style-name="Default" office:value-type="float" office:value="178489">
            <text:p>178489</text:p>
          </table:table-cell>
          <table:table-cell table:number-columns-repeated="12"/>
        </table:table-row>
        <table:table-row table:style-name="ro3">
          <table:table-cell office:value-type="float" office:value="354587">
            <text:p>354587</text:p>
          </table:table-cell>
          <table:table-cell table:number-columns-repeated="8"/>
          <table:table-cell office:value-type="float" office:value="192717">
            <text:p>192717</text:p>
          </table:table-cell>
          <table:table-cell table:number-columns-repeated="7"/>
          <table:table-cell office:value-type="float" office:value="184360">
            <text:p>184360</text:p>
          </table:table-cell>
          <table:table-cell table:number-columns-repeated="12"/>
        </table:table-row>
        <table:table-row table:style-name="ro3">
          <table:table-cell office:value-type="float" office:value="398661">
            <text:p>398661</text:p>
          </table:table-cell>
          <table:table-cell table:number-columns-repeated="8"/>
          <table:table-cell office:value-type="float" office:value="201704">
            <text:p>201704</text:p>
          </table:table-cell>
          <table:table-cell table:number-columns-repeated="7"/>
          <table:table-cell table:style-name="Default" office:value-type="float" office:value="186963">
            <text:p>186963</text:p>
          </table:table-cell>
          <table:table-cell table:number-columns-repeated="12"/>
        </table:table-row>
        <table:table-row table:style-name="ro3">
          <table:table-cell office:value-type="float" office:value="442735">
            <text:p>442735</text:p>
          </table:table-cell>
          <table:table-cell table:number-columns-repeated="8"/>
          <table:table-cell office:value-type="float" office:value="205877">
            <text:p>205877</text:p>
          </table:table-cell>
          <table:table-cell table:number-columns-repeated="7"/>
          <table:table-cell office:value-type="float" office:value="192717">
            <text:p>192717</text:p>
          </table:table-cell>
          <table:table-cell table:number-columns-repeated="12"/>
        </table:table-row>
        <table:table-row table:style-name="ro3">
          <table:table-cell office:value-type="float" office:value="486809">
            <text:p>486809</text:p>
          </table:table-cell>
          <table:table-cell table:number-columns-repeated="8"/>
          <table:table-cell table:style-name="Default" office:value-type="float" office:value="213788">
            <text:p>213788</text:p>
          </table:table-cell>
          <table:table-cell table:number-columns-repeated="7"/>
          <table:table-cell office:value-type="float" office:value="201704">
            <text:p>201704</text:p>
          </table:table-cell>
          <table:table-cell table:number-columns-repeated="12"/>
        </table:table-row>
        <table:table-row table:style-name="ro3">
          <table:table-cell office:value-type="float" office:value="530883">
            <text:p>530883</text:p>
          </table:table-cell>
          <table:table-cell table:number-columns-repeated="8"/>
          <table:table-cell office:value-type="float" office:value="216578">
            <text:p>216578</text:p>
          </table:table-cell>
          <table:table-cell table:number-columns-repeated="7"/>
          <table:table-cell office:value-type="float" office:value="205877">
            <text:p>205877</text:p>
          </table:table-cell>
          <table:table-cell table:number-columns-repeated="12"/>
        </table:table-row>
        <table:table-row table:style-name="ro3">
          <table:table-cell office:value-type="float" office:value="51923">
            <text:p>51923</text:p>
          </table:table-cell>
          <table:table-cell table:number-columns-repeated="8"/>
          <table:table-cell office:value-type="float" office:value="222365">
            <text:p>222365</text:p>
          </table:table-cell>
          <table:table-cell table:number-columns-repeated="7"/>
          <table:table-cell table:style-name="Default" office:value-type="float" office:value="213788">
            <text:p>213788</text:p>
          </table:table-cell>
          <table:table-cell table:number-columns-repeated="12"/>
        </table:table-row>
        <table:table-row table:style-name="ro3">
          <table:table-cell office:value-type="float" office:value="101850">
            <text:p>101850</text:p>
          </table:table-cell>
          <table:table-cell table:number-columns-repeated="8"/>
          <table:table-cell table:style-name="Default" office:value-type="float" office:value="223957">
            <text:p>223957</text:p>
          </table:table-cell>
          <table:table-cell table:number-columns-repeated="7"/>
          <table:table-cell office:value-type="float" office:value="216578">
            <text:p>216578</text:p>
          </table:table-cell>
          <table:table-cell table:number-columns-repeated="12"/>
        </table:table-row>
        <table:table-row table:style-name="ro3">
          <table:table-cell office:value-type="float" office:value="151777">
            <text:p>151777</text:p>
          </table:table-cell>
          <table:table-cell table:number-columns-repeated="8"/>
          <table:table-cell office:value-type="float" office:value="228789">
            <text:p>228789</text:p>
          </table:table-cell>
          <table:table-cell table:number-columns-repeated="7"/>
          <table:table-cell office:value-type="float" office:value="222365">
            <text:p>222365</text:p>
          </table:table-cell>
          <table:table-cell table:number-columns-repeated="12"/>
        </table:table-row>
        <table:table-row table:style-name="ro3">
          <table:table-cell office:value-type="float" office:value="201704">
            <text:p>201704</text:p>
          </table:table-cell>
          <table:table-cell table:number-columns-repeated="8"/>
          <table:table-cell office:value-type="float" office:value="230862">
            <text:p>230862</text:p>
          </table:table-cell>
          <table:table-cell table:number-columns-repeated="7"/>
          <table:table-cell table:style-name="Default" office:value-type="float" office:value="223957">
            <text:p>223957</text:p>
          </table:table-cell>
          <table:table-cell table:number-columns-repeated="12"/>
        </table:table-row>
        <table:table-row table:style-name="ro3">
          <table:table-cell office:value-type="float" office:value="251631">
            <text:p>251631</text:p>
          </table:table-cell>
          <table:table-cell table:number-columns-repeated="8"/>
          <table:table-cell office:value-type="float" office:value="235557">
            <text:p>235557</text:p>
          </table:table-cell>
          <table:table-cell table:number-columns-repeated="7"/>
          <table:table-cell office:value-type="float" office:value="228789">
            <text:p>228789</text:p>
          </table:table-cell>
          <table:table-cell table:number-columns-repeated="12"/>
        </table:table-row>
        <table:table-row table:style-name="ro3">
          <table:table-cell office:value-type="float" office:value="301558">
            <text:p>301558</text:p>
          </table:table-cell>
          <table:table-cell table:number-columns-repeated="8"/>
          <table:table-cell office:value-type="float" office:value="245147">
            <text:p>245147</text:p>
          </table:table-cell>
          <table:table-cell table:number-columns-repeated="7"/>
          <table:table-cell office:value-type="float" office:value="230862">
            <text:p>230862</text:p>
          </table:table-cell>
          <table:table-cell table:number-columns-repeated="12"/>
        </table:table-row>
        <table:table-row table:style-name="ro3">
          <table:table-cell office:value-type="float" office:value="351485">
            <text:p>351485</text:p>
          </table:table-cell>
          <table:table-cell table:number-columns-repeated="8"/>
          <table:table-cell table:style-name="Default" office:value-type="float" office:value="249087">
            <text:p>249087</text:p>
          </table:table-cell>
          <table:table-cell table:number-columns-repeated="7"/>
          <table:table-cell office:value-type="float" office:value="235557">
            <text:p>235557</text:p>
          </table:table-cell>
          <table:table-cell table:number-columns-repeated="12"/>
        </table:table-row>
        <table:table-row table:style-name="ro3">
          <table:table-cell office:value-type="float" office:value="401412">
            <text:p>401412</text:p>
          </table:table-cell>
          <table:table-cell table:number-columns-repeated="8"/>
          <table:table-cell office:value-type="float" office:value="251631">
            <text:p>251631</text:p>
          </table:table-cell>
          <table:table-cell table:number-columns-repeated="7"/>
          <table:table-cell office:value-type="float" office:value="245147">
            <text:p>245147</text:p>
          </table:table-cell>
          <table:table-cell table:number-columns-repeated="12"/>
        </table:table-row>
        <table:table-row table:style-name="ro3">
          <table:table-cell office:value-type="float" office:value="451339">
            <text:p>451339</text:p>
          </table:table-cell>
          <table:table-cell table:number-columns-repeated="8"/>
          <table:table-cell table:style-name="Default" office:value-type="float" office:value="260951">
            <text:p>260951</text:p>
          </table:table-cell>
          <table:table-cell table:number-columns-repeated="7"/>
          <table:table-cell table:style-name="Default" office:value-type="float" office:value="249087">
            <text:p>249087</text:p>
          </table:table-cell>
          <table:table-cell table:number-columns-repeated="12"/>
        </table:table-row>
        <table:table-row table:style-name="ro3">
          <table:table-cell office:value-type="float" office:value="501266">
            <text:p>501266</text:p>
          </table:table-cell>
          <table:table-cell table:number-columns-repeated="8"/>
          <table:table-cell office:value-type="float" office:value="264556">
            <text:p>264556</text:p>
          </table:table-cell>
          <table:table-cell table:number-columns-repeated="7"/>
          <table:table-cell office:value-type="float" office:value="251631">
            <text:p>251631</text:p>
          </table:table-cell>
          <table:table-cell table:number-columns-repeated="12"/>
        </table:table-row>
        <table:table-row table:style-name="ro3">
          <table:table-cell office:value-type="float" office:value="551193">
            <text:p>551193</text:p>
          </table:table-cell>
          <table:table-cell table:number-columns-repeated="8"/>
          <table:table-cell office:value-type="float" office:value="266439">
            <text:p>266439</text:p>
          </table:table-cell>
          <table:table-cell table:number-columns-repeated="7"/>
          <table:table-cell table:style-name="Default" office:value-type="float" office:value="260951">
            <text:p>260951</text:p>
          </table:table-cell>
          <table:table-cell table:number-columns-repeated="12"/>
        </table:table-row>
        <table:table-row table:style-name="ro3">
          <table:table-cell office:value-type="float" office:value="601120">
            <text:p>601120</text:p>
          </table:table-cell>
          <table:table-cell table:number-columns-repeated="8"/>
          <table:table-cell office:value-type="float" office:value="269007">
            <text:p>269007</text:p>
          </table:table-cell>
          <table:table-cell table:number-columns-repeated="7"/>
          <table:table-cell office:value-type="float" office:value="264556">
            <text:p>264556</text:p>
          </table:table-cell>
          <table:table-cell table:number-columns-repeated="12"/>
        </table:table-row>
        <table:table-row table:style-name="ro3">
          <table:table-cell office:value-type="float" office:value="58695">
            <text:p>58695</text:p>
          </table:table-cell>
          <table:table-cell table:number-columns-repeated="8"/>
          <table:table-cell office:value-type="float" office:value="270223">
            <text:p>270223</text:p>
          </table:table-cell>
          <table:table-cell table:number-columns-repeated="7"/>
          <table:table-cell office:value-type="float" office:value="266439">
            <text:p>266439</text:p>
          </table:table-cell>
          <table:table-cell table:number-columns-repeated="12"/>
        </table:table-row>
        <table:table-row table:style-name="ro3">
          <table:table-cell office:value-type="float" office:value="115393">
            <text:p>115393</text:p>
          </table:table-cell>
          <table:table-cell table:number-columns-repeated="8"/>
          <table:table-cell office:value-type="float" office:value="273836">
            <text:p>273836</text:p>
          </table:table-cell>
          <table:table-cell table:number-columns-repeated="7"/>
          <table:table-cell office:value-type="float" office:value="269007">
            <text:p>269007</text:p>
          </table:table-cell>
          <table:table-cell table:number-columns-repeated="12"/>
        </table:table-row>
        <table:table-row table:style-name="ro3">
          <table:table-cell office:value-type="float" office:value="172091">
            <text:p>172091</text:p>
          </table:table-cell>
          <table:table-cell table:number-columns-repeated="8"/>
          <table:table-cell table:style-name="Default" office:value-type="float" office:value="284386">
            <text:p>284386</text:p>
          </table:table-cell>
          <table:table-cell table:number-columns-repeated="7"/>
          <table:table-cell office:value-type="float" office:value="270223">
            <text:p>270223</text:p>
          </table:table-cell>
          <table:table-cell table:number-columns-repeated="12"/>
        </table:table-row>
        <table:table-row table:style-name="ro3">
          <table:table-cell office:value-type="float" office:value="228789">
            <text:p>228789</text:p>
          </table:table-cell>
          <table:table-cell table:number-columns-repeated="8"/>
          <table:table-cell office:value-type="float" office:value="285487">
            <text:p>285487</text:p>
          </table:table-cell>
          <table:table-cell table:number-columns-repeated="7"/>
          <table:table-cell office:value-type="float" office:value="273836">
            <text:p>273836</text:p>
          </table:table-cell>
          <table:table-cell table:number-columns-repeated="12"/>
        </table:table-row>
        <table:table-row table:style-name="ro3">
          <table:table-cell office:value-type="float" office:value="285487">
            <text:p>285487</text:p>
          </table:table-cell>
          <table:table-cell table:number-columns-repeated="8"/>
          <table:table-cell table:style-name="Default" office:value-type="float" office:value="297945">
            <text:p>297945</text:p>
          </table:table-cell>
          <table:table-cell table:number-columns-repeated="7"/>
          <table:table-cell table:style-name="Default" office:value-type="float" office:value="284386">
            <text:p>284386</text:p>
          </table:table-cell>
          <table:table-cell table:number-columns-repeated="12"/>
        </table:table-row>
        <table:table-row table:style-name="ro3">
          <table:table-cell office:value-type="float" office:value="342185">
            <text:p>342185</text:p>
          </table:table-cell>
          <table:table-cell table:number-columns-repeated="8"/>
          <table:table-cell office:value-type="float" office:value="301558">
            <text:p>301558</text:p>
          </table:table-cell>
          <table:table-cell table:number-columns-repeated="7"/>
          <table:table-cell office:value-type="float" office:value="285487">
            <text:p>285487</text:p>
          </table:table-cell>
          <table:table-cell table:number-columns-repeated="12"/>
        </table:table-row>
        <table:table-row table:style-name="ro3">
          <table:table-cell office:value-type="float" office:value="398883">
            <text:p>398883</text:p>
          </table:table-cell>
          <table:table-cell table:number-columns-repeated="8"/>
          <table:table-cell office:value-type="float" office:value="305934">
            <text:p>305934</text:p>
          </table:table-cell>
          <table:table-cell table:number-columns-repeated="7"/>
          <table:table-cell table:style-name="Default" office:value-type="float" office:value="297945">
            <text:p>297945</text:p>
          </table:table-cell>
          <table:table-cell table:number-columns-repeated="12"/>
        </table:table-row>
        <table:table-row table:style-name="ro3">
          <table:table-cell office:value-type="float" office:value="455581">
            <text:p>455581</text:p>
          </table:table-cell>
          <table:table-cell table:number-columns-repeated="8"/>
          <table:table-cell office:value-type="float" office:value="307152">
            <text:p>307152</text:p>
          </table:table-cell>
          <table:table-cell table:number-columns-repeated="7"/>
          <table:table-cell office:value-type="float" office:value="301558">
            <text:p>301558</text:p>
          </table:table-cell>
          <table:table-cell table:number-columns-repeated="12"/>
        </table:table-row>
        <table:table-row table:style-name="ro3">
          <table:table-cell office:value-type="float" office:value="512279">
            <text:p>512279</text:p>
          </table:table-cell>
          <table:table-cell table:number-columns-repeated="8"/>
          <table:table-cell office:value-type="float" office:value="310513">
            <text:p>310513</text:p>
          </table:table-cell>
          <table:table-cell table:number-columns-repeated="7"/>
          <table:table-cell office:value-type="float" office:value="305934">
            <text:p>305934</text:p>
          </table:table-cell>
          <table:table-cell table:number-columns-repeated="12"/>
        </table:table-row>
        <table:table-row table:style-name="ro3">
          <table:table-cell office:value-type="float" office:value="568977">
            <text:p>568977</text:p>
          </table:table-cell>
          <table:table-cell table:number-columns-repeated="8"/>
          <table:table-cell office:value-type="float" office:value="313409">
            <text:p>313409</text:p>
          </table:table-cell>
          <table:table-cell table:number-columns-repeated="7"/>
          <table:table-cell office:value-type="float" office:value="307152">
            <text:p>307152</text:p>
          </table:table-cell>
          <table:table-cell table:number-columns-repeated="12"/>
        </table:table-row>
        <table:table-row table:style-name="ro3">
          <table:table-cell office:value-type="float" office:value="625675">
            <text:p>625675</text:p>
          </table:table-cell>
          <table:table-cell table:number-columns-repeated="8"/>
          <table:table-cell table:style-name="Default" office:value-type="float" office:value="319685">
            <text:p>319685</text:p>
          </table:table-cell>
          <table:table-cell table:number-columns-repeated="7"/>
          <table:table-cell office:value-type="float" office:value="310513">
            <text:p>310513</text:p>
          </table:table-cell>
          <table:table-cell table:number-columns-repeated="12"/>
        </table:table-row>
        <table:table-row table:style-name="ro3">
          <table:table-cell office:value-type="float" office:value="682373">
            <text:p>682373</text:p>
          </table:table-cell>
          <table:table-cell table:number-columns-repeated="8"/>
          <table:table-cell office:value-type="float" office:value="323868">
            <text:p>323868</text:p>
          </table:table-cell>
          <table:table-cell table:number-columns-repeated="7"/>
          <table:table-cell office:value-type="float" office:value="313409">
            <text:p>313409</text:p>
          </table:table-cell>
          <table:table-cell table:number-columns-repeated="12"/>
        </table:table-row>
        <table:table-row table:style-name="ro3">
          <table:table-cell office:value-type="float" office:value="55643">
            <text:p>55643</text:p>
          </table:table-cell>
          <table:table-cell table:number-columns-repeated="8"/>
          <table:table-cell table:style-name="Default" office:value-type="float" office:value="334939">
            <text:p>334939</text:p>
          </table:table-cell>
          <table:table-cell table:number-columns-repeated="7"/>
          <table:table-cell table:style-name="Default" office:value-type="float" office:value="319685">
            <text:p>319685</text:p>
          </table:table-cell>
          <table:table-cell table:number-columns-repeated="12"/>
        </table:table-row>
        <table:table-row table:style-name="ro3">
          <table:table-cell office:value-type="float" office:value="109288">
            <text:p>109288</text:p>
          </table:table-cell>
          <table:table-cell table:number-columns-repeated="8"/>
          <table:table-cell office:value-type="float" office:value="341795">
            <text:p>341795</text:p>
          </table:table-cell>
          <table:table-cell table:number-columns-repeated="7"/>
          <table:table-cell office:value-type="float" office:value="323868">
            <text:p>323868</text:p>
          </table:table-cell>
          <table:table-cell table:number-columns-repeated="12"/>
        </table:table-row>
        <table:table-row table:style-name="ro3">
          <table:table-cell office:value-type="float" office:value="162933">
            <text:p>162933</text:p>
          </table:table-cell>
          <table:table-cell table:number-columns-repeated="8"/>
          <table:table-cell office:value-type="float" office:value="342185">
            <text:p>342185</text:p>
          </table:table-cell>
          <table:table-cell table:number-columns-repeated="7"/>
          <table:table-cell table:style-name="Default" office:value-type="float" office:value="334939">
            <text:p>334939</text:p>
          </table:table-cell>
          <table:table-cell table:number-columns-repeated="12"/>
        </table:table-row>
        <table:table-row table:style-name="ro3">
          <table:table-cell office:value-type="float" office:value="216578">
            <text:p>216578</text:p>
          </table:table-cell>
          <table:table-cell table:number-columns-repeated="8"/>
          <table:table-cell office:value-type="float" office:value="345297">
            <text:p>345297</text:p>
          </table:table-cell>
          <table:table-cell table:number-columns-repeated="7"/>
          <table:table-cell office:value-type="float" office:value="341795">
            <text:p>341795</text:p>
          </table:table-cell>
          <table:table-cell table:number-columns-repeated="12"/>
        </table:table-row>
        <table:table-row table:style-name="ro3">
          <table:table-cell office:value-type="float" office:value="270223">
            <text:p>270223</text:p>
          </table:table-cell>
          <table:table-cell table:number-columns-repeated="8"/>
          <table:table-cell office:value-type="float" office:value="351485">
            <text:p>351485</text:p>
          </table:table-cell>
          <table:table-cell table:number-columns-repeated="7"/>
          <table:table-cell office:value-type="float" office:value="342185">
            <text:p>342185</text:p>
          </table:table-cell>
          <table:table-cell table:number-columns-repeated="12"/>
        </table:table-row>
        <table:table-row table:style-name="ro3">
          <table:table-cell office:value-type="float" office:value="323868">
            <text:p>323868</text:p>
          </table:table-cell>
          <table:table-cell table:number-columns-repeated="8"/>
          <table:table-cell office:value-type="float" office:value="352074">
            <text:p>352074</text:p>
          </table:table-cell>
          <table:table-cell table:number-columns-repeated="7"/>
          <table:table-cell office:value-type="float" office:value="345297">
            <text:p>345297</text:p>
          </table:table-cell>
          <table:table-cell table:number-columns-repeated="12"/>
        </table:table-row>
        <table:table-row table:style-name="ro3">
          <table:table-cell office:value-type="float" office:value="377513">
            <text:p>377513</text:p>
          </table:table-cell>
          <table:table-cell table:number-columns-repeated="8"/>
          <table:table-cell office:value-type="float" office:value="354587">
            <text:p>354587</text:p>
          </table:table-cell>
          <table:table-cell table:number-columns-repeated="7"/>
          <table:table-cell office:value-type="float" office:value="351485">
            <text:p>351485</text:p>
          </table:table-cell>
          <table:table-cell table:number-columns-repeated="12"/>
        </table:table-row>
        <table:table-row table:style-name="ro3">
          <table:table-cell office:value-type="float" office:value="431158">
            <text:p>431158</text:p>
          </table:table-cell>
          <table:table-cell table:number-columns-repeated="8"/>
          <table:table-cell office:value-type="float" office:value="354984">
            <text:p>354984</text:p>
          </table:table-cell>
          <table:table-cell table:number-columns-repeated="7"/>
          <table:table-cell office:value-type="float" office:value="352074">
            <text:p>352074</text:p>
          </table:table-cell>
          <table:table-cell table:number-columns-repeated="12"/>
        </table:table-row>
        <table:table-row table:style-name="ro3">
          <table:table-cell office:value-type="float" office:value="484803">
            <text:p>484803</text:p>
          </table:table-cell>
          <table:table-cell table:number-columns-repeated="8"/>
          <table:table-cell office:value-type="float" office:value="366721">
            <text:p>366721</text:p>
          </table:table-cell>
          <table:table-cell table:number-columns-repeated="7"/>
          <table:table-cell office:value-type="float" office:value="354587">
            <text:p>354587</text:p>
          </table:table-cell>
          <table:table-cell table:number-columns-repeated="12"/>
        </table:table-row>
        <table:table-row table:style-name="ro3">
          <table:table-cell office:value-type="float" office:value="538448">
            <text:p>538448</text:p>
          </table:table-cell>
          <table:table-cell table:number-columns-repeated="8"/>
          <table:table-cell table:style-name="Default" office:value-type="float" office:value="371933">
            <text:p>371933</text:p>
          </table:table-cell>
          <table:table-cell table:number-columns-repeated="7"/>
          <table:table-cell office:value-type="float" office:value="354984">
            <text:p>354984</text:p>
          </table:table-cell>
          <table:table-cell table:number-columns-repeated="12"/>
        </table:table-row>
        <table:table-row table:style-name="ro3">
          <table:table-cell office:value-type="float" office:value="592093">
            <text:p>592093</text:p>
          </table:table-cell>
          <table:table-cell table:number-columns-repeated="8"/>
          <table:table-cell office:value-type="float" office:value="377513">
            <text:p>377513</text:p>
          </table:table-cell>
          <table:table-cell table:number-columns-repeated="7"/>
          <table:table-cell office:value-type="float" office:value="366721">
            <text:p>366721</text:p>
          </table:table-cell>
          <table:table-cell table:number-columns-repeated="12"/>
        </table:table-row>
        <table:table-row table:style-name="ro3">
          <table:table-cell office:value-type="float" office:value="645738">
            <text:p>645738</text:p>
          </table:table-cell>
          <table:table-cell table:number-columns-repeated="8"/>
          <table:table-cell office:value-type="float" office:value="383442">
            <text:p>383442</text:p>
          </table:table-cell>
          <table:table-cell table:number-columns-repeated="7"/>
          <table:table-cell table:style-name="Default" office:value-type="float" office:value="371933">
            <text:p>371933</text:p>
          </table:table-cell>
          <table:table-cell table:number-columns-repeated="12"/>
        </table:table-row>
        <table:table-row table:style-name="ro3">
          <table:table-cell office:value-type="float" office:value="62786">
            <text:p>62786</text:p>
          </table:table-cell>
          <table:table-cell table:number-columns-repeated="8"/>
          <table:table-cell office:value-type="float" office:value="390283">
            <text:p>390283</text:p>
          </table:table-cell>
          <table:table-cell table:number-columns-repeated="7"/>
          <table:table-cell office:value-type="float" office:value="377513">
            <text:p>377513</text:p>
          </table:table-cell>
          <table:table-cell table:number-columns-repeated="12"/>
        </table:table-row>
        <table:table-row table:style-name="ro3">
          <table:table-cell office:value-type="float" office:value="123573">
            <text:p>123573</text:p>
          </table:table-cell>
          <table:table-cell table:number-columns-repeated="8"/>
          <table:table-cell office:value-type="float" office:value="391261">
            <text:p>391261</text:p>
          </table:table-cell>
          <table:table-cell table:number-columns-repeated="7"/>
          <table:table-cell office:value-type="float" office:value="383442">
            <text:p>383442</text:p>
          </table:table-cell>
          <table:table-cell table:number-columns-repeated="12"/>
        </table:table-row>
        <table:table-row table:style-name="ro3">
          <table:table-cell office:value-type="float" office:value="184360">
            <text:p>184360</text:p>
          </table:table-cell>
          <table:table-cell table:number-columns-repeated="8"/>
          <table:table-cell office:value-type="float" office:value="398661">
            <text:p>398661</text:p>
          </table:table-cell>
          <table:table-cell table:number-columns-repeated="7"/>
          <table:table-cell office:value-type="float" office:value="390283">
            <text:p>390283</text:p>
          </table:table-cell>
          <table:table-cell table:number-columns-repeated="12"/>
        </table:table-row>
        <table:table-row table:style-name="ro3">
          <table:table-cell office:value-type="float" office:value="245147">
            <text:p>245147</text:p>
          </table:table-cell>
          <table:table-cell table:number-columns-repeated="8"/>
          <table:table-cell office:value-type="float" office:value="398883">
            <text:p>398883</text:p>
          </table:table-cell>
          <table:table-cell table:number-columns-repeated="7"/>
          <table:table-cell office:value-type="float" office:value="391261">
            <text:p>391261</text:p>
          </table:table-cell>
          <table:table-cell table:number-columns-repeated="12"/>
        </table:table-row>
        <table:table-row table:style-name="ro3">
          <table:table-cell office:value-type="float" office:value="305934">
            <text:p>305934</text:p>
          </table:table-cell>
          <table:table-cell table:number-columns-repeated="8"/>
          <table:table-cell office:value-type="float" office:value="401412">
            <text:p>401412</text:p>
          </table:table-cell>
          <table:table-cell table:number-columns-repeated="7"/>
          <table:table-cell office:value-type="float" office:value="398661">
            <text:p>398661</text:p>
          </table:table-cell>
          <table:table-cell table:number-columns-repeated="12"/>
        </table:table-row>
        <table:table-row table:style-name="ro3">
          <table:table-cell office:value-type="float" office:value="366721">
            <text:p>366721</text:p>
          </table:table-cell>
          <table:table-cell table:number-columns-repeated="8"/>
          <table:table-cell table:style-name="Default" office:value-type="float" office:value="408927">
            <text:p>408927</text:p>
          </table:table-cell>
          <table:table-cell table:number-columns-repeated="7"/>
          <table:table-cell office:value-type="float" office:value="398883">
            <text:p>398883</text:p>
          </table:table-cell>
          <table:table-cell table:number-columns-repeated="12"/>
        </table:table-row>
        <table:table-row table:style-name="ro3">
          <table:table-cell office:value-type="float" office:value="427508">
            <text:p>427508</text:p>
          </table:table-cell>
          <table:table-cell table:number-columns-repeated="8"/>
          <table:table-cell office:value-type="float" office:value="409754">
            <text:p>409754</text:p>
          </table:table-cell>
          <table:table-cell table:number-columns-repeated="7"/>
          <table:table-cell office:value-type="float" office:value="401412">
            <text:p>401412</text:p>
          </table:table-cell>
          <table:table-cell table:number-columns-repeated="12"/>
        </table:table-row>
        <table:table-row table:style-name="ro3">
          <table:table-cell office:value-type="float" office:value="488295">
            <text:p>488295</text:p>
          </table:table-cell>
          <table:table-cell table:number-columns-repeated="8"/>
          <table:table-cell office:value-type="float" office:value="421587">
            <text:p>421587</text:p>
          </table:table-cell>
          <table:table-cell table:number-columns-repeated="7"/>
          <table:table-cell table:style-name="Default" office:value-type="float" office:value="408927">
            <text:p>408927</text:p>
          </table:table-cell>
          <table:table-cell table:number-columns-repeated="12"/>
        </table:table-row>
        <table:table-row table:style-name="ro3">
          <table:table-cell office:value-type="float" office:value="549082">
            <text:p>549082</text:p>
          </table:table-cell>
          <table:table-cell table:number-columns-repeated="8"/>
          <table:table-cell office:value-type="float" office:value="425582">
            <text:p>425582</text:p>
          </table:table-cell>
          <table:table-cell table:number-columns-repeated="7"/>
          <table:table-cell office:value-type="float" office:value="409754">
            <text:p>409754</text:p>
          </table:table-cell>
          <table:table-cell table:number-columns-repeated="12"/>
        </table:table-row>
        <table:table-row table:style-name="ro3">
          <table:table-cell office:value-type="float" office:value="609869">
            <text:p>609869</text:p>
          </table:table-cell>
          <table:table-cell table:number-columns-repeated="8"/>
          <table:table-cell office:value-type="float" office:value="427508">
            <text:p>427508</text:p>
          </table:table-cell>
          <table:table-cell table:number-columns-repeated="7"/>
          <table:table-cell office:value-type="float" office:value="421587">
            <text:p>421587</text:p>
          </table:table-cell>
          <table:table-cell table:number-columns-repeated="12"/>
        </table:table-row>
        <table:table-row table:style-name="ro3">
          <table:table-cell office:value-type="float" office:value="670656">
            <text:p>670656</text:p>
          </table:table-cell>
          <table:table-cell table:number-columns-repeated="8"/>
          <table:table-cell office:value-type="float" office:value="431158">
            <text:p>431158</text:p>
          </table:table-cell>
          <table:table-cell table:number-columns-repeated="7"/>
          <table:table-cell office:value-type="float" office:value="425582">
            <text:p>425582</text:p>
          </table:table-cell>
          <table:table-cell table:number-columns-repeated="12"/>
        </table:table-row>
        <table:table-row table:style-name="ro3">
          <table:table-cell office:value-type="float" office:value="731443">
            <text:p>731443</text:p>
          </table:table-cell>
          <table:table-cell table:number-columns-repeated="8"/>
          <table:table-cell office:value-type="float" office:value="439592">
            <text:p>439592</text:p>
          </table:table-cell>
          <table:table-cell table:number-columns-repeated="7"/>
          <table:table-cell office:value-type="float" office:value="427508">
            <text:p>427508</text:p>
          </table:table-cell>
          <table:table-cell table:number-columns-repeated="12"/>
        </table:table-row>
        <table:table-row table:style-name="ro3">
          <table:table-cell office:value-type="float" office:value="69959">
            <text:p>69959</text:p>
          </table:table-cell>
          <table:table-cell table:number-columns-repeated="8"/>
          <table:table-cell office:value-type="float" office:value="442735">
            <text:p>442735</text:p>
          </table:table-cell>
          <table:table-cell table:number-columns-repeated="7"/>
          <table:table-cell office:value-type="float" office:value="431158">
            <text:p>431158</text:p>
          </table:table-cell>
          <table:table-cell table:number-columns-repeated="12"/>
        </table:table-row>
        <table:table-row table:style-name="ro3">
          <table:table-cell office:value-type="float" office:value="137918">
            <text:p>137918</text:p>
          </table:table-cell>
          <table:table-cell table:number-columns-repeated="8"/>
          <table:table-cell table:style-name="Default" office:value-type="float" office:value="445921">
            <text:p>445921</text:p>
          </table:table-cell>
          <table:table-cell table:number-columns-repeated="7"/>
          <table:table-cell office:value-type="float" office:value="439592">
            <text:p>439592</text:p>
          </table:table-cell>
          <table:table-cell table:number-columns-repeated="12"/>
        </table:table-row>
        <table:table-row table:style-name="ro3">
          <table:table-cell office:value-type="float" office:value="205877">
            <text:p>205877</text:p>
          </table:table-cell>
          <table:table-cell table:number-columns-repeated="8"/>
          <table:table-cell office:value-type="float" office:value="451339">
            <text:p>451339</text:p>
          </table:table-cell>
          <table:table-cell table:number-columns-repeated="7"/>
          <table:table-cell office:value-type="float" office:value="442735">
            <text:p>442735</text:p>
          </table:table-cell>
          <table:table-cell table:number-columns-repeated="12"/>
        </table:table-row>
        <table:table-row table:style-name="ro3">
          <table:table-cell office:value-type="float" office:value="273836">
            <text:p>273836</text:p>
          </table:table-cell>
          <table:table-cell table:number-columns-repeated="8"/>
          <table:table-cell office:value-type="float" office:value="455581">
            <text:p>455581</text:p>
          </table:table-cell>
          <table:table-cell table:number-columns-repeated="7"/>
          <table:table-cell table:style-name="Default" office:value-type="float" office:value="445921">
            <text:p>445921</text:p>
          </table:table-cell>
          <table:table-cell table:number-columns-repeated="12"/>
        </table:table-row>
        <table:table-row table:style-name="ro3">
          <table:table-cell office:value-type="float" office:value="341795">
            <text:p>341795</text:p>
          </table:table-cell>
          <table:table-cell table:number-columns-repeated="8"/>
          <table:table-cell table:style-name="Default" office:value-type="float" office:value="459732">
            <text:p>459732</text:p>
          </table:table-cell>
          <table:table-cell table:number-columns-repeated="7"/>
          <table:table-cell office:value-type="float" office:value="451339">
            <text:p>451339</text:p>
          </table:table-cell>
          <table:table-cell table:number-columns-repeated="12"/>
        </table:table-row>
        <table:table-row table:style-name="ro3">
          <table:table-cell office:value-type="float" office:value="409754">
            <text:p>409754</text:p>
          </table:table-cell>
          <table:table-cell table:number-columns-repeated="8"/>
          <table:table-cell office:value-type="float" office:value="469113">
            <text:p>469113</text:p>
          </table:table-cell>
          <table:table-cell table:number-columns-repeated="7"/>
          <table:table-cell office:value-type="float" office:value="455581">
            <text:p>455581</text:p>
          </table:table-cell>
          <table:table-cell table:number-columns-repeated="12"/>
        </table:table-row>
        <table:table-row table:style-name="ro3">
          <table:table-cell office:value-type="float" office:value="477713">
            <text:p>477713</text:p>
          </table:table-cell>
          <table:table-cell table:number-columns-repeated="8"/>
          <table:table-cell office:value-type="float" office:value="477713">
            <text:p>477713</text:p>
          </table:table-cell>
          <table:table-cell table:number-columns-repeated="7"/>
          <table:table-cell table:style-name="Default" office:value-type="float" office:value="459732">
            <text:p>459732</text:p>
          </table:table-cell>
          <table:table-cell table:number-columns-repeated="12"/>
        </table:table-row>
        <table:table-row table:style-name="ro3">
          <table:table-cell office:value-type="float" office:value="545672">
            <text:p>545672</text:p>
          </table:table-cell>
          <table:table-cell table:number-columns-repeated="8"/>
          <table:table-cell office:value-type="float" office:value="484803">
            <text:p>484803</text:p>
          </table:table-cell>
          <table:table-cell table:number-columns-repeated="7"/>
          <table:table-cell office:value-type="float" office:value="469113">
            <text:p>469113</text:p>
          </table:table-cell>
          <table:table-cell table:number-columns-repeated="12"/>
        </table:table-row>
        <table:table-row table:style-name="ro3">
          <table:table-cell office:value-type="float" office:value="613631">
            <text:p>613631</text:p>
          </table:table-cell>
          <table:table-cell table:number-columns-repeated="8"/>
          <table:table-cell office:value-type="float" office:value="486809">
            <text:p>486809</text:p>
          </table:table-cell>
          <table:table-cell table:number-columns-repeated="7"/>
          <table:table-cell office:value-type="float" office:value="477713">
            <text:p>477713</text:p>
          </table:table-cell>
          <table:table-cell table:number-columns-repeated="12"/>
        </table:table-row>
        <table:table-row table:style-name="ro3">
          <table:table-cell office:value-type="float" office:value="681590">
            <text:p>681590</text:p>
          </table:table-cell>
          <table:table-cell table:number-columns-repeated="8"/>
          <table:table-cell office:value-type="float" office:value="488295">
            <text:p>488295</text:p>
          </table:table-cell>
          <table:table-cell table:number-columns-repeated="7"/>
          <table:table-cell office:value-type="float" office:value="484803">
            <text:p>484803</text:p>
          </table:table-cell>
          <table:table-cell table:number-columns-repeated="12"/>
        </table:table-row>
        <table:table-row table:style-name="ro3">
          <table:table-cell office:value-type="float" office:value="749549">
            <text:p>749549</text:p>
          </table:table-cell>
          <table:table-cell table:number-columns-repeated="8"/>
          <table:table-cell office:value-type="float" office:value="501266">
            <text:p>501266</text:p>
          </table:table-cell>
          <table:table-cell table:number-columns-repeated="7"/>
          <table:table-cell office:value-type="float" office:value="486809">
            <text:p>486809</text:p>
          </table:table-cell>
          <table:table-cell table:number-columns-repeated="12"/>
        </table:table-row>
        <table:table-row table:style-name="ro3">
          <table:table-cell office:value-type="float" office:value="817508">
            <text:p>817508</text:p>
          </table:table-cell>
          <table:table-cell table:number-columns-repeated="8"/>
          <table:table-cell office:value-type="float" office:value="512279">
            <text:p>512279</text:p>
          </table:table-cell>
          <table:table-cell table:number-columns-repeated="7"/>
          <table:table-cell office:value-type="float" office:value="488295">
            <text:p>488295</text:p>
          </table:table-cell>
          <table:table-cell table:number-columns-repeated="12"/>
        </table:table-row>
        <table:table-row table:style-name="ro3">
          <table:table-cell office:value-type="float" office:value="79853">
            <text:p>79853</text:p>
          </table:table-cell>
          <table:table-cell table:number-columns-repeated="8"/>
          <table:table-cell office:value-type="float" office:value="527110">
            <text:p>527110</text:p>
          </table:table-cell>
          <table:table-cell table:number-columns-repeated="7"/>
          <table:table-cell office:value-type="float" office:value="501266">
            <text:p>501266</text:p>
          </table:table-cell>
          <table:table-cell table:number-columns-repeated="12"/>
        </table:table-row>
        <table:table-row table:style-name="ro3">
          <table:table-cell office:value-type="float" office:value="157705">
            <text:p>157705</text:p>
          </table:table-cell>
          <table:table-cell table:number-columns-repeated="8"/>
          <table:table-cell office:value-type="float" office:value="530883">
            <text:p>530883</text:p>
          </table:table-cell>
          <table:table-cell table:number-columns-repeated="7"/>
          <table:table-cell office:value-type="float" office:value="512279">
            <text:p>512279</text:p>
          </table:table-cell>
          <table:table-cell table:number-columns-repeated="12"/>
        </table:table-row>
        <table:table-row table:style-name="ro3">
          <table:table-cell office:value-type="float" office:value="235557">
            <text:p>235557</text:p>
          </table:table-cell>
          <table:table-cell table:number-columns-repeated="8"/>
          <table:table-cell office:value-type="float" office:value="538448">
            <text:p>538448</text:p>
          </table:table-cell>
          <table:table-cell table:number-columns-repeated="7"/>
          <table:table-cell office:value-type="float" office:value="527110">
            <text:p>527110</text:p>
          </table:table-cell>
          <table:table-cell table:number-columns-repeated="12"/>
        </table:table-row>
        <table:table-row table:style-name="ro3">
          <table:table-cell office:value-type="float" office:value="313409">
            <text:p>313409</text:p>
          </table:table-cell>
          <table:table-cell table:number-columns-repeated="8"/>
          <table:table-cell office:value-type="float" office:value="545672">
            <text:p>545672</text:p>
          </table:table-cell>
          <table:table-cell table:number-columns-repeated="7"/>
          <table:table-cell office:value-type="float" office:value="530883">
            <text:p>530883</text:p>
          </table:table-cell>
          <table:table-cell table:number-columns-repeated="12"/>
        </table:table-row>
        <table:table-row table:style-name="ro3">
          <table:table-cell office:value-type="float" office:value="391261">
            <text:p>391261</text:p>
          </table:table-cell>
          <table:table-cell table:number-columns-repeated="8"/>
          <table:table-cell office:value-type="float" office:value="546965">
            <text:p>546965</text:p>
          </table:table-cell>
          <table:table-cell table:number-columns-repeated="7"/>
          <table:table-cell office:value-type="float" office:value="538448">
            <text:p>538448</text:p>
          </table:table-cell>
          <table:table-cell table:number-columns-repeated="12"/>
        </table:table-row>
        <table:table-row table:style-name="ro3">
          <table:table-cell office:value-type="float" office:value="469113">
            <text:p>469113</text:p>
          </table:table-cell>
          <table:table-cell table:number-columns-repeated="8"/>
          <table:table-cell office:value-type="float" office:value="549082">
            <text:p>549082</text:p>
          </table:table-cell>
          <table:table-cell table:number-columns-repeated="7"/>
          <table:table-cell office:value-type="float" office:value="545672">
            <text:p>545672</text:p>
          </table:table-cell>
          <table:table-cell table:number-columns-repeated="12"/>
        </table:table-row>
        <table:table-row table:style-name="ro3">
          <table:table-cell office:value-type="float" office:value="546965">
            <text:p>546965</text:p>
          </table:table-cell>
          <table:table-cell table:number-columns-repeated="8"/>
          <table:table-cell office:value-type="float" office:value="551193">
            <text:p>551193</text:p>
          </table:table-cell>
          <table:table-cell table:number-columns-repeated="7"/>
          <table:table-cell office:value-type="float" office:value="546965">
            <text:p>546965</text:p>
          </table:table-cell>
          <table:table-cell table:number-columns-repeated="12"/>
        </table:table-row>
        <table:table-row table:style-name="ro3">
          <table:table-cell office:value-type="float" office:value="624817">
            <text:p>624817</text:p>
          </table:table-cell>
          <table:table-cell table:number-columns-repeated="8"/>
          <table:table-cell office:value-type="float" office:value="568977">
            <text:p>568977</text:p>
          </table:table-cell>
          <table:table-cell table:number-columns-repeated="7"/>
          <table:table-cell office:value-type="float" office:value="549082">
            <text:p>549082</text:p>
          </table:table-cell>
          <table:table-cell table:number-columns-repeated="12"/>
        </table:table-row>
        <table:table-row table:style-name="ro3">
          <table:table-cell office:value-type="float" office:value="702669">
            <text:p>702669</text:p>
          </table:table-cell>
          <table:table-cell table:number-columns-repeated="8"/>
          <table:table-cell office:value-type="float" office:value="592093">
            <text:p>592093</text:p>
          </table:table-cell>
          <table:table-cell table:number-columns-repeated="7"/>
          <table:table-cell office:value-type="float" office:value="551193">
            <text:p>551193</text:p>
          </table:table-cell>
          <table:table-cell table:number-columns-repeated="12"/>
        </table:table-row>
        <table:table-row table:style-name="ro3">
          <table:table-cell office:value-type="float" office:value="780521">
            <text:p>780521</text:p>
          </table:table-cell>
          <table:table-cell table:number-columns-repeated="8"/>
          <table:table-cell office:value-type="float" office:value="601120">
            <text:p>601120</text:p>
          </table:table-cell>
          <table:table-cell table:number-columns-repeated="7"/>
          <table:table-cell office:value-type="float" office:value="568977">
            <text:p>568977</text:p>
          </table:table-cell>
          <table:table-cell table:number-columns-repeated="12"/>
        </table:table-row>
        <table:table-row table:style-name="ro3">
          <table:table-cell office:value-type="float" office:value="858373">
            <text:p>858373</text:p>
          </table:table-cell>
          <table:table-cell table:number-columns-repeated="8"/>
          <table:table-cell office:value-type="float" office:value="609869">
            <text:p>609869</text:p>
          </table:table-cell>
          <table:table-cell table:number-columns-repeated="7"/>
          <table:table-cell office:value-type="float" office:value="592093">
            <text:p>592093</text:p>
          </table:table-cell>
          <table:table-cell table:number-columns-repeated="12"/>
        </table:table-row>
        <table:table-row table:style-name="ro3">
          <table:table-cell office:value-type="float" office:value="936225">
            <text:p>936225</text:p>
          </table:table-cell>
          <table:table-cell table:number-columns-repeated="8"/>
          <table:table-cell office:value-type="float" office:value="613631">
            <text:p>613631</text:p>
          </table:table-cell>
          <table:table-cell table:number-columns-repeated="7"/>
          <table:table-cell office:value-type="float" office:value="601120">
            <text:p>601120</text:p>
          </table:table-cell>
          <table:table-cell table:number-columns-repeated="12"/>
        </table:table-row>
        <table:table-row table:style-name="ro3">
          <table:table-cell office:value-type="float" office:value="89520">
            <text:p>89520</text:p>
          </table:table-cell>
          <table:table-cell table:number-columns-repeated="8"/>
          <table:table-cell office:value-type="float" office:value="614628">
            <text:p>614628</text:p>
          </table:table-cell>
          <table:table-cell table:number-columns-repeated="7"/>
          <table:table-cell office:value-type="float" office:value="609869">
            <text:p>609869</text:p>
          </table:table-cell>
          <table:table-cell table:number-columns-repeated="12"/>
        </table:table-row>
        <table:table-row table:style-name="ro3">
          <table:table-cell office:value-type="float" office:value="177038">
            <text:p>177038</text:p>
          </table:table-cell>
          <table:table-cell table:number-columns-repeated="8"/>
          <table:table-cell office:value-type="float" office:value="624817">
            <text:p>624817</text:p>
          </table:table-cell>
          <table:table-cell table:number-columns-repeated="7"/>
          <table:table-cell office:value-type="float" office:value="613631">
            <text:p>613631</text:p>
          </table:table-cell>
          <table:table-cell table:number-columns-repeated="12"/>
        </table:table-row>
        <table:table-row table:style-name="ro3">
          <table:table-cell office:value-type="float" office:value="264556">
            <text:p>264556</text:p>
          </table:table-cell>
          <table:table-cell table:number-columns-repeated="8"/>
          <table:table-cell office:value-type="float" office:value="625675">
            <text:p>625675</text:p>
          </table:table-cell>
          <table:table-cell table:number-columns-repeated="7"/>
          <table:table-cell office:value-type="float" office:value="614628">
            <text:p>614628</text:p>
          </table:table-cell>
          <table:table-cell table:number-columns-repeated="12"/>
        </table:table-row>
        <table:table-row table:style-name="ro3">
          <table:table-cell office:value-type="float" office:value="352074">
            <text:p>352074</text:p>
          </table:table-cell>
          <table:table-cell table:number-columns-repeated="8"/>
          <table:table-cell office:value-type="float" office:value="645738">
            <text:p>645738</text:p>
          </table:table-cell>
          <table:table-cell table:number-columns-repeated="7"/>
          <table:table-cell office:value-type="float" office:value="624817">
            <text:p>624817</text:p>
          </table:table-cell>
          <table:table-cell table:number-columns-repeated="12"/>
        </table:table-row>
        <table:table-row table:style-name="ro3">
          <table:table-cell office:value-type="float" office:value="439592">
            <text:p>439592</text:p>
          </table:table-cell>
          <table:table-cell table:number-columns-repeated="8"/>
          <table:table-cell office:value-type="float" office:value="670656">
            <text:p>670656</text:p>
          </table:table-cell>
          <table:table-cell table:number-columns-repeated="7"/>
          <table:table-cell office:value-type="float" office:value="625675">
            <text:p>625675</text:p>
          </table:table-cell>
          <table:table-cell table:number-columns-repeated="12"/>
        </table:table-row>
        <table:table-row table:style-name="ro3">
          <table:table-cell office:value-type="float" office:value="527110">
            <text:p>527110</text:p>
          </table:table-cell>
          <table:table-cell table:number-columns-repeated="8"/>
          <table:table-cell office:value-type="float" office:value="681590">
            <text:p>681590</text:p>
          </table:table-cell>
          <table:table-cell table:number-columns-repeated="7"/>
          <table:table-cell office:value-type="float" office:value="645738">
            <text:p>645738</text:p>
          </table:table-cell>
          <table:table-cell table:number-columns-repeated="12"/>
        </table:table-row>
        <table:table-row table:style-name="ro3">
          <table:table-cell office:value-type="float" office:value="614628">
            <text:p>614628</text:p>
          </table:table-cell>
          <table:table-cell table:number-columns-repeated="8"/>
          <table:table-cell office:value-type="float" office:value="682373">
            <text:p>682373</text:p>
          </table:table-cell>
          <table:table-cell table:number-columns-repeated="7"/>
          <table:table-cell office:value-type="float" office:value="670656">
            <text:p>670656</text:p>
          </table:table-cell>
          <table:table-cell table:number-columns-repeated="12"/>
        </table:table-row>
        <table:table-row table:style-name="ro3">
          <table:table-cell office:value-type="float" office:value="702146">
            <text:p>702146</text:p>
          </table:table-cell>
          <table:table-cell table:number-columns-repeated="8"/>
          <table:table-cell office:value-type="float" office:value="702146">
            <text:p>702146</text:p>
          </table:table-cell>
          <table:table-cell table:number-columns-repeated="7"/>
          <table:table-cell office:value-type="float" office:value="681590">
            <text:p>681590</text:p>
          </table:table-cell>
          <table:table-cell table:number-columns-repeated="12"/>
        </table:table-row>
        <table:table-row table:style-name="ro3">
          <table:table-cell office:value-type="float" office:value="789664">
            <text:p>789664</text:p>
          </table:table-cell>
          <table:table-cell table:number-columns-repeated="8"/>
          <table:table-cell office:value-type="float" office:value="702669">
            <text:p>702669</text:p>
          </table:table-cell>
          <table:table-cell table:number-columns-repeated="7"/>
          <table:table-cell office:value-type="float" office:value="682373">
            <text:p>682373</text:p>
          </table:table-cell>
          <table:table-cell table:number-columns-repeated="12"/>
        </table:table-row>
        <table:table-row table:style-name="ro3">
          <table:table-cell office:value-type="float" office:value="877182">
            <text:p>877182</text:p>
          </table:table-cell>
          <table:table-cell table:number-columns-repeated="8"/>
          <table:table-cell office:value-type="float" office:value="731443">
            <text:p>731443</text:p>
          </table:table-cell>
          <table:table-cell table:number-columns-repeated="7"/>
          <table:table-cell office:value-type="float" office:value="702146">
            <text:p>702146</text:p>
          </table:table-cell>
          <table:table-cell table:number-columns-repeated="12"/>
        </table:table-row>
        <table:table-row table:style-name="ro3">
          <table:table-cell office:value-type="float" office:value="964700">
            <text:p>964700</text:p>
          </table:table-cell>
          <table:table-cell table:number-columns-repeated="8"/>
          <table:table-cell office:value-type="float" office:value="749549">
            <text:p>749549</text:p>
          </table:table-cell>
          <table:table-cell table:number-columns-repeated="7"/>
          <table:table-cell office:value-type="float" office:value="702669">
            <text:p>702669</text:p>
          </table:table-cell>
          <table:table-cell table:number-columns-repeated="12"/>
        </table:table-row>
        <table:table-row table:style-name="ro3">
          <table:table-cell office:value-type="float" office:value="1052218">
            <text:p>1052218</text:p>
          </table:table-cell>
          <table:table-cell table:number-columns-repeated="8"/>
          <table:table-cell office:value-type="float" office:value="780521">
            <text:p>780521</text:p>
          </table:table-cell>
          <table:table-cell table:number-columns-repeated="7"/>
          <table:table-cell office:value-type="float" office:value="731443">
            <text:p>731443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789664">
            <text:p>789664</text:p>
          </table:table-cell>
          <table:table-cell table:number-columns-repeated="7"/>
          <table:table-cell office:value-type="float" office:value="749549">
            <text:p>749549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817508">
            <text:p>817508</text:p>
          </table:table-cell>
          <table:table-cell table:number-columns-repeated="7"/>
          <table:table-cell office:value-type="float" office:value="780521">
            <text:p>780521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858373">
            <text:p>858373</text:p>
          </table:table-cell>
          <table:table-cell table:number-columns-repeated="7"/>
          <table:table-cell office:value-type="float" office:value="789664">
            <text:p>789664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877182">
            <text:p>877182</text:p>
          </table:table-cell>
          <table:table-cell table:number-columns-repeated="7"/>
          <table:table-cell office:value-type="float" office:value="817508">
            <text:p>817508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936225">
            <text:p>936225</text:p>
          </table:table-cell>
          <table:table-cell table:number-columns-repeated="7"/>
          <table:table-cell office:value-type="float" office:value="858373">
            <text:p>858373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964700">
            <text:p>964700</text:p>
          </table:table-cell>
          <table:table-cell table:number-columns-repeated="7"/>
          <table:table-cell office:value-type="float" office:value="877182">
            <text:p>877182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office:value-type="float" office:value="1052218">
            <text:p>1052218</text:p>
          </table:table-cell>
          <table:table-cell table:number-columns-repeated="7"/>
          <table:table-cell office:value-type="float" office:value="936225">
            <text:p>936225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964700">
            <text:p>964700</text:p>
          </table:table-cell>
          <table:table-cell table:number-columns-repeated="12"/>
        </table:table-row>
        <table:table-row table:style-name="ro3"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1052218">
            <text:p>1052218</text:p>
          </table:table-cell>
          <table:table-cell table:number-columns-repeated="12"/>
        </table:table-row>
      </table:table>
      <table:table table:name="Hoja1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3">
          <table:table-cell office:value-type="string">
            <text:p>Consumo de Cemento por meses desde Enero de 1992 hasta Diciembre de 2002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7">
          <table:table-cell table:style-name="ce6" office:value-type="string">
            <text:p>Meses a partir de Enero de 1992</text:p>
          </table:table-cell>
          <table:table-cell table:style-name="ce6" office:value-type="string">
            <text:p>Toneladas de cemento</text:p>
          </table:table-cell>
          <table:table-cell table:style-name="ce6" office:value-type="string">
            <text:p>Frecuencia absoluta acumulada</text:p>
          </table:table-cell>
          <table:table-cell table:style-name="ce6" office:value-type="string">
            <text:p>Frecuencia relativa</text:p>
          </table:table-cell>
          <table:table-cell table:style-name="ce6" office:value-type="string">
            <text:p>Frecuencia relativa acumulada</text:p>
          </table:table-cell>
          <table:table-cell table:style-name="ce6" office:value-type="string">
            <text:p>Porcentajes absolutos</text:p>
          </table:table-cell>
          <table:table-cell table:style-name="ce6" office:value-type="string">
            <text:p>Porcentajes acumulados</text:p>
          </table:table-cell>
          <table:table-cell table:style-name="ce6" office:value-type="string">
            <text:p>Marca de clase del intervalo</text:p>
          </table:table-cell>
          <table:table-cell table:number-columns-repeated="4"/>
        </table:table-row>
        <table:table-row table:style-name="ro3">
          <table:table-cell table:style-name="ce7" office:value-type="string">
            <text:p>De 1 a 10</text:p>
          </table:table-cell>
          <table:table-cell table:style-name="ce1" office:value-type="float" office:value="2117895">
            <text:p>2117895</text:p>
          </table:table-cell>
          <table:table-cell table:formula="of:=[.B4]" office:value-type="float" office:value="2117895">
            <text:p>2117895</text:p>
          </table:table-cell>
          <table:table-cell table:formula="of:=[.B4]/[.C17]" office:value-type="float" office:value="0.0443433764544846">
            <text:p>0,04</text:p>
          </table:table-cell>
          <table:table-cell table:formula="of:=[.C4]/[.C17]" office:value-type="float" office:value="0.0443433764544846">
            <text:p>0,04</text:p>
          </table:table-cell>
          <table:table-cell table:formula="of:=4" office:value-type="float" office:value="4">
            <text:p>4</text:p>
          </table:table-cell>
          <table:table-cell table:formula="of:=4" office:value-type="float" office:value="4">
            <text:p>4</text:p>
          </table:table-cell>
          <table:table-cell table:formula="of:=(1+10)/2" office:value-type="float" office:value="5.5">
            <text:p>5,5</text:p>
          </table:table-cell>
          <table:table-cell office:value-type="string">
            <text:p>Moda</text:p>
          </table:table-cell>
          <table:table-cell table:formula="of:=(111+120)/2" office:value-type="float" office:value="115.5">
            <text:p>115,5</text:p>
          </table:table-cell>
          <table:table-cell table:number-columns-repeated="2"/>
        </table:table-row>
        <table:table-row table:style-name="ro3">
          <table:table-cell table:style-name="ce7" office:value-type="string">
            <text:p>De 11 a 20</text:p>
          </table:table-cell>
          <table:table-cell table:style-name="ce1" office:value-type="float" office:value="2232647">
            <text:p>2232647</text:p>
          </table:table-cell>
          <table:table-cell table:formula="of:=[.B4]+[.B5]" office:value-type="float" office:value="4350542">
            <text:p>4350542</text:p>
          </table:table-cell>
          <table:table-cell table:formula="of:=[.B5]/[.C17]" office:value-type="float" office:value="0.0467459937395271">
            <text:p>0,05</text:p>
          </table:table-cell>
          <table:table-cell table:formula="of:=[.C5]/[.C17]" office:value-type="float" office:value="0.0910893701940117">
            <text:p>0,09</text:p>
          </table:table-cell>
          <table:table-cell table:formula="of:=5" office:value-type="float" office:value="5">
            <text:p>5</text:p>
          </table:table-cell>
          <table:table-cell table:formula="of:=9" office:value-type="float" office:value="9">
            <text:p>9</text:p>
          </table:table-cell>
          <table:table-cell office:value-type="float" office:value="15.5">
            <text:p>15,5</text:p>
          </table:table-cell>
          <table:table-cell office:value-type="string">
            <text:p>Mediana</text:p>
          </table:table-cell>
          <table:table-cell office:value-type="float" office:value="75.59">
            <text:p>75,59</text:p>
          </table:table-cell>
          <table:table-cell table:number-columns-repeated="2"/>
        </table:table-row>
        <table:table-row table:style-name="ro3">
          <table:table-cell office:value-type="string">
            <text:p>De 21 a 30</text:p>
          </table:table-cell>
          <table:table-cell table:style-name="ce1" office:value-type="float" office:value="2314963">
            <text:p>2314963</text:p>
          </table:table-cell>
          <table:table-cell table:formula="of:=[.C5]+[.B6]" office:value-type="float" office:value="6665505">
            <text:p>6665505</text:p>
          </table:table-cell>
          <table:table-cell table:formula="of:=[.B6]/[.C17]" office:value-type="float" office:value="0.0484694830419842">
            <text:p>0,05</text:p>
          </table:table-cell>
          <table:table-cell table:formula="of:=[.C6]/[.C17]" office:value-type="float" office:value="0.139558853235996">
            <text:p>0,14</text:p>
          </table:table-cell>
          <table:table-cell table:formula="of:=5" office:value-type="float" office:value="5">
            <text:p>5</text:p>
          </table:table-cell>
          <table:table-cell table:formula="of:=14" office:value-type="float" office:value="14">
            <text:p>14</text:p>
          </table:table-cell>
          <table:table-cell office:value-type="float" office:value="25.5">
            <text:p>25,5</text:p>
          </table:table-cell>
          <table:table-cell office:value-type="string">
            <text:p>Media</text:p>
          </table:table-cell>
          <table:table-cell table:formula="of:=SUMPRODUCT([.H4:.H17];[.B4:.B17])/SUM([.B4:.B17])" office:value-type="float" office:value="78.9239059247363">
            <text:p>78,92</text:p>
          </table:table-cell>
          <table:table-cell table:number-columns-repeated="2"/>
        </table:table-row>
        <table:table-row table:style-name="ro3">
          <table:table-cell office:value-type="string">
            <text:p>De 31 a 40</text:p>
          </table:table-cell>
          <table:table-cell table:style-name="ce1" office:value-type="float" office:value="2472727">
            <text:p>2472727</text:p>
          </table:table-cell>
          <table:table-cell table:formula="of:=[.C6]+[.B7]" office:value-type="float" office:value="9138232">
            <text:p>9138232</text:p>
          </table:table-cell>
          <table:table-cell table:formula="of:=[.B7]/[.C17]" office:value-type="float" office:value="0.0517726630593907">
            <text:p>0,05</text:p>
          </table:table-cell>
          <table:table-cell table:formula="of:=[.C7]/[.C17]" office:value-type="float" office:value="0.191331516295387">
            <text:p>0,19</text:p>
          </table:table-cell>
          <table:table-cell table:formula="of:=5" office:value-type="float" office:value="5">
            <text:p>5</text:p>
          </table:table-cell>
          <table:table-cell table:formula="of:=19" office:value-type="float" office:value="19">
            <text:p>19</text:p>
          </table:table-cell>
          <table:table-cell office:value-type="float" office:value="35.5">
            <text:p>35,5</text:p>
          </table:table-cell>
          <table:table-cell office:value-type="string">
            <text:p>1er cuartil</text:p>
          </table:table-cell>
          <table:table-cell office:value-type="float" office:value="48.96">
            <text:p>48,96</text:p>
          </table:table-cell>
          <table:table-cell/>
          <table:table-cell office:value-type="float" office:value="2016918">
            <text:p>2016918</text:p>
          </table:table-cell>
        </table:table-row>
        <table:table-row table:style-name="ro3">
          <table:table-cell office:value-type="string">
            <text:p>De 41 a 50</text:p>
          </table:table-cell>
          <table:table-cell table:style-name="ce1" office:value-type="float" office:value="3166765">
            <text:p>3166765</text:p>
          </table:table-cell>
          <table:table-cell table:formula="of:=[.C7]+[.B8]" office:value-type="float" office:value="12304997">
            <text:p>12304997</text:p>
          </table:table-cell>
          <table:table-cell table:formula="of:=[.B8]/[.C17]" office:value-type="float" office:value="0.066304067263904">
            <text:p>0,07</text:p>
          </table:table-cell>
          <table:table-cell table:formula="of:=[.C8]/[.C17]" office:value-type="float" office:value="0.257635583559291">
            <text:p>0,26</text:p>
          </table:table-cell>
          <table:table-cell table:formula="of:=7" office:value-type="float" office:value="7">
            <text:p>7</text:p>
          </table:table-cell>
          <table:table-cell table:formula="of:=26" office:value-type="float" office:value="26">
            <text:p>26</text:p>
          </table:table-cell>
          <table:table-cell office:value-type="float" office:value="45.5">
            <text:p>45,5</text:p>
          </table:table-cell>
          <table:table-cell office:value-type="string">
            <text:p>3er cuartil</text:p>
          </table:table-cell>
          <table:table-cell office:value-type="float" office:value="116.93">
            <text:p>116,93</text:p>
          </table:table-cell>
          <table:table-cell/>
          <table:table-cell table:style-name="ce1" office:value-type="float" office:value="2117895">
            <text:p>2117895</text:p>
          </table:table-cell>
        </table:table-row>
        <table:table-row table:style-name="ro3">
          <table:table-cell office:value-type="string">
            <text:p>De 51 a 60</text:p>
          </table:table-cell>
          <table:table-cell table:style-name="ce1" office:value-type="float" office:value="3764485">
            <text:p>3764485</text:p>
          </table:table-cell>
          <table:table-cell table:formula="of:=[.C8]+[.B9]" office:value-type="float" office:value="16069482">
            <text:p>16069482</text:p>
          </table:table-cell>
          <table:table-cell table:formula="of:=[.B9]/[.C17]" office:value-type="float" office:value="0.0788188156222383">
            <text:p>0,08</text:p>
          </table:table-cell>
          <table:table-cell table:formula="of:=[.C9]/[.C17]" office:value-type="float" office:value="0.336454399181529">
            <text:p>0,34</text:p>
          </table:table-cell>
          <table:table-cell table:formula="of:=8" office:value-type="float" office:value="8">
            <text:p>8</text:p>
          </table:table-cell>
          <table:table-cell table:formula="of:=34" office:value-type="float" office:value="34">
            <text:p>34</text:p>
          </table:table-cell>
          <table:table-cell office:value-type="float" office:value="55.5">
            <text:p>55,5</text:p>
          </table:table-cell>
          <table:table-cell office:value-type="string">
            <text:p>Percentil 90</text:p>
          </table:table-cell>
          <table:table-cell office:value-type="float" office:value="127.68">
            <text:p>127,68</text:p>
          </table:table-cell>
          <table:table-cell/>
          <table:table-cell table:style-name="ce1" office:value-type="float" office:value="2232647">
            <text:p>2232647</text:p>
          </table:table-cell>
        </table:table-row>
        <table:table-row table:style-name="ro3">
          <table:table-cell office:value-type="string">
            <text:p>De 61 a 70</text:p>
          </table:table-cell>
          <table:table-cell table:style-name="ce1" office:value-type="float" office:value="3138360">
            <text:p>3138360</text:p>
          </table:table-cell>
          <table:table-cell table:formula="of:=[.C9]+[.B10]" office:value-type="float" office:value="19207842">
            <text:p>19207842</text:p>
          </table:table-cell>
          <table:table-cell table:formula="of:=[.B10]/[.C17]" office:value-type="float" office:value="0.0657093382484478">
            <text:p>0,07</text:p>
          </table:table-cell>
          <table:table-cell table:formula="of:=[.C10]/[.C17]" office:value-type="float" office:value="0.402163737429977">
            <text:p>0,4</text:p>
          </table:table-cell>
          <table:table-cell table:formula="of:=7" office:value-type="float" office:value="7">
            <text:p>7</text:p>
          </table:table-cell>
          <table:table-cell table:formula="of:=40" office:value-type="float" office:value="40">
            <text:p>40</text:p>
          </table:table-cell>
          <table:table-cell office:value-type="float" office:value="65.5">
            <text:p>65,5</text:p>
          </table:table-cell>
          <table:table-cell office:value-type="string">
            <text:p>R variación</text:p>
          </table:table-cell>
          <table:table-cell office:value-type="float" office:value="0.88">
            <text:p>0,88</text:p>
          </table:table-cell>
          <table:table-cell/>
          <table:table-cell table:style-name="ce1" office:value-type="float" office:value="2314963">
            <text:p>2314963</text:p>
          </table:table-cell>
        </table:table-row>
        <table:table-row table:style-name="ro3">
          <table:table-cell office:value-type="string">
            <text:p>De 71 a 80</text:p>
          </table:table-cell>
          <table:table-cell table:style-name="ce1" office:value-type="float" office:value="3255252">
            <text:p>3255252</text:p>
          </table:table-cell>
          <table:table-cell table:formula="of:=[.C10]+[.B11]" office:value-type="float" office:value="22463094">
            <text:p>22463094</text:p>
          </table:table-cell>
          <table:table-cell table:formula="of:=[.B11]/[.C17]" office:value-type="float" office:value="0.0681567617328592">
            <text:p>0,07</text:p>
          </table:table-cell>
          <table:table-cell table:formula="of:=[.C11]/[.C17]" office:value-type="float" office:value="0.470320499162836">
            <text:p>0,47</text:p>
          </table:table-cell>
          <table:table-cell table:formula="of:=7" office:value-type="float" office:value="7">
            <text:p>7</text:p>
          </table:table-cell>
          <table:table-cell table:formula="of:=47" office:value-type="float" office:value="47">
            <text:p>47</text:p>
          </table:table-cell>
          <table:table-cell office:value-type="float" office:value="75.5">
            <text:p>75,5</text:p>
          </table:table-cell>
          <table:table-cell office:value-type="string">
            <text:p>RIC</text:p>
          </table:table-cell>
          <table:table-cell table:formula="of:=[.J8]-[.J7]" office:value-type="float" office:value="67.97">
            <text:p>67,97</text:p>
          </table:table-cell>
          <table:table-cell/>
          <table:table-cell table:style-name="ce1" office:value-type="float" office:value="2472727">
            <text:p>2472727</text:p>
          </table:table-cell>
        </table:table-row>
        <table:table-row table:style-name="ro3">
          <table:table-cell office:value-type="string">
            <text:p>De 81 a 90</text:p>
          </table:table-cell>
          <table:table-cell table:style-name="ce1" office:value-type="float" office:value="3549603">
            <text:p>3549603</text:p>
          </table:table-cell>
          <table:table-cell table:formula="of:=[.C11]+[.B12]" office:value-type="float" office:value="26012697">
            <text:p>26012697</text:p>
          </table:table-cell>
          <table:table-cell table:formula="of:=[.B12]/[.C17]" office:value-type="float" office:value="0.0743197288312064">
            <text:p>0,07</text:p>
          </table:table-cell>
          <table:table-cell table:formula="of:=[.C12]/[.C17]" office:value-type="float" office:value="0.544640227994042">
            <text:p>0,54</text:p>
          </table:table-cell>
          <table:table-cell table:formula="of:=7" office:value-type="float" office:value="7">
            <text:p>7</text:p>
          </table:table-cell>
          <table:table-cell table:formula="of:=54" office:value-type="float" office:value="54">
            <text:p>54</text:p>
          </table:table-cell>
          <table:table-cell office:value-type="float" office:value="85.5">
            <text:p>85,5</text:p>
          </table:table-cell>
          <table:table-cell office:value-type="string">
            <text:p>Varianza</text:p>
          </table:table-cell>
          <table:table-cell table:style-name="ce6" table:number-columns-repeated="2"/>
          <table:table-cell/>
        </table:table-row>
        <table:table-row table:style-name="ro3">
          <table:table-cell office:value-type="string">
            <text:p>De 91 a 100</text:p>
          </table:table-cell>
          <table:table-cell table:style-name="ce1" office:value-type="float" office:value="4164443">
            <text:p>4164443</text:p>
          </table:table-cell>
          <table:table-cell table:formula="of:=[.C12]+[.B13]" office:value-type="float" office:value="30177140">
            <text:p>30177140</text:p>
          </table:table-cell>
          <table:table-cell table:formula="of:=[.B13]/[.C17]" office:value-type="float" office:value="0.0871929267844927">
            <text:p>0,09</text:p>
          </table:table-cell>
          <table:table-cell table:formula="of:=[.C13]/[.C17]" office:value-type="float" office:value="0.631833154778535">
            <text:p>0,63</text:p>
          </table:table-cell>
          <table:table-cell table:formula="of:=9" office:value-type="float" office:value="9">
            <text:p>9</text:p>
          </table:table-cell>
          <table:table-cell table:formula="of:=63" office:value-type="float" office:value="63">
            <text:p>63</text:p>
          </table:table-cell>
          <table:table-cell office:value-type="float" office:value="95.5">
            <text:p>95,5</text:p>
          </table:table-cell>
          <table:table-cell office:value-type="string">
            <text:p>Desv. Típica</text:p>
          </table:table-cell>
          <table:table-cell table:number-columns-repeated="2"/>
          <table:table-cell table:style-name="ce1" office:value-type="float" office:value="3166765">
            <text:p>3166765</text:p>
          </table:table-cell>
        </table:table-row>
        <table:table-row table:style-name="ro3">
          <table:table-cell office:value-type="string">
            <text:p>De 101 a 110</text:p>
          </table:table-cell>
          <table:table-cell office:value-type="float" office:value="4874770">
            <text:p>4874770</text:p>
          </table:table-cell>
          <table:table-cell table:formula="of:=[.C13]+[.B14]" office:value-type="float" office:value="35051910">
            <text:p>35051910</text:p>
          </table:table-cell>
          <table:table-cell table:formula="of:=[.B14]/[.C17]" office:value-type="float" office:value="0.102065381541119">
            <text:p>0,1</text:p>
          </table:table-cell>
          <table:table-cell table:formula="of:=[.C14]/[.C17]" office:value-type="float" office:value="0.733898536319654">
            <text:p>0,73</text:p>
          </table:table-cell>
          <table:table-cell table:formula="of:=1" office:value-type="float" office:value="1">
            <text:p>1</text:p>
          </table:table-cell>
          <table:table-cell table:formula="of:=73" office:value-type="float" office:value="73">
            <text:p>73</text:p>
          </table:table-cell>
          <table:table-cell office:value-type="float" office:value="105.5">
            <text:p>105,5</text:p>
          </table:table-cell>
          <table:table-cell table:number-columns-repeated="3"/>
          <table:table-cell table:style-name="ce1" office:value-type="float" office:value="3255252">
            <text:p>3255252</text:p>
          </table:table-cell>
        </table:table-row>
        <table:table-row table:style-name="ro3">
          <table:table-cell office:value-type="string">
            <text:p>De 111 a 120</text:p>
          </table:table-cell>
          <table:table-cell office:value-type="float" office:value="5858910">
            <text:p>5858910</text:p>
          </table:table-cell>
          <table:table-cell table:formula="of:=[.C14]+[.B15]" office:value-type="float" office:value="40910820">
            <text:p>40910820</text:p>
          </table:table-cell>
          <table:table-cell table:formula="of:=[.B15]/[.C17]" office:value-type="float" office:value="0.122670789507008">
            <text:p>0,12</text:p>
          </table:table-cell>
          <table:table-cell table:formula="of:=[.C15]/[.C17]" office:value-type="float" office:value="0.856569325826662">
            <text:p>0,86</text:p>
          </table:table-cell>
          <table:table-cell table:formula="of:=12" office:value-type="float" office:value="12">
            <text:p>12</text:p>
          </table:table-cell>
          <table:table-cell table:formula="of:=86" office:value-type="float" office:value="86">
            <text:p>86</text:p>
          </table:table-cell>
          <table:table-cell office:value-type="float" office:value="115.5">
            <text:p>115,5</text:p>
          </table:table-cell>
          <table:table-cell table:number-columns-repeated="3"/>
          <table:table-cell table:style-name="ce1" office:value-type="float" office:value="3549603">
            <text:p>3549603</text:p>
          </table:table-cell>
        </table:table-row>
        <table:table-row table:style-name="ro3">
          <table:table-cell office:value-type="string">
            <text:p>De 121 a 130</text:p>
          </table:table-cell>
          <table:table-cell office:value-type="float" office:value="4833510">
            <text:p>4833510</text:p>
          </table:table-cell>
          <table:table-cell table:formula="of:=[.C15]+[.B16]" office:value-type="float" office:value="45744330">
            <text:p>45744330</text:p>
          </table:table-cell>
          <table:table-cell table:formula="of:=[.B16]/[.C17]" office:value-type="float" office:value="0.101201501267304">
            <text:p>0,1</text:p>
          </table:table-cell>
          <table:table-cell table:formula="of:=[.C16]/[.C17]" office:value-type="float" office:value="0.957770827093965">
            <text:p>0,96</text:p>
          </table:table-cell>
          <table:table-cell table:formula="of:=1" office:value-type="float" office:value="1">
            <text:p>1</text:p>
          </table:table-cell>
          <table:table-cell table:formula="of:=96" office:value-type="float" office:value="96">
            <text:p>96</text:p>
          </table:table-cell>
          <table:table-cell office:value-type="float" office:value="125.5">
            <text:p>125,5</text:p>
          </table:table-cell>
          <table:table-cell table:number-columns-repeated="3"/>
          <table:table-cell table:style-name="ce1" office:value-type="float" office:value="3764485">
            <text:p>3764485</text:p>
          </table:table-cell>
        </table:table-row>
        <table:table-row table:style-name="ro3">
          <table:table-cell office:value-type="string">
            <text:p>De 131 a 140</text:p>
          </table:table-cell>
          <table:table-cell office:value-type="float" office:value="2016918">
            <text:p>2016918</text:p>
          </table:table-cell>
          <table:table-cell table:formula="of:=[.C16]+[.B17]" office:value-type="float" office:value="47761248">
            <text:p>47761248</text:p>
          </table:table-cell>
          <table:table-cell table:formula="of:=[.B17]/[.C17]" office:value-type="float" office:value="0.0422291729060346">
            <text:p>0,04</text:p>
          </table:table-cell>
          <table:table-cell table:formula="of:=[.C17]/[.C17]" office:value-type="float" office:value="1">
            <text:p>1</text:p>
          </table:table-cell>
          <table:table-cell table:formula="of:=4" office:value-type="float" office:value="4">
            <text:p>4</text:p>
          </table:table-cell>
          <table:table-cell table:formula="of:=100" office:value-type="float" office:value="100">
            <text:p>100</text:p>
          </table:table-cell>
          <table:table-cell office:value-type="float" office:value="135.5">
            <text:p>135,5</text:p>
          </table:table-cell>
          <table:table-cell table:number-columns-repeated="3"/>
          <table:table-cell table:style-name="ce1" office:value-type="float" office:value="4164443">
            <text:p>4164443</text:p>
          </table:table-cell>
        </table:table-row>
        <table:table-row table:style-name="ro3">
          <table:table-cell table:number-columns-repeated="11"/>
          <table:table-cell office:value-type="float" office:value="4833510">
            <text:p>4833510</text:p>
          </table:table-cell>
        </table:table-row>
        <table:table-row table:style-name="ro3">
          <table:table-cell/>
          <table:table-cell>
            <draw:frame table:end-cell-address="Hoja11.F34" table:end-x="0.698cm" table:end-y="0.296cm" draw:z-index="0" draw:style-name="gr1" svg:width="8.001cm" svg:height="6.989cm" svg:x="1.729cm" svg:y="0.081cm">
              <draw:object draw:notify-on-update-of-ranges="Hoja10.A5:Hoja10.A17 Hoja10.B4:Hoja10.B4 Hoja10.B5:Hoja10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4874770">
            <text:p>4874770</text:p>
          </table:table-cell>
        </table:table-row>
        <table:table-row table:style-name="ro3">
          <table:table-cell table:number-columns-repeated="11"/>
          <table:table-cell office:value-type="float" office:value="5858910">
            <text:p>5858910</text:p>
          </table:table-cell>
        </table:table-row>
        <table:table-row table:style-name="ro3" table:number-rows-repeated="14">
          <table:table-cell table:number-columns-repeated="12"/>
        </table:table-row>
        <table:table-row table:style-name="ro3">
          <table:table-cell table:number-columns-repeated="2"/>
          <table:table-cell>
            <draw:frame table:end-cell-address="Hoja11.F50" table:end-x="1.411cm" table:end-y="0.304cm" draw:z-index="1" draw:style-name="gr1" svg:width="7.999cm" svg:height="6.999cm" svg:x="0.186cm" svg:y="0.079cm">
              <draw:object draw:notify-on-update-of-ranges="Hoja10.A5:Hoja10.A17 Hoja10.B4:Hoja10.B4 Hoja10.B5:Hoja10.B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3" table:number-rows-repeated="16">
          <table:table-cell table:number-columns-repeated="12"/>
        </table:table-row>
        <table:table-row table:style-name="ro3">
          <table:table-cell/>
          <table:table-cell>
            <draw:frame table:end-cell-address="Hoja11.F68" table:end-x="0.937cm" table:end-y="0.148cm" draw:z-index="2" draw:style-name="gr1" svg:width="7.999cm" svg:height="6.999cm" svg:x="1.97cm" svg:y="0.375cm">
              <draw:object draw:notify-on-update-of-ranges="Hoja10.A5:Hoja10.A17 Hoja10.G4:Hoja10.G4 Hoja10.G5:Hoja10.G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Hoja12" table:style-name="ta1" table:print="false">
        <office:forms form:automatic-focus="false" form:apply-design-mode="false"/>
        <table:table-column table:style-name="co1" table:number-columns-repeated="88" table:default-cell-style-name="Default"/>
        <table:table-row table:style-name="ro3">
          <table:table-cell office:value-type="string">
            <text:p>CONSUMO DE CEMENTO DE 1991 A 1999</text:p>
          </table:table-cell>
          <table:table-cell table:number-columns-repeated="9"/>
          <table:table-cell office:value-type="string">
            <text:p>PRACTICA 2</text:p>
          </table:table-cell>
          <table:table-cell table:number-columns-repeated="77"/>
        </table:table-row>
        <table:table-row table:style-name="ro3">
          <table:table-cell table:number-columns-repeated="88"/>
        </table:table-row>
        <table:table-row table:style-name="ro9">
          <table:table-cell table:style-name="ce1" office:value-type="float" office:value="1991">
            <text:p>1991</text:p>
          </table:table-cell>
          <table:table-cell table:style-name="ce1" office:value-type="float" office:value="58669">
            <text:p>58669</text:p>
          </table:table-cell>
          <table:table-cell table:style-name="ce1" office:value-type="float" office:value="51559">
            <text:p>51559</text:p>
          </table:table-cell>
          <table:table-cell table:style-name="ce1" office:value-type="float" office:value="52356">
            <text:p>52356</text:p>
          </table:table-cell>
          <table:table-cell table:style-name="ce1" office:value-type="float" office:value="65125">
            <text:p>65125</text:p>
          </table:table-cell>
          <table:table-cell table:style-name="ce1" office:value-type="float" office:value="64398">
            <text:p>64398</text:p>
          </table:table-cell>
          <table:table-cell table:style-name="ce1" office:value-type="float" office:value="53626">
            <text:p>53626</text:p>
          </table:table-cell>
          <table:table-cell table:style-name="ce1" office:value-type="float" office:value="58091">
            <text:p>58091</text:p>
          </table:table-cell>
          <table:table-cell table:style-name="ce1" office:value-type="float" office:value="29795">
            <text:p>29795</text:p>
          </table:table-cell>
          <table:table-cell table:style-name="ce1" office:value-type="float" office:value="42792">
            <text:p>42792</text:p>
          </table:table-cell>
          <table:table-cell table:style-name="ce1" office:value-type="float" office:value="50682">
            <text:p>50682</text:p>
          </table:table-cell>
          <table:table-cell table:style-name="ce1" office:value-type="float" office:value="44100">
            <text:p>44100</text:p>
          </table:table-cell>
          <table:table-cell table:style-name="ce1" office:value-type="float" office:value="42680">
            <text:p>42680</text:p>
          </table:table-cell>
          <table:table-cell table:number-columns-repeated="2"/>
          <table:table-cell table:style-name="ce11" office:value-type="string">
            <text:p>X(CONSUMO DE CEMENTO</text:p>
          </table:table-cell>
          <table:table-cell table:style-name="ce11" office:value-type="string">
            <text:p>Y(CASAS INICIADAS</text:p>
          </table:table-cell>
          <table:table-cell/>
          <table:table-cell office:value-type="string">
            <text:p>SUMA</text:p>
          </table:table-cell>
          <table:table-cell table:number-columns-repeated="69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1" office:value-type="float" office:value="40137">
            <text:p>40137</text:p>
          </table:table-cell>
          <table:table-cell table:style-name="ce1" office:value-type="float" office:value="78282">
            <text:p>78282</text:p>
          </table:table-cell>
          <table:table-cell table:style-name="ce1" office:value-type="float" office:value="116427">
            <text:p>116427</text:p>
          </table:table-cell>
          <table:table-cell table:style-name="ce1" office:value-type="float" office:value="154572">
            <text:p>154572</text:p>
          </table:table-cell>
          <table:table-cell table:style-name="ce1" office:value-type="float" office:value="192717">
            <text:p>192717</text:p>
          </table:table-cell>
          <table:table-cell table:style-name="ce1" office:value-type="float" office:value="230862">
            <text:p>230862</text:p>
          </table:table-cell>
          <table:table-cell table:style-name="ce1" office:value-type="float" office:value="269007">
            <text:p>269007</text:p>
          </table:table-cell>
          <table:table-cell table:style-name="ce1" office:value-type="float" office:value="307152">
            <text:p>307152</text:p>
          </table:table-cell>
          <table:table-cell table:style-name="ce1" office:value-type="float" office:value="345297">
            <text:p>345297</text:p>
          </table:table-cell>
          <table:table-cell table:style-name="ce1" office:value-type="float" office:value="383442">
            <text:p>383442</text:p>
          </table:table-cell>
          <table:table-cell table:style-name="ce1" office:value-type="float" office:value="421587">
            <text:p>421587</text:p>
          </table:table-cell>
          <table:table-cell table:style-name="ce1" office:value-type="float" office:value="459732">
            <text:p>459732</text:p>
          </table:table-cell>
          <table:table-cell table:number-columns-repeated="75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1" office:value-type="float" office:value="38987">
            <text:p>38987</text:p>
          </table:table-cell>
          <table:table-cell table:style-name="ce1" office:value-type="float" office:value="75981">
            <text:p>75981</text:p>
          </table:table-cell>
          <table:table-cell table:style-name="ce1" office:value-type="float" office:value="112975">
            <text:p>112975</text:p>
          </table:table-cell>
          <table:table-cell table:style-name="ce1" office:value-type="float" office:value="149969">
            <text:p>149969</text:p>
          </table:table-cell>
          <table:table-cell table:style-name="ce1" office:value-type="float" office:value="186963">
            <text:p>186963</text:p>
          </table:table-cell>
          <table:table-cell table:style-name="ce1" office:value-type="float" office:value="223957">
            <text:p>223957</text:p>
          </table:table-cell>
          <table:table-cell table:style-name="ce1" office:value-type="float" office:value="260951">
            <text:p>260951</text:p>
          </table:table-cell>
          <table:table-cell table:style-name="ce1" office:value-type="float" office:value="297945">
            <text:p>297945</text:p>
          </table:table-cell>
          <table:table-cell table:style-name="ce1" office:value-type="float" office:value="334939">
            <text:p>334939</text:p>
          </table:table-cell>
          <table:table-cell table:style-name="ce1" office:value-type="float" office:value="371933">
            <text:p>371933</text:p>
          </table:table-cell>
          <table:table-cell table:style-name="ce1" office:value-type="float" office:value="408927">
            <text:p>408927</text:p>
          </table:table-cell>
          <table:table-cell table:style-name="ce1" office:value-type="float" office:value="445921">
            <text:p>445921</text:p>
          </table:table-cell>
          <table:table-cell table:number-columns-repeated="2"/>
          <table:table-cell table:formula="of:=[.B3]" office:value-type="float" office:value="58669">
            <text:p>58669</text:p>
          </table:table-cell>
          <table:table-cell table:formula="of:=[.B15]" office:value-type="float" office:value="541">
            <text:p>541</text:p>
          </table:table-cell>
          <table:table-cell/>
          <table:table-cell table:formula="of:=SUM([.P5:.Q5])" office:value-type="float" office:value="59210">
            <text:p>59210</text:p>
          </table:table-cell>
          <table:table-cell/>
          <table:table-cell office:value-type="string">
            <text:p>COVARIANCIA</text:p>
          </table:table-cell>
          <table:table-cell/>
          <table:table-cell office:value-type="float" office:value="8371705.128">
            <text:p>8371705,13</text:p>
          </table:table-cell>
          <table:table-cell table:number-columns-repeated="64"/>
          <table:table-cell table:style-name="ce12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1" office:value-type="float" office:value="37293">
            <text:p>37293</text:p>
          </table:table-cell>
          <table:table-cell table:style-name="ce1" office:value-type="float" office:value="72592">
            <text:p>72592</text:p>
          </table:table-cell>
          <table:table-cell table:style-name="ce1" office:value-type="float" office:value="107891">
            <text:p>107891</text:p>
          </table:table-cell>
          <table:table-cell table:style-name="ce1" office:value-type="float" office:value="143190">
            <text:p>143190</text:p>
          </table:table-cell>
          <table:table-cell table:style-name="ce1" office:value-type="float" office:value="178489">
            <text:p>178489</text:p>
          </table:table-cell>
          <table:table-cell table:style-name="ce1" office:value-type="float" office:value="213788">
            <text:p>213788</text:p>
          </table:table-cell>
          <table:table-cell table:style-name="ce1" office:value-type="float" office:value="249087">
            <text:p>249087</text:p>
          </table:table-cell>
          <table:table-cell table:style-name="ce1" office:value-type="float" office:value="284386">
            <text:p>284386</text:p>
          </table:table-cell>
          <table:table-cell table:style-name="ce1" office:value-type="float" office:value="319685">
            <text:p>319685</text:p>
          </table:table-cell>
          <table:table-cell table:style-name="ce1" office:value-type="float" office:value="354984">
            <text:p>354984</text:p>
          </table:table-cell>
          <table:table-cell table:style-name="ce1" office:value-type="float" office:value="390283">
            <text:p>390283</text:p>
          </table:table-cell>
          <table:table-cell table:style-name="ce1" office:value-type="float" office:value="425582">
            <text:p>425582</text:p>
          </table:table-cell>
          <table:table-cell table:number-columns-repeated="2"/>
          <table:table-cell table:formula="of:=[.C3]" office:value-type="float" office:value="51559">
            <text:p>51559</text:p>
          </table:table-cell>
          <table:table-cell table:formula="of:=[.C15]" office:value-type="float" office:value="570">
            <text:p>570</text:p>
          </table:table-cell>
          <table:table-cell/>
          <table:table-cell table:formula="of:=SUM([.P6:.Q6])" office:value-type="float" office:value="52129">
            <text:p>52129</text:p>
          </table:table-cell>
          <table:table-cell/>
          <table:table-cell office:value-type="string">
            <text:p>COEF. CORRELACION</text:p>
          </table:table-cell>
          <table:table-cell/>
          <table:table-cell table:formula="of:=CORREL([.P5:.P112];[.Q5:.Q112])" office:value-type="float" office:value="0.151343683088491">
            <text:p>0,15</text:p>
          </table:table-cell>
          <table:table-cell table:number-columns-repeated="65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1" office:value-type="float" office:value="46069">
            <text:p>46069</text:p>
          </table:table-cell>
          <table:table-cell table:style-name="ce1" office:value-type="float" office:value="90143">
            <text:p>90143</text:p>
          </table:table-cell>
          <table:table-cell table:style-name="ce1" office:value-type="float" office:value="134217">
            <text:p>134217</text:p>
          </table:table-cell>
          <table:table-cell table:style-name="ce1" office:value-type="float" office:value="178291">
            <text:p>178291</text:p>
          </table:table-cell>
          <table:table-cell table:style-name="ce1" office:value-type="float" office:value="222365">
            <text:p>222365</text:p>
          </table:table-cell>
          <table:table-cell table:style-name="ce1" office:value-type="float" office:value="266439">
            <text:p>266439</text:p>
          </table:table-cell>
          <table:table-cell table:style-name="ce1" office:value-type="float" office:value="310513">
            <text:p>310513</text:p>
          </table:table-cell>
          <table:table-cell table:style-name="ce1" office:value-type="float" office:value="354587">
            <text:p>354587</text:p>
          </table:table-cell>
          <table:table-cell table:style-name="ce1" office:value-type="float" office:value="398661">
            <text:p>398661</text:p>
          </table:table-cell>
          <table:table-cell table:style-name="ce1" office:value-type="float" office:value="442735">
            <text:p>442735</text:p>
          </table:table-cell>
          <table:table-cell table:style-name="ce1" office:value-type="float" office:value="486809">
            <text:p>486809</text:p>
          </table:table-cell>
          <table:table-cell table:style-name="ce1" office:value-type="float" office:value="530883">
            <text:p>530883</text:p>
          </table:table-cell>
          <table:table-cell table:number-columns-repeated="2"/>
          <table:table-cell table:formula="of:=[.D3]" office:value-type="float" office:value="52356">
            <text:p>52356</text:p>
          </table:table-cell>
          <table:table-cell table:formula="of:=[.D15]" office:value-type="float" office:value="597">
            <text:p>597</text:p>
          </table:table-cell>
          <table:table-cell/>
          <table:table-cell table:formula="of:=SUM([.P7:.Q7])" office:value-type="float" office:value="52953">
            <text:p>52953</text:p>
          </table:table-cell>
          <table:table-cell table:number-columns-repeated="69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1" office:value-type="float" office:value="51923">
            <text:p>51923</text:p>
          </table:table-cell>
          <table:table-cell table:style-name="ce1" office:value-type="float" office:value="101850">
            <text:p>101850</text:p>
          </table:table-cell>
          <table:table-cell table:style-name="ce1" office:value-type="float" office:value="151777">
            <text:p>151777</text:p>
          </table:table-cell>
          <table:table-cell table:style-name="ce1" office:value-type="float" office:value="201704">
            <text:p>201704</text:p>
          </table:table-cell>
          <table:table-cell table:style-name="ce1" office:value-type="float" office:value="251631">
            <text:p>251631</text:p>
          </table:table-cell>
          <table:table-cell table:style-name="ce1" office:value-type="float" office:value="301558">
            <text:p>301558</text:p>
          </table:table-cell>
          <table:table-cell table:style-name="ce1" office:value-type="float" office:value="351485">
            <text:p>351485</text:p>
          </table:table-cell>
          <table:table-cell table:style-name="ce1" office:value-type="float" office:value="401412">
            <text:p>401412</text:p>
          </table:table-cell>
          <table:table-cell table:style-name="ce1" office:value-type="float" office:value="451339">
            <text:p>451339</text:p>
          </table:table-cell>
          <table:table-cell table:style-name="ce1" office:value-type="float" office:value="501266">
            <text:p>501266</text:p>
          </table:table-cell>
          <table:table-cell table:style-name="ce1" office:value-type="float" office:value="551193">
            <text:p>551193</text:p>
          </table:table-cell>
          <table:table-cell table:style-name="ce1" office:value-type="float" office:value="601120">
            <text:p>601120</text:p>
          </table:table-cell>
          <table:table-cell table:number-columns-repeated="2"/>
          <table:table-cell table:formula="of:=[.E3]" office:value-type="float" office:value="65125">
            <text:p>65125</text:p>
          </table:table-cell>
          <table:table-cell table:formula="of:=[.E15]" office:value-type="float" office:value="581">
            <text:p>581</text:p>
          </table:table-cell>
          <table:table-cell/>
          <table:table-cell table:formula="of:=SUM([.P8:.Q8])" office:value-type="float" office:value="65706">
            <text:p>65706</text:p>
          </table:table-cell>
          <table:table-cell table:number-columns-repeated="69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1" office:value-type="float" office:value="58695">
            <text:p>58695</text:p>
          </table:table-cell>
          <table:table-cell table:style-name="ce1" office:value-type="float" office:value="115393">
            <text:p>115393</text:p>
          </table:table-cell>
          <table:table-cell table:style-name="ce1" office:value-type="float" office:value="172091">
            <text:p>172091</text:p>
          </table:table-cell>
          <table:table-cell table:style-name="ce1" office:value-type="float" office:value="228789">
            <text:p>228789</text:p>
          </table:table-cell>
          <table:table-cell table:style-name="ce1" office:value-type="float" office:value="285487">
            <text:p>285487</text:p>
          </table:table-cell>
          <table:table-cell table:style-name="ce1" office:value-type="float" office:value="342185">
            <text:p>342185</text:p>
          </table:table-cell>
          <table:table-cell table:style-name="ce1" office:value-type="float" office:value="398883">
            <text:p>398883</text:p>
          </table:table-cell>
          <table:table-cell table:style-name="ce1" office:value-type="float" office:value="455581">
            <text:p>455581</text:p>
          </table:table-cell>
          <table:table-cell table:style-name="ce1" office:value-type="float" office:value="512279">
            <text:p>512279</text:p>
          </table:table-cell>
          <table:table-cell table:style-name="ce1" office:value-type="float" office:value="568977">
            <text:p>568977</text:p>
          </table:table-cell>
          <table:table-cell table:style-name="ce1" office:value-type="float" office:value="625675">
            <text:p>625675</text:p>
          </table:table-cell>
          <table:table-cell table:style-name="ce1" office:value-type="float" office:value="682373">
            <text:p>682373</text:p>
          </table:table-cell>
          <table:table-cell table:number-columns-repeated="2"/>
          <table:table-cell table:formula="of:=[.F3]" office:value-type="float" office:value="64398">
            <text:p>64398</text:p>
          </table:table-cell>
          <table:table-cell table:formula="of:=[.F15]" office:value-type="float" office:value="417">
            <text:p>417</text:p>
          </table:table-cell>
          <table:table-cell/>
          <table:table-cell table:formula="of:=SUM([.P9:.Q9])" office:value-type="float" office:value="64815">
            <text:p>64815</text:p>
          </table:table-cell>
          <table:table-cell table:number-columns-repeated="69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1" office:value-type="float" office:value="55643">
            <text:p>55643</text:p>
          </table:table-cell>
          <table:table-cell table:style-name="ce1" office:value-type="float" office:value="109288">
            <text:p>109288</text:p>
          </table:table-cell>
          <table:table-cell table:style-name="ce1" office:value-type="float" office:value="162933">
            <text:p>162933</text:p>
          </table:table-cell>
          <table:table-cell table:style-name="ce1" office:value-type="float" office:value="216578">
            <text:p>216578</text:p>
          </table:table-cell>
          <table:table-cell table:style-name="ce1" office:value-type="float" office:value="270223">
            <text:p>270223</text:p>
          </table:table-cell>
          <table:table-cell table:style-name="ce1" office:value-type="float" office:value="323868">
            <text:p>323868</text:p>
          </table:table-cell>
          <table:table-cell table:style-name="ce1" office:value-type="float" office:value="377513">
            <text:p>377513</text:p>
          </table:table-cell>
          <table:table-cell table:style-name="ce1" office:value-type="float" office:value="431158">
            <text:p>431158</text:p>
          </table:table-cell>
          <table:table-cell table:style-name="ce1" office:value-type="float" office:value="484803">
            <text:p>484803</text:p>
          </table:table-cell>
          <table:table-cell table:style-name="ce1" office:value-type="float" office:value="538448">
            <text:p>538448</text:p>
          </table:table-cell>
          <table:table-cell table:style-name="ce1" office:value-type="float" office:value="592093">
            <text:p>592093</text:p>
          </table:table-cell>
          <table:table-cell table:style-name="ce1" office:value-type="float" office:value="645738">
            <text:p>645738</text:p>
          </table:table-cell>
          <table:table-cell table:number-columns-repeated="2"/>
          <table:table-cell table:formula="of:=[.G3]" office:value-type="float" office:value="53626">
            <text:p>53626</text:p>
          </table:table-cell>
          <table:table-cell table:formula="of:=[.G15]" office:value-type="float" office:value="596">
            <text:p>596</text:p>
          </table:table-cell>
          <table:table-cell/>
          <table:table-cell table:formula="of:=SUM([.P10:.Q10])" office:value-type="float" office:value="54222">
            <text:p>54222</text:p>
          </table:table-cell>
          <table:table-cell table:number-columns-repeated="69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1" office:value-type="float" office:value="62786">
            <text:p>62786</text:p>
          </table:table-cell>
          <table:table-cell table:style-name="ce1" office:value-type="float" office:value="123573">
            <text:p>123573</text:p>
          </table:table-cell>
          <table:table-cell table:style-name="ce1" office:value-type="float" office:value="184360">
            <text:p>184360</text:p>
          </table:table-cell>
          <table:table-cell table:style-name="ce1" office:value-type="float" office:value="245147">
            <text:p>245147</text:p>
          </table:table-cell>
          <table:table-cell table:style-name="ce1" office:value-type="float" office:value="305934">
            <text:p>305934</text:p>
          </table:table-cell>
          <table:table-cell table:style-name="ce1" office:value-type="float" office:value="366721">
            <text:p>366721</text:p>
          </table:table-cell>
          <table:table-cell table:style-name="ce1" office:value-type="float" office:value="427508">
            <text:p>427508</text:p>
          </table:table-cell>
          <table:table-cell table:style-name="ce1" office:value-type="float" office:value="488295">
            <text:p>488295</text:p>
          </table:table-cell>
          <table:table-cell table:style-name="ce1" office:value-type="float" office:value="549082">
            <text:p>549082</text:p>
          </table:table-cell>
          <table:table-cell table:style-name="ce1" office:value-type="float" office:value="609869">
            <text:p>609869</text:p>
          </table:table-cell>
          <table:table-cell table:style-name="ce1" office:value-type="float" office:value="670656">
            <text:p>670656</text:p>
          </table:table-cell>
          <table:table-cell table:style-name="ce1" office:value-type="float" office:value="731443">
            <text:p>731443</text:p>
          </table:table-cell>
          <table:table-cell table:number-columns-repeated="2"/>
          <table:table-cell table:formula="of:=[.H3]" office:value-type="float" office:value="58091">
            <text:p>58091</text:p>
          </table:table-cell>
          <table:table-cell table:formula="of:=[.H15]" office:value-type="float" office:value="747">
            <text:p>747</text:p>
          </table:table-cell>
          <table:table-cell/>
          <table:table-cell table:formula="of:=SUM([.P11:.Q11])" office:value-type="float" office:value="58838">
            <text:p>5883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3]" office:value-type="float" office:value="29795">
            <text:p>29795</text:p>
          </table:table-cell>
          <table:table-cell table:formula="of:=[.I15]" office:value-type="float" office:value="528">
            <text:p>528</text:p>
          </table:table-cell>
          <table:table-cell/>
          <table:table-cell table:formula="of:=SUM([.P12:.Q12])" office:value-type="float" office:value="30323">
            <text:p>30323</text:p>
          </table:table-cell>
          <table:table-cell table:number-columns-repeated="69"/>
        </table:table-row>
        <table:table-row table:style-name="ro3">
          <table:table-cell office:value-type="string">
            <text:p>CASAS INICIADAS DE 1991 A 1999</text:p>
          </table:table-cell>
          <table:table-cell table:number-columns-repeated="14"/>
          <table:table-cell table:formula="of:=[.J3]" office:value-type="float" office:value="42792">
            <text:p>42792</text:p>
          </table:table-cell>
          <table:table-cell table:formula="of:=[.J15]" office:value-type="float" office:value="435">
            <text:p>435</text:p>
          </table:table-cell>
          <table:table-cell/>
          <table:table-cell table:formula="of:=SUM([.P13:.Q13])" office:value-type="float" office:value="43227">
            <text:p>4322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3]" office:value-type="float" office:value="50682">
            <text:p>50682</text:p>
          </table:table-cell>
          <table:table-cell table:formula="of:=[.K15]" office:value-type="float" office:value="568">
            <text:p>568</text:p>
          </table:table-cell>
          <table:table-cell/>
          <table:table-cell table:formula="of:=SUM([.P14:.Q14])" office:value-type="float" office:value="51250">
            <text:p>51250</text:p>
          </table:table-cell>
          <table:table-cell table:number-columns-repeated="69"/>
        </table:table-row>
        <table:table-row table:style-name="ro3">
          <table:table-cell table:style-name="ce1" office:value-type="float" office:value="1991">
            <text:p>1991</text:p>
          </table:table-cell>
          <table:table-cell table:style-name="ce4" office:value-type="float" office:value="541">
            <text:p>541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417">
            <text:p>417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528">
            <text:p>528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68">
            <text:p>568</text:p>
          </table:table-cell>
          <table:table-cell table:style-name="ce4" office:value-type="float" office:value="562">
            <text:p>562</text:p>
          </table:table-cell>
          <table:table-cell table:style-name="ce4" office:value-type="float" office:value="197">
            <text:p>197</text:p>
          </table:table-cell>
          <table:table-cell table:number-columns-repeated="2"/>
          <table:table-cell table:formula="of:=[.L3]" office:value-type="float" office:value="44100">
            <text:p>44100</text:p>
          </table:table-cell>
          <table:table-cell table:formula="of:=[.L15]" office:value-type="float" office:value="562">
            <text:p>562</text:p>
          </table:table-cell>
          <table:table-cell/>
          <table:table-cell table:formula="of:=SUM([.P15:.Q15])" office:value-type="float" office:value="44662">
            <text:p>44662</text:p>
          </table:table-cell>
          <table:table-cell table:number-columns-repeated="69"/>
        </table:table-row>
        <table:table-row table:style-name="ro3">
          <table:table-cell table:style-name="ce1" office:value-type="float" office:value="1992">
            <text:p>1992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396">
            <text:p>396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688">
            <text:p>688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74">
            <text:p>274</text:p>
          </table:table-cell>
          <table:table-cell table:number-columns-repeated="2"/>
          <table:table-cell table:formula="of:=[.M3]" office:value-type="float" office:value="42680">
            <text:p>42680</text:p>
          </table:table-cell>
          <table:table-cell table:formula="of:=[.M15]" office:value-type="float" office:value="197">
            <text:p>197</text:p>
          </table:table-cell>
          <table:table-cell/>
          <table:table-cell table:formula="of:=SUM([.P16:.Q16])" office:value-type="float" office:value="42877">
            <text:p>42877</text:p>
          </table:table-cell>
          <table:table-cell table:number-columns-repeated="69"/>
        </table:table-row>
        <table:table-row table:style-name="ro3">
          <table:table-cell table:style-name="ce1" office:value-type="float" office:value="1993">
            <text:p>1993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436">
            <text:p>436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305">
            <text:p>305</text:p>
          </table:table-cell>
          <table:table-cell table:number-columns-repeated="2"/>
          <table:table-cell table:formula="of:=[.B4]" office:value-type="float" office:value="40137">
            <text:p>40137</text:p>
          </table:table-cell>
          <table:table-cell table:formula="of:=[.B16]" office:value-type="float" office:value="312">
            <text:p>312</text:p>
          </table:table-cell>
          <table:table-cell/>
          <table:table-cell table:formula="of:=SUM([.P17:.Q17])" office:value-type="float" office:value="40449">
            <text:p>40449</text:p>
          </table:table-cell>
          <table:table-cell table:number-columns-repeated="69"/>
        </table:table-row>
        <table:table-row table:style-name="ro3">
          <table:table-cell table:style-name="ce1" office:value-type="float" office:value="1994">
            <text:p>1994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499">
            <text:p>499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280">
            <text:p>280</text:p>
          </table:table-cell>
          <table:table-cell table:number-columns-repeated="2"/>
          <table:table-cell table:formula="of:=[.C4]" office:value-type="float" office:value="78282">
            <text:p>78282</text:p>
          </table:table-cell>
          <table:table-cell table:formula="of:=[.C16]" office:value-type="float" office:value="404">
            <text:p>404</text:p>
          </table:table-cell>
          <table:table-cell/>
          <table:table-cell table:formula="of:=SUM([.P18:.Q18])" office:value-type="float" office:value="78686">
            <text:p>78686</text:p>
          </table:table-cell>
          <table:table-cell table:number-columns-repeated="69"/>
        </table:table-row>
        <table:table-row table:style-name="ro3">
          <table:table-cell table:style-name="ce1" office:value-type="float" office:value="1995">
            <text:p>1995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599">
            <text:p>599</text:p>
          </table:table-cell>
          <table:table-cell table:style-name="ce4" office:value-type="float" office:value="711">
            <text:p>711</text:p>
          </table:table-cell>
          <table:table-cell table:number-columns-repeated="2"/>
          <table:table-cell table:formula="of:=[.D4]" office:value-type="float" office:value="116427">
            <text:p>116427</text:p>
          </table:table-cell>
          <table:table-cell table:formula="of:=[.D16]" office:value-type="float" office:value="396">
            <text:p>396</text:p>
          </table:table-cell>
          <table:table-cell/>
          <table:table-cell table:formula="of:=SUM([.P19:.Q19])" office:value-type="float" office:value="116823">
            <text:p>116823</text:p>
          </table:table-cell>
          <table:table-cell table:number-columns-repeated="69"/>
        </table:table-row>
        <table:table-row table:style-name="ro3">
          <table:table-cell table:style-name="ce1" office:value-type="float" office:value="1996">
            <text:p>1996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789">
            <text:p>78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42">
            <text:p>242</text:p>
          </table:table-cell>
          <table:table-cell table:number-columns-repeated="2"/>
          <table:table-cell table:formula="of:=[.E4]" office:value-type="float" office:value="154572">
            <text:p>154572</text:p>
          </table:table-cell>
          <table:table-cell table:formula="of:=[.E16]" office:value-type="float" office:value="246">
            <text:p>246</text:p>
          </table:table-cell>
          <table:table-cell/>
          <table:table-cell table:formula="of:=SUM([.P20:.Q20])" office:value-type="float" office:value="154818">
            <text:p>154818</text:p>
          </table:table-cell>
          <table:table-cell table:number-columns-repeated="69"/>
        </table:table-row>
        <table:table-row table:style-name="ro3">
          <table:table-cell table:style-name="ce1" office:value-type="float" office:value="1997">
            <text:p>1997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1079">
            <text:p>1079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602">
            <text:p>602</text:p>
          </table:table-cell>
          <table:table-cell table:style-name="ce4" office:value-type="float" office:value="511">
            <text:p>511</text:p>
          </table:table-cell>
          <table:table-cell table:style-name="ce4" office:value-type="float" office:value="572">
            <text:p>572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835">
            <text:p>835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613">
            <text:p>613</text:p>
          </table:table-cell>
          <table:table-cell table:number-columns-repeated="2"/>
          <table:table-cell table:formula="of:=[.F4]" office:value-type="float" office:value="192717">
            <text:p>192717</text:p>
          </table:table-cell>
          <table:table-cell table:formula="of:=[.F16]" office:value-type="float" office:value="385">
            <text:p>385</text:p>
          </table:table-cell>
          <table:table-cell/>
          <table:table-cell table:formula="of:=SUM([.P21:.Q21])" office:value-type="float" office:value="193102">
            <text:p>193102</text:p>
          </table:table-cell>
          <table:table-cell table:number-columns-repeated="69"/>
        </table:table-row>
        <table:table-row table:style-name="ro3">
          <table:table-cell table:style-name="ce1" office:value-type="float" office:value="1998">
            <text:p>1998</text:p>
          </table:table-cell>
          <table:table-cell table:style-name="ce4" office:value-type="float" office:value="1029">
            <text:p>1029</text:p>
          </table:table-cell>
          <table:table-cell table:style-name="ce4" office:value-type="float" office:value="745">
            <text:p>745</text:p>
          </table:table-cell>
          <table:table-cell table:style-name="ce4" office:value-type="float" office:value="535">
            <text:p>535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767">
            <text:p>767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743">
            <text:p>743</text:p>
          </table:table-cell>
          <table:table-cell table:style-name="ce4" office:value-type="float" office:value="996">
            <text:p>996</text:p>
          </table:table-cell>
          <table:table-cell table:style-name="ce4" office:value-type="float" office:value="1067">
            <text:p>1067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945">
            <text:p>945</text:p>
          </table:table-cell>
          <table:table-cell table:number-columns-repeated="2"/>
          <table:table-cell table:formula="of:=[.G4]" office:value-type="float" office:value="230862">
            <text:p>230862</text:p>
          </table:table-cell>
          <table:table-cell table:formula="of:=[.G16]" office:value-type="float" office:value="420">
            <text:p>420</text:p>
          </table:table-cell>
          <table:table-cell/>
          <table:table-cell table:formula="of:=SUM([.P22:.Q22])" office:value-type="float" office:value="231282">
            <text:p>231282</text:p>
          </table:table-cell>
          <table:table-cell table:number-columns-repeated="69"/>
        </table:table-row>
        <table:table-row table:style-name="ro3">
          <table:table-cell table:style-name="ce1" office:value-type="float" office:value="1999">
            <text:p>1999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1698">
            <text:p>1698</text:p>
          </table:table-cell>
          <table:table-cell table:style-name="ce4" office:value-type="float" office:value="1340">
            <text:p>1340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49">
            <text:p>949</text:p>
          </table:table-cell>
          <table:table-cell table:style-name="ce4" office:value-type="float" office:value="1463">
            <text:p>1463</text:p>
          </table:table-cell>
          <table:table-cell table:style-name="ce4" office:value-type="float" office:value="1308">
            <text:p>1308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752">
            <text:p>752</text:p>
          </table:table-cell>
          <table:table-cell table:number-columns-repeated="2"/>
          <table:table-cell table:formula="of:=[.H4]" office:value-type="float" office:value="269007">
            <text:p>269007</text:p>
          </table:table-cell>
          <table:table-cell table:formula="of:=[.H16]" office:value-type="float" office:value="437">
            <text:p>437</text:p>
          </table:table-cell>
          <table:table-cell/>
          <table:table-cell table:formula="of:=SUM([.P23:.Q23])" office:value-type="float" office:value="269444">
            <text:p>26944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4]" office:value-type="float" office:value="307152">
            <text:p>307152</text:p>
          </table:table-cell>
          <table:table-cell table:formula="of:=[.I16]" office:value-type="float" office:value="430">
            <text:p>430</text:p>
          </table:table-cell>
          <table:table-cell/>
          <table:table-cell table:formula="of:=SUM([.P24:.Q24])" office:value-type="float" office:value="307582">
            <text:p>30758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4]" office:value-type="float" office:value="345297">
            <text:p>345297</text:p>
          </table:table-cell>
          <table:table-cell table:formula="of:=[.J16]" office:value-type="float" office:value="688">
            <text:p>688</text:p>
          </table:table-cell>
          <table:table-cell/>
          <table:table-cell table:formula="of:=SUM([.P25:.Q25])" office:value-type="float" office:value="345985">
            <text:p>345985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4]" office:value-type="float" office:value="383442">
            <text:p>383442</text:p>
          </table:table-cell>
          <table:table-cell table:formula="of:=[.K16]" office:value-type="float" office:value="404">
            <text:p>404</text:p>
          </table:table-cell>
          <table:table-cell/>
          <table:table-cell table:formula="of:=SUM([.P26:.Q26])" office:value-type="float" office:value="383846">
            <text:p>38384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4]" office:value-type="float" office:value="421587">
            <text:p>421587</text:p>
          </table:table-cell>
          <table:table-cell table:formula="of:=[.L16]" office:value-type="float" office:value="363">
            <text:p>363</text:p>
          </table:table-cell>
          <table:table-cell/>
          <table:table-cell table:formula="of:=SUM([.P27:.Q27])" office:value-type="float" office:value="421950">
            <text:p>42195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4]" office:value-type="float" office:value="459732">
            <text:p>459732</text:p>
          </table:table-cell>
          <table:table-cell table:formula="of:=[.M16]" office:value-type="float" office:value="274">
            <text:p>274</text:p>
          </table:table-cell>
          <table:table-cell/>
          <table:table-cell table:formula="of:=SUM([.P28:.Q28])" office:value-type="float" office:value="460006">
            <text:p>460006</text:p>
          </table:table-cell>
          <table:table-cell table:number-columns-repeated="69"/>
        </table:table-row>
        <table:table-row table:style-name="ro3">
          <table:table-cell table:number-columns-repeated="7"/>
          <table:table-cell>
            <draw:frame table:end-cell-address="Hoja12.M55" table:end-x="2.158cm" table:end-y="0.143cm" draw:z-index="0" draw:style-name="gr1" svg:width="11.284cm" svg:height="11.817cm" svg:x="2.165cm" svg:y="0.069cm">
              <draw:object draw:notify-on-update-of-ranges="Hoja12.P5:Hoja12.P112 Hoja12.Q5:Hoja12.Q1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 table:formula="of:=[.B5]" office:value-type="float" office:value="38987">
            <text:p>38987</text:p>
          </table:table-cell>
          <table:table-cell table:formula="of:=[.B17]" office:value-type="float" office:value="375">
            <text:p>375</text:p>
          </table:table-cell>
          <table:table-cell/>
          <table:table-cell table:formula="of:=SUM([.P29:.Q29])" office:value-type="float" office:value="39362">
            <text:p>3936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5]" office:value-type="float" office:value="75981">
            <text:p>75981</text:p>
          </table:table-cell>
          <table:table-cell table:formula="of:=[.C17]" office:value-type="float" office:value="143">
            <text:p>143</text:p>
          </table:table-cell>
          <table:table-cell/>
          <table:table-cell table:formula="of:=SUM([.P30:.Q30])" office:value-type="float" office:value="76124">
            <text:p>7612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5]" office:value-type="float" office:value="112975">
            <text:p>112975</text:p>
          </table:table-cell>
          <table:table-cell table:formula="of:=[.D17]" office:value-type="float" office:value="262">
            <text:p>262</text:p>
          </table:table-cell>
          <table:table-cell/>
          <table:table-cell table:formula="of:=SUM([.P31:.Q31])" office:value-type="float" office:value="113237">
            <text:p>11323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5]" office:value-type="float" office:value="149969">
            <text:p>149969</text:p>
          </table:table-cell>
          <table:table-cell table:formula="of:=[.E17]" office:value-type="float" office:value="382">
            <text:p>382</text:p>
          </table:table-cell>
          <table:table-cell/>
          <table:table-cell table:formula="of:=SUM([.P32:.Q32])" office:value-type="float" office:value="150351">
            <text:p>150351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5]" office:value-type="float" office:value="186963">
            <text:p>186963</text:p>
          </table:table-cell>
          <table:table-cell table:formula="of:=[.F17]" office:value-type="float" office:value="322">
            <text:p>322</text:p>
          </table:table-cell>
          <table:table-cell/>
          <table:table-cell table:formula="of:=SUM([.P33:.Q33])" office:value-type="float" office:value="187285">
            <text:p>187285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5]" office:value-type="float" office:value="223957">
            <text:p>223957</text:p>
          </table:table-cell>
          <table:table-cell table:formula="of:=[.G17]" office:value-type="float" office:value="440">
            <text:p>440</text:p>
          </table:table-cell>
          <table:table-cell/>
          <table:table-cell table:formula="of:=SUM([.P34:.Q34])" office:value-type="float" office:value="224397">
            <text:p>22439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5]" office:value-type="float" office:value="260951">
            <text:p>260951</text:p>
          </table:table-cell>
          <table:table-cell table:formula="of:=[.H17]" office:value-type="float" office:value="39">
            <text:p>39</text:p>
          </table:table-cell>
          <table:table-cell/>
          <table:table-cell table:formula="of:=SUM([.P35:.Q35])" office:value-type="float" office:value="260990">
            <text:p>26099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5]" office:value-type="float" office:value="297945">
            <text:p>297945</text:p>
          </table:table-cell>
          <table:table-cell table:formula="of:=[.I17]" office:value-type="float" office:value="189">
            <text:p>189</text:p>
          </table:table-cell>
          <table:table-cell/>
          <table:table-cell table:formula="of:=SUM([.P36:.Q36])" office:value-type="float" office:value="298134">
            <text:p>29813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5]" office:value-type="float" office:value="334939">
            <text:p>334939</text:p>
          </table:table-cell>
          <table:table-cell table:formula="of:=[.J17]" office:value-type="float" office:value="249">
            <text:p>249</text:p>
          </table:table-cell>
          <table:table-cell/>
          <table:table-cell table:formula="of:=SUM([.P37:.Q37])" office:value-type="float" office:value="335188">
            <text:p>33518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5]" office:value-type="float" office:value="371933">
            <text:p>371933</text:p>
          </table:table-cell>
          <table:table-cell table:formula="of:=[.K17]" office:value-type="float" office:value="436">
            <text:p>436</text:p>
          </table:table-cell>
          <table:table-cell/>
          <table:table-cell table:formula="of:=SUM([.P38:.Q38])" office:value-type="float" office:value="372369">
            <text:p>37236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5]" office:value-type="float" office:value="408927">
            <text:p>408927</text:p>
          </table:table-cell>
          <table:table-cell table:formula="of:=[.L17]" office:value-type="float" office:value="220">
            <text:p>220</text:p>
          </table:table-cell>
          <table:table-cell/>
          <table:table-cell table:formula="of:=SUM([.P39:.Q39])" office:value-type="float" office:value="409147">
            <text:p>40914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5]" office:value-type="float" office:value="445921">
            <text:p>445921</text:p>
          </table:table-cell>
          <table:table-cell table:formula="of:=[.M17]" office:value-type="float" office:value="305">
            <text:p>305</text:p>
          </table:table-cell>
          <table:table-cell/>
          <table:table-cell table:formula="of:=SUM([.P40:.Q40])" office:value-type="float" office:value="446226">
            <text:p>44622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6]" office:value-type="float" office:value="37293">
            <text:p>37293</text:p>
          </table:table-cell>
          <table:table-cell table:formula="of:=[.B18]" office:value-type="float" office:value="256">
            <text:p>256</text:p>
          </table:table-cell>
          <table:table-cell/>
          <table:table-cell table:formula="of:=SUM([.P41:.Q41])" office:value-type="float" office:value="37549">
            <text:p>3754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6]" office:value-type="float" office:value="72592">
            <text:p>72592</text:p>
          </table:table-cell>
          <table:table-cell table:formula="of:=[.C18]" office:value-type="float" office:value="191">
            <text:p>191</text:p>
          </table:table-cell>
          <table:table-cell/>
          <table:table-cell table:formula="of:=SUM([.P42:.Q42])" office:value-type="float" office:value="72783">
            <text:p>7278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6]" office:value-type="float" office:value="107891">
            <text:p>107891</text:p>
          </table:table-cell>
          <table:table-cell table:formula="of:=[.D18]" office:value-type="float" office:value="299">
            <text:p>299</text:p>
          </table:table-cell>
          <table:table-cell/>
          <table:table-cell table:formula="of:=SUM([.P43:.Q43])" office:value-type="float" office:value="108190">
            <text:p>10819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6]" office:value-type="float" office:value="143190">
            <text:p>143190</text:p>
          </table:table-cell>
          <table:table-cell table:formula="of:=[.E18]" office:value-type="float" office:value="414">
            <text:p>414</text:p>
          </table:table-cell>
          <table:table-cell/>
          <table:table-cell table:formula="of:=SUM([.P44:.Q44])" office:value-type="float" office:value="143604">
            <text:p>14360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6]" office:value-type="float" office:value="178489">
            <text:p>178489</text:p>
          </table:table-cell>
          <table:table-cell table:formula="of:=[.F18]" office:value-type="float" office:value="158">
            <text:p>158</text:p>
          </table:table-cell>
          <table:table-cell/>
          <table:table-cell table:formula="of:=SUM([.P45:.Q45])" office:value-type="float" office:value="178647">
            <text:p>17864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6]" office:value-type="float" office:value="213788">
            <text:p>213788</text:p>
          </table:table-cell>
          <table:table-cell table:formula="of:=[.G18]" office:value-type="float" office:value="408">
            <text:p>408</text:p>
          </table:table-cell>
          <table:table-cell/>
          <table:table-cell table:formula="of:=SUM([.P46:.Q46])" office:value-type="float" office:value="214196">
            <text:p>21419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6]" office:value-type="float" office:value="249087">
            <text:p>249087</text:p>
          </table:table-cell>
          <table:table-cell table:formula="of:=[.H18]" office:value-type="float" office:value="380">
            <text:p>380</text:p>
          </table:table-cell>
          <table:table-cell/>
          <table:table-cell table:formula="of:=SUM([.P47:.Q47])" office:value-type="float" office:value="249467">
            <text:p>24946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6]" office:value-type="float" office:value="284386">
            <text:p>284386</text:p>
          </table:table-cell>
          <table:table-cell table:formula="of:=[.I18]" office:value-type="float" office:value="305">
            <text:p>305</text:p>
          </table:table-cell>
          <table:table-cell/>
          <table:table-cell table:formula="of:=SUM([.P48:.Q48])" office:value-type="float" office:value="284691">
            <text:p>284691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6]" office:value-type="float" office:value="319685">
            <text:p>319685</text:p>
          </table:table-cell>
          <table:table-cell table:formula="of:=[.J18]" office:value-type="float" office:value="499">
            <text:p>499</text:p>
          </table:table-cell>
          <table:table-cell/>
          <table:table-cell table:formula="of:=SUM([.P49:.Q49])" office:value-type="float" office:value="320184">
            <text:p>32018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6]" office:value-type="float" office:value="354984">
            <text:p>354984</text:p>
          </table:table-cell>
          <table:table-cell table:formula="of:=[.K18]" office:value-type="float" office:value="350">
            <text:p>350</text:p>
          </table:table-cell>
          <table:table-cell/>
          <table:table-cell table:formula="of:=SUM([.P50:.Q50])" office:value-type="float" office:value="355334">
            <text:p>35533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6]" office:value-type="float" office:value="390283">
            <text:p>390283</text:p>
          </table:table-cell>
          <table:table-cell table:formula="of:=[.L18]" office:value-type="float" office:value="435">
            <text:p>435</text:p>
          </table:table-cell>
          <table:table-cell/>
          <table:table-cell table:formula="of:=SUM([.P51:.Q51])" office:value-type="float" office:value="390718">
            <text:p>39071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6]" office:value-type="float" office:value="425582">
            <text:p>425582</text:p>
          </table:table-cell>
          <table:table-cell table:formula="of:=[.M18]" office:value-type="float" office:value="280">
            <text:p>280</text:p>
          </table:table-cell>
          <table:table-cell/>
          <table:table-cell table:formula="of:=SUM([.P52:.Q52])" office:value-type="float" office:value="425862">
            <text:p>42586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7]" office:value-type="float" office:value="46069">
            <text:p>46069</text:p>
          </table:table-cell>
          <table:table-cell table:formula="of:=[.B19]" office:value-type="float" office:value="308">
            <text:p>308</text:p>
          </table:table-cell>
          <table:table-cell/>
          <table:table-cell table:formula="of:=SUM([.P53:.Q53])" office:value-type="float" office:value="46377">
            <text:p>4637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7]" office:value-type="float" office:value="90143">
            <text:p>90143</text:p>
          </table:table-cell>
          <table:table-cell table:formula="of:=[.C19]" office:value-type="float" office:value="625">
            <text:p>625</text:p>
          </table:table-cell>
          <table:table-cell/>
          <table:table-cell table:formula="of:=SUM([.P54:.Q54])" office:value-type="float" office:value="90768">
            <text:p>9076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7]" office:value-type="float" office:value="134217">
            <text:p>134217</text:p>
          </table:table-cell>
          <table:table-cell table:formula="of:=[.D19]" office:value-type="float" office:value="627">
            <text:p>627</text:p>
          </table:table-cell>
          <table:table-cell/>
          <table:table-cell table:formula="of:=SUM([.P55:.Q55])" office:value-type="float" office:value="134844">
            <text:p>13484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7]" office:value-type="float" office:value="178291">
            <text:p>178291</text:p>
          </table:table-cell>
          <table:table-cell table:formula="of:=[.E19]" office:value-type="float" office:value="341">
            <text:p>341</text:p>
          </table:table-cell>
          <table:table-cell/>
          <table:table-cell table:formula="of:=SUM([.P56:.Q56])" office:value-type="float" office:value="178632">
            <text:p>17863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7]" office:value-type="float" office:value="222365">
            <text:p>222365</text:p>
          </table:table-cell>
          <table:table-cell table:formula="of:=[.F19]" office:value-type="float" office:value="301">
            <text:p>301</text:p>
          </table:table-cell>
          <table:table-cell/>
          <table:table-cell table:formula="of:=SUM([.P57:.Q57])" office:value-type="float" office:value="222666">
            <text:p>22266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7]" office:value-type="float" office:value="266439">
            <text:p>266439</text:p>
          </table:table-cell>
          <table:table-cell table:formula="of:=[.G19]" office:value-type="float" office:value="410">
            <text:p>410</text:p>
          </table:table-cell>
          <table:table-cell/>
          <table:table-cell table:formula="of:=SUM([.P58:.Q58])" office:value-type="float" office:value="266849">
            <text:p>26684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7]" office:value-type="float" office:value="310513">
            <text:p>310513</text:p>
          </table:table-cell>
          <table:table-cell table:formula="of:=[.H19]" office:value-type="float" office:value="420">
            <text:p>420</text:p>
          </table:table-cell>
          <table:table-cell/>
          <table:table-cell table:formula="of:=SUM([.P59:.Q59])" office:value-type="float" office:value="310933">
            <text:p>31093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7]" office:value-type="float" office:value="354587">
            <text:p>354587</text:p>
          </table:table-cell>
          <table:table-cell table:formula="of:=[.I19]" office:value-type="float" office:value="439">
            <text:p>439</text:p>
          </table:table-cell>
          <table:table-cell/>
          <table:table-cell table:formula="of:=SUM([.P60:.Q60])" office:value-type="float" office:value="355026">
            <text:p>35502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7]" office:value-type="float" office:value="398661">
            <text:p>398661</text:p>
          </table:table-cell>
          <table:table-cell table:formula="of:=[.J19]" office:value-type="float" office:value="506">
            <text:p>506</text:p>
          </table:table-cell>
          <table:table-cell/>
          <table:table-cell table:formula="of:=SUM([.P61:.Q61])" office:value-type="float" office:value="399167">
            <text:p>39916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7]" office:value-type="float" office:value="442735">
            <text:p>442735</text:p>
          </table:table-cell>
          <table:table-cell table:formula="of:=[.K19]" office:value-type="float" office:value="457">
            <text:p>457</text:p>
          </table:table-cell>
          <table:table-cell/>
          <table:table-cell table:formula="of:=SUM([.P62:.Q62])" office:value-type="float" office:value="443192">
            <text:p>44319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7]" office:value-type="float" office:value="486809">
            <text:p>486809</text:p>
          </table:table-cell>
          <table:table-cell table:formula="of:=[.L19]" office:value-type="float" office:value="599">
            <text:p>599</text:p>
          </table:table-cell>
          <table:table-cell/>
          <table:table-cell table:formula="of:=SUM([.P63:.Q63])" office:value-type="float" office:value="487408">
            <text:p>48740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7]" office:value-type="float" office:value="530883">
            <text:p>530883</text:p>
          </table:table-cell>
          <table:table-cell table:formula="of:=[.M19]" office:value-type="float" office:value="711">
            <text:p>711</text:p>
          </table:table-cell>
          <table:table-cell/>
          <table:table-cell table:formula="of:=SUM([.P64:.Q64])" office:value-type="float" office:value="531594">
            <text:p>53159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8]" office:value-type="float" office:value="51923">
            <text:p>51923</text:p>
          </table:table-cell>
          <table:table-cell table:formula="of:=[.B20]" office:value-type="float" office:value="543">
            <text:p>543</text:p>
          </table:table-cell>
          <table:table-cell/>
          <table:table-cell table:formula="of:=SUM([.P65:.Q65])" office:value-type="float" office:value="52466">
            <text:p>5246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8]" office:value-type="float" office:value="101850">
            <text:p>101850</text:p>
          </table:table-cell>
          <table:table-cell table:formula="of:=[.C20]" office:value-type="float" office:value="517">
            <text:p>517</text:p>
          </table:table-cell>
          <table:table-cell/>
          <table:table-cell table:formula="of:=SUM([.P66:.Q66])" office:value-type="float" office:value="102367">
            <text:p>10236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8]" office:value-type="float" office:value="151777">
            <text:p>151777</text:p>
          </table:table-cell>
          <table:table-cell table:formula="of:=[.D20]" office:value-type="float" office:value="789">
            <text:p>789</text:p>
          </table:table-cell>
          <table:table-cell/>
          <table:table-cell table:formula="of:=SUM([.P67:.Q67])" office:value-type="float" office:value="152566">
            <text:p>15256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8]" office:value-type="float" office:value="201704">
            <text:p>201704</text:p>
          </table:table-cell>
          <table:table-cell table:formula="of:=[.E20]" office:value-type="float" office:value="249">
            <text:p>249</text:p>
          </table:table-cell>
          <table:table-cell/>
          <table:table-cell table:formula="of:=SUM([.P68:.Q68])" office:value-type="float" office:value="201953">
            <text:p>20195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8]" office:value-type="float" office:value="251631">
            <text:p>251631</text:p>
          </table:table-cell>
          <table:table-cell table:formula="of:=[.F20]" office:value-type="float" office:value="317">
            <text:p>317</text:p>
          </table:table-cell>
          <table:table-cell/>
          <table:table-cell table:formula="of:=SUM([.P69:.Q69])" office:value-type="float" office:value="251948">
            <text:p>25194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8]" office:value-type="float" office:value="301558">
            <text:p>301558</text:p>
          </table:table-cell>
          <table:table-cell table:formula="of:=[.G20]" office:value-type="float" office:value="246">
            <text:p>246</text:p>
          </table:table-cell>
          <table:table-cell/>
          <table:table-cell table:formula="of:=SUM([.P70:.Q70])" office:value-type="float" office:value="301804">
            <text:p>30180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8]" office:value-type="float" office:value="351485">
            <text:p>351485</text:p>
          </table:table-cell>
          <table:table-cell table:formula="of:=[.H20]" office:value-type="float" office:value="231">
            <text:p>231</text:p>
          </table:table-cell>
          <table:table-cell/>
          <table:table-cell table:formula="of:=SUM([.P71:.Q71])" office:value-type="float" office:value="351716">
            <text:p>35171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8]" office:value-type="float" office:value="401412">
            <text:p>401412</text:p>
          </table:table-cell>
          <table:table-cell table:formula="of:=[.I20]" office:value-type="float" office:value="292">
            <text:p>292</text:p>
          </table:table-cell>
          <table:table-cell/>
          <table:table-cell table:formula="of:=SUM([.P72:.Q72])" office:value-type="float" office:value="401704">
            <text:p>40170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8]" office:value-type="float" office:value="451339">
            <text:p>451339</text:p>
          </table:table-cell>
          <table:table-cell table:formula="of:=[.J20]" office:value-type="float" office:value="211">
            <text:p>211</text:p>
          </table:table-cell>
          <table:table-cell/>
          <table:table-cell table:formula="of:=SUM([.P73:.Q73])" office:value-type="float" office:value="451550">
            <text:p>45155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8]" office:value-type="float" office:value="501266">
            <text:p>501266</text:p>
          </table:table-cell>
          <table:table-cell table:formula="of:=[.K20]" office:value-type="float" office:value="293">
            <text:p>293</text:p>
          </table:table-cell>
          <table:table-cell/>
          <table:table-cell table:formula="of:=SUM([.P74:.Q74])" office:value-type="float" office:value="501559">
            <text:p>50155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8]" office:value-type="float" office:value="551193">
            <text:p>551193</text:p>
          </table:table-cell>
          <table:table-cell table:formula="of:=[.L20]" office:value-type="float" office:value="256">
            <text:p>256</text:p>
          </table:table-cell>
          <table:table-cell/>
          <table:table-cell table:formula="of:=SUM([.P75:.Q75])" office:value-type="float" office:value="551449">
            <text:p>55144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8]" office:value-type="float" office:value="601120">
            <text:p>601120</text:p>
          </table:table-cell>
          <table:table-cell table:formula="of:=[.M20]" office:value-type="float" office:value="242">
            <text:p>242</text:p>
          </table:table-cell>
          <table:table-cell/>
          <table:table-cell table:formula="of:=SUM([.P76:.Q76])" office:value-type="float" office:value="601362">
            <text:p>60136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9]" office:value-type="float" office:value="58695">
            <text:p>58695</text:p>
          </table:table-cell>
          <table:table-cell table:formula="of:=[.B21]" office:value-type="float" office:value="305">
            <text:p>305</text:p>
          </table:table-cell>
          <table:table-cell/>
          <table:table-cell table:formula="of:=SUM([.P77:.Q77])" office:value-type="float" office:value="59000">
            <text:p>5900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9]" office:value-type="float" office:value="115393">
            <text:p>115393</text:p>
          </table:table-cell>
          <table:table-cell table:formula="of:=[.C21]" office:value-type="float" office:value="1079">
            <text:p>1079</text:p>
          </table:table-cell>
          <table:table-cell/>
          <table:table-cell table:formula="of:=SUM([.P78:.Q78])" office:value-type="float" office:value="116472">
            <text:p>11647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9]" office:value-type="float" office:value="172091">
            <text:p>172091</text:p>
          </table:table-cell>
          <table:table-cell table:formula="of:=[.D21]" office:value-type="float" office:value="424">
            <text:p>424</text:p>
          </table:table-cell>
          <table:table-cell/>
          <table:table-cell table:formula="of:=SUM([.P79:.Q79])" office:value-type="float" office:value="172515">
            <text:p>172515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9]" office:value-type="float" office:value="228789">
            <text:p>228789</text:p>
          </table:table-cell>
          <table:table-cell table:formula="of:=[.E21]" office:value-type="float" office:value="524">
            <text:p>524</text:p>
          </table:table-cell>
          <table:table-cell/>
          <table:table-cell table:formula="of:=SUM([.P80:.Q80])" office:value-type="float" office:value="229313">
            <text:p>22931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9]" office:value-type="float" office:value="285487">
            <text:p>285487</text:p>
          </table:table-cell>
          <table:table-cell table:formula="of:=[.F21]" office:value-type="float" office:value="540">
            <text:p>540</text:p>
          </table:table-cell>
          <table:table-cell/>
          <table:table-cell table:formula="of:=SUM([.P81:.Q81])" office:value-type="float" office:value="286027">
            <text:p>28602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9]" office:value-type="float" office:value="342185">
            <text:p>342185</text:p>
          </table:table-cell>
          <table:table-cell table:formula="of:=[.G21]" office:value-type="float" office:value="602">
            <text:p>602</text:p>
          </table:table-cell>
          <table:table-cell/>
          <table:table-cell table:formula="of:=SUM([.P82:.Q82])" office:value-type="float" office:value="342787">
            <text:p>34278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9]" office:value-type="float" office:value="398883">
            <text:p>398883</text:p>
          </table:table-cell>
          <table:table-cell table:formula="of:=[.H21]" office:value-type="float" office:value="511">
            <text:p>511</text:p>
          </table:table-cell>
          <table:table-cell/>
          <table:table-cell table:formula="of:=SUM([.P83:.Q83])" office:value-type="float" office:value="399394">
            <text:p>39939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9]" office:value-type="float" office:value="455581">
            <text:p>455581</text:p>
          </table:table-cell>
          <table:table-cell table:formula="of:=[.I21]" office:value-type="float" office:value="572">
            <text:p>572</text:p>
          </table:table-cell>
          <table:table-cell/>
          <table:table-cell table:formula="of:=SUM([.P84:.Q84])" office:value-type="float" office:value="456153">
            <text:p>45615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9]" office:value-type="float" office:value="512279">
            <text:p>512279</text:p>
          </table:table-cell>
          <table:table-cell table:formula="of:=[.J21]" office:value-type="float" office:value="663">
            <text:p>663</text:p>
          </table:table-cell>
          <table:table-cell/>
          <table:table-cell table:formula="of:=SUM([.P85:.Q85])" office:value-type="float" office:value="512942">
            <text:p>51294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9]" office:value-type="float" office:value="568977">
            <text:p>568977</text:p>
          </table:table-cell>
          <table:table-cell table:formula="of:=[.K21]" office:value-type="float" office:value="835">
            <text:p>835</text:p>
          </table:table-cell>
          <table:table-cell/>
          <table:table-cell table:formula="of:=SUM([.P86:.Q86])" office:value-type="float" office:value="569812">
            <text:p>56981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9]" office:value-type="float" office:value="625675">
            <text:p>625675</text:p>
          </table:table-cell>
          <table:table-cell table:formula="of:=[.L21]" office:value-type="float" office:value="431">
            <text:p>431</text:p>
          </table:table-cell>
          <table:table-cell/>
          <table:table-cell table:formula="of:=SUM([.P87:.Q87])" office:value-type="float" office:value="626106">
            <text:p>62610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9]" office:value-type="float" office:value="682373">
            <text:p>682373</text:p>
          </table:table-cell>
          <table:table-cell table:formula="of:=[.M21]" office:value-type="float" office:value="613">
            <text:p>613</text:p>
          </table:table-cell>
          <table:table-cell/>
          <table:table-cell table:formula="of:=SUM([.P88:.Q88])" office:value-type="float" office:value="682986">
            <text:p>68298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10]" office:value-type="float" office:value="55643">
            <text:p>55643</text:p>
          </table:table-cell>
          <table:table-cell table:formula="of:=[.B22]" office:value-type="float" office:value="1029">
            <text:p>1029</text:p>
          </table:table-cell>
          <table:table-cell/>
          <table:table-cell table:formula="of:=SUM([.P89:.Q89])" office:value-type="float" office:value="56672">
            <text:p>5667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10]" office:value-type="float" office:value="109288">
            <text:p>109288</text:p>
          </table:table-cell>
          <table:table-cell table:formula="of:=[.C22]" office:value-type="float" office:value="745">
            <text:p>745</text:p>
          </table:table-cell>
          <table:table-cell/>
          <table:table-cell table:formula="of:=SUM([.P90:.Q90])" office:value-type="float" office:value="110033">
            <text:p>11003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10]" office:value-type="float" office:value="162933">
            <text:p>162933</text:p>
          </table:table-cell>
          <table:table-cell table:formula="of:=[.D22]" office:value-type="float" office:value="535">
            <text:p>535</text:p>
          </table:table-cell>
          <table:table-cell/>
          <table:table-cell table:formula="of:=SUM([.P91:.Q91])" office:value-type="float" office:value="163468">
            <text:p>16346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10]" office:value-type="float" office:value="216578">
            <text:p>216578</text:p>
          </table:table-cell>
          <table:table-cell table:formula="of:=[.E22]" office:value-type="float" office:value="283">
            <text:p>283</text:p>
          </table:table-cell>
          <table:table-cell/>
          <table:table-cell table:formula="of:=SUM([.P92:.Q92])" office:value-type="float" office:value="216861">
            <text:p>216861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10]" office:value-type="float" office:value="270223">
            <text:p>270223</text:p>
          </table:table-cell>
          <table:table-cell table:formula="of:=[.F22]" office:value-type="float" office:value="767">
            <text:p>767</text:p>
          </table:table-cell>
          <table:table-cell/>
          <table:table-cell table:formula="of:=SUM([.P93:.Q93])" office:value-type="float" office:value="270990">
            <text:p>27099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10]" office:value-type="float" office:value="323868">
            <text:p>323868</text:p>
          </table:table-cell>
          <table:table-cell table:formula="of:=[.G22]" office:value-type="float" office:value="890">
            <text:p>890</text:p>
          </table:table-cell>
          <table:table-cell/>
          <table:table-cell table:formula="of:=SUM([.P94:.Q94])" office:value-type="float" office:value="324758">
            <text:p>32475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10]" office:value-type="float" office:value="377513">
            <text:p>377513</text:p>
          </table:table-cell>
          <table:table-cell table:formula="of:=[.H22]" office:value-type="float" office:value="679">
            <text:p>679</text:p>
          </table:table-cell>
          <table:table-cell/>
          <table:table-cell table:formula="of:=SUM([.P95:.Q95])" office:value-type="float" office:value="378192">
            <text:p>378192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10]" office:value-type="float" office:value="431158">
            <text:p>431158</text:p>
          </table:table-cell>
          <table:table-cell table:formula="of:=[.I22]" office:value-type="float" office:value="743">
            <text:p>743</text:p>
          </table:table-cell>
          <table:table-cell/>
          <table:table-cell table:formula="of:=SUM([.P96:.Q96])" office:value-type="float" office:value="431901">
            <text:p>431901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10]" office:value-type="float" office:value="484803">
            <text:p>484803</text:p>
          </table:table-cell>
          <table:table-cell table:formula="of:=[.J22]" office:value-type="float" office:value="996">
            <text:p>996</text:p>
          </table:table-cell>
          <table:table-cell/>
          <table:table-cell table:formula="of:=SUM([.P97:.Q97])" office:value-type="float" office:value="485799">
            <text:p>48579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10]" office:value-type="float" office:value="538448">
            <text:p>538448</text:p>
          </table:table-cell>
          <table:table-cell table:formula="of:=[.K22]" office:value-type="float" office:value="1067">
            <text:p>1067</text:p>
          </table:table-cell>
          <table:table-cell/>
          <table:table-cell table:formula="of:=SUM([.P98:.Q98])" office:value-type="float" office:value="539515">
            <text:p>539515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10]" office:value-type="float" office:value="592093">
            <text:p>592093</text:p>
          </table:table-cell>
          <table:table-cell table:formula="of:=[.L22]" office:value-type="float" office:value="414">
            <text:p>414</text:p>
          </table:table-cell>
          <table:table-cell/>
          <table:table-cell table:formula="of:=SUM([.P99:.Q99])" office:value-type="float" office:value="592507">
            <text:p>592507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10]" office:value-type="float" office:value="645738">
            <text:p>645738</text:p>
          </table:table-cell>
          <table:table-cell table:formula="of:=[.M22]" office:value-type="float" office:value="945">
            <text:p>945</text:p>
          </table:table-cell>
          <table:table-cell/>
          <table:table-cell table:formula="of:=SUM([.P100:.Q100])" office:value-type="float" office:value="646683">
            <text:p>64668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B11]" office:value-type="float" office:value="62786">
            <text:p>62786</text:p>
          </table:table-cell>
          <table:table-cell table:formula="of:=[.B23]" office:value-type="float" office:value="952">
            <text:p>952</text:p>
          </table:table-cell>
          <table:table-cell/>
          <table:table-cell table:formula="of:=SUM([.P101:.Q101])" office:value-type="float" office:value="63738">
            <text:p>63738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C11]" office:value-type="float" office:value="123573">
            <text:p>123573</text:p>
          </table:table-cell>
          <table:table-cell table:formula="of:=[.C23]" office:value-type="float" office:value="1698">
            <text:p>1698</text:p>
          </table:table-cell>
          <table:table-cell/>
          <table:table-cell table:formula="of:=SUM([.P102:.Q102])" office:value-type="float" office:value="125271">
            <text:p>125271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D11]" office:value-type="float" office:value="184360">
            <text:p>184360</text:p>
          </table:table-cell>
          <table:table-cell table:formula="of:=[.D23]" office:value-type="float" office:value="1340">
            <text:p>1340</text:p>
          </table:table-cell>
          <table:table-cell/>
          <table:table-cell table:formula="of:=SUM([.P103:.Q103])" office:value-type="float" office:value="185700">
            <text:p>185700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E11]" office:value-type="float" office:value="245147">
            <text:p>245147</text:p>
          </table:table-cell>
          <table:table-cell table:formula="of:=[.E23]" office:value-type="float" office:value="827">
            <text:p>827</text:p>
          </table:table-cell>
          <table:table-cell/>
          <table:table-cell table:formula="of:=SUM([.P104:.Q104])" office:value-type="float" office:value="245974">
            <text:p>24597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F11]" office:value-type="float" office:value="305934">
            <text:p>305934</text:p>
          </table:table-cell>
          <table:table-cell table:formula="of:=[.F23]" office:value-type="float" office:value="949">
            <text:p>949</text:p>
          </table:table-cell>
          <table:table-cell/>
          <table:table-cell table:formula="of:=SUM([.P105:.Q105])" office:value-type="float" office:value="306883">
            <text:p>30688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G11]" office:value-type="float" office:value="366721">
            <text:p>366721</text:p>
          </table:table-cell>
          <table:table-cell table:formula="of:=[.G23]" office:value-type="float" office:value="1463">
            <text:p>1463</text:p>
          </table:table-cell>
          <table:table-cell/>
          <table:table-cell table:formula="of:=SUM([.P106:.Q106])" office:value-type="float" office:value="368184">
            <text:p>36818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H11]" office:value-type="float" office:value="427508">
            <text:p>427508</text:p>
          </table:table-cell>
          <table:table-cell table:formula="of:=[.H23]" office:value-type="float" office:value="1308">
            <text:p>1308</text:p>
          </table:table-cell>
          <table:table-cell/>
          <table:table-cell table:formula="of:=SUM([.P107:.Q107])" office:value-type="float" office:value="428816">
            <text:p>428816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I11]" office:value-type="float" office:value="488295">
            <text:p>488295</text:p>
          </table:table-cell>
          <table:table-cell table:formula="of:=[.I23]" office:value-type="float" office:value="998">
            <text:p>998</text:p>
          </table:table-cell>
          <table:table-cell/>
          <table:table-cell table:formula="of:=SUM([.P108:.Q108])" office:value-type="float" office:value="489293">
            <text:p>48929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J11]" office:value-type="float" office:value="549082">
            <text:p>549082</text:p>
          </table:table-cell>
          <table:table-cell table:formula="of:=[.J23]" office:value-type="float" office:value="1271">
            <text:p>1271</text:p>
          </table:table-cell>
          <table:table-cell/>
          <table:table-cell table:formula="of:=SUM([.P109:.Q109])" office:value-type="float" office:value="550353">
            <text:p>550353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K11]" office:value-type="float" office:value="609869">
            <text:p>609869</text:p>
          </table:table-cell>
          <table:table-cell table:formula="of:=[.K23]" office:value-type="float" office:value="990">
            <text:p>990</text:p>
          </table:table-cell>
          <table:table-cell/>
          <table:table-cell table:formula="of:=SUM([.P110:.Q110])" office:value-type="float" office:value="610859">
            <text:p>610859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L11]" office:value-type="float" office:value="670656">
            <text:p>670656</text:p>
          </table:table-cell>
          <table:table-cell table:formula="of:=[.L23]" office:value-type="float" office:value="548">
            <text:p>548</text:p>
          </table:table-cell>
          <table:table-cell/>
          <table:table-cell table:formula="of:=SUM([.P111:.Q111])" office:value-type="float" office:value="671204">
            <text:p>671204</text:p>
          </table:table-cell>
          <table:table-cell table:number-columns-repeated="69"/>
        </table:table-row>
        <table:table-row table:style-name="ro3">
          <table:table-cell table:number-columns-repeated="15"/>
          <table:table-cell table:formula="of:=[.M11]" office:value-type="float" office:value="731443">
            <text:p>731443</text:p>
          </table:table-cell>
          <table:table-cell table:formula="of:=[.M23]" office:value-type="float" office:value="752">
            <text:p>752</text:p>
          </table:table-cell>
          <table:table-cell/>
          <table:table-cell table:formula="of:=SUM([.P112:.Q112])" office:value-type="float" office:value="732195">
            <text:p>732195</text:p>
          </table:table-cell>
          <table:table-cell table:number-columns-repeated="69"/>
        </table:table-row>
        <table:table-row table:style-name="ro3">
          <table:table-cell table:number-columns-repeated="88"/>
        </table:table-row>
        <table:table-row table:style-name="ro3">
          <table:table-cell table:number-columns-repeated="13"/>
          <table:table-cell office:value-type="string">
            <text:p>SUMA</text:p>
          </table:table-cell>
          <table:table-cell/>
          <table:table-cell table:formula="of:=SUM([.P5:.P112])" office:value-type="float" office:value="30099823">
            <text:p>30099823</text:p>
          </table:table-cell>
          <table:table-cell table:formula="of:=SUM([.Q5:.Q112])" office:value-type="float" office:value="57653">
            <text:p>57653</text:p>
          </table:table-cell>
          <table:table-cell/>
          <table:table-cell table:formula="of:=SUM([.P5:.Q112])" office:value-type="float" office:value="30157476">
            <text:p>30157476</text:p>
          </table:table-cell>
          <table:table-cell table:number-columns-repeated="69"/>
        </table:table-row>
        <table:table-row table:style-name="ro3">
          <table:table-cell table:number-columns-repeated="88"/>
        </table:table-row>
        <table:table-row table:style-name="ro3">
          <table:table-cell table:number-columns-repeated="13"/>
          <table:table-cell office:value-type="string">
            <text:p>FREQ. TEORICAS</text:p>
          </table:table-cell>
          <table:table-cell/>
          <table:table-cell table:formula="of:=[.P$114]*[.$S5]/[.$S$114]" office:value-type="float" office:value="59096.8063716606">
            <text:p>59096,81</text:p>
          </table:table-cell>
          <table:table-cell table:formula="of:=[.Q$114]*[.$S5]/[.$S$114]" office:value-type="float" office:value="113.193628339454">
            <text:p>113,1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]/[.$S$114]" office:value-type="float" office:value="52029.3433431564">
            <text:p>52029,34</text:p>
          </table:table-cell>
          <table:table-cell table:formula="of:=[.Q$114]*[.$S6]/[.$S$114]" office:value-type="float" office:value="99.6566568435634">
            <text:p>99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]/[.$S$114]" office:value-type="float" office:value="52851.7680763138">
            <text:p>52851,77</text:p>
          </table:table-cell>
          <table:table-cell table:formula="of:=[.Q$114]*[.$S7]/[.$S$114]" office:value-type="float" office:value="101.231923686186">
            <text:p>101,2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]/[.$S$114]" office:value-type="float" office:value="65580.3877631537">
            <text:p>65580,39</text:p>
          </table:table-cell>
          <table:table-cell table:formula="of:=[.Q$114]*[.$S8]/[.$S$114]" office:value-type="float" office:value="125.612236846346">
            <text:p>125,6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]/[.$S$114]" office:value-type="float" office:value="64691.0911160138">
            <text:p>64691,09</text:p>
          </table:table-cell>
          <table:table-cell table:formula="of:=[.Q$114]*[.$S9]/[.$S$114]" office:value-type="float" office:value="123.90888398618">
            <text:p>123,9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]/[.$S$114]" office:value-type="float" office:value="54118.3420889069">
            <text:p>54118,34</text:p>
          </table:table-cell>
          <table:table-cell table:formula="of:=[.Q$114]*[.$S10]/[.$S$114]" office:value-type="float" office:value="103.65791109309">
            <text:p>103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1]/[.$S$114]" office:value-type="float" office:value="58725.5175358176">
            <text:p>58725,52</text:p>
          </table:table-cell>
          <table:table-cell table:formula="of:=[.Q$114]*[.$S11]/[.$S$114]" office:value-type="float" office:value="112.482464182347">
            <text:p>112,4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2]/[.$S$114]" office:value-type="float" office:value="30265.0305625378">
            <text:p>30265,03</text:p>
          </table:table-cell>
          <table:table-cell table:formula="of:=[.Q$114]*[.$S12]/[.$S$114]" office:value-type="float" office:value="57.9694374622067">
            <text:p>57,9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3]/[.$S$114]" office:value-type="float" office:value="43144.3615779053">
            <text:p>43144,36</text:p>
          </table:table-cell>
          <table:table-cell table:formula="of:=[.Q$114]*[.$S13]/[.$S$114]" office:value-type="float" office:value="82.6384220947403">
            <text:p>82,6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4]/[.$S$114]" office:value-type="float" office:value="51152.0237552374">
            <text:p>51152,02</text:p>
          </table:table-cell>
          <table:table-cell table:formula="of:=[.Q$114]*[.$S14]/[.$S$114]" office:value-type="float" office:value="97.9762447626585">
            <text:p>97,9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5]/[.$S$114]" office:value-type="float" office:value="44576.6182430519">
            <text:p>44576,62</text:p>
          </table:table-cell>
          <table:table-cell table:formula="of:=[.Q$114]*[.$S15]/[.$S$114]" office:value-type="float" office:value="85.3817569480947">
            <text:p>85,3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6]/[.$S$114]" office:value-type="float" office:value="42795.0306839671">
            <text:p>42795,03</text:p>
          </table:table-cell>
          <table:table-cell table:formula="of:=[.Q$114]*[.$S16]/[.$S$114]" office:value-type="float" office:value="81.9693160329465">
            <text:p>81,9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7]/[.$S$114]" office:value-type="float" office:value="40371.6723683043">
            <text:p>40371,67</text:p>
          </table:table-cell>
          <table:table-cell table:formula="of:=[.Q$114]*[.$S17]/[.$S$114]" office:value-type="float" office:value="77.3276316957029">
            <text:p>77,3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8]/[.$S$114]" office:value-type="float" office:value="78535.5734869191">
            <text:p>78535,57</text:p>
          </table:table-cell>
          <table:table-cell table:formula="of:=[.Q$114]*[.$S18]/[.$S$114]" office:value-type="float" office:value="150.426513080869">
            <text:p>150,4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9]/[.$S$114]" office:value-type="float" office:value="116599.665778694">
            <text:p>116599,67</text:p>
          </table:table-cell>
          <table:table-cell table:formula="of:=[.Q$114]*[.$S19]/[.$S$114]" office:value-type="float" office:value="223.334221305523">
            <text:p>223,3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0]/[.$S$114]" office:value-type="float" office:value="154522.029536358">
            <text:p>154522,03</text:p>
          </table:table-cell>
          <table:table-cell table:formula="of:=[.Q$114]*[.$S20]/[.$S$114]" office:value-type="float" office:value="295.970463642249">
            <text:p>295,9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1]/[.$S$114]" office:value-type="float" office:value="192732.840803587">
            <text:p>192732,84</text:p>
          </table:table-cell>
          <table:table-cell table:formula="of:=[.Q$114]*[.$S21]/[.$S$114]" office:value-type="float" office:value="369.159196412856">
            <text:p>369,1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2]/[.$S$114]" office:value-type="float" office:value="230839.850890903">
            <text:p>230839,85</text:p>
          </table:table-cell>
          <table:table-cell table:formula="of:=[.Q$114]*[.$S22]/[.$S$114]" office:value-type="float" office:value="442.149109096531">
            <text:p>442,1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3]/[.$S$114]" office:value-type="float" office:value="268928.895389389">
            <text:p>268928,9</text:p>
          </table:table-cell>
          <table:table-cell table:formula="of:=[.Q$114]*[.$S23]/[.$S$114]" office:value-type="float" office:value="515.104610611312">
            <text:p>515,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4]/[.$S$114]" office:value-type="float" office:value="306993.985769432">
            <text:p>306993,99</text:p>
          </table:table-cell>
          <table:table-cell table:formula="of:=[.Q$114]*[.$S24]/[.$S$114]" office:value-type="float" office:value="588.014230567571">
            <text:p>588,0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5]/[.$S$114]" office:value-type="float" office:value="345323.569540601">
            <text:p>345323,57</text:p>
          </table:table-cell>
          <table:table-cell table:formula="of:=[.Q$114]*[.$S25]/[.$S$114]" office:value-type="float" office:value="661.430459399188">
            <text:p>661,4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6]/[.$S$114]" office:value-type="float" office:value="383112.189470299">
            <text:p>383112,19</text:p>
          </table:table-cell>
          <table:table-cell table:formula="of:=[.Q$114]*[.$S26]/[.$S$114]" office:value-type="float" office:value="733.810529700828">
            <text:p>733,8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7]/[.$S$114]" office:value-type="float" office:value="421143.344849218">
            <text:p>421143,34</text:p>
          </table:table-cell>
          <table:table-cell table:formula="of:=[.Q$114]*[.$S27]/[.$S$114]" office:value-type="float" office:value="806.655150782512">
            <text:p>806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8]/[.$S$114]" office:value-type="float" office:value="459126.591991253">
            <text:p>459126,59</text:p>
          </table:table-cell>
          <table:table-cell table:formula="of:=[.Q$114]*[.$S28]/[.$S$114]" office:value-type="float" office:value="879.408008747151">
            <text:p>879,4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29]/[.$S$114]" office:value-type="float" office:value="39286.7504205591">
            <text:p>39286,75</text:p>
          </table:table-cell>
          <table:table-cell table:formula="of:=[.Q$114]*[.$S29]/[.$S$114]" office:value-type="float" office:value="75.249579440932">
            <text:p>75,2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0]/[.$S$114]" office:value-type="float" office:value="75978.4713432915">
            <text:p>75978,47</text:p>
          </table:table-cell>
          <table:table-cell table:formula="of:=[.Q$114]*[.$S30]/[.$S$114]" office:value-type="float" office:value="145.528656708539">
            <text:p>145,5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1]/[.$S$114]" office:value-type="float" office:value="113020.52124823">
            <text:p>113020,52</text:p>
          </table:table-cell>
          <table:table-cell table:formula="of:=[.Q$114]*[.$S31]/[.$S$114]" office:value-type="float" office:value="216.478751769545">
            <text:p>216,4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2]/[.$S$114]" office:value-type="float" office:value="150063.569241438">
            <text:p>150063,57</text:p>
          </table:table-cell>
          <table:table-cell table:formula="of:=[.Q$114]*[.$S32]/[.$S$114]" office:value-type="float" office:value="287.430758562156">
            <text:p>287,4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3]/[.$S$114]" office:value-type="float" office:value="186926.961346334">
            <text:p>186926,96</text:p>
          </table:table-cell>
          <table:table-cell table:formula="of:=[.Q$114]*[.$S33]/[.$S$114]" office:value-type="float" office:value="358.038653665844">
            <text:p>358,0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4]/[.$S$114]" office:value-type="float" office:value="223968.013163005">
            <text:p>223968,01</text:p>
          </table:table-cell>
          <table:table-cell table:formula="of:=[.Q$114]*[.$S34]/[.$S$114]" office:value-type="float" office:value="428.986836995245">
            <text:p>428,9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5]/[.$S$114]" office:value-type="float" office:value="260491.057168378">
            <text:p>260491,06</text:p>
          </table:table-cell>
          <table:table-cell table:formula="of:=[.Q$114]*[.$S35]/[.$S$114]" office:value-type="float" office:value="498.942831621585">
            <text:p>498,9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6]/[.$S$114]" office:value-type="float" office:value="297564.047809638">
            <text:p>297564,05</text:p>
          </table:table-cell>
          <table:table-cell table:formula="of:=[.Q$114]*[.$S36]/[.$S$114]" office:value-type="float" office:value="569.95219036235">
            <text:p>569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7]/[.$S$114]" office:value-type="float" office:value="334547.210506741">
            <text:p>334547,21</text:p>
          </table:table-cell>
          <table:table-cell table:formula="of:=[.Q$114]*[.$S37]/[.$S$114]" office:value-type="float" office:value="640.789493258653">
            <text:p>640,7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8]/[.$S$114]" office:value-type="float" office:value="371657.130413931">
            <text:p>371657,13</text:p>
          </table:table-cell>
          <table:table-cell table:formula="of:=[.Q$114]*[.$S38]/[.$S$114]" office:value-type="float" office:value="711.869586068808">
            <text:p>711,8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39]/[.$S$114]" office:value-type="float" office:value="408364.820748958">
            <text:p>408364,82</text:p>
          </table:table-cell>
          <table:table-cell table:formula="of:=[.Q$114]*[.$S39]/[.$S$114]" office:value-type="float" office:value="782.179251042096">
            <text:p>782,1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0]/[.$S$114]" office:value-type="float" office:value="445372.935652772">
            <text:p>445372,94</text:p>
          </table:table-cell>
          <table:table-cell table:formula="of:=[.Q$114]*[.$S40]/[.$S$114]" office:value-type="float" office:value="853.064347228528">
            <text:p>853,0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1]/[.$S$114]" office:value-type="float" office:value="37477.2163899592">
            <text:p>37477,22</text:p>
          </table:table-cell>
          <table:table-cell table:formula="of:=[.Q$114]*[.$S41]/[.$S$114]" office:value-type="float" office:value="71.7836100408403">
            <text:p>71,7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2]/[.$S$114]" office:value-type="float" office:value="72643.8584385842">
            <text:p>72643,86</text:p>
          </table:table-cell>
          <table:table-cell table:formula="of:=[.Q$114]*[.$S42]/[.$S$114]" office:value-type="float" office:value="139.141561415816">
            <text:p>139,1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3]/[.$S$114]" office:value-type="float" office:value="107983.169757642">
            <text:p>107983,17</text:p>
          </table:table-cell>
          <table:table-cell table:formula="of:=[.Q$114]*[.$S43]/[.$S$114]" office:value-type="float" office:value="206.830242358478">
            <text:p>206,8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4]/[.$S$114]" office:value-type="float" office:value="143329.467694578">
            <text:p>143329,47</text:p>
          </table:table-cell>
          <table:table-cell table:formula="of:=[.Q$114]*[.$S44]/[.$S$114]" office:value-type="float" office:value="274.532305422377">
            <text:p>274,5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5]/[.$S$114]" office:value-type="float" office:value="178305.474883939">
            <text:p>178305,47</text:p>
          </table:table-cell>
          <table:table-cell table:formula="of:=[.Q$114]*[.$S45]/[.$S$114]" office:value-type="float" office:value="341.525116060774">
            <text:p>341,5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6]/[.$S$114]" office:value-type="float" office:value="213786.514737109">
            <text:p>213786,51</text:p>
          </table:table-cell>
          <table:table-cell table:formula="of:=[.Q$114]*[.$S46]/[.$S$114]" office:value-type="float" office:value="409.485262891364">
            <text:p>409,4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7]/[.$S$114]" office:value-type="float" office:value="248990.086051664">
            <text:p>248990,09</text:p>
          </table:table-cell>
          <table:table-cell table:formula="of:=[.Q$114]*[.$S47]/[.$S$114]" office:value-type="float" office:value="476.913948335729">
            <text:p>476,9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8]/[.$S$114]" office:value-type="float" office:value="284146.747217605">
            <text:p>284146,75</text:p>
          </table:table-cell>
          <table:table-cell table:formula="of:=[.Q$114]*[.$S48]/[.$S$114]" office:value-type="float" office:value="544.252782394654">
            <text:p>544,2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49]/[.$S$114]" office:value-type="float" office:value="319571.894127745">
            <text:p>319571,89</text:p>
          </table:table-cell>
          <table:table-cell table:formula="of:=[.Q$114]*[.$S49]/[.$S$114]" office:value-type="float" office:value="612.105872255357">
            <text:p>612,1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0]/[.$S$114]" office:value-type="float" office:value="354654.696761824">
            <text:p>354654,7</text:p>
          </table:table-cell>
          <table:table-cell table:formula="of:=[.Q$114]*[.$S50]/[.$S$114]" office:value-type="float" office:value="679.303238175502">
            <text:p>679,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1]/[.$S$114]" office:value-type="float" office:value="389971.052050709">
            <text:p>389971,05</text:p>
          </table:table-cell>
          <table:table-cell table:formula="of:=[.Q$114]*[.$S51]/[.$S$114]" office:value-type="float" office:value="746.947949291247">
            <text:p>746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2]/[.$S$114]" office:value-type="float" office:value="425047.866155178">
            <text:p>425047,87</text:p>
          </table:table-cell>
          <table:table-cell table:formula="of:=[.Q$114]*[.$S52]/[.$S$114]" office:value-type="float" office:value="814.133844821762">
            <text:p>814,1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3]/[.$S$114]" office:value-type="float" office:value="46288.3396233491">
            <text:p>46288,34</text:p>
          </table:table-cell>
          <table:table-cell table:formula="of:=[.Q$114]*[.$S53]/[.$S$114]" office:value-type="float" office:value="88.6603766508842">
            <text:p>88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4]/[.$S$114]" office:value-type="float" office:value="90594.475945666">
            <text:p>90594,48</text:p>
          </table:table-cell>
          <table:table-cell table:formula="of:=[.Q$114]*[.$S54]/[.$S$114]" office:value-type="float" office:value="173.52405433399">
            <text:p>173,5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5]/[.$S$114]" office:value-type="float" office:value="134586.214463439">
            <text:p>134586,21</text:p>
          </table:table-cell>
          <table:table-cell table:formula="of:=[.Q$114]*[.$S55]/[.$S$114]" office:value-type="float" office:value="257.785536561481">
            <text:p>257,7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6]/[.$S$114]" office:value-type="float" office:value="178290.503559913">
            <text:p>178290,5</text:p>
          </table:table-cell>
          <table:table-cell table:formula="of:=[.Q$114]*[.$S56]/[.$S$114]" office:value-type="float" office:value="341.496440086697">
            <text:p>341,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7]/[.$S$114]" office:value-type="float" office:value="222240.322370413">
            <text:p>222240,32</text:p>
          </table:table-cell>
          <table:table-cell table:formula="of:=[.Q$114]*[.$S57]/[.$S$114]" office:value-type="float" office:value="425.677629586773">
            <text:p>425,6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8]/[.$S$114]" office:value-type="float" office:value="266338.856332904">
            <text:p>266338,86</text:p>
          </table:table-cell>
          <table:table-cell table:formula="of:=[.Q$114]*[.$S58]/[.$S$114]" office:value-type="float" office:value="510.143667096013">
            <text:p>510,1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59]/[.$S$114]" office:value-type="float" office:value="310338.579556824">
            <text:p>310338,58</text:p>
          </table:table-cell>
          <table:table-cell table:formula="of:=[.Q$114]*[.$S59]/[.$S$114]" office:value-type="float" office:value="594.420443176345">
            <text:p>594,4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0]/[.$S$114]" office:value-type="float" office:value="354347.285575159">
            <text:p>354347,29</text:p>
          </table:table-cell>
          <table:table-cell table:formula="of:=[.Q$114]*[.$S60]/[.$S$114]" office:value-type="float" office:value="678.714424841124">
            <text:p>678,7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1]/[.$S$114]" office:value-type="float" office:value="398403.899830377">
            <text:p>398403,9</text:p>
          </table:table-cell>
          <table:table-cell table:formula="of:=[.Q$114]*[.$S61]/[.$S$114]" office:value-type="float" office:value="763.100169622949">
            <text:p>763,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2]/[.$S$114]" office:value-type="float" office:value="442344.735846462">
            <text:p>442344,74</text:p>
          </table:table-cell>
          <table:table-cell table:formula="of:=[.Q$114]*[.$S62]/[.$S$114]" office:value-type="float" office:value="847.264153538579">
            <text:p>847,2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3]/[.$S$114]" office:value-type="float" office:value="486476.206721809">
            <text:p>486476,21</text:p>
          </table:table-cell>
          <table:table-cell table:formula="of:=[.Q$114]*[.$S63]/[.$S$114]" office:value-type="float" office:value="931.793278190788">
            <text:p>931,7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4]/[.$S$114]" office:value-type="float" office:value="530577.734949105">
            <text:p>530577,73</text:p>
          </table:table-cell>
          <table:table-cell table:formula="of:=[.Q$114]*[.$S64]/[.$S$114]" office:value-type="float" office:value="1016.26505089484">
            <text:p>1016,2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5]/[.$S$114]" office:value-type="float" office:value="52365.6990896055">
            <text:p>52365,7</text:p>
          </table:table-cell>
          <table:table-cell table:formula="of:=[.Q$114]*[.$S65]/[.$S$114]" office:value-type="float" office:value="100.300910394491">
            <text:p>100,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6]/[.$S$114]" office:value-type="float" office:value="102171.301770778">
            <text:p>102171,3</text:p>
          </table:table-cell>
          <table:table-cell table:formula="of:=[.Q$114]*[.$S66]/[.$S$114]" office:value-type="float" office:value="195.698229221835">
            <text:p>195,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7]/[.$S$114]" office:value-type="float" office:value="152274.334755933">
            <text:p>152274,33</text:p>
          </table:table-cell>
          <table:table-cell table:formula="of:=[.Q$114]*[.$S67]/[.$S$114]" office:value-type="float" office:value="291.665244067507">
            <text:p>291,6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8]/[.$S$114]" office:value-type="float" office:value="201566.92006715">
            <text:p>201566,92</text:p>
          </table:table-cell>
          <table:table-cell table:formula="of:=[.Q$114]*[.$S68]/[.$S$114]" office:value-type="float" office:value="386.079932849818">
            <text:p>386,0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69]/[.$S$114]" office:value-type="float" office:value="251466.343045552">
            <text:p>251466,34</text:p>
          </table:table-cell>
          <table:table-cell table:formula="of:=[.Q$114]*[.$S69]/[.$S$114]" office:value-type="float" office:value="481.656954448045">
            <text:p>481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0]/[.$S$114]" office:value-type="float" office:value="301227.031754647">
            <text:p>301227,03</text:p>
          </table:table-cell>
          <table:table-cell table:formula="of:=[.Q$114]*[.$S70]/[.$S$114]" office:value-type="float" office:value="576.968245353159">
            <text:p>576,9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1]/[.$S$114]" office:value-type="float" office:value="351043.613406772">
            <text:p>351043,61</text:p>
          </table:table-cell>
          <table:table-cell table:formula="of:=[.Q$114]*[.$S71]/[.$S$114]" office:value-type="float" office:value="672.38659322816">
            <text:p>672,3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2]/[.$S$114]" office:value-type="float" office:value="400936.049767295">
            <text:p>400936,05</text:p>
          </table:table-cell>
          <table:table-cell table:formula="of:=[.Q$114]*[.$S72]/[.$S$114]" office:value-type="float" office:value="767.950232705151">
            <text:p>767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3]/[.$S$114]" office:value-type="float" office:value="450686.757593706">
            <text:p>450686,76</text:p>
          </table:table-cell>
          <table:table-cell table:formula="of:=[.Q$114]*[.$S73]/[.$S$114]" office:value-type="float" office:value="863.242406294214">
            <text:p>863,2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4]/[.$S$114]" office:value-type="float" office:value="500600.153807865">
            <text:p>500600,15</text:p>
          </table:table-cell>
          <table:table-cell table:formula="of:=[.Q$114]*[.$S74]/[.$S$114]" office:value-type="float" office:value="958.846192134912">
            <text:p>958,8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5]/[.$S$114]" office:value-type="float" office:value="550394.777518086">
            <text:p>550394,78</text:p>
          </table:table-cell>
          <table:table-cell table:formula="of:=[.Q$114]*[.$S75]/[.$S$114]" office:value-type="float" office:value="1054.2224819146">
            <text:p>1054,2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6]/[.$S$114]" office:value-type="float" office:value="600212.357258479">
            <text:p>600212,36</text:p>
          </table:table-cell>
          <table:table-cell table:formula="of:=[.Q$114]*[.$S76]/[.$S$114]" office:value-type="float" office:value="1149.64274152121">
            <text:p>1149,6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7]/[.$S$114]" office:value-type="float" office:value="58887.2078352976">
            <text:p>58887,21</text:p>
          </table:table-cell>
          <table:table-cell table:formula="of:=[.Q$114]*[.$S77]/[.$S$114]" office:value-type="float" office:value="112.792164702378">
            <text:p>112,7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8]/[.$S$114]" office:value-type="float" office:value="116249.336796488">
            <text:p>116249,34</text:p>
          </table:table-cell>
          <table:table-cell table:formula="of:=[.Q$114]*[.$S78]/[.$S$114]" office:value-type="float" office:value="222.663203512124">
            <text:p>222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79]/[.$S$114]" office:value-type="float" office:value="172185.197622142">
            <text:p>172185,2</text:p>
          </table:table-cell>
          <table:table-cell table:formula="of:=[.Q$114]*[.$S79]/[.$S$114]" office:value-type="float" office:value="329.802377858147">
            <text:p>329,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0]/[.$S$114]" office:value-type="float" office:value="228874.615090434">
            <text:p>228874,62</text:p>
          </table:table-cell>
          <table:table-cell table:formula="of:=[.Q$114]*[.$S80]/[.$S$114]" office:value-type="float" office:value="438.384909566039">
            <text:p>438,3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1]/[.$S$114]" office:value-type="float" office:value="285480.193144181">
            <text:p>285480,19</text:p>
          </table:table-cell>
          <table:table-cell table:formula="of:=[.Q$114]*[.$S81]/[.$S$114]" office:value-type="float" office:value="546.806855819101">
            <text:p>546,8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2]/[.$S$114]" office:value-type="float" office:value="342131.683258274">
            <text:p>342131,68</text:p>
          </table:table-cell>
          <table:table-cell table:formula="of:=[.Q$114]*[.$S82]/[.$S$114]" office:value-type="float" office:value="655.316741725999">
            <text:p>655,3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3]/[.$S$114]" office:value-type="float" office:value="398630.465867303">
            <text:p>398630,47</text:p>
          </table:table-cell>
          <table:table-cell table:formula="of:=[.Q$114]*[.$S83]/[.$S$114]" office:value-type="float" office:value="763.534132697312">
            <text:p>763,5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4]/[.$S$114]" office:value-type="float" office:value="455280.957893127">
            <text:p>455280,96</text:p>
          </table:table-cell>
          <table:table-cell table:formula="of:=[.Q$114]*[.$S84]/[.$S$114]" office:value-type="float" office:value="872.042106872604">
            <text:p>872,0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5]/[.$S$114]" office:value-type="float" office:value="511961.392567004">
            <text:p>511961,39</text:p>
          </table:table-cell>
          <table:table-cell table:formula="of:=[.Q$114]*[.$S85]/[.$S$114]" office:value-type="float" office:value="980.60743299605">
            <text:p>980,6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6]/[.$S$114]" office:value-type="float" office:value="568722.67239062">
            <text:p>568722,67</text:p>
          </table:table-cell>
          <table:table-cell table:formula="of:=[.Q$114]*[.$S86]/[.$S$114]" office:value-type="float" office:value="1089.32760937951">
            <text:p>1089,3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7]/[.$S$114]" office:value-type="float" office:value="624909.053371642">
            <text:p>624909,05</text:p>
          </table:table-cell>
          <table:table-cell table:formula="of:=[.Q$114]*[.$S87]/[.$S$114]" office:value-type="float" office:value="1196.94662835842">
            <text:p>1196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8]/[.$S$114]" office:value-type="float" office:value="681680.314077942">
            <text:p>681680,31</text:p>
          </table:table-cell>
          <table:table-cell table:formula="of:=[.Q$114]*[.$S88]/[.$S$114]" office:value-type="float" office:value="1305.68592205793">
            <text:p>1305,6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89]/[.$S$114]" office:value-type="float" office:value="56563.6583464744">
            <text:p>56563,66</text:p>
          </table:table-cell>
          <table:table-cell table:formula="of:=[.Q$114]*[.$S89]/[.$S$114]" office:value-type="float" office:value="108.341653525647">
            <text:p>108,3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0]/[.$S$114]" office:value-type="float" office:value="109822.646436293">
            <text:p>109822,65</text:p>
          </table:table-cell>
          <table:table-cell table:formula="of:=[.Q$114]*[.$S90]/[.$S$114]" office:value-type="float" office:value="210.353563706724">
            <text:p>210,3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1]/[.$S$114]" office:value-type="float" office:value="163155.493057973">
            <text:p>163155,49</text:p>
          </table:table-cell>
          <table:table-cell table:formula="of:=[.Q$114]*[.$S91]/[.$S$114]" office:value-type="float" office:value="312.506942026581">
            <text:p>312,5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2]/[.$S$114]" office:value-type="float" office:value="216446.419972381">
            <text:p>216446,42</text:p>
          </table:table-cell>
          <table:table-cell table:formula="of:=[.Q$114]*[.$S92]/[.$S$114]" office:value-type="float" office:value="414.580027619022">
            <text:p>414,5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3]/[.$S$114]" office:value-type="float" office:value="270471.939852327">
            <text:p>270471,94</text:p>
          </table:table-cell>
          <table:table-cell table:formula="of:=[.Q$114]*[.$S93]/[.$S$114]" office:value-type="float" office:value="518.060147672836">
            <text:p>518,0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4]/[.$S$114]" office:value-type="float" office:value="324137.149867383">
            <text:p>324137,15</text:p>
          </table:table-cell>
          <table:table-cell table:formula="of:=[.Q$114]*[.$S94]/[.$S$114]" office:value-type="float" office:value="620.850132617199">
            <text:p>620,8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5]/[.$S$114]" office:value-type="float" office:value="377468.998400795">
            <text:p>377469</text:p>
          </table:table-cell>
          <table:table-cell table:formula="of:=[.Q$114]*[.$S95]/[.$S$114]" office:value-type="float" office:value="723.001599205451">
            <text:p>72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6]/[.$S$114]" office:value-type="float" office:value="431075.321208015">
            <text:p>431075,32</text:p>
          </table:table-cell>
          <table:table-cell table:formula="of:=[.Q$114]*[.$S96]/[.$S$114]" office:value-type="float" office:value="825.678791985112">
            <text:p>825,6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7]/[.$S$114]" office:value-type="float" office:value="484870.282697962">
            <text:p>484870,28</text:p>
          </table:table-cell>
          <table:table-cell table:formula="of:=[.Q$114]*[.$S97]/[.$S$114]" office:value-type="float" office:value="928.717302038141">
            <text:p>928,7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8]/[.$S$114]" office:value-type="float" office:value="538483.592123061">
            <text:p>538483,59</text:p>
          </table:table-cell>
          <table:table-cell table:formula="of:=[.Q$114]*[.$S98]/[.$S$114]" office:value-type="float" office:value="1031.40787693904">
            <text:p>1031,4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99]/[.$S$114]" office:value-type="float" office:value="591374.285641842">
            <text:p>591374,29</text:p>
          </table:table-cell>
          <table:table-cell table:formula="of:=[.Q$114]*[.$S99]/[.$S$114]" office:value-type="float" office:value="1132.71435815782">
            <text:p>1132,7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0]/[.$S$114]" office:value-type="float" office:value="645446.715670403">
            <text:p>645446,72</text:p>
          </table:table-cell>
          <table:table-cell table:formula="of:=[.Q$114]*[.$S100]/[.$S$114]" office:value-type="float" office:value="1236.28432959708">
            <text:p>1236,2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1]/[.$S$114]" office:value-type="float" office:value="63616.1500509525">
            <text:p>63616,15</text:p>
          </table:table-cell>
          <table:table-cell table:formula="of:=[.Q$114]*[.$S101]/[.$S$114]" office:value-type="float" office:value="121.84994904746">
            <text:p>121,8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2]/[.$S$114]" office:value-type="float" office:value="125031.515470094">
            <text:p>125031,52</text:p>
          </table:table-cell>
          <table:table-cell table:formula="of:=[.Q$114]*[.$S102]/[.$S$114]" office:value-type="float" office:value="239.484529905619">
            <text:p>239,4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3]/[.$S$114]" office:value-type="float" office:value="185344.991440928">
            <text:p>185344,99</text:p>
          </table:table-cell>
          <table:table-cell table:formula="of:=[.Q$114]*[.$S103]/[.$S$114]" office:value-type="float" office:value="355.008559071721">
            <text:p>355,0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4]/[.$S$114]" office:value-type="float" office:value="245503.763730161">
            <text:p>245503,76</text:p>
          </table:table-cell>
          <table:table-cell table:formula="of:=[.Q$114]*[.$S104]/[.$S$114]" office:value-type="float" office:value="470.236269839028">
            <text:p>470,2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5]/[.$S$114]" office:value-type="float" office:value="306296.322069824">
            <text:p>306296,32</text:p>
          </table:table-cell>
          <table:table-cell table:formula="of:=[.Q$114]*[.$S105]/[.$S$114]" office:value-type="float" office:value="586.677930175589">
            <text:p>586,6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6]/[.$S$114]" office:value-type="float" office:value="367480.131010699">
            <text:p>367480,13</text:p>
          </table:table-cell>
          <table:table-cell table:formula="of:=[.Q$114]*[.$S106]/[.$S$114]" office:value-type="float" office:value="703.868989301359">
            <text:p>703,8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7]/[.$S$114]" office:value-type="float" office:value="427996.218900017">
            <text:p>427996,22</text:p>
          </table:table-cell>
          <table:table-cell table:formula="of:=[.Q$114]*[.$S107]/[.$S$114]" office:value-type="float" office:value="819.781099983301">
            <text:p>819,7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8]/[.$S$114]" office:value-type="float" office:value="488357.603107734">
            <text:p>488357,6</text:p>
          </table:table-cell>
          <table:table-cell table:formula="of:=[.Q$114]*[.$S108]/[.$S$114]" office:value-type="float" office:value="935.396892266448">
            <text:p>935,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09]/[.$S$114]" office:value-type="float" office:value="549300.872775925">
            <text:p>549300,87</text:p>
          </table:table-cell>
          <table:table-cell table:formula="of:=[.Q$114]*[.$S109]/[.$S$114]" office:value-type="float" office:value="1052.12722407538">
            <text:p>1052,1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10]/[.$S$114]" office:value-type="float" office:value="609691.201543425">
            <text:p>609691,2</text:p>
          </table:table-cell>
          <table:table-cell table:formula="of:=[.Q$114]*[.$S110]/[.$S$114]" office:value-type="float" office:value="1167.79845657508">
            <text:p>1167,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11]/[.$S$114]" office:value-type="float" office:value="669920.838099714">
            <text:p>669920,84</text:p>
          </table:table-cell>
          <table:table-cell table:formula="of:=[.Q$114]*[.$S111]/[.$S$114]" office:value-type="float" office:value="1283.16190028635">
            <text:p>1283,1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[.P$114]*[.$S112]/[.$S$114]" office:value-type="float" office:value="730795.239677385">
            <text:p>730795,24</text:p>
          </table:table-cell>
          <table:table-cell table:formula="of:=[.Q$114]*[.$S112]/[.$S$114]" office:value-type="float" office:value="1399.76032261453">
            <text:p>1399,76</text:p>
          </table:table-cell>
          <table:table-cell table:number-columns-repeated="71"/>
        </table:table-row>
        <table:table-row table:style-name="ro3" table:number-rows-repeated="2">
          <table:table-cell table:number-columns-repeated="88"/>
        </table:table-row>
        <table:table-row table:style-name="ro3">
          <table:table-cell table:number-columns-repeated="13"/>
          <table:table-cell office:value-type="string">
            <text:p>Eij</text:p>
          </table:table-cell>
          <table:table-cell/>
          <table:table-cell table:formula="of:=([.P5]-[.P117])^2/[.P117]" office:value-type="float" office:value="847.31110731125">
            <text:p>847,31</text:p>
          </table:table-cell>
          <table:table-cell table:formula="of:=([.Q5]-[.Q117])^2/[.Q117]" office:value-type="float" office:value="1954.55028011087">
            <text:p>1954,55</text:p>
          </table:table-cell>
          <table:table-cell table:number-columns-repeated="2"/>
          <table:table-cell table:formula="of:=SUM([.P226:.P250])" office:value-type="float" office:value="4634725.7937569">
            <text:p>4634725,79</text:p>
          </table:table-cell>
          <table:table-cell table:formula="of:=SUM([.Q226:.Q332])" office:value-type="float" office:value="69613.7273678533">
            <text:p>69613,73</text:p>
          </table:table-cell>
          <table:table-cell table:number-columns-repeated="67"/>
        </table:table-row>
        <table:table-row table:style-name="ro3">
          <table:table-cell table:number-columns-repeated="15"/>
          <table:table-cell table:formula="of:=([.P6]-[.P118])^2/[.P118]" office:value-type="float" office:value="31.6214454116835">
            <text:p>31,62</text:p>
          </table:table-cell>
          <table:table-cell table:formula="of:=([.Q6]-[.Q118])^2/[.Q118]" office:value-type="float" office:value="2170.69380260071">
            <text:p>2170,69</text:p>
          </table:table-cell>
          <table:table-cell table:number-columns-repeated="2"/>
          <table:table-cell table:formula="of:=SUM([.P251:.P280])" office:value-type="float" office:value="7765570.0369243">
            <text:p>7765570,04</text:p>
          </table:table-cell>
          <table:table-cell table:number-columns-repeated="68"/>
        </table:table-row>
        <table:table-row table:style-name="ro3">
          <table:table-cell table:number-columns-repeated="15"/>
          <table:table-cell table:formula="of:=([.P7]-[.P119])^2/[.P119]" office:value-type="float" office:value="2666.71847598478">
            <text:p>2666,72</text:p>
          </table:table-cell>
          <table:table-cell table:formula="of:=([.Q7]-[.Q119])^2/[.Q119]" office:value-type="float" office:value="1768.98707347133">
            <text:p>1768,99</text:p>
          </table:table-cell>
          <table:table-cell table:number-columns-repeated="2"/>
          <table:table-cell table:formula="of:=SUM([.P281:.P300])" office:value-type="float" office:value="9546972.61406952">
            <text:p>9546972,61</text:p>
          </table:table-cell>
          <table:table-cell table:number-columns-repeated="68"/>
        </table:table-row>
        <table:table-row table:style-name="ro3">
          <table:table-cell table:number-columns-repeated="15"/>
          <table:table-cell table:formula="of:=([.P8]-[.P120])^2/[.P120]" office:value-type="float" office:value="2.91039950562104">
            <text:p>2,91</text:p>
          </table:table-cell>
          <table:table-cell table:formula="of:=([.Q8]-[.Q120])^2/[.Q120]" office:value-type="float" office:value="1686.17682297956">
            <text:p>1686,18</text:p>
          </table:table-cell>
          <table:table-cell table:number-columns-repeated="2"/>
          <table:table-cell table:formula="of:=SUM([.P301:.P320])" office:value-type="float" office:value="7093032.23530318">
            <text:p>7093032,24</text:p>
          </table:table-cell>
          <table:table-cell table:number-columns-repeated="68"/>
        </table:table-row>
        <table:table-row table:style-name="ro3">
          <table:table-cell table:number-columns-repeated="15"/>
          <table:table-cell table:formula="of:=([.P9]-[.P121])^2/[.P121]" office:value-type="float" office:value="1952.59800448985">
            <text:p>1952,6</text:p>
          </table:table-cell>
          <table:table-cell table:formula="of:=([.Q9]-[.Q121])^2/[.Q121]" office:value-type="float" office:value="947.185445328646">
            <text:p>947,19</text:p>
          </table:table-cell>
          <table:table-cell table:number-columns-repeated="2"/>
          <table:table-cell table:formula="of:=SUM([.P321:.P340])" office:value-type="float" office:value="40020981.9430054">
            <text:p>40020981,94</text:p>
          </table:table-cell>
          <table:table-cell table:number-columns-repeated="68"/>
        </table:table-row>
        <table:table-row table:style-name="ro3">
          <table:table-cell table:number-columns-repeated="15"/>
          <table:table-cell table:formula="of:=([.P10]-[.P122])^2/[.P122]" office:value-type="float" office:value="442.824179152628">
            <text:p>442,82</text:p>
          </table:table-cell>
          <table:table-cell table:formula="of:=([.Q10]-[.Q122])^2/[.Q122]" office:value-type="float" office:value="2078.45026460458">
            <text:p>2078,4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1]-[.P123])^2/[.P123]" office:value-type="float" office:value="25583.472434784">
            <text:p>25583,47</text:p>
          </table:table-cell>
          <table:table-cell table:formula="of:=([.Q11]-[.Q123])^2/[.Q123]" office:value-type="float" office:value="8189.88654876409">
            <text:p>8189,8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2]-[.P124])^2/[.P124]" office:value-type="float" office:value="4130.44597301248">
            <text:p>4130,45</text:p>
          </table:table-cell>
          <table:table-cell table:formula="of:=([.Q12]-[.Q124])^2/[.Q124]" office:value-type="float" office:value="2400.17815014509">
            <text:p>2400,1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3]-[.P125])^2/[.P125]" office:value-type="float" office:value="1366.31929799213">
            <text:p>1366,32</text:p>
          </table:table-cell>
          <table:table-cell table:formula="of:=([.Q13]-[.Q125])^2/[.Q125]" office:value-type="float" office:value="1159.31174816337">
            <text:p>1159,3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4]-[.P126])^2/[.P126]" office:value-type="float" office:value="836.216112106816">
            <text:p>836,22</text:p>
          </table:table-cell>
          <table:table-cell table:formula="of:=([.Q14]-[.Q126])^2/[.Q126]" office:value-type="float" office:value="2727.98753331001">
            <text:p>2727,9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5]-[.P127])^2/[.P127]" office:value-type="float" office:value="39.7930528047384">
            <text:p>39,79</text:p>
          </table:table-cell>
          <table:table-cell table:formula="of:=([.Q15]-[.Q127])^2/[.Q127]" office:value-type="float" office:value="2811.16725992027">
            <text:p>2811,1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6]-[.P128])^2/[.P128]" office:value-type="float" office:value="131.983050061439">
            <text:p>131,98</text:p>
          </table:table-cell>
          <table:table-cell table:formula="of:=([.Q16]-[.Q128])^2/[.Q128]" office:value-type="float" office:value="185.205151399395">
            <text:p>185,2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7]-[.P129])^2/[.P129]" office:value-type="float" office:value="18774.3003630821">
            <text:p>18774,3</text:p>
          </table:table-cell>
          <table:table-cell table:formula="of:=([.Q17]-[.Q129])^2/[.Q129]" office:value-type="float" office:value="173.546478878839">
            <text:p>173,5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8]-[.P130])^2/[.P130]" office:value-type="float" office:value="12592.175980285">
            <text:p>12592,18</text:p>
          </table:table-cell>
          <table:table-cell table:formula="of:=([.Q18]-[.Q130])^2/[.Q130]" office:value-type="float" office:value="146.149226036568">
            <text:p>146,1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9]-[.P131])^2/[.P131]" office:value-type="float" office:value="9391.74355740977">
            <text:p>9391,74</text:p>
          </table:table-cell>
          <table:table-cell table:formula="of:=([.Q19]-[.Q131])^2/[.Q131]" office:value-type="float" office:value="33.8071171724795">
            <text:p>33,8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0]-[.P132])^2/[.P132]" office:value-type="float" office:value="7555.79466771196">
            <text:p>7555,79</text:p>
          </table:table-cell>
          <table:table-cell table:formula="of:=([.Q20]-[.Q132])^2/[.Q132]" office:value-type="float" office:value="41.0884729635636">
            <text:p>41,0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1]-[.P133])^2/[.P133]" office:value-type="float" office:value="6295.93094277696">
            <text:p>6295,93</text:p>
          </table:table-cell>
          <table:table-cell table:formula="of:=([.Q21]-[.Q133])^2/[.Q133]" office:value-type="float" office:value="7.38669512916309">
            <text:p>7,3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2]-[.P134])^2/[.P134]" office:value-type="float" office:value="5388.37049283414">
            <text:p>5388,37</text:p>
          </table:table-cell>
          <table:table-cell table:formula="of:=([.Q22]-[.Q134])^2/[.Q134]" office:value-type="float" office:value="17.5593205209232">
            <text:p>17,5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3]-[.P135])^2/[.P135]" office:value-type="float" office:value="4700.45393309703">
            <text:p>4700,45</text:p>
          </table:table-cell>
          <table:table-cell table:formula="of:=([.Q23]-[.Q135])^2/[.Q135]" office:value-type="float" office:value="38.783581499215">
            <text:p>38,7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4]-[.P136])^2/[.P136]" office:value-type="float" office:value="4219.43026689817">
            <text:p>4219,43</text:p>
          </table:table-cell>
          <table:table-cell table:formula="of:=([.Q24]-[.Q136])^2/[.Q136]" office:value-type="float" office:value="80.9760977539056">
            <text:p>80,9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5]-[.P137])^2/[.P137]" office:value-type="float" office:value="3732.55822700855">
            <text:p>3732,56</text:p>
          </table:table-cell>
          <table:table-cell table:formula="of:=([.Q25]-[.Q137])^2/[.Q137]" office:value-type="float" office:value="2.85987260543401">
            <text:p>2,8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6]-[.P138])^2/[.P138]" office:value-type="float" office:value="3375.07744292747">
            <text:p>3375,08</text:p>
          </table:table-cell>
          <table:table-cell table:formula="of:=([.Q26]-[.Q138])^2/[.Q138]" office:value-type="float" office:value="200.991923617433">
            <text:p>200,9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7]-[.P139])^2/[.P139]" office:value-type="float" office:value="3069.3516591097">
            <text:p>3069,35</text:p>
          </table:table-cell>
          <table:table-cell table:formula="of:=([.Q27]-[.Q139])^2/[.Q139]" office:value-type="float" office:value="303.246307567883">
            <text:p>303,2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8]-[.P140])^2/[.P140]" office:value-type="float" office:value="4499588.43634497">
            <text:p>4499588,44</text:p>
          </table:table-cell>
          <table:table-cell table:formula="of:=([.Q28]-[.Q140])^2/[.Q140]" office:value-type="float" office:value="524.942863015118">
            <text:p>524,9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29]-[.P141])^2/[.P141]" office:value-type="float" office:value="18009.9563461719">
            <text:p>18009,96</text:p>
          </table:table-cell>
          <table:table-cell table:formula="of:=([.Q29]-[.Q141])^2/[.Q141]" office:value-type="float" office:value="361.83318518117">
            <text:p>361,8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0]-[.P142])^2/[.P142]" office:value-type="float" office:value="12138.7347991867">
            <text:p>12138,73</text:p>
          </table:table-cell>
          <table:table-cell table:formula="of:=([.Q30]-[.Q142])^2/[.Q142]" office:value-type="float" office:value="24.9406785537921">
            <text:p>24,9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1]-[.P143])^2/[.P143]" office:value-type="float" office:value="9166.52839413531">
            <text:p>9166,53</text:p>
          </table:table-cell>
          <table:table-cell table:formula="of:=([.Q31]-[.Q143])^2/[.Q143]" office:value-type="float" office:value="2.25001487064856">
            <text:p>2,2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2]-[.P144])^2/[.P144]" office:value-type="float" office:value="7307.0834567649">
            <text:p>7307,08</text:p>
          </table:table-cell>
          <table:table-cell table:formula="of:=([.Q32]-[.Q144])^2/[.Q144]" office:value-type="float" office:value="1.60358696544877">
            <text:p>1,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3]-[.P145])^2/[.P145]" office:value-type="float" office:value="6114.13647804038">
            <text:p>6114,14</text:p>
          </table:table-cell>
          <table:table-cell table:formula="of:=([.Q33]-[.Q145])^2/[.Q145]" office:value-type="float" office:value="26.6818986112012">
            <text:p>26,6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4]-[.P146])^2/[.P146]" office:value-type="float" office:value="5123.92766067045">
            <text:p>5123,93</text:p>
          </table:table-cell>
          <table:table-cell table:formula="of:=([.Q34]-[.Q146])^2/[.Q146]" office:value-type="float" office:value="6.96323742798162">
            <text:p>6,9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5]-[.P147])^2/[.P147]" office:value-type="float" office:value="4504.96382132962">
            <text:p>4504,96</text:p>
          </table:table-cell>
          <table:table-cell table:formula="of:=([.Q35]-[.Q147])^2/[.Q147]" office:value-type="float" office:value="494.620835251727">
            <text:p>494,6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6]-[.P148])^2/[.P148]" office:value-type="float" office:value="4004.58222906872">
            <text:p>4004,58</text:p>
          </table:table-cell>
          <table:table-cell table:formula="of:=([.Q36]-[.Q148])^2/[.Q148]" office:value-type="float" office:value="318.534789297053">
            <text:p>318,5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7]-[.P149])^2/[.P149]" office:value-type="float" office:value="3627.59379752216">
            <text:p>3627,59</text:p>
          </table:table-cell>
          <table:table-cell table:formula="of:=([.Q37]-[.Q149])^2/[.Q149]" office:value-type="float" office:value="300.965595244296">
            <text:p>300,9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8]-[.P150])^2/[.P150]" office:value-type="float" office:value="3250.22503321887">
            <text:p>3250,23</text:p>
          </table:table-cell>
          <table:table-cell table:formula="of:=([.Q38]-[.Q150])^2/[.Q150]" office:value-type="float" office:value="153.213056588249">
            <text:p>153,2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39]-[.P151])^2/[.P151]" office:value-type="float" office:value="2982.45833833414">
            <text:p>2982,46</text:p>
          </table:table-cell>
          <table:table-cell table:formula="of:=([.Q39]-[.Q151])^2/[.Q151]" office:value-type="float" office:value="469.80098164215">
            <text:p>469,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0]-[.P152])^2/[.P152]" office:value-type="float" office:value="4451406.49278269">
            <text:p>4451406,49</text:p>
          </table:table-cell>
          <table:table-cell table:formula="of:=([.Q40]-[.Q152])^2/[.Q152]" office:value-type="float" office:value="757.692243600433">
            <text:p>757,6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1]-[.P153])^2/[.P153]" office:value-type="float" office:value="17202.87467111">
            <text:p>17202,87</text:p>
          </table:table-cell>
          <table:table-cell table:formula="of:=([.Q41]-[.Q153])^2/[.Q153]" office:value-type="float" office:value="98.1438940987853">
            <text:p>98,1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2]-[.P154])^2/[.P154]" office:value-type="float" office:value="11599.3529327339">
            <text:p>11599,35</text:p>
          </table:table-cell>
          <table:table-cell table:formula="of:=([.Q42]-[.Q154])^2/[.Q154]" office:value-type="float" office:value="1.21160508381474">
            <text:p>1,2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3]-[.P155])^2/[.P155]" office:value-type="float" office:value="8762.22463349826">
            <text:p>8762,22</text:p>
          </table:table-cell>
          <table:table-cell table:formula="of:=([.Q43]-[.Q155])^2/[.Q155]" office:value-type="float" office:value="2.18068353384779">
            <text:p>2,1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4]-[.P156])^2/[.P156]" office:value-type="float" office:value="6915.64057204189">
            <text:p>6915,64</text:p>
          </table:table-cell>
          <table:table-cell table:formula="of:=([.Q44]-[.Q156])^2/[.Q156]" office:value-type="float" office:value="15.3798609677352">
            <text:p>15,3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5]-[.P157])^2/[.P157]" office:value-type="float" office:value="5827.84441829033">
            <text:p>5827,84</text:p>
          </table:table-cell>
          <table:table-cell table:formula="of:=([.Q45]-[.Q157])^2/[.Q157]" office:value-type="float" office:value="154.449605841657">
            <text:p>154,4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6]-[.P158])^2/[.P158]" office:value-type="float" office:value="4976.85221945604">
            <text:p>4976,85</text:p>
          </table:table-cell>
          <table:table-cell table:formula="of:=([.Q46]-[.Q158])^2/[.Q158]" office:value-type="float" office:value="9.95804859931748">
            <text:p>9,9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7]-[.P159])^2/[.P159]" office:value-type="float" office:value="4325.88402647119">
            <text:p>4325,88</text:p>
          </table:table-cell>
          <table:table-cell table:formula="of:=([.Q47]-[.Q159])^2/[.Q159]" office:value-type="float" office:value="49.5706726673605">
            <text:p>49,5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8]-[.P160])^2/[.P160]" office:value-type="float" office:value="3874.08019390455">
            <text:p>3874,08</text:p>
          </table:table-cell>
          <table:table-cell table:formula="of:=([.Q48]-[.Q160])^2/[.Q160]" office:value-type="float" office:value="154.081215437806">
            <text:p>154,0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49]-[.P161])^2/[.P161]" office:value-type="float" office:value="3448.08542726055">
            <text:p>3448,09</text:p>
          </table:table-cell>
          <table:table-cell table:formula="of:=([.Q49]-[.Q161])^2/[.Q161]" office:value-type="float" office:value="47.8567683320435">
            <text:p>47,8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0]-[.P162])^2/[.P162]" office:value-type="float" office:value="3138.93506905695">
            <text:p>3138,94</text:p>
          </table:table-cell>
          <table:table-cell table:formula="of:=([.Q50]-[.Q162])^2/[.Q162]" office:value-type="float" office:value="210.948667301432">
            <text:p>210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1]-[.P163])^2/[.P163]" office:value-type="float" office:value="2843.43485763135">
            <text:p>2843,43</text:p>
          </table:table-cell>
          <table:table-cell table:formula="of:=([.Q51]-[.Q163])^2/[.Q163]" office:value-type="float" office:value="176.558772496187">
            <text:p>176,5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2]-[.P164])^2/[.P164]" office:value-type="float" office:value="3107989.65727752">
            <text:p>3107989,66</text:p>
          </table:table-cell>
          <table:table-cell table:formula="of:=([.Q52]-[.Q164])^2/[.Q164]" office:value-type="float" office:value="412.933633335928">
            <text:p>412,9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3]-[.P165])^2/[.P165]" office:value-type="float" office:value="21883.4314950626">
            <text:p>21883,43</text:p>
          </table:table-cell>
          <table:table-cell table:formula="of:=([.Q53]-[.Q165])^2/[.Q165]" office:value-type="float" office:value="104.214830803578">
            <text:p>104,2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4]-[.P166])^2/[.P166]" office:value-type="float" office:value="14676.0893730299">
            <text:p>14676,09</text:p>
          </table:table-cell>
          <table:table-cell table:formula="of:=([.Q54]-[.Q166])^2/[.Q166]" office:value-type="float" office:value="523.09553110354">
            <text:p>523,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5]-[.P167])^2/[.P167]" office:value-type="float" office:value="10894.9925950091">
            <text:p>10894,99</text:p>
          </table:table-cell>
          <table:table-cell table:formula="of:=([.Q55]-[.Q167])^2/[.Q167]" office:value-type="float" office:value="238.691456644395">
            <text:p>238,6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6]-[.P168])^2/[.P168]" office:value-type="float" office:value="8691.23530877154">
            <text:p>8691,24</text:p>
          </table:table-cell>
          <table:table-cell table:formula="of:=([.Q56]-[.Q168])^2/[.Q168]" office:value-type="float" office:value="16.8444392048399">
            <text:p>16,8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7]-[.P169])^2/[.P169]" office:value-type="float" office:value="7260.30015826867">
            <text:p>7260,3</text:p>
          </table:table-cell>
          <table:table-cell table:formula="of:=([.Q57]-[.Q169])^2/[.Q169]" office:value-type="float" office:value="85.7426570349554">
            <text:p>85,7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8]-[.P170])^2/[.P170]" office:value-type="float" office:value="6209.90496256692">
            <text:p>6209,9</text:p>
          </table:table-cell>
          <table:table-cell table:formula="of:=([.Q58]-[.Q170])^2/[.Q170]" office:value-type="float" office:value="57.2169080854942">
            <text:p>57,2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59]-[.P171])^2/[.P171]" office:value-type="float" office:value="5422.4899416565">
            <text:p>5422,49</text:p>
          </table:table-cell>
          <table:table-cell table:formula="of:=([.Q59]-[.Q171])^2/[.Q171]" office:value-type="float" office:value="98.6175498429131">
            <text:p>98,6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0]-[.P172])^2/[.P172]" office:value-type="float" office:value="4819.03091702345">
            <text:p>4819,03</text:p>
          </table:table-cell>
          <table:table-cell table:formula="of:=([.Q60]-[.Q172])^2/[.Q172]" office:value-type="float" office:value="137.650237977965">
            <text:p>137,6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1]-[.P173])^2/[.P173]" office:value-type="float" office:value="4313.98550239735">
            <text:p>4313,99</text:p>
          </table:table-cell>
          <table:table-cell table:formula="of:=([.Q61]-[.Q173])^2/[.Q173]" office:value-type="float" office:value="137.455623495937">
            <text:p>137,4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2]-[.P174])^2/[.P174]" office:value-type="float" office:value="3932.96350169529">
            <text:p>3932,96</text:p>
          </table:table-cell>
          <table:table-cell table:formula="of:=([.Q62]-[.Q174])^2/[.Q174]" office:value-type="float" office:value="241.929902577594">
            <text:p>241,93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3]-[.P175])^2/[.P175]" office:value-type="float" office:value="3610.5965871877">
            <text:p>3610,6</text:p>
          </table:table-cell>
          <table:table-cell table:formula="of:=([.Q63]-[.Q175])^2/[.Q175]" office:value-type="float" office:value="171.323536655096">
            <text:p>171,3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4]-[.P176])^2/[.P176]" office:value-type="float" office:value="4372686.91627228">
            <text:p>4372686,92</text:p>
          </table:table-cell>
          <table:table-cell table:formula="of:=([.Q64]-[.Q176])^2/[.Q176]" office:value-type="float" office:value="3718.34489416044">
            <text:p>3718,3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5]-[.P177])^2/[.P177]" office:value-type="float" office:value="24712.3388572634">
            <text:p>24712,34</text:p>
          </table:table-cell>
          <table:table-cell table:formula="of:=([.Q65]-[.Q177])^2/[.Q177]" office:value-type="float" office:value="616.349572836046">
            <text:p>616,3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6]-[.P178])^2/[.P178]" office:value-type="float" office:value="16697.584262336">
            <text:p>16697,58</text:p>
          </table:table-cell>
          <table:table-cell table:formula="of:=([.Q66]-[.Q178])^2/[.Q178]" office:value-type="float" office:value="174.089142480767">
            <text:p>174,0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7]-[.P179])^2/[.P179]" office:value-type="float" office:value="12298.8243282545">
            <text:p>12298,82</text:p>
          </table:table-cell>
          <table:table-cell table:formula="of:=([.Q67]-[.Q179])^2/[.Q179]" office:value-type="float" office:value="420.494738781095">
            <text:p>420,4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8]-[.P180])^2/[.P180]" office:value-type="float" office:value="9847.40444940826">
            <text:p>9847,4</text:p>
          </table:table-cell>
          <table:table-cell table:formula="of:=([.Q68]-[.Q180])^2/[.Q180]" office:value-type="float" office:value="112.381349325827">
            <text:p>112,3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69]-[.P181])^2/[.P181]" office:value-type="float" office:value="8165.8221424545">
            <text:p>8165,82</text:p>
          </table:table-cell>
          <table:table-cell table:formula="of:=([.Q69]-[.Q181])^2/[.Q181]" office:value-type="float" office:value="117.135542789938">
            <text:p>117,1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0]-[.P182])^2/[.P182]" office:value-type="float" office:value="6975.84528167131">
            <text:p>6975,85</text:p>
          </table:table-cell>
          <table:table-cell table:formula="of:=([.Q70]-[.Q182])^2/[.Q182]" office:value-type="float" office:value="270.388387745597">
            <text:p>270,3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1]-[.P183])^2/[.P183]" office:value-type="float" office:value="6099.24282066129">
            <text:p>6099,24</text:p>
          </table:table-cell>
          <table:table-cell table:formula="of:=([.Q71]-[.Q183])^2/[.Q183]" office:value-type="float" office:value="375.435204162263">
            <text:p>375,4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2]-[.P184])^2/[.P184]" office:value-type="float" office:value="5387.33764639988">
            <text:p>5387,34</text:p>
          </table:table-cell>
          <table:table-cell table:formula="of:=([.Q72]-[.Q184])^2/[.Q184]" office:value-type="float" office:value="378.014198989185">
            <text:p>378,0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3]-[.P185])^2/[.P185]" office:value-type="float" office:value="4847.50405293227">
            <text:p>4847,5</text:p>
          </table:table-cell>
          <table:table-cell table:formula="of:=([.Q73]-[.Q185])^2/[.Q185]" office:value-type="float" office:value="583.278039458488">
            <text:p>583,2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4]-[.P186])^2/[.P186]" office:value-type="float" office:value="4385.28285334653">
            <text:p>4385,28</text:p>
          </table:table-cell>
          <table:table-cell table:formula="of:=([.Q74]-[.Q186])^2/[.Q186]" office:value-type="float" office:value="549.655956795621">
            <text:p>549,6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5]-[.P187])^2/[.P187]" office:value-type="float" office:value="4003.41205404336">
            <text:p>4003,41</text:p>
          </table:table-cell>
          <table:table-cell table:formula="of:=([.Q75]-[.Q187])^2/[.Q187]" office:value-type="float" office:value="694.648276921955">
            <text:p>694,6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6]-[.P188])^2/[.P188]" office:value-type="float" office:value="4992873.86355739">
            <text:p>4992873,86</text:p>
          </table:table-cell>
          <table:table-cell table:formula="of:=([.Q76]-[.Q188])^2/[.Q188]" office:value-type="float" office:value="148.012627883766">
            <text:p>148,0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7]-[.P189])^2/[.P189]" office:value-type="float" office:value="28494.8007048212">
            <text:p>28494,8</text:p>
          </table:table-cell>
          <table:table-cell table:formula="of:=([.Q77]-[.Q189])^2/[.Q189]" office:value-type="float" office:value="30.4466474431045">
            <text:p>30,4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8]-[.P190])^2/[.P190]" office:value-type="float" office:value="18731.8872661192">
            <text:p>18731,89</text:p>
          </table:table-cell>
          <table:table-cell table:formula="of:=([.Q78]-[.Q190])^2/[.Q190]" office:value-type="float" office:value="1701.91943632507">
            <text:p>1701,9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79]-[.P191])^2/[.P191]" office:value-type="float" office:value="14087.9710118334">
            <text:p>14087,97</text:p>
          </table:table-cell>
          <table:table-cell table:formula="of:=([.Q79]-[.Q191])^2/[.Q191]" office:value-type="float" office:value="0.472018125413954">
            <text:p>0,4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0]-[.P192])^2/[.P192]" office:value-type="float" office:value="11257.8436518279">
            <text:p>11257,84</text:p>
          </table:table-cell>
          <table:table-cell table:formula="of:=([.Q80]-[.Q192])^2/[.Q192]" office:value-type="float" office:value="0.951254847699543">
            <text:p>0,9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1]-[.P193])^2/[.P193]" office:value-type="float" office:value="9378.31922163143">
            <text:p>9378,32</text:p>
          </table:table-cell>
          <table:table-cell table:formula="of:=([.Q81]-[.Q193])^2/[.Q193]" office:value-type="float" office:value="20.292402247005">
            <text:p>20,29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2]-[.P194])^2/[.P194]" office:value-type="float" office:value="7992.59186084745">
            <text:p>7992,59</text:p>
          </table:table-cell>
          <table:table-cell table:formula="of:=([.Q82]-[.Q194])^2/[.Q194]" office:value-type="float" office:value="34.1743412754764">
            <text:p>34,1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3]-[.P195])^2/[.P195]" office:value-type="float" office:value="6986.30065538918">
            <text:p>6986,3</text:p>
          </table:table-cell>
          <table:table-cell table:formula="of:=([.Q83]-[.Q195])^2/[.Q195]" office:value-type="float" office:value="149.478335859821">
            <text:p>149,4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4]-[.P196])^2/[.P196]" office:value-type="float" office:value="6208.96167594014">
            <text:p>6208,96</text:p>
          </table:table-cell>
          <table:table-cell table:formula="of:=([.Q84]-[.Q196])^2/[.Q196]" office:value-type="float" office:value="170.261848606948">
            <text:p>170,2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5]-[.P197])^2/[.P197]" office:value-type="float" office:value="5601.83074739721">
            <text:p>5601,83</text:p>
          </table:table-cell>
          <table:table-cell table:formula="of:=([.Q85]-[.Q197])^2/[.Q197]" office:value-type="float" office:value="166.850843542631">
            <text:p>166,8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6]-[.P198])^2/[.P198]" office:value-type="float" office:value="5006.15982035975">
            <text:p>5006,16</text:p>
          </table:table-cell>
          <table:table-cell table:formula="of:=([.Q86]-[.Q198])^2/[.Q198]" office:value-type="float" office:value="109.449626805582">
            <text:p>109,4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7]-[.P199])^2/[.P199]" office:value-type="float" office:value="4601.27003845134">
            <text:p>4601,27</text:p>
          </table:table-cell>
          <table:table-cell table:formula="of:=([.Q87]-[.Q199])^2/[.Q199]" office:value-type="float" office:value="585.956736854815">
            <text:p>585,9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8]-[.P200])^2/[.P200]" office:value-type="float" office:value="6923833.13861859">
            <text:p>6923833,14</text:p>
          </table:table-cell>
          <table:table-cell table:formula="of:=([.Q88]-[.Q200])^2/[.Q200]" office:value-type="float" office:value="2350.71219958759">
            <text:p>2350,7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89]-[.P201])^2/[.P201]" office:value-type="float" office:value="26728.8595131839">
            <text:p>26728,86</text:p>
          </table:table-cell>
          <table:table-cell table:formula="of:=([.Q89]-[.Q201])^2/[.Q201]" office:value-type="float" office:value="3185.97876758604">
            <text:p>3185,9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0]-[.P202])^2/[.P202]" office:value-type="float" office:value="17784.9164252151">
            <text:p>17784,92</text:p>
          </table:table-cell>
          <table:table-cell table:formula="of:=([.Q90]-[.Q202])^2/[.Q202]" office:value-type="float" office:value="598.547488200405">
            <text:p>598,5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1]-[.P203])^2/[.P203]" office:value-type="float" office:value="13230.4619198869">
            <text:p>13230,46</text:p>
          </table:table-cell>
          <table:table-cell table:formula="of:=([.Q91]-[.Q203])^2/[.Q203]" office:value-type="float" office:value="34.977492358993">
            <text:p>34,9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2]-[.P204])^2/[.P204]" office:value-type="float" office:value="10738.8468999486">
            <text:p>10738,85</text:p>
          </table:table-cell>
          <table:table-cell table:formula="of:=([.Q92]-[.Q204])^2/[.Q204]" office:value-type="float" office:value="106.654166069668">
            <text:p>106,65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3]-[.P205])^2/[.P205]" office:value-type="float" office:value="8967.61002900121">
            <text:p>8967,61</text:p>
          </table:table-cell>
          <table:table-cell table:formula="of:=([.Q93]-[.Q205])^2/[.Q205]" office:value-type="float" office:value="34.4040898339957">
            <text:p>34,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4]-[.P206])^2/[.P206]" office:value-type="float" office:value="7611.39866249725">
            <text:p>7611,4</text:p>
          </table:table-cell>
          <table:table-cell table:formula="of:=([.Q94]-[.Q206])^2/[.Q206]" office:value-type="float" office:value="38.5731731417817">
            <text:p>38,5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5]-[.P207])^2/[.P207]" office:value-type="float" office:value="6655.2690725855">
            <text:p>6655,27</text:p>
          </table:table-cell>
          <table:table-cell table:formula="of:=([.Q95]-[.Q207])^2/[.Q207]" office:value-type="float" office:value="26.0569463901159">
            <text:p>26,06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6]-[.P208])^2/[.P208]" office:value-type="float" office:value="5950.06420392012">
            <text:p>5950,06</text:p>
          </table:table-cell>
          <table:table-cell table:formula="of:=([.Q96]-[.Q208])^2/[.Q208]" office:value-type="float" office:value="37.1382294705109">
            <text:p>37,1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7]-[.P209])^2/[.P209]" office:value-type="float" office:value="5351.33477200526">
            <text:p>5351,33</text:p>
          </table:table-cell>
          <table:table-cell table:formula="of:=([.Q97]-[.Q209])^2/[.Q209]" office:value-type="float" office:value="1.21554021193904">
            <text:p>1,2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8]-[.P210])^2/[.P210]" office:value-type="float" office:value="4736.74926328869">
            <text:p>4736,75</text:p>
          </table:table-cell>
          <table:table-cell table:formula="of:=([.Q98]-[.Q210])^2/[.Q210]" office:value-type="float" office:value="3.8124146983693">
            <text:p>3,8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99]-[.P211])^2/[.P211]" office:value-type="float" office:value="4410.30825121098">
            <text:p>4410,31</text:p>
          </table:table-cell>
          <table:table-cell table:formula="of:=([.Q99]-[.Q211])^2/[.Q211]" office:value-type="float" office:value="546.922340204121">
            <text:p>546,9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0]-[.P212])^2/[.P212]" office:value-type="float" office:value="5326726.74968056">
            <text:p>5326726,75</text:p>
          </table:table-cell>
          <table:table-cell table:formula="of:=([.Q100]-[.Q212])^2/[.Q212]" office:value-type="float" office:value="5560.74099070206">
            <text:p>5560,7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1]-[.P213])^2/[.P213]" office:value-type="float" office:value="30988.2207023595">
            <text:p>30988,22</text:p>
          </table:table-cell>
          <table:table-cell table:formula="of:=([.Q101]-[.Q213])^2/[.Q213]" office:value-type="float" office:value="2119.87928958873">
            <text:p>2119,8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2]-[.P214])^2/[.P214]" office:value-type="float" office:value="20587.4401941649">
            <text:p>20587,44</text:p>
          </table:table-cell>
          <table:table-cell table:formula="of:=([.Q102]-[.Q214])^2/[.Q214]" office:value-type="float" office:value="5080.51415752553">
            <text:p>5080,51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3]-[.P215])^2/[.P215]" office:value-type="float" office:value="15228.1162059857">
            <text:p>15228,12</text:p>
          </table:table-cell>
          <table:table-cell table:formula="of:=([.Q103]-[.Q215])^2/[.Q215]" office:value-type="float" office:value="1608.74223199008">
            <text:p>1608,7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4]-[.P216])^2/[.P216]" office:value-type="float" office:value="12207.9154079646">
            <text:p>12207,92</text:p>
          </table:table-cell>
          <table:table-cell table:formula="of:=([.Q104]-[.Q216])^2/[.Q216]" office:value-type="float" office:value="98.443616632048">
            <text:p>98,44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5]-[.P217])^2/[.P217]" office:value-type="float" office:value="10307.8395884097">
            <text:p>10307,84</text:p>
          </table:table-cell>
          <table:table-cell table:formula="of:=([.Q105]-[.Q217])^2/[.Q217]" office:value-type="float" office:value="85.3698817812388">
            <text:p>85,37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6]-[.P218])^2/[.P218]" office:value-type="float" office:value="8772.62995662604">
            <text:p>8772,63</text:p>
          </table:table-cell>
          <table:table-cell table:formula="of:=([.Q106]-[.Q218])^2/[.Q218]" office:value-type="float" office:value="504.684181359048">
            <text:p>504,6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7]-[.P219])^2/[.P219]" office:value-type="float" office:value="7581.89116910681">
            <text:p>7581,89</text:p>
          </table:table-cell>
          <table:table-cell table:formula="of:=([.Q107]-[.Q219])^2/[.Q219]" office:value-type="float" office:value="148.421570608719">
            <text:p>148,4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8]-[.P220])^2/[.P220]" office:value-type="float" office:value="6775.36974289588">
            <text:p>6775,37</text:p>
          </table:table-cell>
          <table:table-cell table:formula="of:=([.Q108]-[.Q220])^2/[.Q220]" office:value-type="float" office:value="2.78460277337797">
            <text:p>2,7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09]-[.P221])^2/[.P221]" office:value-type="float" office:value="6025.14076377051">
            <text:p>6025,14</text:p>
          </table:table-cell>
          <table:table-cell table:formula="of:=([.Q109]-[.Q221])^2/[.Q221]" office:value-type="float" office:value="9.12020263883696">
            <text:p>9,12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10]-[.P222])^2/[.P222]" office:value-type="float" office:value="5383.0587945041">
            <text:p>5383,06</text:p>
          </table:table-cell>
          <table:table-cell table:formula="of:=([.Q110]-[.Q222])^2/[.Q222]" office:value-type="float" office:value="66.9782197868599">
            <text:p>66,98</text:p>
          </table:table-cell>
          <table:table-cell table:number-columns-repeated="71"/>
        </table:table-row>
        <table:table-row table:style-name="ro3">
          <table:table-cell table:number-columns-repeated="15"/>
          <table:table-cell table:formula="of:=([.P111]-[.P223])^2/[.P223]" office:value-type="float" office:value="4949.03079906574">
            <text:p>4949,03</text:p>
          </table:table-cell>
          <table:table-cell table:formula="of:=([.Q111]-[.Q223])^2/[.Q223]" office:value-type="float" office:value="518.299908533841">
            <text:p>518,3</text:p>
          </table:table-cell>
          <table:table-cell table:number-columns-repeated="71"/>
        </table:table-row>
        <table:table-row table:style-name="ro3">
          <table:table-cell table:number-columns-repeated="88"/>
        </table:table-row>
        <table:table-row table:style-name="ro3">
          <table:table-cell table:number-columns-repeated="13"/>
          <table:table-cell table:style-name="ce10" office:value-type="string">
            <text:p>Χ^2</text:p>
          </table:table-cell>
          <table:table-cell/>
          <table:table-cell office:value-type="float" office:value="34565447.81">
            <text:p>34565447,81</text:p>
          </table:table-cell>
          <table:table-cell table:number-columns-repeated="72"/>
        </table:table-row>
        <table:table-row table:style-name="ro3">
          <table:table-cell table:number-columns-repeated="12"/>
          <table:table-cell office:value-type="string">
            <text:p>COEF. DE CONTINGENCIA</text:p>
          </table:table-cell>
          <table:table-cell table:number-columns-repeated="2"/>
          <table:table-cell office:value-type="float" office:value="0.73">
            <text:p>0,73</text:p>
          </table:table-cell>
          <table:table-cell table:number-columns-repeated="72"/>
        </table:table-row>
      </table:table>
      <table:table table:name="Hoja1" table:style-name="ta1" table:print="false">
        <office:forms form:automatic-focus="false" form:apply-design-mode="false"/>
        <table:table-column table:style-name="co1" table:number-columns-repeated="13" table:default-cell-style-name="ce1"/>
        <table:table-column table:style-name="co1" table:number-columns-repeated="2" table:default-cell-style-name="Default"/>
        <table:table-row table:style-name="ro3">
          <table:table-cell table:style-name="ce8" office:value-type="string">
            <text:p>Consumo de tn de cemento por años y meses</text:p>
          </table:table-cell>
          <table:table-cell table:number-columns-repeated="14"/>
        </table:table-row>
        <table:table-row table:style-name="ro3">
          <table:table-cell table:style-name="ce8" office:value-type="string">
            <text:p>* Consumo por meses: tendencia en el consumo?</text:p>
          </table:table-cell>
          <table:table-cell table:number-columns-repeated="14"/>
        </table:table-row>
        <table:table-row table:style-name="ro3">
          <table:table-cell table:style-name="ce8" office:value-type="string">
            <text:p>* Consumo por años: Tendencia en el consumo</text:p>
          </table:table-cell>
          <table:table-cell table:number-columns-repeated="14"/>
        </table:table-row>
        <table:table-row table:style-name="ro3" table:number-rows-repeated="3">
          <table:table-cell table:style-name="ce8"/>
          <table:table-cell table:number-columns-repeated="14"/>
        </table:table-row>
        <table:table-row table:style-name="ro3">
          <table:table-cell table:style-name="ce8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  <table:table-cell table:number-columns-repeated="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43776">
            <text:p>43776</text:p>
          </table:table-cell>
          <table:table-cell office:value-type="float" office:value="49158">
            <text:p>49158</text:p>
          </table:table-cell>
          <table:table-cell office:value-type="float" office:value="62075">
            <text:p>62075</text:p>
          </table:table-cell>
          <table:table-cell office:value-type="float" office:value="54577">
            <text:p>54577</text:p>
          </table:table-cell>
          <table:table-cell office:value-type="float" office:value="50842">
            <text:p>50842</text:p>
          </table:table-cell>
          <table:table-cell office:value-type="float" office:value="53062">
            <text:p>53062</text:p>
          </table:table-cell>
          <table:table-cell office:value-type="float" office:value="53629">
            <text:p>53629</text:p>
          </table:table-cell>
          <table:table-cell office:value-type="float" office:value="35358">
            <text:p>35358</text:p>
          </table:table-cell>
          <table:table-cell office:value-type="float" office:value="50015">
            <text:p>50015</text:p>
          </table:table-cell>
          <table:table-cell office:value-type="float" office:value="56136">
            <text:p>56136</text:p>
          </table:table-cell>
          <table:table-cell office:value-type="float" office:value="59426">
            <text:p>59426</text:p>
          </table:table-cell>
          <table:table-cell office:value-type="float" office:value="55590">
            <text:p>55590</text:p>
          </table:table-cell>
          <table:table-cell/>
          <table:table-cell table:formula="of:=SUM([.B8:.M8])/12" office:value-type="float" office:value="51970.3333333333">
            <text:p>51970,33</text:p>
          </table:table-cell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58031">
            <text:p>58031</text:p>
          </table:table-cell>
          <table:table-cell office:value-type="float" office:value="70135">
            <text:p>70135</text:p>
          </table:table-cell>
          <table:table-cell office:value-type="float" office:value="70083">
            <text:p>70083</text:p>
          </table:table-cell>
          <table:table-cell office:value-type="float" office:value="64514">
            <text:p>64514</text:p>
          </table:table-cell>
          <table:table-cell office:value-type="float" office:value="58095">
            <text:p>58095</text:p>
          </table:table-cell>
          <table:table-cell office:value-type="float" office:value="64337">
            <text:p>64337</text:p>
          </table:table-cell>
          <table:table-cell office:value-type="float" office:value="53756">
            <text:p>53756</text:p>
          </table:table-cell>
          <table:table-cell office:value-type="float" office:value="48338">
            <text:p>48338</text:p>
          </table:table-cell>
          <table:table-cell office:value-type="float" office:value="52539">
            <text:p>52539</text:p>
          </table:table-cell>
          <table:table-cell office:value-type="float" office:value="59751">
            <text:p>59751</text:p>
          </table:table-cell>
          <table:table-cell office:value-type="float" office:value="68990">
            <text:p>68990</text:p>
          </table:table-cell>
          <table:table-cell office:value-type="float" office:value="57943">
            <text:p>57943</text:p>
          </table:table-cell>
          <table:table-cell/>
          <table:table-cell table:formula="of:=SUM([.B9:.M9])/12" office:value-type="float" office:value="60542.6666666667">
            <text:p>60542,67</text:p>
          </table:table-cell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64813">
            <text:p>64813</text:p>
          </table:table-cell>
          <table:table-cell office:value-type="float" office:value="78294">
            <text:p>78294</text:p>
          </table:table-cell>
          <table:table-cell office:value-type="float" office:value="74389">
            <text:p>74389</text:p>
          </table:table-cell>
          <table:table-cell office:value-type="float" office:value="70174">
            <text:p>70174</text:p>
          </table:table-cell>
          <table:table-cell office:value-type="float" office:value="75727">
            <text:p>75727</text:p>
          </table:table-cell>
          <table:table-cell office:value-type="float" office:value="60395">
            <text:p>60395</text:p>
          </table:table-cell>
          <table:table-cell office:value-type="float" office:value="53902">
            <text:p>53902</text:p>
          </table:table-cell>
          <table:table-cell office:value-type="float" office:value="49754">
            <text:p>49754</text:p>
          </table:table-cell>
          <table:table-cell office:value-type="float" office:value="51122">
            <text:p>51122</text:p>
          </table:table-cell>
          <table:table-cell office:value-type="float" office:value="64959">
            <text:p>64959</text:p>
          </table:table-cell>
          <table:table-cell office:value-type="float" office:value="64147">
            <text:p>64147</text:p>
          </table:table-cell>
          <table:table-cell office:value-type="float" office:value="54995">
            <text:p>54995</text:p>
          </table:table-cell>
          <table:table-cell/>
          <table:table-cell table:formula="of:=SUM([.B10:.M10])/12" office:value-type="float" office:value="63555.9166666667">
            <text:p>63555,92</text:p>
          </table:table-cell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57981">
            <text:p>57981</text:p>
          </table:table-cell>
          <table:table-cell office:value-type="float" office:value="69242">
            <text:p>69242</text:p>
          </table:table-cell>
          <table:table-cell office:value-type="float" office:value="77322">
            <text:p>77322</text:p>
          </table:table-cell>
          <table:table-cell office:value-type="float" office:value="60540">
            <text:p>60540</text:p>
          </table:table-cell>
          <table:table-cell office:value-type="float" office:value="75544">
            <text:p>75544</text:p>
          </table:table-cell>
          <table:table-cell office:value-type="float" office:value="63537">
            <text:p>63537</text:p>
          </table:table-cell>
          <table:table-cell office:value-type="float" office:value="55127">
            <text:p>55127</text:p>
          </table:table-cell>
          <table:table-cell office:value-type="float" office:value="46295">
            <text:p>46295</text:p>
          </table:table-cell>
          <table:table-cell office:value-type="float" office:value="51155">
            <text:p>51155</text:p>
          </table:table-cell>
          <table:table-cell office:value-type="float" office:value="52085">
            <text:p>52085</text:p>
          </table:table-cell>
          <table:table-cell office:value-type="float" office:value="61761">
            <text:p>61761</text:p>
          </table:table-cell>
          <table:table-cell office:value-type="float" office:value="43248">
            <text:p>43248</text:p>
          </table:table-cell>
          <table:table-cell/>
          <table:table-cell table:formula="of:=SUM([.B11:.M11])/12" office:value-type="float" office:value="59486.4166666667">
            <text:p>59486,42</text:p>
          </table:table-cell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58669">
            <text:p>58669</text:p>
          </table:table-cell>
          <table:table-cell office:value-type="float" office:value="51559">
            <text:p>51559</text:p>
          </table:table-cell>
          <table:table-cell office:value-type="float" office:value="52356">
            <text:p>52356</text:p>
          </table:table-cell>
          <table:table-cell office:value-type="float" office:value="65125">
            <text:p>65125</text:p>
          </table:table-cell>
          <table:table-cell office:value-type="float" office:value="64398">
            <text:p>64398</text:p>
          </table:table-cell>
          <table:table-cell office:value-type="float" office:value="53626">
            <text:p>53626</text:p>
          </table:table-cell>
          <table:table-cell office:value-type="float" office:value="58091">
            <text:p>58091</text:p>
          </table:table-cell>
          <table:table-cell office:value-type="float" office:value="29795">
            <text:p>29795</text:p>
          </table:table-cell>
          <table:table-cell office:value-type="float" office:value="42792">
            <text:p>42792</text:p>
          </table:table-cell>
          <table:table-cell office:value-type="float" office:value="50682">
            <text:p>50682</text:p>
          </table:table-cell>
          <table:table-cell office:value-type="float" office:value="44100">
            <text:p>44100</text:p>
          </table:table-cell>
          <table:table-cell office:value-type="float" office:value="42680">
            <text:p>42680</text:p>
          </table:table-cell>
          <table:table-cell/>
          <table:table-cell table:formula="of:=SUM([.B12:.M12])/12" office:value-type="float" office:value="51156.0833333333">
            <text:p>51156,08</text:p>
          </table:table-cell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40137">
            <text:p>40137</text:p>
          </table:table-cell>
          <table:table-cell office:value-type="float" office:value="78282">
            <text:p>78282</text:p>
          </table:table-cell>
          <table:table-cell office:value-type="float" office:value="116427">
            <text:p>116427</text:p>
          </table:table-cell>
          <table:table-cell office:value-type="float" office:value="154572">
            <text:p>154572</text:p>
          </table:table-cell>
          <table:table-cell office:value-type="float" office:value="192717">
            <text:p>192717</text:p>
          </table:table-cell>
          <table:table-cell office:value-type="float" office:value="230862">
            <text:p>230862</text:p>
          </table:table-cell>
          <table:table-cell office:value-type="float" office:value="269007">
            <text:p>269007</text:p>
          </table:table-cell>
          <table:table-cell office:value-type="float" office:value="307152">
            <text:p>307152</text:p>
          </table:table-cell>
          <table:table-cell office:value-type="float" office:value="345297">
            <text:p>345297</text:p>
          </table:table-cell>
          <table:table-cell office:value-type="float" office:value="383442">
            <text:p>383442</text:p>
          </table:table-cell>
          <table:table-cell office:value-type="float" office:value="421587">
            <text:p>421587</text:p>
          </table:table-cell>
          <table:table-cell office:value-type="float" office:value="459732">
            <text:p>459732</text:p>
          </table:table-cell>
          <table:table-cell/>
          <table:table-cell table:formula="of:=SUM([.B13:.M13])/12" office:value-type="float" office:value="249934.5">
            <text:p>249934,5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8987">
            <text:p>38987</text:p>
          </table:table-cell>
          <table:table-cell office:value-type="float" office:value="75981">
            <text:p>75981</text:p>
          </table:table-cell>
          <table:table-cell office:value-type="float" office:value="112975">
            <text:p>112975</text:p>
          </table:table-cell>
          <table:table-cell office:value-type="float" office:value="149969">
            <text:p>149969</text:p>
          </table:table-cell>
          <table:table-cell office:value-type="float" office:value="186963">
            <text:p>186963</text:p>
          </table:table-cell>
          <table:table-cell office:value-type="float" office:value="223957">
            <text:p>223957</text:p>
          </table:table-cell>
          <table:table-cell office:value-type="float" office:value="260951">
            <text:p>260951</text:p>
          </table:table-cell>
          <table:table-cell office:value-type="float" office:value="297945">
            <text:p>297945</text:p>
          </table:table-cell>
          <table:table-cell office:value-type="float" office:value="334939">
            <text:p>334939</text:p>
          </table:table-cell>
          <table:table-cell office:value-type="float" office:value="371933">
            <text:p>371933</text:p>
          </table:table-cell>
          <table:table-cell office:value-type="float" office:value="408927">
            <text:p>408927</text:p>
          </table:table-cell>
          <table:table-cell office:value-type="float" office:value="445921">
            <text:p>445921</text:p>
          </table:table-cell>
          <table:table-cell/>
          <table:table-cell table:formula="of:=SUM([.B14:.M14])/12" office:value-type="float" office:value="242454">
            <text:p>242454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37293">
            <text:p>37293</text:p>
          </table:table-cell>
          <table:table-cell office:value-type="float" office:value="72592">
            <text:p>72592</text:p>
          </table:table-cell>
          <table:table-cell office:value-type="float" office:value="107891">
            <text:p>107891</text:p>
          </table:table-cell>
          <table:table-cell office:value-type="float" office:value="143190">
            <text:p>143190</text:p>
          </table:table-cell>
          <table:table-cell office:value-type="float" office:value="178489">
            <text:p>178489</text:p>
          </table:table-cell>
          <table:table-cell office:value-type="float" office:value="213788">
            <text:p>213788</text:p>
          </table:table-cell>
          <table:table-cell office:value-type="float" office:value="249087">
            <text:p>249087</text:p>
          </table:table-cell>
          <table:table-cell office:value-type="float" office:value="284386">
            <text:p>284386</text:p>
          </table:table-cell>
          <table:table-cell office:value-type="float" office:value="319685">
            <text:p>319685</text:p>
          </table:table-cell>
          <table:table-cell office:value-type="float" office:value="354984">
            <text:p>354984</text:p>
          </table:table-cell>
          <table:table-cell office:value-type="float" office:value="390283">
            <text:p>390283</text:p>
          </table:table-cell>
          <table:table-cell office:value-type="float" office:value="425582">
            <text:p>425582</text:p>
          </table:table-cell>
          <table:table-cell/>
          <table:table-cell table:formula="of:=SUM([.B15:.M15])/12" office:value-type="float" office:value="231437.5">
            <text:p>231437,5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46069">
            <text:p>46069</text:p>
          </table:table-cell>
          <table:table-cell office:value-type="float" office:value="90143">
            <text:p>90143</text:p>
          </table:table-cell>
          <table:table-cell office:value-type="float" office:value="134217">
            <text:p>134217</text:p>
          </table:table-cell>
          <table:table-cell office:value-type="float" office:value="178291">
            <text:p>178291</text:p>
          </table:table-cell>
          <table:table-cell office:value-type="float" office:value="222365">
            <text:p>222365</text:p>
          </table:table-cell>
          <table:table-cell office:value-type="float" office:value="266439">
            <text:p>266439</text:p>
          </table:table-cell>
          <table:table-cell office:value-type="float" office:value="310513">
            <text:p>310513</text:p>
          </table:table-cell>
          <table:table-cell office:value-type="float" office:value="354587">
            <text:p>354587</text:p>
          </table:table-cell>
          <table:table-cell office:value-type="float" office:value="398661">
            <text:p>398661</text:p>
          </table:table-cell>
          <table:table-cell office:value-type="float" office:value="442735">
            <text:p>442735</text:p>
          </table:table-cell>
          <table:table-cell office:value-type="float" office:value="486809">
            <text:p>486809</text:p>
          </table:table-cell>
          <table:table-cell office:value-type="float" office:value="530883">
            <text:p>530883</text:p>
          </table:table-cell>
          <table:table-cell/>
          <table:table-cell table:formula="of:=SUM([.B16:.M16])/12" office:value-type="float" office:value="288476">
            <text:p>288476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51923">
            <text:p>51923</text:p>
          </table:table-cell>
          <table:table-cell office:value-type="float" office:value="101850">
            <text:p>101850</text:p>
          </table:table-cell>
          <table:table-cell office:value-type="float" office:value="151777">
            <text:p>151777</text:p>
          </table:table-cell>
          <table:table-cell office:value-type="float" office:value="201704">
            <text:p>201704</text:p>
          </table:table-cell>
          <table:table-cell office:value-type="float" office:value="251631">
            <text:p>251631</text:p>
          </table:table-cell>
          <table:table-cell office:value-type="float" office:value="301558">
            <text:p>301558</text:p>
          </table:table-cell>
          <table:table-cell office:value-type="float" office:value="351485">
            <text:p>351485</text:p>
          </table:table-cell>
          <table:table-cell office:value-type="float" office:value="401412">
            <text:p>401412</text:p>
          </table:table-cell>
          <table:table-cell office:value-type="float" office:value="451339">
            <text:p>451339</text:p>
          </table:table-cell>
          <table:table-cell office:value-type="float" office:value="501266">
            <text:p>501266</text:p>
          </table:table-cell>
          <table:table-cell office:value-type="float" office:value="551193">
            <text:p>551193</text:p>
          </table:table-cell>
          <table:table-cell office:value-type="float" office:value="601120">
            <text:p>601120</text:p>
          </table:table-cell>
          <table:table-cell/>
          <table:table-cell table:formula="of:=SUM([.B17:.M17])/12" office:value-type="float" office:value="326521.5">
            <text:p>326521,5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58695">
            <text:p>58695</text:p>
          </table:table-cell>
          <table:table-cell office:value-type="float" office:value="115393">
            <text:p>115393</text:p>
          </table:table-cell>
          <table:table-cell office:value-type="float" office:value="172091">
            <text:p>172091</text:p>
          </table:table-cell>
          <table:table-cell office:value-type="float" office:value="228789">
            <text:p>228789</text:p>
          </table:table-cell>
          <table:table-cell office:value-type="float" office:value="285487">
            <text:p>285487</text:p>
          </table:table-cell>
          <table:table-cell office:value-type="float" office:value="342185">
            <text:p>342185</text:p>
          </table:table-cell>
          <table:table-cell office:value-type="float" office:value="398883">
            <text:p>398883</text:p>
          </table:table-cell>
          <table:table-cell office:value-type="float" office:value="455581">
            <text:p>455581</text:p>
          </table:table-cell>
          <table:table-cell office:value-type="float" office:value="512279">
            <text:p>512279</text:p>
          </table:table-cell>
          <table:table-cell office:value-type="float" office:value="568977">
            <text:p>568977</text:p>
          </table:table-cell>
          <table:table-cell office:value-type="float" office:value="625675">
            <text:p>625675</text:p>
          </table:table-cell>
          <table:table-cell office:value-type="float" office:value="682373">
            <text:p>682373</text:p>
          </table:table-cell>
          <table:table-cell/>
          <table:table-cell table:formula="of:=SUM([.B18:.M18])/12" office:value-type="float" office:value="370534">
            <text:p>370534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55643">
            <text:p>55643</text:p>
          </table:table-cell>
          <table:table-cell office:value-type="float" office:value="109288">
            <text:p>109288</text:p>
          </table:table-cell>
          <table:table-cell office:value-type="float" office:value="162933">
            <text:p>162933</text:p>
          </table:table-cell>
          <table:table-cell office:value-type="float" office:value="216578">
            <text:p>216578</text:p>
          </table:table-cell>
          <table:table-cell office:value-type="float" office:value="270223">
            <text:p>270223</text:p>
          </table:table-cell>
          <table:table-cell office:value-type="float" office:value="323868">
            <text:p>323868</text:p>
          </table:table-cell>
          <table:table-cell office:value-type="float" office:value="377513">
            <text:p>377513</text:p>
          </table:table-cell>
          <table:table-cell office:value-type="float" office:value="431158">
            <text:p>431158</text:p>
          </table:table-cell>
          <table:table-cell office:value-type="float" office:value="484803">
            <text:p>484803</text:p>
          </table:table-cell>
          <table:table-cell office:value-type="float" office:value="538448">
            <text:p>538448</text:p>
          </table:table-cell>
          <table:table-cell office:value-type="float" office:value="592093">
            <text:p>592093</text:p>
          </table:table-cell>
          <table:table-cell office:value-type="float" office:value="645738">
            <text:p>645738</text:p>
          </table:table-cell>
          <table:table-cell/>
          <table:table-cell table:formula="of:=SUM([.B19:.M19])/12" office:value-type="float" office:value="350690.5">
            <text:p>350690,5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62786">
            <text:p>62786</text:p>
          </table:table-cell>
          <table:table-cell office:value-type="float" office:value="123573">
            <text:p>123573</text:p>
          </table:table-cell>
          <table:table-cell office:value-type="float" office:value="184360">
            <text:p>184360</text:p>
          </table:table-cell>
          <table:table-cell office:value-type="float" office:value="245147">
            <text:p>245147</text:p>
          </table:table-cell>
          <table:table-cell office:value-type="float" office:value="305934">
            <text:p>305934</text:p>
          </table:table-cell>
          <table:table-cell office:value-type="float" office:value="366721">
            <text:p>366721</text:p>
          </table:table-cell>
          <table:table-cell office:value-type="float" office:value="427508">
            <text:p>427508</text:p>
          </table:table-cell>
          <table:table-cell office:value-type="float" office:value="488295">
            <text:p>488295</text:p>
          </table:table-cell>
          <table:table-cell office:value-type="float" office:value="549082">
            <text:p>549082</text:p>
          </table:table-cell>
          <table:table-cell office:value-type="float" office:value="609869">
            <text:p>609869</text:p>
          </table:table-cell>
          <table:table-cell office:value-type="float" office:value="670656">
            <text:p>670656</text:p>
          </table:table-cell>
          <table:table-cell office:value-type="float" office:value="731443">
            <text:p>731443</text:p>
          </table:table-cell>
          <table:table-cell/>
          <table:table-cell table:formula="of:=SUM([.B20:.M20])/12" office:value-type="float" office:value="397114.5">
            <text:p>397114,5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69959">
            <text:p>69959</text:p>
          </table:table-cell>
          <table:table-cell office:value-type="float" office:value="137918">
            <text:p>137918</text:p>
          </table:table-cell>
          <table:table-cell office:value-type="float" office:value="205877">
            <text:p>205877</text:p>
          </table:table-cell>
          <table:table-cell office:value-type="float" office:value="273836">
            <text:p>273836</text:p>
          </table:table-cell>
          <table:table-cell office:value-type="float" office:value="341795">
            <text:p>341795</text:p>
          </table:table-cell>
          <table:table-cell office:value-type="float" office:value="409754">
            <text:p>409754</text:p>
          </table:table-cell>
          <table:table-cell office:value-type="float" office:value="477713">
            <text:p>477713</text:p>
          </table:table-cell>
          <table:table-cell office:value-type="float" office:value="545672">
            <text:p>545672</text:p>
          </table:table-cell>
          <table:table-cell office:value-type="float" office:value="613631">
            <text:p>613631</text:p>
          </table:table-cell>
          <table:table-cell office:value-type="float" office:value="681590">
            <text:p>681590</text:p>
          </table:table-cell>
          <table:table-cell office:value-type="float" office:value="749549">
            <text:p>749549</text:p>
          </table:table-cell>
          <table:table-cell office:value-type="float" office:value="817508">
            <text:p>817508</text:p>
          </table:table-cell>
          <table:table-cell/>
          <table:table-cell table:formula="of:=SUM([.B21:.M21])/12" office:value-type="float" office:value="443733.5">
            <text:p>443733,5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79853">
            <text:p>79853</text:p>
          </table:table-cell>
          <table:table-cell office:value-type="float" office:value="157705">
            <text:p>157705</text:p>
          </table:table-cell>
          <table:table-cell office:value-type="float" office:value="235557">
            <text:p>235557</text:p>
          </table:table-cell>
          <table:table-cell office:value-type="float" office:value="313409">
            <text:p>313409</text:p>
          </table:table-cell>
          <table:table-cell office:value-type="float" office:value="391261">
            <text:p>391261</text:p>
          </table:table-cell>
          <table:table-cell office:value-type="float" office:value="469113">
            <text:p>469113</text:p>
          </table:table-cell>
          <table:table-cell office:value-type="float" office:value="546965">
            <text:p>546965</text:p>
          </table:table-cell>
          <table:table-cell office:value-type="float" office:value="624817">
            <text:p>624817</text:p>
          </table:table-cell>
          <table:table-cell office:value-type="float" office:value="702669">
            <text:p>702669</text:p>
          </table:table-cell>
          <table:table-cell office:value-type="float" office:value="780521">
            <text:p>780521</text:p>
          </table:table-cell>
          <table:table-cell office:value-type="float" office:value="858373">
            <text:p>858373</text:p>
          </table:table-cell>
          <table:table-cell office:value-type="float" office:value="936225">
            <text:p>936225</text:p>
          </table:table-cell>
          <table:table-cell/>
          <table:table-cell table:formula="of:=SUM([.B22:.M22])/12" office:value-type="float" office:value="508039">
            <text:p>50803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89520">
            <text:p>89520</text:p>
          </table:table-cell>
          <table:table-cell office:value-type="float" office:value="177038">
            <text:p>177038</text:p>
          </table:table-cell>
          <table:table-cell office:value-type="float" office:value="264556">
            <text:p>264556</text:p>
          </table:table-cell>
          <table:table-cell office:value-type="float" office:value="352074">
            <text:p>352074</text:p>
          </table:table-cell>
          <table:table-cell office:value-type="float" office:value="439592">
            <text:p>439592</text:p>
          </table:table-cell>
          <table:table-cell office:value-type="float" office:value="527110">
            <text:p>527110</text:p>
          </table:table-cell>
          <table:table-cell office:value-type="float" office:value="614628">
            <text:p>614628</text:p>
          </table:table-cell>
          <table:table-cell office:value-type="float" office:value="702146">
            <text:p>702146</text:p>
          </table:table-cell>
          <table:table-cell office:value-type="float" office:value="789664">
            <text:p>789664</text:p>
          </table:table-cell>
          <table:table-cell office:value-type="float" office:value="877182">
            <text:p>877182</text:p>
          </table:table-cell>
          <table:table-cell office:value-type="float" office:value="964700">
            <text:p>964700</text:p>
          </table:table-cell>
          <table:table-cell office:value-type="float" office:value="1052218">
            <text:p>1052218</text:p>
          </table:table-cell>
          <table:table-cell/>
          <table:table-cell table:formula="of:=SUM([.B23:.M23])/12" office:value-type="float" office:value="570869">
            <text:p>570869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85181">
            <text:p>85181</text:p>
          </table:table-cell>
          <table:table-cell office:value-type="float" office:value="89150">
            <text:p>89150</text:p>
          </table:table-cell>
          <table:table-cell office:value-type="float" office:value="105152">
            <text:p>105152</text:p>
          </table:table-cell>
          <table:table-cell office:value-type="float" office:value="82181">
            <text:p>82181</text:p>
          </table:table-cell>
          <table:table-cell office:value-type="float" office:value="95925">
            <text:p>95925</text:p>
          </table:table-cell>
          <table:table-cell office:value-type="float" office:value="85089">
            <text:p>85089</text:p>
          </table:table-cell>
          <table:table-cell office:value-type="float" office:value="93643">
            <text:p>93643</text:p>
          </table:table-cell>
          <table:table-cell office:value-type="float" office:value="54790">
            <text:p>54790</text:p>
          </table:table-cell>
          <table:table-cell office:value-type="float" office:value="76095">
            <text:p>76095</text:p>
          </table:table-cell>
          <table:table-cell office:value-type="float" office:value="83051">
            <text:p>83051</text:p>
          </table:table-cell>
          <table:table-cell office:value-type="float" office:value="78578">
            <text:p>78578</text:p>
          </table:table-cell>
          <table:table-cell office:value-type="float" office:value="64818">
            <text:p>64818</text:p>
          </table:table-cell>
          <table:table-cell/>
          <table:table-cell table:formula="of:=SUM([.B24:.M24])/12" office:value-type="float" office:value="82804.4166666667">
            <text:p>82804,42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88826">
            <text:p>88826</text:p>
          </table:table-cell>
          <table:table-cell office:value-type="float" office:value="67185">
            <text:p>67185</text:p>
          </table:table-cell>
          <table:table-cell office:value-type="float" office:value="95130">
            <text:p>95130</text:p>
          </table:table-cell>
          <table:table-cell office:value-type="float" office:value="92294">
            <text:p>92294</text:p>
          </table:table-cell>
          <table:table-cell office:value-type="float" office:value="79798">
            <text:p>79798</text:p>
          </table:table-cell>
          <table:table-cell office:value-type="float" office:value="85509">
            <text:p>85509</text:p>
          </table:table-cell>
          <table:table-cell office:value-type="float" office:value="77687">
            <text:p>77687</text:p>
          </table:table-cell>
          <table:table-cell office:value-type="float" office:value="52510">
            <text:p>52510</text:p>
          </table:table-cell>
          <table:table-cell office:value-type="float" office:value="88349">
            <text:p>88349</text:p>
          </table:table-cell>
          <table:table-cell office:value-type="float" office:value="72135">
            <text:p>72135</text:p>
          </table:table-cell>
          <table:table-cell office:value-type="float" office:value="81039">
            <text:p>81039</text:p>
          </table:table-cell>
          <table:table-cell office:value-type="float" office:value="69633">
            <text:p>69633</text:p>
          </table:table-cell>
          <table:table-cell/>
          <table:table-cell table:formula="of:=SUM([.B25:.M25])/12" office:value-type="float" office:value="79174.5833333333">
            <text:p>79174,58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72329">
            <text:p>72329</text:p>
          </table:table-cell>
          <table:table-cell office:value-type="float" office:value="79967">
            <text:p>79967</text:p>
          </table:table-cell>
          <table:table-cell office:value-type="float" office:value="96011">
            <text:p>96011</text:p>
          </table:table-cell>
          <table:table-cell office:value-type="float" office:value="101704">
            <text:p>101704</text:p>
          </table:table-cell>
          <table:table-cell office:value-type="float" office:value="105949">
            <text:p>105949</text:p>
          </table:table-cell>
          <table:table-cell office:value-type="float" office:value="102337">
            <text:p>102337</text:p>
          </table:table-cell>
          <table:table-cell office:value-type="float" office:value="94383">
            <text:p>94383</text:p>
          </table:table-cell>
          <table:table-cell office:value-type="float" office:value="75756">
            <text:p>75756</text:p>
          </table:table-cell>
          <table:table-cell office:value-type="float" office:value="93101">
            <text:p>93101</text:p>
          </table:table-cell>
          <table:table-cell office:value-type="float" office:value="94806">
            <text:p>94806</text:p>
          </table:table-cell>
          <table:table-cell office:value-type="float" office:value="97910">
            <text:p>97910</text:p>
          </table:table-cell>
          <table:table-cell office:value-type="float" office:value="92615">
            <text:p>92615</text:p>
          </table:table-cell>
          <table:table-cell/>
          <table:table-cell table:formula="of:=SUM([.B26:.M26])/12" office:value-type="float" office:value="92239">
            <text:p>92239</text:p>
          </table:table-cell>
        </table:table-row>
        <table:table-row table:style-name="ro3">
          <table:table-cell table:number-columns-repeated="9"/>
          <table:table-cell table:number-columns-repeated="4" office:value-type="string">
            <text:p> 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Default" table:formula="of:=SUM([.B8:.B26])/19" office:value-type="float" office:value="61077.4210526316">
            <text:p>61077,42</text:p>
          </table:table-cell>
          <table:table-cell table:style-name="Default" table:formula="of:=SUM([.C8:.C26])/19" office:value-type="float" office:value="94444.8947368421">
            <text:p>94444,89</text:p>
          </table:table-cell>
          <table:table-cell table:style-name="Default" table:formula="of:=SUM([.D8:.D26])/19" office:value-type="float" office:value="130588.368421053">
            <text:p>130588,37</text:p>
          </table:table-cell>
          <table:table-cell table:style-name="Default" table:formula="of:=SUM([.E8:.E26])/19" office:value-type="float" office:value="160456.210526316">
            <text:p>160456,21</text:p>
          </table:table-cell>
          <table:table-cell table:style-name="Default" table:formula="of:=SUM([.F8:.F26])/19" office:value-type="float" office:value="193301.842105263">
            <text:p>193301,84</text:p>
          </table:table-cell>
          <table:table-cell table:style-name="Default" table:formula="of:=SUM([.G8:.G26])/19" office:value-type="float" office:value="223328.789473684">
            <text:p>223328,79</text:p>
          </table:table-cell>
          <table:table-cell table:style-name="Default" table:formula="of:=SUM([.H8:.H26])/19" office:value-type="float" office:value="253919.526315789">
            <text:p>253919,53</text:p>
          </table:table-cell>
          <table:table-cell table:style-name="Default" table:formula="of:=SUM([.I8:.I26])/19" office:value-type="float" office:value="278197.210526316">
            <text:p>278197,21</text:p>
          </table:table-cell>
          <table:table-cell table:style-name="Default" table:formula="of:=SUM([.J8:.J26])/19" office:value-type="float" office:value="316169.315789474">
            <text:p>316169,32</text:p>
          </table:table-cell>
          <table:table-cell table:style-name="Default" table:formula="of:=SUM([.K8:.K26])/19" office:value-type="float" office:value="349713.263157895">
            <text:p>349713,26</text:p>
          </table:table-cell>
          <table:table-cell table:style-name="Default" table:formula="of:=SUM([.L8:.L26])/19" office:value-type="float" office:value="382936.631578947">
            <text:p>382936,63</text:p>
          </table:table-cell>
          <table:table-cell table:style-name="Default" table:formula="of:=SUM([.M8:.M26])/19" office:value-type="float" office:value="411066.578947368">
            <text:p>411066,58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ce1"/>
        <table:table-column table:style-name="co1" table:number-columns-repeated="4" table:default-cell-style-name="ce4"/>
        <table:table-row table:style-name="ro3">
          <table:table-cell office:value-type="string" table:number-columns-spanned="4" table:number-rows-spanned="1">
            <text:p>Preu de l'habitatge base 2005. Habitatge lliure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3">
          <table:table-cell office:value-type="string" table:number-columns-spanned="2" table:number-rows-spanned="1">
            <text:p>Font: Ministeri Habitatge</text:p>
          </table:table-cell>
          <table:covered-table-cell table:style-name="Default"/>
          <table:table-cell table:style-name="ce8" table:number-columns-spanned="3" table:number-rows-spanned="1"/>
          <table:covered-table-cell table:style-name="Default"/>
          <table:covered-table-cell table:style-name="Default"/>
        </table:table-row>
        <table:table-row table:style-name="ro3">
          <table:table-cell office:value-type="string">
            <text:p>Unitats: €/m2</text:p>
          </table:table-cell>
          <table:table-cell table:style-name="ce8"/>
          <table:table-cell table:style-name="ce8" table:number-columns-spanned="3" table:number-rows-spanned="1"/>
          <table:covered-table-cell table:style-name="Default"/>
          <table:covered-table-cell table:style-name="Default"/>
        </table:table-row>
        <table:table-row table:style-name="ro3">
          <table:table-cell table:style-name="ce8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table:style-name="ce1" office:value-type="string">
            <text:p>I   </text:p>
          </table:table-cell>
          <table:table-cell table:style-name="ce1" office:value-type="string">
            <text:p>II   </text:p>
          </table:table-cell>
          <table:table-cell table:style-name="ce1" office:value-type="string">
            <text:p>III   </text:p>
          </table:table-cell>
          <table:table-cell table:style-name="ce1" office:value-type="string">
            <text:p>IV 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591.6">
            <text:p>591,6</text:p>
          </table:table-cell>
          <table:table-cell office:value-type="float" office:value="599.2">
            <text:p>599,2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589.7">
            <text:p>589,7</text:p>
          </table:table-cell>
          <table:table-cell office:value-type="float" office:value="599.2">
            <text:p>599,2</text:p>
          </table:table-cell>
          <table:table-cell office:value-type="float" office:value="601.1">
            <text:p>601,1</text:p>
          </table:table-cell>
          <table:table-cell office:value-type="float" office:value="623.8">
            <text:p>623,8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627.5">
            <text:p>627,5</text:p>
          </table:table-cell>
          <table:table-cell office:value-type="float" office:value="648.3">
            <text:p>648,3</text:p>
          </table:table-cell>
          <table:table-cell office:value-type="float" office:value="640.8">
            <text:p>640,8</text:p>
          </table:table-cell>
          <table:table-cell office:value-type="float" office:value="654">
            <text:p>654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680.5">
            <text:p>680,5</text:p>
          </table:table-cell>
          <table:table-cell office:value-type="float" office:value="746.6">
            <text:p>746,6</text:p>
          </table:table-cell>
          <table:table-cell office:value-type="float" office:value="771.2">
            <text:p>771,2</text:p>
          </table:table-cell>
          <table:table-cell office:value-type="float" office:value="795.8">
            <text:p>795,8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846.8">
            <text:p>846,8</text:p>
          </table:table-cell>
          <table:table-cell office:value-type="float" office:value="914.9">
            <text:p>914,9</text:p>
          </table:table-cell>
          <table:table-cell office:value-type="float" office:value="973.5">
            <text:p>973,5</text:p>
          </table:table-cell>
          <table:table-cell office:value-type="float" office:value="1026.4">
            <text:p>1026,4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054.7">
            <text:p>1054,7</text:p>
          </table:table-cell>
          <table:table-cell office:value-type="float" office:value="1141.7">
            <text:p>1141,7</text:p>
          </table:table-cell>
          <table:table-cell office:value-type="float" office:value="1156.8">
            <text:p>1156,8</text:p>
          </table:table-cell>
          <table:table-cell office:value-type="float" office:value="1228.6">
            <text:p>1228,6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1247.5">
            <text:p>1247,5</text:p>
          </table:table-cell>
          <table:table-cell office:value-type="float" office:value="1317.5">
            <text:p>1317,5</text:p>
          </table:table-cell>
          <table:table-cell office:value-type="float" office:value="1368.5">
            <text:p>1368,5</text:p>
          </table:table-cell>
          <table:table-cell office:value-type="float" office:value="1396.9">
            <text:p>1396,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1413.9">
            <text:p>1413,9</text:p>
          </table:table-cell>
          <table:table-cell office:value-type="float" office:value="1436.6">
            <text:p>1436,6</text:p>
          </table:table-cell>
          <table:table-cell office:value-type="float" office:value="1468.7">
            <text:p>1468,7</text:p>
          </table:table-cell>
          <table:table-cell office:value-type="float" office:value="1508.4">
            <text:p>1508,4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1531.1">
            <text:p>1531,1</text:p>
          </table:table-cell>
          <table:table-cell office:value-type="float" office:value="1567">
            <text:p>1567</text:p>
          </table:table-cell>
          <table:table-cell office:value-type="float" office:value="1618">
            <text:p>1618</text:p>
          </table:table-cell>
          <table:table-cell office:value-type="float" office:value="1631.2">
            <text:p>1631,2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1672.8">
            <text:p>1672,8</text:p>
          </table:table-cell>
          <table:table-cell office:value-type="float" office:value="1710.6">
            <text:p>1710,6</text:p>
          </table:table-cell>
          <table:table-cell office:value-type="float" office:value="1769.2">
            <text:p>1769,2</text:p>
          </table:table-cell>
          <table:table-cell office:value-type="float" office:value="1833.5">
            <text:p>1833,5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890.2">
            <text:p>1890,2</text:p>
          </table:table-cell>
          <table:table-cell office:value-type="float" office:value="1969.6">
            <text:p>1969,6</text:p>
          </table:table-cell>
          <table:table-cell office:value-type="float" office:value="2003.6">
            <text:p>2003,6</text:p>
          </table:table-cell>
          <table:table-cell office:value-type="float" office:value="2025.6">
            <text:p>2025,6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2120.8">
            <text:p>2120,8</text:p>
          </table:table-cell>
          <table:table-cell office:value-type="float" office:value="2192.6">
            <text:p>2192,6</text:p>
          </table:table-cell>
          <table:table-cell office:value-type="float" office:value="2221">
            <text:p>2221</text:p>
          </table:table-cell>
          <table:table-cell office:value-type="float" office:value="2264.5">
            <text:p>2264,5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2311.7">
            <text:p>2311,7</text:p>
          </table:table-cell>
          <table:table-cell office:value-type="float" office:value="2364.6">
            <text:p>2364,6</text:p>
          </table:table-cell>
          <table:table-cell office:value-type="float" office:value="2372.2">
            <text:p>2372,2</text:p>
          </table:table-cell>
          <table:table-cell office:value-type="float" office:value="2421.3">
            <text:p>2421,3</text:p>
          </table:table-cell>
        </table:table-row>
        <table:table-row table:style-name="ro3">
          <table:table-cell table:style-name="ce8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</table:table>
      <table:table table:name="Hoja3" table:style-name="ta1" table:print="false">
        <table:table-column table:style-name="co1" table:number-columns-repeated="13" table:default-cell-style-name="ce1"/>
        <table:table-row table:style-name="ro3">
          <table:table-cell office:value-type="string" table:number-columns-spanned="6" table:number-rows-spanned="1">
            <text:p>Facturació d'energia elèctrica per la construcció. Balea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 table:number-columns-repeated="7"/>
        </table:table-row>
        <table:table-row table:style-name="ro3">
          <table:table-cell office:value-type="string" table:number-columns-spanned="2" table:number-rows-spanned="1">
            <text:p>Font : GESA</text:p>
          </table:table-cell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string" table:number-columns-spanned="2" table:number-rows-spanned="1">
            <text:p>Unitats : MWh</text:p>
          </table:table-cell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table:style-name="ce8" table:number-columns-spanned="1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851">
            <text:p>2851</text:p>
          </table:table-cell>
          <table:table-cell office:value-type="float" office:value="3730">
            <text:p>3730</text:p>
          </table:table-cell>
          <table:table-cell office:value-type="float" office:value="2970">
            <text:p>2970</text:p>
          </table:table-cell>
          <table:table-cell office:value-type="float" office:value="2974">
            <text:p>2974</text:p>
          </table:table-cell>
          <table:table-cell office:value-type="float" office:value="3461">
            <text:p>3461</text:p>
          </table:table-cell>
          <table:table-cell office:value-type="float" office:value="3589">
            <text:p>3589</text:p>
          </table:table-cell>
          <table:table-cell office:value-type="float" office:value="3285">
            <text:p>3285</text:p>
          </table:table-cell>
          <table:table-cell office:value-type="float" office:value="3917">
            <text:p>3917</text:p>
          </table:table-cell>
          <table:table-cell office:value-type="float" office:value="3804">
            <text:p>3804</text:p>
          </table:table-cell>
          <table:table-cell office:value-type="float" office:value="3865">
            <text:p>3865</text:p>
          </table:table-cell>
          <table:table-cell office:value-type="float" office:value="4055">
            <text:p>4055</text:p>
          </table:table-cell>
          <table:table-cell office:value-type="float" office:value="3997">
            <text:p>3997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4833">
            <text:p>4833</text:p>
          </table:table-cell>
          <table:table-cell office:value-type="float" office:value="3543">
            <text:p>3543</text:p>
          </table:table-cell>
          <table:table-cell office:value-type="float" office:value="4087">
            <text:p>4087</text:p>
          </table:table-cell>
          <table:table-cell office:value-type="float" office:value="3806">
            <text:p>3806</text:p>
          </table:table-cell>
          <table:table-cell office:value-type="float" office:value="3306">
            <text:p>3306</text:p>
          </table:table-cell>
          <table:table-cell office:value-type="float" office:value="4023">
            <text:p>4023</text:p>
          </table:table-cell>
          <table:table-cell office:value-type="float" office:value="3687">
            <text:p>3687</text:p>
          </table:table-cell>
          <table:table-cell office:value-type="float" office:value="4602">
            <text:p>4602</text:p>
          </table:table-cell>
          <table:table-cell office:value-type="float" office:value="4385">
            <text:p>4385</text:p>
          </table:table-cell>
          <table:table-cell office:value-type="float" office:value="4032">
            <text:p>4032</text:p>
          </table:table-cell>
          <table:table-cell office:value-type="float" office:value="3434">
            <text:p>3434</text:p>
          </table:table-cell>
          <table:table-cell office:value-type="float" office:value="4169">
            <text:p>416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4489">
            <text:p>4489</text:p>
          </table:table-cell>
          <table:table-cell office:value-type="float" office:value="5130">
            <text:p>5130</text:p>
          </table:table-cell>
          <table:table-cell office:value-type="float" office:value="4788">
            <text:p>4788</text:p>
          </table:table-cell>
          <table:table-cell office:value-type="float" office:value="5916">
            <text:p>5916</text:p>
          </table:table-cell>
          <table:table-cell office:value-type="float" office:value="5567">
            <text:p>5567</text:p>
          </table:table-cell>
          <table:table-cell office:value-type="float" office:value="5690">
            <text:p>5690</text:p>
          </table:table-cell>
          <table:table-cell office:value-type="float" office:value="4098">
            <text:p>4098</text:p>
          </table:table-cell>
          <table:table-cell office:value-type="float" office:value="4458">
            <text:p>4458</text:p>
          </table:table-cell>
          <table:table-cell office:value-type="float" office:value="4029">
            <text:p>4029</text:p>
          </table:table-cell>
          <table:table-cell office:value-type="float" office:value="5927">
            <text:p>5927</text:p>
          </table:table-cell>
          <table:table-cell office:value-type="float" office:value="4009">
            <text:p>4009</text:p>
          </table:table-cell>
          <table:table-cell office:value-type="float" office:value="4931">
            <text:p>4931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4587">
            <text:p>4587</text:p>
          </table:table-cell>
          <table:table-cell office:value-type="float" office:value="4011">
            <text:p>4011</text:p>
          </table:table-cell>
          <table:table-cell office:value-type="float" office:value="5115">
            <text:p>5115</text:p>
          </table:table-cell>
          <table:table-cell office:value-type="float" office:value="4442">
            <text:p>4442</text:p>
          </table:table-cell>
          <table:table-cell office:value-type="float" office:value="4206">
            <text:p>4206</text:p>
          </table:table-cell>
          <table:table-cell office:value-type="float" office:value="4091">
            <text:p>4091</text:p>
          </table:table-cell>
          <table:table-cell office:value-type="float" office:value="4533">
            <text:p>4533</text:p>
          </table:table-cell>
          <table:table-cell office:value-type="float" office:value="5376">
            <text:p>5376</text:p>
          </table:table-cell>
          <table:table-cell office:value-type="float" office:value="6340">
            <text:p>6340</text:p>
          </table:table-cell>
          <table:table-cell office:value-type="float" office:value="4921">
            <text:p>4921</text:p>
          </table:table-cell>
          <table:table-cell office:value-type="float" office:value="3539">
            <text:p>3539</text:p>
          </table:table-cell>
          <table:table-cell office:value-type="float" office:value="4844">
            <text:p>4844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3962">
            <text:p>3962</text:p>
          </table:table-cell>
          <table:table-cell office:value-type="float" office:value="6778">
            <text:p>6778</text:p>
          </table:table-cell>
          <table:table-cell office:value-type="float" office:value="4670">
            <text:p>4670</text:p>
          </table:table-cell>
          <table:table-cell office:value-type="float" office:value="5014">
            <text:p>5014</text:p>
          </table:table-cell>
          <table:table-cell office:value-type="float" office:value="4461">
            <text:p>4461</text:p>
          </table:table-cell>
          <table:table-cell office:value-type="float" office:value="5432">
            <text:p>5432</text:p>
          </table:table-cell>
          <table:table-cell office:value-type="float" office:value="4532">
            <text:p>4532</text:p>
          </table:table-cell>
          <table:table-cell office:value-type="float" office:value="7240">
            <text:p>7240</text:p>
          </table:table-cell>
          <table:table-cell office:value-type="float" office:value="5844">
            <text:p>5844</text:p>
          </table:table-cell>
          <table:table-cell office:value-type="float" office:value="5111">
            <text:p>5111</text:p>
          </table:table-cell>
          <table:table-cell office:value-type="float" office:value="4657">
            <text:p>4657</text:p>
          </table:table-cell>
          <table:table-cell office:value-type="float" office:value="4824">
            <text:p>4824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4105">
            <text:p>4105</text:p>
          </table:table-cell>
          <table:table-cell office:value-type="float" office:value="5748">
            <text:p>5748</text:p>
          </table:table-cell>
          <table:table-cell office:value-type="float" office:value="5783">
            <text:p>5783</text:p>
          </table:table-cell>
          <table:table-cell office:value-type="float" office:value="6073">
            <text:p>6073</text:p>
          </table:table-cell>
          <table:table-cell office:value-type="float" office:value="4318">
            <text:p>4318</text:p>
          </table:table-cell>
          <table:table-cell office:value-type="float" office:value="5576">
            <text:p>5576</text:p>
          </table:table-cell>
          <table:table-cell office:value-type="float" office:value="4525">
            <text:p>4525</text:p>
          </table:table-cell>
          <table:table-cell office:value-type="float" office:value="5906">
            <text:p>5906</text:p>
          </table:table-cell>
          <table:table-cell office:value-type="float" office:value="5189">
            <text:p>5189</text:p>
          </table:table-cell>
          <table:table-cell office:value-type="float" office:value="5327">
            <text:p>5327</text:p>
          </table:table-cell>
          <table:table-cell office:value-type="float" office:value="4436">
            <text:p>4436</text:p>
          </table:table-cell>
          <table:table-cell office:value-type="float" office:value="5411">
            <text:p>5411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4945">
            <text:p>4945</text:p>
          </table:table-cell>
          <table:table-cell office:value-type="float" office:value="5875">
            <text:p>5875</text:p>
          </table:table-cell>
          <table:table-cell office:value-type="float" office:value="6616">
            <text:p>6616</text:p>
          </table:table-cell>
          <table:table-cell office:value-type="float" office:value="5369">
            <text:p>5369</text:p>
          </table:table-cell>
          <table:table-cell office:value-type="float" office:value="4517">
            <text:p>4517</text:p>
          </table:table-cell>
          <table:table-cell office:value-type="float" office:value="5431">
            <text:p>5431</text:p>
          </table:table-cell>
          <table:table-cell office:value-type="float" office:value="4749">
            <text:p>4749</text:p>
          </table:table-cell>
          <table:table-cell office:value-type="float" office:value="6187">
            <text:p>6187</text:p>
          </table:table-cell>
          <table:table-cell office:value-type="float" office:value="5192">
            <text:p>5192</text:p>
          </table:table-cell>
          <table:table-cell office:value-type="float" office:value="5288">
            <text:p>5288</text:p>
          </table:table-cell>
          <table:table-cell office:value-type="float" office:value="5039">
            <text:p>5039</text:p>
          </table:table-cell>
          <table:table-cell office:value-type="float" office:value="4759">
            <text:p>4759</text:p>
          </table:table-cell>
        </table:table-row>
      </table:table>
      <table:table table:name="Hoja4" table:style-name="ta1" table:print="false">
        <table:table-column table:style-name="co1" table:default-cell-style-name="ce1"/>
        <table:table-column table:style-name="co1" table:number-columns-repeated="12" table:default-cell-style-name="ce4"/>
        <table:table-column table:style-name="co1" table:default-cell-style-name="ce8"/>
        <table:table-row table:style-name="ro3">
          <table:table-cell office:value-type="string" table:number-columns-spanned="3" table:number-rows-spanned="1">
            <text:p>Habitatges acabats</text:p>
          </table:table-cell>
          <table:covered-table-cell table:style-name="Default"/>
          <table:covered-table-cell table:style-name="Default"/>
          <table:table-cell table:style-name="ce8" table:number-columns-repeated="10"/>
          <table:table-cell/>
        </table:table-row>
        <table:table-row table:style-name="ro3">
          <table:table-cell table:style-name="ce8" table:number-columns-spanned="2" table:number-rows-spanned="1"/>
          <table:covered-table-cell table:style-name="Default"/>
          <table:table-cell table:style-name="ce8" table:number-columns-spanned="1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string" table:number-columns-spanned="3" table:number-rows-spanned="1">
            <text:p>Font: Ministeri d'Habitatge</text:p>
          </table:table-cell>
          <table:covered-table-cell table:style-name="Default"/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string" table:number-columns-spanned="3" table:number-rows-spanned="1">
            <text:p>Unitats: unitats d'habitatges</text:p>
          </table:table-cell>
          <table:covered-table-cell table:style-name="Default"/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 table:number-columns-spanned="2" table:number-rows-spanned="1"/>
          <table:covered-table-cell table:style-name="Default"/>
          <table:table-cell table:style-name="ce8" table:number-columns-spanned="1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310">
            <text:p>310</text:p>
          </table:table-cell>
          <table:table-cell office:value-type="float" office:value="217">
            <text:p>217</text:p>
          </table:table-cell>
          <table:table-cell office:value-type="float" office:value="300">
            <text:p>300</text:p>
          </table:table-cell>
          <table:table-cell office:value-type="float" office:value="289">
            <text:p>289</text:p>
          </table:table-cell>
          <table:table-cell office:value-type="float" office:value="229">
            <text:p>229</text:p>
          </table:table-cell>
          <table:table-cell office:value-type="float" office:value="222">
            <text:p>222</text:p>
          </table:table-cell>
          <table:table-cell office:value-type="float" office:value="426">
            <text:p>426</text:p>
          </table:table-cell>
          <table:table-cell office:value-type="float" office:value="204">
            <text:p>204</text:p>
          </table:table-cell>
          <table:table-cell office:value-type="float" office:value="172">
            <text:p>172</text:p>
          </table:table-cell>
          <table:table-cell office:value-type="float" office:value="148">
            <text:p>148</text:p>
          </table:table-cell>
          <table:table-cell office:value-type="float" office:value="267">
            <text:p>2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136">
            <text:p>136</text:p>
          </table:table-cell>
          <table:table-cell office:value-type="float" office:value="267">
            <text:p>267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8">
            <text:p>148</text:p>
          </table:table-cell>
          <table:table-cell office:value-type="float" office:value="503">
            <text:p>503</text:p>
          </table:table-cell>
          <table:table-cell office:value-type="float" office:value="411">
            <text:p>411</text:p>
          </table:table-cell>
          <table:table-cell office:value-type="float" office:value="362">
            <text:p>362</text:p>
          </table:table-cell>
          <table:table-cell office:value-type="float" office:value="494">
            <text:p>494</text:p>
          </table:table-cell>
          <table:table-cell office:value-type="float" office:value="395">
            <text:p>395</text:p>
          </table:table-cell>
          <table:table-cell office:value-type="float" office:value="921">
            <text:p>921</text:p>
          </table:table-cell>
          <table:table-cell office:value-type="float" office:value="580">
            <text:p>580</text:p>
          </table:table-cell>
          <table:table-cell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725">
            <text:p>725</text:p>
          </table:table-cell>
          <table:table-cell office:value-type="float" office:value="919">
            <text:p>919</text:p>
          </table:table-cell>
          <table:table-cell office:value-type="float" office:value="747">
            <text:p>747</text:p>
          </table:table-cell>
          <table:table-cell office:value-type="float" office:value="572">
            <text:p>572</text:p>
          </table:table-cell>
          <table:table-cell office:value-type="float" office:value="1141">
            <text:p>1141</text:p>
          </table:table-cell>
          <table:table-cell office:value-type="float" office:value="1538">
            <text:p>1538</text:p>
          </table:table-cell>
          <table:table-cell office:value-type="float" office:value="1417">
            <text:p>1417</text:p>
          </table:table-cell>
          <table:table-cell office:value-type="float" office:value="755">
            <text:p>755</text:p>
          </table:table-cell>
          <table:table-cell office:value-type="float" office:value="618">
            <text:p>618</text:p>
          </table:table-cell>
          <table:table-cell office:value-type="float" office:value="1201">
            <text:p>1201</text:p>
          </table:table-cell>
          <table:table-cell office:value-type="float" office:value="972">
            <text:p>972</text:p>
          </table:table-cell>
          <table:table-cell office:value-type="float" office:value="1842">
            <text:p>1842</text:p>
          </table:table-cell>
          <table:table-cell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1109">
            <text:p>1109</text:p>
          </table:table-cell>
          <table:table-cell office:value-type="float" office:value="900">
            <text:p>900</text:p>
          </table:table-cell>
          <table:table-cell office:value-type="float" office:value="1321">
            <text:p>1321</text:p>
          </table:table-cell>
          <table:table-cell office:value-type="float" office:value="1704">
            <text:p>1704</text:p>
          </table:table-cell>
          <table:table-cell office:value-type="float" office:value="668">
            <text:p>668</text:p>
          </table:table-cell>
          <table:table-cell office:value-type="float" office:value="1779">
            <text:p>1779</text:p>
          </table:table-cell>
          <table:table-cell office:value-type="float" office:value="906">
            <text:p>906</text:p>
          </table:table-cell>
          <table:table-cell office:value-type="float" office:value="868">
            <text:p>868</text:p>
          </table:table-cell>
          <table:table-cell office:value-type="float" office:value="2048">
            <text:p>2048</text:p>
          </table:table-cell>
          <table:table-cell office:value-type="float" office:value="769">
            <text:p>769</text:p>
          </table:table-cell>
          <table:table-cell office:value-type="float" office:value="1748">
            <text:p>1748</text:p>
          </table:table-cell>
          <table:table-cell office:value-type="float" office:value="2047">
            <text:p>2047</text:p>
          </table:table-cell>
          <table:table-cell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871">
            <text:p>871</text:p>
          </table:table-cell>
          <table:table-cell office:value-type="float" office:value="1336">
            <text:p>1336</text:p>
          </table:table-cell>
          <table:table-cell office:value-type="float" office:value="1667">
            <text:p>1667</text:p>
          </table:table-cell>
          <table:table-cell office:value-type="float" office:value="1409">
            <text:p>1409</text:p>
          </table:table-cell>
          <table:table-cell office:value-type="float" office:value="2094">
            <text:p>2094</text:p>
          </table:table-cell>
          <table:table-cell office:value-type="float" office:value="1902">
            <text:p>1902</text:p>
          </table:table-cell>
          <table:table-cell office:value-type="float" office:value="1634">
            <text:p>1634</text:p>
          </table:table-cell>
          <table:table-cell office:value-type="float" office:value="1025">
            <text:p>1025</text:p>
          </table:table-cell>
          <table:table-cell office:value-type="float" office:value="1838">
            <text:p>1838</text:p>
          </table:table-cell>
          <table:table-cell office:value-type="float" office:value="1723">
            <text:p>1723</text:p>
          </table:table-cell>
          <table:table-cell office:value-type="float" office:value="1649">
            <text:p>1649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690">
            <text:p>690</text:p>
          </table:table-cell>
          <table:table-cell office:value-type="float" office:value="785">
            <text:p>785</text:p>
          </table:table-cell>
          <table:table-cell office:value-type="float" office:value="1453">
            <text:p>1453</text:p>
          </table:table-cell>
          <table:table-cell office:value-type="float" office:value="834">
            <text:p>834</text:p>
          </table:table-cell>
          <table:table-cell office:value-type="float" office:value="1538">
            <text:p>1538</text:p>
          </table:table-cell>
          <table:table-cell office:value-type="float" office:value="1518">
            <text:p>1518</text:p>
          </table:table-cell>
          <table:table-cell office:value-type="float" office:value="1906">
            <text:p>1906</text:p>
          </table:table-cell>
          <table:table-cell office:value-type="float" office:value="1200">
            <text:p>1200</text:p>
          </table:table-cell>
          <table:table-cell office:value-type="float" office:value="1447">
            <text:p>1447</text:p>
          </table:table-cell>
          <table:table-cell office:value-type="float" office:value="1400">
            <text:p>1400</text:p>
          </table:table-cell>
          <table:table-cell office:value-type="float" office:value="1561">
            <text:p>1561</text:p>
          </table:table-cell>
          <table:table-cell office:value-type="float" office:value="1137">
            <text:p>1137</text:p>
          </table:table-cell>
          <table:table-cell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917">
            <text:p>917</text:p>
          </table:table-cell>
          <table:table-cell office:value-type="float" office:value="1981">
            <text:p>1981</text:p>
          </table:table-cell>
          <table:table-cell office:value-type="float" office:value="1262">
            <text:p>1262</text:p>
          </table:table-cell>
          <table:table-cell office:value-type="float" office:value="840">
            <text:p>840</text:p>
          </table:table-cell>
          <table:table-cell office:value-type="float" office:value="1430">
            <text:p>1430</text:p>
          </table:table-cell>
          <table:table-cell office:value-type="float" office:value="1862">
            <text:p>1862</text:p>
          </table:table-cell>
          <table:table-cell office:value-type="float" office:value="1191">
            <text:p>1191</text:p>
          </table:table-cell>
          <table:table-cell office:value-type="float" office:value="646">
            <text:p>646</text:p>
          </table:table-cell>
          <table:table-cell office:value-type="float" office:value="851">
            <text:p>851</text:p>
          </table:table-cell>
          <table:table-cell office:value-type="float" office:value="1024">
            <text:p>1024</text:p>
          </table:table-cell>
          <table:table-cell office:value-type="float" office:value="1081">
            <text:p>1081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714">
            <text:p>714</text:p>
          </table:table-cell>
          <table:table-cell office:value-type="float" office:value="548">
            <text:p>548</text:p>
          </table:table-cell>
          <table:table-cell office:value-type="float" office:value="936">
            <text:p>936</text:p>
          </table:table-cell>
          <table:table-cell office:value-type="float" office:value="598">
            <text:p>598</text:p>
          </table:table-cell>
          <table:table-cell office:value-type="float" office:value="700">
            <text:p>700</text:p>
          </table:table-cell>
          <table:table-cell office:value-type="float" office:value="607">
            <text:p>607</text:p>
          </table:table-cell>
          <table:table-cell office:value-type="float" office:value="1128">
            <text:p>1128</text:p>
          </table:table-cell>
          <table:table-cell office:value-type="float" office:value="356">
            <text:p>356</text:p>
          </table:table-cell>
          <table:table-cell office:value-type="float" office:value="437">
            <text:p>437</text:p>
          </table:table-cell>
          <table:table-cell office:value-type="float" office:value="519">
            <text:p>519</text:p>
          </table:table-cell>
          <table:table-cell office:value-type="float" office:value="577">
            <text:p>57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586">
            <text:p>586</text:p>
          </table:table-cell>
          <table:table-cell office:value-type="float" office:value="409">
            <text:p>409</text:p>
          </table:table-cell>
          <table:table-cell office:value-type="float" office:value="559">
            <text:p>559</text:p>
          </table:table-cell>
          <table:table-cell office:value-type="float" office:value="753">
            <text:p>753</text:p>
          </table:table-cell>
          <table:table-cell office:value-type="float" office:value="597">
            <text:p>597</text:p>
          </table:table-cell>
          <table:table-cell office:value-type="float" office:value="464">
            <text:p>464</text:p>
          </table:table-cell>
          <table:table-cell office:value-type="float" office:value="541">
            <text:p>541</text:p>
          </table:table-cell>
          <table:table-cell office:value-type="float" office:value="267">
            <text:p>267</text:p>
          </table:table-cell>
          <table:table-cell office:value-type="float" office:value="294">
            <text:p>294</text:p>
          </table:table-cell>
          <table:table-cell office:value-type="float" office:value="357">
            <text:p>357</text:p>
          </table:table-cell>
          <table:table-cell office:value-type="float" office:value="354">
            <text:p>35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245">
            <text:p>245</text:p>
          </table:table-cell>
          <table:table-cell office:value-type="float" office:value="455">
            <text:p>455</text:p>
          </table:table-cell>
          <table:table-cell office:value-type="float" office:value="513">
            <text:p>513</text:p>
          </table:table-cell>
          <table:table-cell office:value-type="float" office:value="448">
            <text:p>448</text:p>
          </table:table-cell>
          <table:table-cell office:value-type="float" office:value="410">
            <text:p>410</text:p>
          </table:table-cell>
          <table:table-cell office:value-type="float" office:value="690">
            <text:p>690</text:p>
          </table:table-cell>
          <table:table-cell office:value-type="float" office:value="488">
            <text:p>488</text:p>
          </table:table-cell>
          <table:table-cell office:value-type="float" office:value="408">
            <text:p>408</text:p>
          </table:table-cell>
          <table:table-cell office:value-type="float" office:value="166">
            <text:p>166</text:p>
          </table:table-cell>
          <table:table-cell office:value-type="float" office:value="354">
            <text:p>354</text:p>
          </table:table-cell>
          <table:table-cell office:value-type="float" office:value="618">
            <text:p>61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203">
            <text:p>203</text:p>
          </table:table-cell>
          <table:table-cell office:value-type="float" office:value="370">
            <text:p>370</text:p>
          </table:table-cell>
          <table:table-cell office:value-type="float" office:value="254">
            <text:p>254</text:p>
          </table:table-cell>
          <table:table-cell office:value-type="float" office:value="275">
            <text:p>275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327">
            <text:p>327</text:p>
          </table:table-cell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253">
            <text:p>253</text:p>
          </table:table-cell>
          <table:table-cell office:value-type="float" office:value="160">
            <text:p>160</text:p>
          </table:table-cell>
          <table:table-cell office:value-type="float" office:value="542">
            <text:p>542</text:p>
          </table:table-cell>
          <table:table-cell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378">
            <text:p>378</text:p>
          </table:table-cell>
          <table:table-cell office:value-type="float" office:value="224">
            <text:p>224</text:p>
          </table:table-cell>
          <table:table-cell office:value-type="float" office:value="476">
            <text:p>476</text:p>
          </table:table-cell>
          <table:table-cell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float" office:value="502">
            <text:p>502</text:p>
          </table:table-cell>
          <table:table-cell office:value-type="float" office:value="613">
            <text:p>613</text:p>
          </table:table-cell>
          <table:table-cell office:value-type="float" office:value="441">
            <text:p>441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809">
            <text:p>809</text:p>
          </table:table-cell>
          <table:table-cell office:value-type="float" office:value="783">
            <text:p>783</text:p>
          </table:table-cell>
          <table:table-cell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376">
            <text:p>376</text:p>
          </table:table-cell>
          <table:table-cell office:value-type="float" office:value="462">
            <text:p>462</text:p>
          </table:table-cell>
          <table:table-cell office:value-type="float" office:value="553">
            <text:p>553</text:p>
          </table:table-cell>
          <table:table-cell office:value-type="float" office:value="373">
            <text:p>373</text:p>
          </table:table-cell>
          <table:table-cell office:value-type="float" office:value="588">
            <text:p>588</text:p>
          </table:table-cell>
          <table:table-cell office:value-type="float" office:value="441">
            <text:p>441</text:p>
          </table:table-cell>
          <table:table-cell office:value-type="float" office:value="631">
            <text:p>631</text:p>
          </table:table-cell>
          <table:table-cell office:value-type="float" office:value="623">
            <text:p>623</text:p>
          </table:table-cell>
          <table:table-cell office:value-type="float" office:value="806">
            <text:p>806</text:p>
          </table:table-cell>
          <table:table-cell office:value-type="float" office:value="549">
            <text:p>549</text:p>
          </table:table-cell>
          <table:table-cell office:value-type="float" office:value="517">
            <text:p>517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168">
            <text:p>168</text:p>
          </table:table-cell>
          <table:table-cell office:value-type="float" office:value="401">
            <text:p>401</text:p>
          </table:table-cell>
          <table:table-cell office:value-type="float" office:value="317">
            <text:p>317</text:p>
          </table:table-cell>
          <table:table-cell office:value-type="float" office:value="265">
            <text:p>265</text:p>
          </table:table-cell>
          <table:table-cell office:value-type="float" office:value="406">
            <text:p>406</text:p>
          </table:table-cell>
          <table:table-cell office:value-type="float" office:value="320">
            <text:p>320</text:p>
          </table:table-cell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 office:value-type="float" office:value="1185">
            <text:p>118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488">
            <text:p>488</text:p>
          </table:table-cell>
          <table:table-cell office:value-type="float" office:value="575">
            <text:p>575</text:p>
          </table:table-cell>
          <table:table-cell office:value-type="float" office:value="899">
            <text:p>899</text:p>
          </table:table-cell>
          <table:table-cell office:value-type="float" office:value="389">
            <text:p>389</text:p>
          </table:table-cell>
          <table:table-cell office:value-type="float" office:value="680">
            <text:p>680</text:p>
          </table:table-cell>
          <table:table-cell office:value-type="float" office:value="552">
            <text:p>552</text:p>
          </table:table-cell>
          <table:table-cell office:value-type="float" office:value="766">
            <text:p>766</text:p>
          </table:table-cell>
          <table:table-cell office:value-type="float" office:value="377">
            <text:p>377</text:p>
          </table:table-cell>
          <table:table-cell office:value-type="float" office:value="401">
            <text:p>401</text:p>
          </table:table-cell>
          <table:table-cell office:value-type="float" office:value="493">
            <text:p>493</text:p>
          </table:table-cell>
          <table:table-cell office:value-type="float" office:value="770">
            <text:p>770</text:p>
          </table:table-cell>
          <table:table-cell office:value-type="float" office:value="436">
            <text:p>436</text:p>
          </table:table-cell>
          <table:table-cell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51">
            <text:p>251</text:p>
          </table:table-cell>
          <table:table-cell office:value-type="float" office:value="586">
            <text:p>586</text:p>
          </table:table-cell>
          <table:table-cell office:value-type="float" office:value="884">
            <text:p>884</text:p>
          </table:table-cell>
          <table:table-cell office:value-type="float" office:value="669">
            <text:p>669</text:p>
          </table:table-cell>
          <table:table-cell office:value-type="float" office:value="743">
            <text:p>743</text:p>
          </table:table-cell>
          <table:table-cell office:value-type="float" office:value="963">
            <text:p>963</text:p>
          </table:table-cell>
          <table:table-cell office:value-type="float" office:value="1067">
            <text:p>1067</text:p>
          </table:table-cell>
          <table:table-cell office:value-type="float" office:value="372">
            <text:p>372</text:p>
          </table:table-cell>
          <table:table-cell office:value-type="float" office:value="788">
            <text:p>788</text:p>
          </table:table-cell>
          <table:table-cell office:value-type="float" office:value="924">
            <text:p>924</text:p>
          </table:table-cell>
          <table:table-cell office:value-type="float" office:value="1314">
            <text:p>1314</text:p>
          </table:table-cell>
          <table:table-cell office:value-type="float" office:value="1265">
            <text:p>1265</text:p>
          </table:table-cell>
          <table:table-cell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865">
            <text:p>865</text:p>
          </table:table-cell>
          <table:table-cell office:value-type="float" office:value="975">
            <text:p>975</text:p>
          </table:table-cell>
          <table:table-cell office:value-type="float" office:value="1601">
            <text:p>1601</text:p>
          </table:table-cell>
          <table:table-cell office:value-type="float" office:value="1312">
            <text:p>1312</text:p>
          </table:table-cell>
          <table:table-cell office:value-type="float" office:value="998">
            <text:p>998</text:p>
          </table:table-cell>
          <table:table-cell office:value-type="float" office:value="1283">
            <text:p>1283</text:p>
          </table:table-cell>
          <table:table-cell office:value-type="float" office:value="934">
            <text:p>934</text:p>
          </table:table-cell>
          <table:table-cell office:value-type="float" office:value="506">
            <text:p>506</text:p>
          </table:table-cell>
          <table:table-cell office:value-type="float" office:value="569">
            <text:p>569</text:p>
          </table:table-cell>
          <table:table-cell office:value-type="float" office:value="1139">
            <text:p>1139</text:p>
          </table:table-cell>
          <table:table-cell office:value-type="float" office:value="1112">
            <text:p>1112</text:p>
          </table:table-cell>
          <table:table-cell office:value-type="float" office:value="1351">
            <text:p>1351</text:p>
          </table:table-cell>
          <table:table-cell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841">
            <text:p>841</text:p>
          </table:table-cell>
          <table:table-cell office:value-type="float" office:value="1150">
            <text:p>1150</text:p>
          </table:table-cell>
          <table:table-cell office:value-type="float" office:value="1176">
            <text:p>1176</text:p>
          </table:table-cell>
          <table:table-cell office:value-type="float" office:value="834">
            <text:p>834</text:p>
          </table:table-cell>
          <table:table-cell office:value-type="float" office:value="966">
            <text:p>966</text:p>
          </table:table-cell>
          <table:table-cell office:value-type="float" office:value="1184">
            <text:p>1184</text:p>
          </table:table-cell>
          <table:table-cell office:value-type="float" office:value="1332">
            <text:p>1332</text:p>
          </table:table-cell>
          <table:table-cell office:value-type="float" office:value="395">
            <text:p>395</text:p>
          </table:table-cell>
          <table:table-cell office:value-type="float" office:value="971">
            <text:p>971</text:p>
          </table:table-cell>
          <table:table-cell office:value-type="float" office:value="910">
            <text:p>910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940">
            <text:p>940</text:p>
          </table:table-cell>
          <table:table-cell office:value-type="float" office:value="1079">
            <text:p>1079</text:p>
          </table:table-cell>
          <table:table-cell office:value-type="float" office:value="989">
            <text:p>989</text:p>
          </table:table-cell>
          <table:table-cell office:value-type="float" office:value="735">
            <text:p>735</text:p>
          </table:table-cell>
          <table:table-cell office:value-type="float" office:value="1433">
            <text:p>1433</text:p>
          </table:table-cell>
          <table:table-cell office:value-type="float" office:value="862">
            <text:p>862</text:p>
          </table:table-cell>
          <table:table-cell office:value-type="float" office:value="1110">
            <text:p>1110</text:p>
          </table:table-cell>
          <table:table-cell office:value-type="float" office:value="854">
            <text:p>854</text:p>
          </table:table-cell>
          <table:table-cell office:value-type="float" office:value="608">
            <text:p>608</text:p>
          </table:table-cell>
          <table:table-cell office:value-type="float" office:value="992">
            <text:p>992</text:p>
          </table:table-cell>
          <table:table-cell office:value-type="float" office:value="597">
            <text:p>597</text:p>
          </table:table-cell>
          <table:table-cell office:value-type="float" office:value="1642">
            <text:p>1642</text:p>
          </table:table-cell>
          <table:table-cell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1645">
            <text:p>1645</text:p>
          </table:table-cell>
          <table:table-cell office:value-type="float" office:value="1219">
            <text:p>1219</text:p>
          </table:table-cell>
          <table:table-cell office:value-type="float" office:value="743">
            <text:p>743</text:p>
          </table:table-cell>
          <table:table-cell office:value-type="float" office:value="546">
            <text:p>546</text:p>
          </table:table-cell>
          <table:table-cell office:value-type="float" office:value="773">
            <text:p>773</text:p>
          </table:table-cell>
          <table:table-cell office:value-type="float" office:value="676">
            <text:p>676</text:p>
          </table:table-cell>
          <table:table-cell office:value-type="float" office:value="732">
            <text:p>732</text:p>
          </table:table-cell>
          <table:table-cell office:value-type="float" office:value="674">
            <text:p>674</text:p>
          </table:table-cell>
          <table:table-cell office:value-type="float" office:value="454">
            <text:p>454</text:p>
          </table:table-cell>
          <table:table-cell office:value-type="float" office:value="684">
            <text:p>684</text:p>
          </table:table-cell>
          <table:table-cell office:value-type="float" office:value="805">
            <text:p>805</text:p>
          </table:table-cell>
          <table:table-cell office:value-type="float" office:value="558">
            <text:p>558</text:p>
          </table:table-cell>
          <table:table-cell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658">
            <text:p>658</text:p>
          </table:table-cell>
          <table:table-cell office:value-type="float" office:value="1034">
            <text:p>1034</text:p>
          </table:table-cell>
          <table:table-cell office:value-type="float" office:value="1152">
            <text:p>1152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office:value-type="float" office:value="779">
            <text:p>779</text:p>
          </table:table-cell>
          <table:table-cell office:value-type="float" office:value="1368">
            <text:p>1368</text:p>
          </table:table-cell>
          <table:table-cell office:value-type="float" office:value="496">
            <text:p>496</text:p>
          </table:table-cell>
          <table:table-cell office:value-type="float" office:value="618">
            <text:p>618</text:p>
          </table:table-cell>
          <table:table-cell office:value-type="float" office:value="1111">
            <text:p>1111</text:p>
          </table:table-cell>
          <table:table-cell office:value-type="float" office:value="991">
            <text:p>991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734">
            <text:p>734</text:p>
          </table:table-cell>
          <table:table-cell office:value-type="float" office:value="644">
            <text:p>644</text:p>
          </table:table-cell>
          <table:table-cell office:value-type="float" office:value="686">
            <text:p>686</text:p>
          </table:table-cell>
          <table:table-cell office:value-type="float" office:value="749">
            <text:p>749</text:p>
          </table:table-cell>
          <table:table-cell office:value-type="float" office:value="945">
            <text:p>945</text:p>
          </table:table-cell>
          <table:table-cell office:value-type="float" office:value="897">
            <text:p>897</text:p>
          </table:table-cell>
          <table:table-cell office:value-type="float" office:value="1375">
            <text:p>1375</text:p>
          </table:table-cell>
          <table:table-cell office:value-type="float" office:value="657">
            <text:p>657</text:p>
          </table:table-cell>
          <table:table-cell office:value-type="float" office:value="836">
            <text:p>836</text:p>
          </table:table-cell>
          <table:table-cell office:value-type="float" office:value="1437">
            <text:p>1437</text:p>
          </table:table-cell>
          <table:table-cell office:value-type="float" office:value="810">
            <text:p>810</text:p>
          </table:table-cell>
          <table:table-cell office:value-type="float" office:value="807">
            <text:p>807</text:p>
          </table:table-cell>
          <table:table-cell/>
        </table:table-row>
      </table:table>
      <table:table table:name="Hoja9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Hoja5" table:style-name="ta1" table:print="false">
        <table:table-column table:style-name="co1" table:default-cell-style-name="ce1"/>
        <table:table-column table:style-name="co1" table:number-columns-repeated="12" table:default-cell-style-name="ce4"/>
        <table:table-column table:style-name="co1" table:default-cell-style-name="ce8"/>
        <table:table-column table:style-name="co1" table:number-columns-repeated="242" table:default-cell-style-name="Default"/>
        <table:table-row table:style-name="ro3">
          <table:table-cell office:value-type="string" table:number-columns-spanned="3" table:number-rows-spanned="1">
            <text:p>Habitatges iniciats</text:p>
          </table:table-cell>
          <table:covered-table-cell table:style-name="Default"/>
          <table:covered-table-cell table:style-name="Default"/>
          <table:table-cell table:style-name="ce8" table:number-columns-repeated="10"/>
          <table:table-cell/>
          <table:table-cell table:style-name="ce8" table:number-columns-repeated="242"/>
        </table:table-row>
        <table:table-row table:style-name="ro3">
          <table:table-cell table:style-name="ce8" table:number-columns-spanned="2" table:number-rows-spanned="1"/>
          <table:covered-table-cell table:style-name="Default"/>
          <table:table-cell table:style-name="ce8" table:number-columns-spanned="254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242"/>
        </table:table-row>
        <table:table-row table:style-name="ro3">
          <table:table-cell office:value-type="string" table:number-columns-spanned="3" table:number-rows-spanned="1">
            <text:p>Font: Ministeri d'Habitatge</text:p>
          </table:table-cell>
          <table:covered-table-cell table:style-name="Default"/>
          <table:covered-table-cell table:style-name="Default"/>
          <table:table-cell table:style-name="ce8" table:number-columns-spanned="253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242"/>
        </table:table-row>
        <table:table-row table:style-name="ro3">
          <table:table-cell office:value-type="string" table:number-columns-spanned="3" table:number-rows-spanned="1">
            <text:p>Unitats: unitats d'habitatges</text:p>
          </table:table-cell>
          <table:covered-table-cell table:style-name="Default"/>
          <table:covered-table-cell table:style-name="Default"/>
          <table:table-cell table:style-name="ce8" table:number-columns-spanned="253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242"/>
        </table:table-row>
        <table:table-row table:style-name="ro3">
          <table:table-cell table:style-name="ce8" table:number-columns-spanned="2" table:number-rows-spanned="1"/>
          <table:covered-table-cell table:style-name="Default"/>
          <table:table-cell table:style-name="ce8" table:number-columns-spanned="254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242"/>
        </table:table-row>
        <table:table-row table:style-name="ro3">
          <table:table-cell table:style-name="ce8"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639">
            <text:p>639</text:p>
          </table:table-cell>
          <table:table-cell office:value-type="float" office:value="462">
            <text:p>462</text:p>
          </table:table-cell>
          <table:table-cell office:value-type="float" office:value="438">
            <text:p>438</text:p>
          </table:table-cell>
          <table:table-cell office:value-type="float" office:value="467">
            <text:p>467</text:p>
          </table:table-cell>
          <table:table-cell office:value-type="float" office:value="434">
            <text:p>434</text:p>
          </table:table-cell>
          <table:table-cell office:value-type="float" office:value="656">
            <text:p>656</text:p>
          </table:table-cell>
          <table:table-cell office:value-type="float" office:value="632">
            <text:p>632</text:p>
          </table:table-cell>
          <table:table-cell office:value-type="float" office:value="942">
            <text:p>942</text:p>
          </table:table-cell>
          <table:table-cell office:value-type="float" office:value="436">
            <text:p>436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 office:value-type="float" office:value="496">
            <text:p>496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594">
            <text:p>594</text:p>
          </table:table-cell>
          <table:table-cell office:value-type="float" office:value="713">
            <text:p>713</text:p>
          </table:table-cell>
          <table:table-cell office:value-type="float" office:value="774">
            <text:p>774</text:p>
          </table:table-cell>
          <table:table-cell office:value-type="float" office:value="697">
            <text:p>697</text:p>
          </table:table-cell>
          <table:table-cell office:value-type="float" office:value="622">
            <text:p>622</text:p>
          </table:table-cell>
          <table:table-cell office:value-type="float" office:value="563">
            <text:p>563</text:p>
          </table:table-cell>
          <table:table-cell office:value-type="float" office:value="778">
            <text:p>778</text:p>
          </table:table-cell>
          <table:table-cell office:value-type="float" office:value="508">
            <text:p>508</text:p>
          </table:table-cell>
          <table:table-cell office:value-type="float" office:value="607">
            <text:p>607</text:p>
          </table:table-cell>
          <table:table-cell office:value-type="float" office:value="647">
            <text:p>647</text:p>
          </table:table-cell>
          <table:table-cell office:value-type="float" office:value="1161">
            <text:p>1161</text:p>
          </table:table-cell>
          <table:table-cell office:value-type="float" office:value="689">
            <text:p>68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820">
            <text:p>820</text:p>
          </table:table-cell>
          <table:table-cell office:value-type="float" office:value="1895">
            <text:p>1895</text:p>
          </table:table-cell>
          <table:table-cell office:value-type="float" office:value="1210">
            <text:p>1210</text:p>
          </table:table-cell>
          <table:table-cell office:value-type="float" office:value="923">
            <text:p>923</text:p>
          </table:table-cell>
          <table:table-cell office:value-type="float" office:value="865">
            <text:p>865</text:p>
          </table:table-cell>
          <table:table-cell office:value-type="float" office:value="2237">
            <text:p>2237</text:p>
          </table:table-cell>
          <table:table-cell office:value-type="float" office:value="2273">
            <text:p>2273</text:p>
          </table:table-cell>
          <table:table-cell office:value-type="float" office:value="1085">
            <text:p>1085</text:p>
          </table:table-cell>
          <table:table-cell office:value-type="float" office:value="1851">
            <text:p>1851</text:p>
          </table:table-cell>
          <table:table-cell office:value-type="float" office:value="1356">
            <text:p>1356</text:p>
          </table:table-cell>
          <table:table-cell office:value-type="float" office:value="1537">
            <text:p>1537</text:p>
          </table:table-cell>
          <table:table-cell office:value-type="float" office:value="649">
            <text:p>64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1550">
            <text:p>1550</text:p>
          </table:table-cell>
          <table:table-cell office:value-type="float" office:value="995">
            <text:p>995</text:p>
          </table:table-cell>
          <table:table-cell office:value-type="float" office:value="905">
            <text:p>905</text:p>
          </table:table-cell>
          <table:table-cell office:value-type="float" office:value="1491">
            <text:p>1491</text:p>
          </table:table-cell>
          <table:table-cell office:value-type="float" office:value="956">
            <text:p>956</text:p>
          </table:table-cell>
          <table:table-cell office:value-type="float" office:value="800">
            <text:p>800</text:p>
          </table:table-cell>
          <table:table-cell office:value-type="float" office:value="1382">
            <text:p>1382</text:p>
          </table:table-cell>
          <table:table-cell office:value-type="float" office:value="1408">
            <text:p>1408</text:p>
          </table:table-cell>
          <table:table-cell office:value-type="float" office:value="1306">
            <text:p>1306</text:p>
          </table:table-cell>
          <table:table-cell office:value-type="float" office:value="1187">
            <text:p>1187</text:p>
          </table:table-cell>
          <table:table-cell office:value-type="float" office:value="1433">
            <text:p>1433</text:p>
          </table:table-cell>
          <table:table-cell office:value-type="float" office:value="1429">
            <text:p>142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1147">
            <text:p>1147</text:p>
          </table:table-cell>
          <table:table-cell office:value-type="float" office:value="1205">
            <text:p>1205</text:p>
          </table:table-cell>
          <table:table-cell office:value-type="float" office:value="935">
            <text:p>935</text:p>
          </table:table-cell>
          <table:table-cell office:value-type="float" office:value="1122">
            <text:p>1122</text:p>
          </table:table-cell>
          <table:table-cell office:value-type="float" office:value="1622">
            <text:p>1622</text:p>
          </table:table-cell>
          <table:table-cell office:value-type="float" office:value="1370">
            <text:p>1370</text:p>
          </table:table-cell>
          <table:table-cell office:value-type="float" office:value="728">
            <text:p>728</text:p>
          </table:table-cell>
          <table:table-cell office:value-type="float" office:value="800">
            <text:p>800</text:p>
          </table:table-cell>
          <table:table-cell office:value-type="float" office:value="1044">
            <text:p>1044</text:p>
          </table:table-cell>
          <table:table-cell office:value-type="float" office:value="900">
            <text:p>900</text:p>
          </table:table-cell>
          <table:table-cell office:value-type="float" office:value="703">
            <text:p>703</text:p>
          </table:table-cell>
          <table:table-cell office:value-type="float" office:value="724">
            <text:p>72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993">
            <text:p>993</text:p>
          </table:table-cell>
          <table:table-cell office:value-type="float" office:value="1076">
            <text:p>1076</text:p>
          </table:table-cell>
          <table:table-cell office:value-type="float" office:value="870">
            <text:p>870</text:p>
          </table:table-cell>
          <table:table-cell office:value-type="float" office:value="717">
            <text:p>717</text:p>
          </table:table-cell>
          <table:table-cell office:value-type="float" office:value="955">
            <text:p>955</text:p>
          </table:table-cell>
          <table:table-cell office:value-type="float" office:value="888">
            <text:p>888</text:p>
          </table:table-cell>
          <table:table-cell office:value-type="float" office:value="582">
            <text:p>582</text:p>
          </table:table-cell>
          <table:table-cell office:value-type="float" office:value="714">
            <text:p>714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office:value-type="float" office:value="369">
            <text:p>369</text:p>
          </table:table-cell>
          <table:table-cell office:value-type="float" office:value="702">
            <text:p>70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541">
            <text:p>541</text:p>
          </table:table-cell>
          <table:table-cell office:value-type="float" office:value="570">
            <text:p>570</text:p>
          </table:table-cell>
          <table:table-cell office:value-type="float" office:value="597">
            <text:p>597</text:p>
          </table:table-cell>
          <table:table-cell office:value-type="float" office:value="581">
            <text:p>581</text:p>
          </table:table-cell>
          <table:table-cell office:value-type="float" office:value="417">
            <text:p>417</text:p>
          </table:table-cell>
          <table:table-cell office:value-type="float" office:value="596">
            <text:p>596</text:p>
          </table:table-cell>
          <table:table-cell office:value-type="float" office:value="747">
            <text:p>747</text:p>
          </table:table-cell>
          <table:table-cell office:value-type="float" office:value="528">
            <text:p>528</text:p>
          </table:table-cell>
          <table:table-cell office:value-type="float" office:value="435">
            <text:p>435</text:p>
          </table:table-cell>
          <table:table-cell office:value-type="float" office:value="568">
            <text:p>568</text:p>
          </table:table-cell>
          <table:table-cell office:value-type="float" office:value="562">
            <text:p>562</text:p>
          </table:table-cell>
          <table:table-cell office:value-type="float" office:value="197">
            <text:p>19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312">
            <text:p>312</text:p>
          </table:table-cell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246">
            <text:p>246</text:p>
          </table:table-cell>
          <table:table-cell office:value-type="float" office:value="385">
            <text:p>385</text:p>
          </table:table-cell>
          <table:table-cell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430">
            <text:p>430</text:p>
          </table:table-cell>
          <table:table-cell office:value-type="float" office:value="688">
            <text:p>688</text:p>
          </table:table-cell>
          <table:table-cell office:value-type="float" office:value="404">
            <text:p>404</text:p>
          </table:table-cell>
          <table:table-cell office:value-type="float" office:value="363">
            <text:p>363</text:p>
          </table:table-cell>
          <table:table-cell office:value-type="float" office:value="274">
            <text:p>27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75">
            <text:p>375</text:p>
          </table:table-cell>
          <table:table-cell office:value-type="float" office:value="143">
            <text:p>143</text:p>
          </table:table-cell>
          <table:table-cell office:value-type="float" office:value="262">
            <text:p>262</text:p>
          </table:table-cell>
          <table:table-cell office:value-type="float" office:value="382">
            <text:p>382</text:p>
          </table:table-cell>
          <table:table-cell office:value-type="float" office:value="322">
            <text:p>322</text:p>
          </table:table-cell>
          <table:table-cell office:value-type="float" office:value="440">
            <text:p>440</text:p>
          </table:table-cell>
          <table:table-cell office:value-type="float" office:value="39">
            <text:p>39</text:p>
          </table:table-cell>
          <table:table-cell office:value-type="float" office:value="189">
            <text:p>189</text:p>
          </table:table-cell>
          <table:table-cell office:value-type="float" office:value="249">
            <text:p>249</text:p>
          </table:table-cell>
          <table:table-cell office:value-type="float" office:value="436">
            <text:p>436</text:p>
          </table:table-cell>
          <table:table-cell office:value-type="float" office:value="220">
            <text:p>220</text:p>
          </table:table-cell>
          <table:table-cell office:value-type="float" office:value="305">
            <text:p>30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256">
            <text:p>256</text:p>
          </table:table-cell>
          <table:table-cell office:value-type="float" office:value="191">
            <text:p>191</text:p>
          </table:table-cell>
          <table:table-cell office:value-type="float" office:value="299">
            <text:p>299</text:p>
          </table:table-cell>
          <table:table-cell office:value-type="float" office:value="414">
            <text:p>414</text:p>
          </table:table-cell>
          <table:table-cell office:value-type="float" office:value="158">
            <text:p>158</text:p>
          </table:table-cell>
          <table:table-cell office:value-type="float" office:value="408">
            <text:p>408</text:p>
          </table:table-cell>
          <table:table-cell office:value-type="float" office:value="380">
            <text:p>380</text:p>
          </table:table-cell>
          <table:table-cell office:value-type="float" office:value="305">
            <text:p>305</text:p>
          </table:table-cell>
          <table:table-cell office:value-type="float" office:value="499">
            <text:p>499</text:p>
          </table:table-cell>
          <table:table-cell office:value-type="float" office:value="350">
            <text:p>350</text:p>
          </table:table-cell>
          <table:table-cell office:value-type="float" office:value="435">
            <text:p>435</text:p>
          </table:table-cell>
          <table:table-cell office:value-type="float" office:value="280">
            <text:p>280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308">
            <text:p>308</text:p>
          </table:table-cell>
          <table:table-cell office:value-type="float" office:value="625">
            <text:p>625</text:p>
          </table:table-cell>
          <table:table-cell office:value-type="float" office:value="627">
            <text:p>627</text:p>
          </table:table-cell>
          <table:table-cell office:value-type="float" office:value="341">
            <text:p>341</text:p>
          </table:table-cell>
          <table:table-cell office:value-type="float" office:value="301">
            <text:p>301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39">
            <text:p>439</text:p>
          </table:table-cell>
          <table:table-cell office:value-type="float" office:value="506">
            <text:p>506</text:p>
          </table:table-cell>
          <table:table-cell office:value-type="float" office:value="457">
            <text:p>457</text:p>
          </table:table-cell>
          <table:table-cell office:value-type="float" office:value="599">
            <text:p>599</text:p>
          </table:table-cell>
          <table:table-cell office:value-type="float" office:value="711">
            <text:p>711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543">
            <text:p>543</text:p>
          </table:table-cell>
          <table:table-cell office:value-type="float" office:value="517">
            <text:p>517</text:p>
          </table:table-cell>
          <table:table-cell office:value-type="float" office:value="789">
            <text:p>789</text:p>
          </table:table-cell>
          <table:table-cell office:value-type="float" office:value="249">
            <text:p>249</text:p>
          </table:table-cell>
          <table:table-cell office:value-type="float" office:value="317">
            <text:p>317</text:p>
          </table:table-cell>
          <table:table-cell office:value-type="float" office:value="246">
            <text:p>246</text:p>
          </table:table-cell>
          <table:table-cell office:value-type="float" office:value="231">
            <text:p>231</text:p>
          </table:table-cell>
          <table:table-cell office:value-type="float" office:value="292">
            <text:p>292</text:p>
          </table:table-cell>
          <table:table-cell office:value-type="float" office:value="211">
            <text:p>211</text:p>
          </table:table-cell>
          <table:table-cell office:value-type="float" office:value="293">
            <text:p>293</text:p>
          </table:table-cell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305">
            <text:p>305</text:p>
          </table:table-cell>
          <table:table-cell office:value-type="float" office:value="1079">
            <text:p>1079</text:p>
          </table:table-cell>
          <table:table-cell office:value-type="float" office:value="424">
            <text:p>424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 office:value-type="float" office:value="602">
            <text:p>602</text:p>
          </table:table-cell>
          <table:table-cell office:value-type="float" office:value="511">
            <text:p>511</text:p>
          </table:table-cell>
          <table:table-cell office:value-type="float" office:value="572">
            <text:p>572</text:p>
          </table:table-cell>
          <table:table-cell office:value-type="float" office:value="663">
            <text:p>663</text:p>
          </table:table-cell>
          <table:table-cell office:value-type="float" office:value="835">
            <text:p>835</text:p>
          </table:table-cell>
          <table:table-cell office:value-type="float" office:value="431">
            <text:p>431</text:p>
          </table:table-cell>
          <table:table-cell office:value-type="float" office:value="613">
            <text:p>613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1029">
            <text:p>1029</text:p>
          </table:table-cell>
          <table:table-cell office:value-type="float" office:value="745">
            <text:p>745</text:p>
          </table:table-cell>
          <table:table-cell office:value-type="float" office:value="535">
            <text:p>535</text:p>
          </table:table-cell>
          <table:table-cell office:value-type="float" office:value="283">
            <text:p>283</text:p>
          </table:table-cell>
          <table:table-cell office:value-type="float" office:value="767">
            <text:p>767</text:p>
          </table:table-cell>
          <table:table-cell office:value-type="float" office:value="890">
            <text:p>890</text:p>
          </table:table-cell>
          <table:table-cell office:value-type="float" office:value="679">
            <text:p>679</text:p>
          </table:table-cell>
          <table:table-cell office:value-type="float" office:value="743">
            <text:p>743</text:p>
          </table:table-cell>
          <table:table-cell office:value-type="float" office:value="996">
            <text:p>996</text:p>
          </table:table-cell>
          <table:table-cell office:value-type="float" office:value="1067">
            <text:p>1067</text:p>
          </table:table-cell>
          <table:table-cell office:value-type="float" office:value="414">
            <text:p>414</text:p>
          </table:table-cell>
          <table:table-cell office:value-type="float" office:value="945">
            <text:p>94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952">
            <text:p>952</text:p>
          </table:table-cell>
          <table:table-cell office:value-type="float" office:value="1698">
            <text:p>1698</text:p>
          </table:table-cell>
          <table:table-cell office:value-type="float" office:value="1340">
            <text:p>1340</text:p>
          </table:table-cell>
          <table:table-cell office:value-type="float" office:value="827">
            <text:p>827</text:p>
          </table:table-cell>
          <table:table-cell office:value-type="float" office:value="949">
            <text:p>949</text:p>
          </table:table-cell>
          <table:table-cell office:value-type="float" office:value="1463">
            <text:p>1463</text:p>
          </table:table-cell>
          <table:table-cell office:value-type="float" office:value="1308">
            <text:p>1308</text:p>
          </table:table-cell>
          <table:table-cell office:value-type="float" office:value="998">
            <text:p>998</text:p>
          </table:table-cell>
          <table:table-cell office:value-type="float" office:value="1271">
            <text:p>1271</text:p>
          </table:table-cell>
          <table:table-cell office:value-type="float" office:value="990">
            <text:p>990</text:p>
          </table:table-cell>
          <table:table-cell office:value-type="float" office:value="548">
            <text:p>548</text:p>
          </table:table-cell>
          <table:table-cell office:value-type="float" office:value="752">
            <text:p>752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198">
            <text:p>1198</text:p>
          </table:table-cell>
          <table:table-cell office:value-type="float" office:value="1186">
            <text:p>1186</text:p>
          </table:table-cell>
          <table:table-cell office:value-type="float" office:value="1180">
            <text:p>1180</text:p>
          </table:table-cell>
          <table:table-cell office:value-type="float" office:value="862">
            <text:p>862</text:p>
          </table:table-cell>
          <table:table-cell office:value-type="float" office:value="1130">
            <text:p>1130</text:p>
          </table:table-cell>
          <table:table-cell office:value-type="float" office:value="1160">
            <text:p>1160</text:p>
          </table:table-cell>
          <table:table-cell office:value-type="float" office:value="847">
            <text:p>847</text:p>
          </table:table-cell>
          <table:table-cell office:value-type="float" office:value="945">
            <text:p>945</text:p>
          </table:table-cell>
          <table:table-cell office:value-type="float" office:value="1127">
            <text:p>1127</text:p>
          </table:table-cell>
          <table:table-cell office:value-type="float" office:value="1204">
            <text:p>1204</text:p>
          </table:table-cell>
          <table:table-cell office:value-type="float" office:value="543">
            <text:p>543</text:p>
          </table:table-cell>
          <table:table-cell office:value-type="float" office:value="939">
            <text:p>939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917">
            <text:p>917</text:p>
          </table:table-cell>
          <table:table-cell office:value-type="float" office:value="1373">
            <text:p>1373</text:p>
          </table:table-cell>
          <table:table-cell office:value-type="float" office:value="1335">
            <text:p>1335</text:p>
          </table:table-cell>
          <table:table-cell office:value-type="float" office:value="991">
            <text:p>991</text:p>
          </table:table-cell>
          <table:table-cell office:value-type="float" office:value="1042">
            <text:p>1042</text:p>
          </table:table-cell>
          <table:table-cell office:value-type="float" office:value="976">
            <text:p>976</text:p>
          </table:table-cell>
          <table:table-cell office:value-type="float" office:value="735">
            <text:p>735</text:p>
          </table:table-cell>
          <table:table-cell office:value-type="float" office:value="1359">
            <text:p>1359</text:p>
          </table:table-cell>
          <table:table-cell office:value-type="float" office:value="814">
            <text:p>814</text:p>
          </table:table-cell>
          <table:table-cell office:value-type="float" office:value="1109">
            <text:p>1109</text:p>
          </table:table-cell>
          <table:table-cell office:value-type="float" office:value="854">
            <text:p>854</text:p>
          </table:table-cell>
          <table:table-cell office:value-type="float" office:value="827">
            <text:p>82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990">
            <text:p>990</text:p>
          </table:table-cell>
          <table:table-cell office:value-type="float" office:value="597">
            <text:p>597</text:p>
          </table:table-cell>
          <table:table-cell office:value-type="float" office:value="1625">
            <text:p>1625</text:p>
          </table:table-cell>
          <table:table-cell office:value-type="float" office:value="1667">
            <text:p>1667</text:p>
          </table:table-cell>
          <table:table-cell office:value-type="float" office:value="1134">
            <text:p>1134</text:p>
          </table:table-cell>
          <table:table-cell office:value-type="float" office:value="703">
            <text:p>703</text:p>
          </table:table-cell>
          <table:table-cell office:value-type="float" office:value="592">
            <text:p>592</text:p>
          </table:table-cell>
          <table:table-cell office:value-type="float" office:value="540">
            <text:p>540</text:p>
          </table:table-cell>
          <table:table-cell office:value-type="float" office:value="198">
            <text:p>198</text:p>
          </table:table-cell>
          <table:table-cell office:value-type="float" office:value="583">
            <text:p>583</text:p>
          </table:table-cell>
          <table:table-cell office:value-type="float" office:value="438">
            <text:p>438</text:p>
          </table:table-cell>
          <table:table-cell office:value-type="float" office:value="774">
            <text:p>774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746">
            <text:p>746</text:p>
          </table:table-cell>
          <table:table-cell office:value-type="float" office:value="658">
            <text:p>658</text:p>
          </table:table-cell>
          <table:table-cell office:value-type="float" office:value="384">
            <text:p>384</text:p>
          </table:table-cell>
          <table:table-cell office:value-type="float" office:value="335">
            <text:p>335</text:p>
          </table:table-cell>
          <table:table-cell office:value-type="float" office:value="583">
            <text:p>583</text:p>
          </table:table-cell>
          <table:table-cell office:value-type="float" office:value="762">
            <text:p>762</text:p>
          </table:table-cell>
          <table:table-cell office:value-type="float" office:value="518">
            <text:p>518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849">
            <text:p>849</text:p>
          </table:table-cell>
          <table:table-cell office:value-type="float" office:value="315">
            <text:p>315</text:p>
          </table:table-cell>
          <table:table-cell office:value-type="float" office:value="347">
            <text:p>347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675">
            <text:p>675</text:p>
          </table:table-cell>
          <table:table-cell office:value-type="float" office:value="622">
            <text:p>622</text:p>
          </table:table-cell>
          <table:table-cell office:value-type="float" office:value="659">
            <text:p>659</text:p>
          </table:table-cell>
          <table:table-cell office:value-type="float" office:value="714">
            <text:p>714</text:p>
          </table:table-cell>
          <table:table-cell office:value-type="float" office:value="782">
            <text:p>782</text:p>
          </table:table-cell>
          <table:table-cell office:value-type="float" office:value="713">
            <text:p>713</text:p>
          </table:table-cell>
          <table:table-cell office:value-type="float" office:value="820">
            <text:p>820</text:p>
          </table:table-cell>
          <table:table-cell office:value-type="float" office:value="877">
            <text:p>877</text:p>
          </table:table-cell>
          <table:table-cell office:value-type="float" office:value="939">
            <text:p>939</text:p>
          </table:table-cell>
          <table:table-cell office:value-type="float" office:value="1465">
            <text:p>1465</text:p>
          </table:table-cell>
          <table:table-cell office:value-type="float" office:value="722">
            <text:p>722</text:p>
          </table:table-cell>
          <table:table-cell office:value-type="float" office:value="876">
            <text:p>876</text:p>
          </table:table-cell>
          <table:table-cell/>
          <table:table-cell table:style-name="ce8" table:number-columns-spanned="242" table:number-rows-spanned="1"/>
          <table:covered-table-cell table:number-columns-repeated="241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429">
            <text:p>1429</text:p>
          </table:table-cell>
          <table:table-cell office:value-type="float" office:value="863">
            <text:p>863</text:p>
          </table:table-cell>
          <table:table-cell office:value-type="float" office:value="917">
            <text:p>917</text:p>
          </table:table-cell>
          <table:table-cell office:value-type="float" office:value="678">
            <text:p>678</text:p>
          </table:table-cell>
          <table:table-cell office:value-type="float" office:value="910">
            <text:p>910</text:p>
          </table:table-cell>
          <table:table-cell office:value-type="float" office:value="1068">
            <text:p>1068</text:p>
          </table:table-cell>
          <table:table-cell office:value-type="float" office:value="905">
            <text:p>905</text:p>
          </table:table-cell>
          <table:table-cell office:value-type="float" office:value="664">
            <text:p>664</text:p>
          </table:table-cell>
          <table:table-cell office:value-type="float" office:value="971">
            <text:p>971</text:p>
          </table:table-cell>
          <table:table-cell office:value-type="float" office:value="1365">
            <text:p>1365</text:p>
          </table:table-cell>
          <table:table-cell office:value-type="float" office:value="440">
            <text:p>440</text:p>
          </table:table-cell>
          <table:table-cell office:value-type="float" office:value="1065">
            <text:p>1065</text:p>
          </table:table-cell>
          <table:table-cell table:number-columns-spanned="243" table:number-rows-spanned="1"/>
          <table:covered-table-cell table:number-columns-repeated="242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1182">
            <text:p>1182</text:p>
          </table:table-cell>
          <table:table-cell office:value-type="float" office:value="1280">
            <text:p>1280</text:p>
          </table:table-cell>
          <table:table-cell office:value-type="float" office:value="932">
            <text:p>932</text:p>
          </table:table-cell>
          <table:table-cell office:value-type="float" office:value="1078">
            <text:p>1078</text:p>
          </table:table-cell>
          <table:table-cell office:value-type="float" office:value="1150">
            <text:p>1150</text:p>
          </table:table-cell>
          <table:table-cell office:value-type="float" office:value="950">
            <text:p>950</text:p>
          </table:table-cell>
          <table:table-cell office:value-type="float" office:value="768">
            <text:p>768</text:p>
          </table:table-cell>
          <table:table-cell office:value-type="float" office:value="1232">
            <text:p>1232</text:p>
          </table:table-cell>
          <table:table-cell office:value-type="float" office:value="1155">
            <text:p>1155</text:p>
          </table:table-cell>
          <table:table-cell office:value-type="float" office:value="1346">
            <text:p>1346</text:p>
          </table:table-cell>
          <table:table-cell office:value-type="float" office:value="1005">
            <text:p>1005</text:p>
          </table:table-cell>
          <table:table-cell office:value-type="float" office:value="1295">
            <text:p>1295</text:p>
          </table:table-cell>
          <table:table-cell table:number-columns-spanned="243" table:number-rows-spanned="1"/>
          <table:covered-table-cell table:number-columns-repeated="242"/>
        </table:table-row>
      </table:table>
      <table:table table:name="Hoja6" table:style-name="ta1" table:print="false">
        <table:table-column table:style-name="co1" table:default-cell-style-name="ce1"/>
        <table:table-column table:style-name="co1" table:number-columns-repeated="4" table:default-cell-style-name="ce4"/>
        <table:table-row table:style-name="ro3">
          <table:table-cell office:value-type="string" table:number-columns-spanned="4" table:number-rows-spanned="1">
            <text:p>Preu de l'habitatge base 2005. Habitatge lliure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8"/>
        </table:table-row>
        <table:table-row table:style-name="ro3">
          <table:table-cell office:value-type="string" table:number-columns-spanned="2" table:number-rows-spanned="1">
            <text:p>Font: Ministeri Habitatge</text:p>
          </table:table-cell>
          <table:covered-table-cell table:style-name="Default"/>
          <table:table-cell table:style-name="ce8" table:number-columns-spanned="3" table:number-rows-spanned="1"/>
          <table:covered-table-cell table:style-name="Default"/>
          <table:covered-table-cell table:style-name="Default"/>
        </table:table-row>
        <table:table-row table:style-name="ro3">
          <table:table-cell office:value-type="string">
            <text:p>Unitats: €/m2</text:p>
          </table:table-cell>
          <table:table-cell table:style-name="ce8"/>
          <table:table-cell table:style-name="ce8" table:number-columns-spanned="3" table:number-rows-spanned="1"/>
          <table:covered-table-cell table:style-name="Default"/>
          <table:covered-table-cell table:style-name="Default"/>
        </table:table-row>
        <table:table-row table:style-name="ro3">
          <table:table-cell table:style-name="ce8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table:style-name="ce1" office:value-type="string">
            <text:p>I   </text:p>
          </table:table-cell>
          <table:table-cell table:style-name="ce1" office:value-type="string">
            <text:p>II   </text:p>
          </table:table-cell>
          <table:table-cell table:style-name="ce1" office:value-type="string">
            <text:p>III   </text:p>
          </table:table-cell>
          <table:table-cell table:style-name="ce1" office:value-type="string">
            <text:p>IV 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591.6">
            <text:p>591,6</text:p>
          </table:table-cell>
          <table:table-cell office:value-type="float" office:value="599.2">
            <text:p>599,2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589.7">
            <text:p>589,7</text:p>
          </table:table-cell>
          <table:table-cell office:value-type="float" office:value="599.2">
            <text:p>599,2</text:p>
          </table:table-cell>
          <table:table-cell office:value-type="float" office:value="601.1">
            <text:p>601,1</text:p>
          </table:table-cell>
          <table:table-cell office:value-type="float" office:value="623.8">
            <text:p>623,8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627.5">
            <text:p>627,5</text:p>
          </table:table-cell>
          <table:table-cell office:value-type="float" office:value="648.3">
            <text:p>648,3</text:p>
          </table:table-cell>
          <table:table-cell office:value-type="float" office:value="640.8">
            <text:p>640,8</text:p>
          </table:table-cell>
          <table:table-cell office:value-type="float" office:value="654">
            <text:p>654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680.5">
            <text:p>680,5</text:p>
          </table:table-cell>
          <table:table-cell office:value-type="float" office:value="746.6">
            <text:p>746,6</text:p>
          </table:table-cell>
          <table:table-cell office:value-type="float" office:value="771.2">
            <text:p>771,2</text:p>
          </table:table-cell>
          <table:table-cell office:value-type="float" office:value="795.8">
            <text:p>795,8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846.8">
            <text:p>846,8</text:p>
          </table:table-cell>
          <table:table-cell office:value-type="float" office:value="914.9">
            <text:p>914,9</text:p>
          </table:table-cell>
          <table:table-cell office:value-type="float" office:value="973.5">
            <text:p>973,5</text:p>
          </table:table-cell>
          <table:table-cell office:value-type="float" office:value="1026.4">
            <text:p>1026,4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1054.7">
            <text:p>1054,7</text:p>
          </table:table-cell>
          <table:table-cell office:value-type="float" office:value="1141.7">
            <text:p>1141,7</text:p>
          </table:table-cell>
          <table:table-cell office:value-type="float" office:value="1156.8">
            <text:p>1156,8</text:p>
          </table:table-cell>
          <table:table-cell office:value-type="float" office:value="1228.6">
            <text:p>1228,6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1247.5">
            <text:p>1247,5</text:p>
          </table:table-cell>
          <table:table-cell office:value-type="float" office:value="1317.5">
            <text:p>1317,5</text:p>
          </table:table-cell>
          <table:table-cell office:value-type="float" office:value="1368.5">
            <text:p>1368,5</text:p>
          </table:table-cell>
          <table:table-cell office:value-type="float" office:value="1396.9">
            <text:p>1396,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1413.9">
            <text:p>1413,9</text:p>
          </table:table-cell>
          <table:table-cell office:value-type="float" office:value="1436.6">
            <text:p>1436,6</text:p>
          </table:table-cell>
          <table:table-cell office:value-type="float" office:value="1468.7">
            <text:p>1468,7</text:p>
          </table:table-cell>
          <table:table-cell office:value-type="float" office:value="1508.4">
            <text:p>1508,4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1531.1">
            <text:p>1531,1</text:p>
          </table:table-cell>
          <table:table-cell office:value-type="float" office:value="1567">
            <text:p>1567</text:p>
          </table:table-cell>
          <table:table-cell office:value-type="float" office:value="1618">
            <text:p>1618</text:p>
          </table:table-cell>
          <table:table-cell office:value-type="float" office:value="1631.2">
            <text:p>1631,2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1672.8">
            <text:p>1672,8</text:p>
          </table:table-cell>
          <table:table-cell office:value-type="float" office:value="1710.6">
            <text:p>1710,6</text:p>
          </table:table-cell>
          <table:table-cell office:value-type="float" office:value="1769.2">
            <text:p>1769,2</text:p>
          </table:table-cell>
          <table:table-cell office:value-type="float" office:value="1833.5">
            <text:p>1833,5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890.2">
            <text:p>1890,2</text:p>
          </table:table-cell>
          <table:table-cell office:value-type="float" office:value="1969.6">
            <text:p>1969,6</text:p>
          </table:table-cell>
          <table:table-cell office:value-type="float" office:value="2003.6">
            <text:p>2003,6</text:p>
          </table:table-cell>
          <table:table-cell office:value-type="float" office:value="2025.6">
            <text:p>2025,6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2120.8">
            <text:p>2120,8</text:p>
          </table:table-cell>
          <table:table-cell office:value-type="float" office:value="2192.6">
            <text:p>2192,6</text:p>
          </table:table-cell>
          <table:table-cell office:value-type="float" office:value="2221">
            <text:p>2221</text:p>
          </table:table-cell>
          <table:table-cell office:value-type="float" office:value="2264.5">
            <text:p>2264,5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2311.7">
            <text:p>2311,7</text:p>
          </table:table-cell>
          <table:table-cell office:value-type="float" office:value="2364.6">
            <text:p>2364,6</text:p>
          </table:table-cell>
          <table:table-cell office:value-type="float" office:value="2372.2">
            <text:p>2372,2</text:p>
          </table:table-cell>
          <table:table-cell office:value-type="float" office:value="2421.3">
            <text:p>2421,3</text:p>
          </table:table-cell>
        </table:table-row>
      </table:table>
      <table:table table:name="Hoja7" table:style-name="ta1" table:print="false">
        <table:table-column table:style-name="co1" table:number-columns-repeated="13" table:default-cell-style-name="ce1"/>
        <table:table-row table:style-name="ro3">
          <table:table-cell office:value-type="string" table:number-columns-spanned="5" table:number-rows-spanned="1">
            <text:p>Facturació d'energia elèctrica total. Balea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 table:number-columns-repeated="8"/>
        </table:table-row>
        <table:table-row table:style-name="ro3">
          <table:table-cell office:value-type="string" table:number-columns-spanned="2" table:number-rows-spanned="1">
            <text:p>Font : GESA</text:p>
          </table:table-cell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string" table:number-columns-spanned="2" table:number-rows-spanned="1">
            <text:p>Unitats : MWh</text:p>
          </table:table-cell>
          <table:covered-table-cell table:style-name="Default"/>
          <table:table-cell table:style-name="ce8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table:style-name="ce8" table:number-columns-spanned="12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8"/>
          <table:table-cell office:value-type="string">
            <text:p>gener</text:p>
          </table:table-cell>
          <table:table-cell office:value-type="string">
            <text:p>febrer</text:p>
          </table:table-cell>
          <table:table-cell office:value-type="string">
            <text:p>març</text:p>
          </table:table-cell>
          <table:table-cell office:value-type="string">
            <text:p>abril</text:p>
          </table:table-cell>
          <table:table-cell office:value-type="string">
            <text:p>maig</text:p>
          </table:table-cell>
          <table:table-cell office:value-type="string">
            <text:p>juny</text:p>
          </table:table-cell>
          <table:table-cell office:value-type="string">
            <text:p>juliol</text:p>
          </table:table-cell>
          <table:table-cell office:value-type="string">
            <text:p>agost</text:p>
          </table:table-cell>
          <table:table-cell office:value-type="string">
            <text:p>set.</text:p>
          </table:table-cell>
          <table:table-cell office:value-type="string">
            <text:p>oct.</text:p>
          </table:table-cell>
          <table:table-cell office:value-type="string">
            <text:p>nov.</text:p>
          </table:table-cell>
          <table:table-cell office:value-type="string">
            <text:p>des.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67239">
            <text:p>267239</text:p>
          </table:table-cell>
          <table:table-cell office:value-type="float" office:value="283611">
            <text:p>283611</text:p>
          </table:table-cell>
          <table:table-cell office:value-type="float" office:value="290835">
            <text:p>290835</text:p>
          </table:table-cell>
          <table:table-cell office:value-type="float" office:value="257975">
            <text:p>257975</text:p>
          </table:table-cell>
          <table:table-cell office:value-type="float" office:value="344662">
            <text:p>344662</text:p>
          </table:table-cell>
          <table:table-cell office:value-type="float" office:value="310315">
            <text:p>310315</text:p>
          </table:table-cell>
          <table:table-cell office:value-type="float" office:value="376353">
            <text:p>376353</text:p>
          </table:table-cell>
          <table:table-cell office:value-type="float" office:value="390242">
            <text:p>390242</text:p>
          </table:table-cell>
          <table:table-cell office:value-type="float" office:value="414314">
            <text:p>414314</text:p>
          </table:table-cell>
          <table:table-cell office:value-type="float" office:value="362894">
            <text:p>362894</text:p>
          </table:table-cell>
          <table:table-cell office:value-type="float" office:value="339876">
            <text:p>339876</text:p>
          </table:table-cell>
          <table:table-cell office:value-type="float" office:value="246275">
            <text:p>246275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317888">
            <text:p>317888</text:p>
          </table:table-cell>
          <table:table-cell office:value-type="float" office:value="304615">
            <text:p>304615</text:p>
          </table:table-cell>
          <table:table-cell office:value-type="float" office:value="317122">
            <text:p>317122</text:p>
          </table:table-cell>
          <table:table-cell office:value-type="float" office:value="307222">
            <text:p>307222</text:p>
          </table:table-cell>
          <table:table-cell office:value-type="float" office:value="306316">
            <text:p>306316</text:p>
          </table:table-cell>
          <table:table-cell office:value-type="float" office:value="330740">
            <text:p>330740</text:p>
          </table:table-cell>
          <table:table-cell office:value-type="float" office:value="370273">
            <text:p>370273</text:p>
          </table:table-cell>
          <table:table-cell office:value-type="float" office:value="434050">
            <text:p>434050</text:p>
          </table:table-cell>
          <table:table-cell office:value-type="float" office:value="433096">
            <text:p>433096</text:p>
          </table:table-cell>
          <table:table-cell office:value-type="float" office:value="398323">
            <text:p>398323</text:p>
          </table:table-cell>
          <table:table-cell office:value-type="float" office:value="353725">
            <text:p>353725</text:p>
          </table:table-cell>
          <table:table-cell office:value-type="float" office:value="300079">
            <text:p>30007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334457">
            <text:p>334457</text:p>
          </table:table-cell>
          <table:table-cell office:value-type="float" office:value="322415">
            <text:p>322415</text:p>
          </table:table-cell>
          <table:table-cell office:value-type="float" office:value="319100">
            <text:p>319100</text:p>
          </table:table-cell>
          <table:table-cell office:value-type="float" office:value="333539">
            <text:p>333539</text:p>
          </table:table-cell>
          <table:table-cell office:value-type="float" office:value="354948">
            <text:p>354948</text:p>
          </table:table-cell>
          <table:table-cell office:value-type="float" office:value="331469">
            <text:p>331469</text:p>
          </table:table-cell>
          <table:table-cell office:value-type="float" office:value="397335">
            <text:p>397335</text:p>
          </table:table-cell>
          <table:table-cell office:value-type="float" office:value="425402">
            <text:p>425402</text:p>
          </table:table-cell>
          <table:table-cell office:value-type="float" office:value="425740">
            <text:p>425740</text:p>
          </table:table-cell>
          <table:table-cell office:value-type="float" office:value="433154">
            <text:p>433154</text:p>
          </table:table-cell>
          <table:table-cell office:value-type="float" office:value="319404">
            <text:p>319404</text:p>
          </table:table-cell>
          <table:table-cell office:value-type="float" office:value="340536">
            <text:p>340536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329900">
            <text:p>329900</text:p>
          </table:table-cell>
          <table:table-cell office:value-type="float" office:value="353800">
            <text:p>353800</text:p>
          </table:table-cell>
          <table:table-cell office:value-type="float" office:value="358008">
            <text:p>358008</text:p>
          </table:table-cell>
          <table:table-cell office:value-type="float" office:value="320688">
            <text:p>320688</text:p>
          </table:table-cell>
          <table:table-cell office:value-type="float" office:value="362877">
            <text:p>362877</text:p>
          </table:table-cell>
          <table:table-cell office:value-type="float" office:value="361473">
            <text:p>361473</text:p>
          </table:table-cell>
          <table:table-cell office:value-type="float" office:value="459474">
            <text:p>459474</text:p>
          </table:table-cell>
          <table:table-cell office:value-type="float" office:value="516578">
            <text:p>516578</text:p>
          </table:table-cell>
          <table:table-cell office:value-type="float" office:value="548885">
            <text:p>548885</text:p>
          </table:table-cell>
          <table:table-cell office:value-type="float" office:value="434213">
            <text:p>434213</text:p>
          </table:table-cell>
          <table:table-cell office:value-type="float" office:value="346403">
            <text:p>346403</text:p>
          </table:table-cell>
          <table:table-cell office:value-type="float" office:value="349328">
            <text:p>349328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353055">
            <text:p>353055</text:p>
          </table:table-cell>
          <table:table-cell office:value-type="float" office:value="385585">
            <text:p>385585</text:p>
          </table:table-cell>
          <table:table-cell office:value-type="float" office:value="368514">
            <text:p>368514</text:p>
          </table:table-cell>
          <table:table-cell office:value-type="float" office:value="382662">
            <text:p>382662</text:p>
          </table:table-cell>
          <table:table-cell office:value-type="float" office:value="382808">
            <text:p>382808</text:p>
          </table:table-cell>
          <table:table-cell office:value-type="float" office:value="371255">
            <text:p>371255</text:p>
          </table:table-cell>
          <table:table-cell office:value-type="float" office:value="435545">
            <text:p>435545</text:p>
          </table:table-cell>
          <table:table-cell office:value-type="float" office:value="496040">
            <text:p>496040</text:p>
          </table:table-cell>
          <table:table-cell office:value-type="float" office:value="537184">
            <text:p>537184</text:p>
          </table:table-cell>
          <table:table-cell office:value-type="float" office:value="476127">
            <text:p>476127</text:p>
          </table:table-cell>
          <table:table-cell office:value-type="float" office:value="397693">
            <text:p>397693</text:p>
          </table:table-cell>
          <table:table-cell office:value-type="float" office:value="366266">
            <text:p>366266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357002">
            <text:p>357002</text:p>
          </table:table-cell>
          <table:table-cell office:value-type="float" office:value="420391">
            <text:p>420391</text:p>
          </table:table-cell>
          <table:table-cell office:value-type="float" office:value="408541">
            <text:p>408541</text:p>
          </table:table-cell>
          <table:table-cell office:value-type="float" office:value="444730">
            <text:p>444730</text:p>
          </table:table-cell>
          <table:table-cell office:value-type="float" office:value="366540">
            <text:p>366540</text:p>
          </table:table-cell>
          <table:table-cell office:value-type="float" office:value="405712">
            <text:p>405712</text:p>
          </table:table-cell>
          <table:table-cell office:value-type="float" office:value="456907">
            <text:p>456907</text:p>
          </table:table-cell>
          <table:table-cell office:value-type="float" office:value="535278">
            <text:p>535278</text:p>
          </table:table-cell>
          <table:table-cell office:value-type="float" office:value="560528">
            <text:p>560528</text:p>
          </table:table-cell>
          <table:table-cell office:value-type="float" office:value="458040">
            <text:p>458040</text:p>
          </table:table-cell>
          <table:table-cell office:value-type="float" office:value="398719">
            <text:p>398719</text:p>
          </table:table-cell>
          <table:table-cell office:value-type="float" office:value="365280">
            <text:p>365280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418472">
            <text:p>418472</text:p>
          </table:table-cell>
          <table:table-cell office:value-type="float" office:value="428450">
            <text:p>428450</text:p>
          </table:table-cell>
          <table:table-cell office:value-type="float" office:value="444534">
            <text:p>444534</text:p>
          </table:table-cell>
          <table:table-cell office:value-type="float" office:value="397465">
            <text:p>397465</text:p>
          </table:table-cell>
          <table:table-cell office:value-type="float" office:value="382028">
            <text:p>382028</text:p>
          </table:table-cell>
          <table:table-cell office:value-type="float" office:value="419293">
            <text:p>419293</text:p>
          </table:table-cell>
          <table:table-cell office:value-type="float" office:value="477650">
            <text:p>477650</text:p>
          </table:table-cell>
          <table:table-cell office:value-type="float" office:value="599064">
            <text:p>599064</text:p>
          </table:table-cell>
          <table:table-cell office:value-type="float" office:value="552093">
            <text:p>552093</text:p>
          </table:table-cell>
          <table:table-cell office:value-type="float" office:value="477271">
            <text:p>477271</text:p>
          </table:table-cell>
          <table:table-cell office:value-type="float" office:value="435263">
            <text:p>435263</text:p>
          </table:table-cell>
          <table:table-cell office:value-type="float" office:value="327675">
            <text:p>327675</text:p>
          </table:table-cell>
        </table:table-row>
      </table:table>
      <table:table table:name="Hoja8" table:style-name="ta1" table:print="false"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8"/>
        <table:table-column table:style-name="co1" table:number-columns-repeated="7" table:default-cell-style-name="Default"/>
        <table:table-row table:style-name="ro3">
          <table:table-cell office:value-type="string" table:number-columns-spanned="4" table:number-rows-spanned="1">
            <text:p>Cost salarial per treballador. Construcció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8"/>
          <table:table-cell/>
          <table:table-cell table:style-name="ce8" table:number-columns-repeated="7"/>
        </table:table-row>
        <table:table-row table:style-name="ro8">
          <table:table-cell office:value-type="string" table:number-columns-spanned="3" table:number-rows-spanned="1">
            <text:p>Font: Enquesta trimestral de cost laboral. INE</text:p>
          </table:table-cell>
          <table:covered-table-cell table:style-name="Default"/>
          <table:covered-table-cell table:style-name="Default"/>
          <table:table-cell table:style-name="ce8" table:number-columns-spanned="2" table:number-rows-spanned="1"/>
          <table:covered-table-cell table:style-name="Default"/>
          <table:table-cell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/>
        </table:table-row>
        <table:table-row table:style-name="ro3">
          <table:table-cell office:value-type="string">
            <text:p>Unitats: €</text:p>
          </table:table-cell>
          <table:table-cell table:style-name="ce8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/>
        </table:table-row>
        <table:table-row table:style-name="ro3">
          <table:table-cell table:style-name="ce8"/>
          <table:table-cell table:style-name="ce8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8"/>
          <table:table-cell table:style-name="ce8" table:number-columns-spanned="5" table:number-rows-spanned="1"/>
          <table:covered-table-cell table:number-columns-repeated="4"/>
          <table:table-cell table:style-name="ce8"/>
        </table:table-row>
        <table:table-row table:style-name="ro3">
          <table:table-cell table:style-name="ce8"/>
          <table:table-cell table:style-name="ce1" office:value-type="string">
            <text:p>I   </text:p>
          </table:table-cell>
          <table:table-cell table:style-name="ce1" office:value-type="string">
            <text:p>II   </text:p>
          </table:table-cell>
          <table:table-cell table:style-name="ce1" office:value-type="string">
            <text:p>III   </text:p>
          </table:table-cell>
          <table:table-cell table:style-name="ce1" office:value-type="string">
            <text:p>IV 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967.5">
            <text:p>967,5</text:p>
          </table:table-cell>
          <table:table-cell office:value-type="float" office:value="1078.3">
            <text:p>1078,3</text:p>
          </table:table-cell>
          <table:table-cell office:value-type="float" office:value="1069.2">
            <text:p>1069,2</text:p>
          </table:table-cell>
          <table:table-cell office:value-type="float" office:value="1115.9">
            <text:p>1115,9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989.7">
            <text:p>989,7</text:p>
          </table:table-cell>
          <table:table-cell office:value-type="float" office:value="1155.6">
            <text:p>1155,6</text:p>
          </table:table-cell>
          <table:table-cell office:value-type="float" office:value="1080.5">
            <text:p>1080,5</text:p>
          </table:table-cell>
          <table:table-cell office:value-type="float" office:value="1182.8">
            <text:p>1182,8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1071.1">
            <text:p>1071,1</text:p>
          </table:table-cell>
          <table:table-cell office:value-type="float" office:value="1193.7">
            <text:p>1193,7</text:p>
          </table:table-cell>
          <table:table-cell office:value-type="float" office:value="1167.8">
            <text:p>1167,8</text:p>
          </table:table-cell>
          <table:table-cell office:value-type="float" office:value="1294.5">
            <text:p>1294,5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1151.4">
            <text:p>1151,4</text:p>
          </table:table-cell>
          <table:table-cell office:value-type="float" office:value="1218.2">
            <text:p>1218,2</text:p>
          </table:table-cell>
          <table:table-cell office:value-type="float" office:value="1284.5">
            <text:p>1284,5</text:p>
          </table:table-cell>
          <table:table-cell office:value-type="float" office:value="1339.7">
            <text:p>1339,7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1195.4">
            <text:p>1195,4</text:p>
          </table:table-cell>
          <table:table-cell office:value-type="float" office:value="1294.7">
            <text:p>1294,7</text:p>
          </table:table-cell>
          <table:table-cell office:value-type="float" office:value="1312.5">
            <text:p>1312,5</text:p>
          </table:table-cell>
          <table:table-cell office:value-type="float" office:value="1433.5">
            <text:p>1433,5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1245.9">
            <text:p>1245,9</text:p>
          </table:table-cell>
          <table:table-cell office:value-type="float" office:value="1370.3">
            <text:p>1370,3</text:p>
          </table:table-cell>
          <table:table-cell office:value-type="float" office:value="1321.6">
            <text:p>1321,6</text:p>
          </table:table-cell>
          <table:table-cell office:value-type="float" office:value="1500">
            <text:p>1500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1284.2">
            <text:p>1284,2</text:p>
          </table:table-cell>
          <table:table-cell office:value-type="float" office:value="1364.5">
            <text:p>1364,5</text:p>
          </table:table-cell>
          <table:table-cell office:value-type="float" office:value="1377.4">
            <text:p>1377,4</text:p>
          </table:table-cell>
          <table:table-cell office:value-type="float" office:value="1487.6">
            <text:p>1487,6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1274.4">
            <text:p>1274,4</text:p>
          </table:table-cell>
          <table:table-cell table:style-name="ce1" office:value-type="float" office:value="1345.3">
            <text:p>1345,3</text:p>
          </table:table-cell>
          <table:table-cell table:style-name="ce1" office:value-type="float" office:value="1348">
            <text:p>1348</text:p>
          </table:table-cell>
          <table:table-cell table:style-name="ce1" office:value-type="string">
            <text:p> </text:p>
          </table:table-cell>
          <table:table-cell table:number-columns-spanned="8" table:number-rows-spanned="1"/>
          <table:covered-table-cell table:number-columns-repeated="7"/>
        </table:table-row>
        <table:table-row table:style-name="ro3">
          <table:table-cell table:style-name="ce8" table:number-columns-spanned="13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</table:table-row>
        <table:table-row table:style-name="ro3" table:number-rows-repeated="6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Default" table:number-columns-repeated="3"/>
          <table:table-cell table:style-name="ce9"/>
          <table:table-cell table:style-name="Default" table:number-columns-repeated="2"/>
          <table:table-cell table:number-columns-repeated="7"/>
        </table:table-row>
      </table:table>
      <table:database-ranges>
        <table:database-range table:target-range-address="Hoja11.L7:Hoja11.L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 style:font-adornments="Norma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28/06/2010</text:date>, <text:time>15:0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2-19T17:25:28</meta:creation-date>
    <dc:date>2010-06-28T15:05:45.61</dc:date>
    <meta:editing-cycles>11</meta:editing-cycles>
    <meta:editing-duration>PT25H17M19S</meta:editing-duration>
    <dc:creator>Marcy Nguema</dc:creator>
    <meta:document-statistic meta:table-count="12" meta:cell-count="3034" meta:object-count="6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02cm" svg:height="6.99cm" xlink:href=".." chart:class="chart:bar" chart:style-name="ch1">
        <chart:title svg:x="-2.799cm" svg:y="0.14cm" chart:style-name="ch2">
          <text:p>Consumo de cemento por meses desde Enero 1992 a Diciembre 2002</text:p>
        </chart:title>
        <chart:legend chart:legend-position="end" svg:x="5.843cm" svg:y="3.187cm" chart:style-name="ch3"/>
        <chart:plot-area chart:style-name="ch4" table:cell-range-address="Hoja10.A4:Hoja10.B17" chart:data-source-has-labels="both" svg:x="0.119cm" svg:y="0.782cm" svg:width="5.565cm" svg:height="5.992cm">
          <chart:axis chart:dimension="x" chart:name="primary-x" chart:style-name="ch5">
            <chart:title svg:x="1.058cm" svg:y="6.315cm" chart:style-name="ch6">
              <text:p>Meses a partir de Enero 1992</text:p>
            </chart:title>
            <chart:categories table:cell-range-address="Hoja10.A5:Hoja10.A17"/>
          </chart:axis>
          <chart:axis chart:dimension="y" chart:name="primary-y" chart:style-name="ch7">
            <chart:title svg:x="0.161cm" svg:y="5.158cm" chart:style-name="ch8">
              <text:p>Toneladas de cemento</text:p>
            </chart:title>
            <chart:grid chart:style-name="ch9" chart:class="major"/>
          </chart:axis>
          <chart:series chart:style-name="ch10" chart:values-cell-range-address="Hoja10.B5:Hoja10.B17" chart:label-cell-address="Hoja10.B4:Hoja10.B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0.B4:Hoja10.B4"/>
              </table:table-cell>
            </table:table-row>
          </table:table-header-rows>
          <table:table-rows>
            <table:table-row>
              <table:table-cell office:value-type="string">
                <text:p text:id="Hoja10.A5:Hoja10.A17">192717</text:p>
              </table:table-cell>
              <table:table-cell office:value-type="float" office:value="1.#NAN">
                <text:p text:id="Hoja10.B5:Hoja10.B17">1.#NAN</text:p>
              </table:table-cell>
            </table:table-row>
            <table:table-row>
              <table:table-cell office:value-type="string">
                <text:p>2308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0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1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2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4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5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7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9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9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96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-3.805cm" svg:y="0.141cm" chart:style-name="ch2">
          <text:p>Consumo de cemento por meses desde Enero de 1992 hasta Diciembre de 2002</text:p>
        </chart:title>
        <chart:plot-area chart:style-name="ch3" table:cell-range-address="Hoja10.A4:Hoja10.B17" chart:data-source-has-labels="both" svg:x="-0.072cm" svg:y="0.636cm" svg:width="7.72cm" svg:height="6.136cm">
          <chart:axis chart:dimension="x" chart:name="primary-x" chart:style-name="ch4">
            <chart:title svg:x="2.056cm" svg:y="6.416cm" chart:style-name="ch5">
              <text:p>Meses a partir de Enero de 1992</text:p>
            </chart:title>
            <chart:categories table:cell-range-address="Hoja10.A5:Hoja10.A17"/>
          </chart:axis>
          <chart:axis chart:dimension="y" chart:name="primary-y" chart:style-name="ch6">
            <chart:title svg:x="-0.031cm" svg:y="6.038cm" chart:style-name="ch7">
              <text:p>Toneladas de cemento consumidos</text:p>
            </chart:title>
            <chart:grid chart:style-name="ch8" chart:class="major"/>
          </chart:axis>
          <chart:series chart:style-name="ch9" chart:values-cell-range-address="Hoja10.B5:Hoja10.B17" chart:label-cell-address="Hoja10.B4:Hoja10.B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0.B4:Hoja10.B4"/>
              </table:table-cell>
            </table:table-row>
          </table:table-header-rows>
          <table:table-rows>
            <table:table-row>
              <table:table-cell office:value-type="string">
                <text:p text:id="Hoja10.A5:Hoja10.A17">192717</text:p>
              </table:table-cell>
              <table:table-cell office:value-type="float" office:value="1.#NAN">
                <text:p text:id="Hoja10.B5:Hoja10.B17">1.#NAN</text:p>
              </table:table-cell>
            </table:table-row>
            <table:table-row>
              <table:table-cell office:value-type="string">
                <text:p>2308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0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1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2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4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5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7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9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9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96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title svg:x="-3.197cm" svg:y="0.141cm" chart:style-name="ch2">
          <text:p>Consumo de cemento por meses desde Enero 1992 hasta Diciembre 2002</text:p>
        </chart:title>
        <chart:legend chart:legend-position="end" svg:x="6.238cm" svg:y="0.63cm" chart:style-name="ch3"/>
        <chart:plot-area chart:style-name="ch4" table:cell-range-address="Hoja10.A5:Hoja10.A17 Hoja10.G4:Hoja10.G17" chart:data-source-has-labels="both" svg:x="0.16cm" svg:y="0.784cm" svg:width="5.918cm" svg:height="5.936cm">
          <chart:axis chart:dimension="x" chart:name="primary-x" chart:style-name="ch5">
            <chart:categories table:cell-range-address="Hoja10.A5:Hoja10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0.G5:Hoja10.G17" chart:label-cell-address="Hoja10.G4:Hoja10.G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0.G4:Hoja10.G4"/>
              </table:table-cell>
            </table:table-row>
          </table:table-header-rows>
          <table:table-rows>
            <table:table-row>
              <table:table-cell office:value-type="string">
                <text:p text:id="Hoja10.A5:Hoja10.A17">192717</text:p>
              </table:table-cell>
              <table:table-cell office:value-type="float" office:value="1.#NAN">
                <text:p text:id="Hoja10.G5:Hoja10.G17">1.#NAN</text:p>
              </table:table-cell>
            </table:table-row>
            <table:table-row>
              <table:table-cell office:value-type="string">
                <text:p>2308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0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1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2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4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5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7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5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9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9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96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87cm" svg:height="6.83cm" xlink:href=".." chart:class="chart:bar" chart:style-name="ch1">
        <chart:title svg:x="1.315cm" svg:y="0.189cm" chart:style-name="ch2">
          <text:p>CONSUMO DE CEMENTO</text:p>
        </chart:title>
        <chart:plot-area chart:style-name="ch3" table:cell-range-address="Hoja10.T5:Hoja10.T13 Hoja10.V4:Hoja10.V13" chart:data-source-has-labels="both" svg:x="0.117cm" svg:y="0.776cm" svg:width="7.711cm" svg:height="5.983cm">
          <chart:axis chart:dimension="x" chart:name="primary-x" chart:style-name="ch4">
            <chart:title svg:x="1.97cm" svg:y="6.297cm" chart:style-name="ch5">
              <text:p>INTERVALOS DE Nº DE SACOS</text:p>
            </chart:title>
            <chart:categories table:cell-range-address="Hoja10.T5:Hoja10.T13"/>
          </chart:axis>
          <chart:axis chart:dimension="y" chart:name="primary-y" chart:style-name="ch6">
            <chart:title svg:x="0.16cm" svg:y="4.712cm" chart:style-name="ch7">
              <text:p>FREQ ABSOLUT.</text:p>
            </chart:title>
            <chart:grid chart:style-name="ch8" chart:class="major"/>
          </chart:axis>
          <chart:series chart:style-name="ch9" chart:values-cell-range-address="Hoja10.V5:Hoja10.V13" chart:label-cell-address="Hoja10.V4:Hoja10.V4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0.V4:Hoja10.V4">771800</text:p>
              </table:table-cell>
            </table:table-row>
          </table:table-header-rows>
          <table:table-rows>
            <table:table-row>
              <table:table-cell office:value-type="string">
                <text:p text:id="Hoja10.T5:Hoja10.T13">89520-149969</text:p>
              </table:table-cell>
              <table:table-cell office:value-type="float" office:value="1532354">
                <text:p text:id="Hoja10.V5:Hoja10.V13">1532354</text:p>
              </table:table-cell>
            </table:table-row>
            <table:table-row>
              <table:table-cell office:value-type="string">
                <text:p>151777-205877</text:p>
              </table:table-cell>
              <table:table-cell office:value-type="float" office:value="2304517">
                <text:p>2304517</text:p>
              </table:table-cell>
            </table:table-row>
            <table:table-row>
              <table:table-cell office:value-type="string">
                <text:p>213788-266439</text:p>
              </table:table-cell>
              <table:table-cell office:value-type="float" office:value="3109707">
                <text:p>3109707</text:p>
              </table:table-cell>
            </table:table-row>
            <table:table-row>
              <table:table-cell office:value-type="string">
                <text:p>269007-323868</text:p>
              </table:table-cell>
              <table:table-cell office:value-type="float" office:value="3863003">
                <text:p>3863003</text:p>
              </table:table-cell>
            </table:table-row>
            <table:table-row>
              <table:table-cell office:value-type="string">
                <text:p>334939-390283</text:p>
              </table:table-cell>
              <table:table-cell office:value-type="float" office:value="4667238">
                <text:p>4667238</text:p>
              </table:table-cell>
            </table:table-row>
            <table:table-row>
              <table:table-cell office:value-type="string">
                <text:p>391261-445921</text:p>
              </table:table-cell>
              <table:table-cell office:value-type="float" office:value="5442981">
                <text:p>5442981</text:p>
              </table:table-cell>
            </table:table-row>
            <table:table-row>
              <table:table-cell office:value-type="string">
                <text:p>451339-538448</text:p>
              </table:table-cell>
              <table:table-cell office:value-type="float" office:value="6383371">
                <text:p>6383371</text:p>
              </table:table-cell>
            </table:table-row>
            <table:table-row>
              <table:table-cell office:value-type="string">
                <text:p>545672-645738</text:p>
              </table:table-cell>
              <table:table-cell office:value-type="float" office:value="7689460">
                <text:p>7689460</text:p>
              </table:table-cell>
            </table:table-row>
            <table:table-row>
              <table:table-cell office:value-type="string">
                <text:p>670656-1052218</text:p>
              </table:table-cell>
              <table:table-cell office:value-type="float" office:value="11996817">
                <text:p>119968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8cm" svg:height="6.961cm" xlink:href=".." chart:class="chart:circle" chart:style-name="ch1">
        <chart:title svg:x="1.406cm" svg:y="0.145cm" chart:style-name="ch2">
          <text:p>CONSUMO DE CEMENTO</text:p>
        </chart:title>
        <chart:plot-area chart:style-name="ch3" table:cell-range-address="Hoja10.T5:Hoja10.T13 Hoja10.AA4:Hoja10.AA13" chart:data-source-has-labels="both" svg:x="0.16cm" svg:y="0.782cm" svg:width="7.68cm" svg:height="6.04cm">
          <chart:axis chart:dimension="x" chart:name="primary-x" chart:style-name="ch4">
            <chart:categories table:cell-range-address="Hoja10.T5:Hoja10.T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0.AA5:Hoja10.AA13" chart:label-cell-address="Hoja10.AA4:Hoja10.AA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0.AA4:Hoja10.AA4">2</text:p>
              </table:table-cell>
            </table:table-row>
          </table:table-header-rows>
          <table:table-rows>
            <table:table-row>
              <table:table-cell office:value-type="string">
                <text:p text:id="Hoja10.T5:Hoja10.T13">89520-149969</text:p>
              </table:table-cell>
              <table:table-cell office:value-type="float" office:value="5">
                <text:p text:id="Hoja10.AA5:Hoja10.AA13">5</text:p>
              </table:table-cell>
            </table:table-row>
            <table:table-row>
              <table:table-cell office:value-type="string">
                <text:p>151777-2058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788-266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007-3238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939-3902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261-4459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1339-5384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672-6457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0656-105221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85cm" svg:height="11.818cm" xlink:href=".." chart:class="chart:scatter" chart:style-name="ch1">
        <chart:plot-area chart:style-name="ch2" table:cell-range-address="Hoja12.P5:Hoja12.Q112" svg:x="0.391cm" svg:y="0cm" svg:width="10.891cm" svg:height="11.448cm">
          <chart:axis chart:dimension="x" chart:name="primary-x" chart:style-name="ch3">
            <chart:title svg:x="3.383cm" svg:y="11.087cm" chart:style-name="ch4">
              <text:p>CONSUMO DE CEMENTO EN TONES</text:p>
            </chart:title>
          </chart:axis>
          <chart:axis chart:dimension="y" chart:name="primary-y" chart:style-name="ch3">
            <chart:title svg:x="0.367cm" svg:y="6.708cm" chart:style-name="ch5">
              <text:p>CASAS INICADAS</text:p>
            </chart:title>
          </chart:axis>
          <chart:series chart:style-name="ch6" chart:values-cell-range-address="Hoja12.Q5:Hoja12.Q112" chart:class="chart:scatter">
            <chart:domain table:cell-range-address="Hoja12.P5:Hoja12.P112"/>
            <chart:data-point chart:repeated="1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69">
                <text:p text:id="Hoja12.P5:Hoja12.P112">58669</text:p>
              </table:table-cell>
              <table:table-cell office:value-type="float" office:value="541">
                <text:p text:id="Hoja12.Q5:Hoja12.Q112">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59">
                <text:p>5155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56">
                <text:p>523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125">
                <text:p>6512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398">
                <text:p>6439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26">
                <text:p>536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91">
                <text:p>5809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795">
                <text:p>2979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92">
                <text:p>427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82">
                <text:p>5068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00">
                <text:p>441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680">
                <text:p>426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137">
                <text:p>4013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282">
                <text:p>7828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427">
                <text:p>1164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572">
                <text:p>15457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717">
                <text:p>19271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862">
                <text:p>23086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007">
                <text:p>26900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152">
                <text:p>3071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297">
                <text:p>34529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442">
                <text:p>38344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587">
                <text:p>42158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732">
                <text:p>45973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987">
                <text:p>3898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981">
                <text:p>7598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975">
                <text:p>11297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969">
                <text:p>14996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963">
                <text:p>1869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957">
                <text:p>22395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951">
                <text:p>2609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945">
                <text:p>2979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4939">
                <text:p>3349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933">
                <text:p>37193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8927">
                <text:p>40892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5921">
                <text:p>44592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93">
                <text:p>372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592">
                <text:p>725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891">
                <text:p>1078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190">
                <text:p>14319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489">
                <text:p>17848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3788">
                <text:p>2137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9087">
                <text:p>2490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386">
                <text:p>2843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9685">
                <text:p>3196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984">
                <text:p>35498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0283">
                <text:p>39028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582">
                <text:p>42558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69">
                <text:p>4606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143">
                <text:p>9014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217">
                <text:p>13421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291">
                <text:p>17829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2365">
                <text:p>22236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439">
                <text:p>26643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513">
                <text:p>31051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4587">
                <text:p>35458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8661">
                <text:p>39866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2735">
                <text:p>44273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6809">
                <text:p>4868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0883">
                <text:p>53088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923">
                <text:p>5192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850">
                <text:p>10185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777">
                <text:p>15177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704">
                <text:p>201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631">
                <text:p>25163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1558">
                <text:p>3015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1485">
                <text:p>35148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1412">
                <text:p>40141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1339">
                <text:p>45133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1266">
                <text:p>50126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1193">
                <text:p>5511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1120">
                <text:p>601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695">
                <text:p>5869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393">
                <text:p>11539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091">
                <text:p>17209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789">
                <text:p>22878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5487">
                <text:p>28548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2185">
                <text:p>34218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883">
                <text:p>39888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581">
                <text:p>45558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2279">
                <text:p>512279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8977">
                <text:p>56897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5675">
                <text:p>62567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2373">
                <text:p>68237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643">
                <text:p>556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9288">
                <text:p>10928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933">
                <text:p>1629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6578">
                <text:p>21657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0223">
                <text:p>27022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3868">
                <text:p>32386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7513">
                <text:p>37751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158">
                <text:p>43115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4803">
                <text:p>4848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8448">
                <text:p>5384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2093">
                <text:p>59209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5738">
                <text:p>64573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786">
                <text:p>6278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573">
                <text:p>123573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360">
                <text:p>1843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147">
                <text:p>24514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5934">
                <text:p>30593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6721">
                <text:p>366721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7508">
                <text:p>42750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8295">
                <text:p>48829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9082">
                <text:p>54908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9869">
                <text:p>60986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656">
                <text:p>67065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1443">
                <text:p>731443</text:p>
              </table:table-cell>
              <table:table-cell office:value-type="float" office:value="752">
                <text:p>7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